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30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1.568cm"/>
    </style:style>
    <style:style style:name="co11" style:family="table-column">
      <style:table-column-properties fo:break-before="auto" style:column-width="2.445cm"/>
    </style:style>
    <style:style style:name="co12" style:family="table-column">
      <style:table-column-properties fo:break-before="auto" style:column-width="1.078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289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07"/>
    <style:style style:name="ce2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08"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1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999999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1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1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1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1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1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1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1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uzm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2.2">
            <text:p>2.20</text:p>
          </table:table-cell>
          <table:table-cell table:formula="of:=[.G834]-[.E834]" office:value-type="float" office:value="0.2">
            <text:p>0.20</text:p>
          </table:table-cell>
          <table:table-cell table:formula="of:=SUM([.$H$2:.H834])" office:value-type="float" office:value="-20.43">
            <text:p>-20.43</text:p>
          </table:table-cell>
          <table:table-cell table:formula="of:=SUM([.H$3:.H834])/SUM([.E$3:.E834])" office:value-type="percentage" office:value="-0.00764595808383232">
            <text:p>-1%</text:p>
          </table:table-cell>
          <table:table-cell table:formula="of:=[.O834]-(1-[.O834])/[.N834]" office:value-type="percentage" office:value="0.0241290574689651">
            <text:p>2.4%</text:p>
          </table:table-cell>
          <table:table-cell table:formula="of:=AVERAGEIF([.$H$3:.$H834];&quot;&gt;0&quot;)" office:value-type="float" office:value="1.94650684931507">
            <text:p>1.9</text:p>
          </table:table-cell>
          <table:table-cell table:formula="of:=AVERAGEIF([.$H$3:.$H834];&quot;&lt;0&quot;)" office:value-type="float" office:value="-3.98630136986301">
            <text:p>-4.0</text:p>
          </table:table-cell>
          <table:table-cell table:formula="of:=[.L834]/-[.M834]" office:value-type="percentage" office:value="0.488298969072165">
            <text:p>49%</text:p>
          </table:table-cell>
          <table:table-cell table:formula="of:=COUNTIF([.$G$3:.$G834];&quot;&gt;0&quot;)/COUNTIF([.$B$3:.$B834];&quot;&gt;0&quot;)" office:value-type="percentage" office:value="0.6798245614035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yrgios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">
            <text:p>1.00</text:p>
          </table:table-cell>
          <table:table-cell table:formula="of:=[.G835]-[.E835]" office:value-type="float" office:value="0">
            <text:p>0.00</text:p>
          </table:table-cell>
          <table:table-cell table:formula="of:=SUM([.$H$2:.H835])" office:value-type="float" office:value="-20.43">
            <text:p>-20.43</text:p>
          </table:table-cell>
          <table:table-cell table:formula="of:=SUM([.H$3:.H835])/SUM([.E$3:.E835])" office:value-type="percentage" office:value="-0.00764309764309763">
            <text:p>-1%</text:p>
          </table:table-cell>
          <table:table-cell table:formula="of:=[.O835]-(1-[.O835])/[.N835]" office:value-type="percentage" office:value="0.0255536865821491">
            <text:p>2.6%</text:p>
          </table:table-cell>
          <table:table-cell table:formula="of:=AVERAGEIF([.$H$3:.$H835];&quot;&gt;0&quot;)" office:value-type="float" office:value="1.94650684931507">
            <text:p>1.9</text:p>
          </table:table-cell>
          <table:table-cell table:formula="of:=AVERAGEIF([.$H$3:.$H835];&quot;&lt;0&quot;)" office:value-type="float" office:value="-3.98630136986301">
            <text:p>-4.0</text:p>
          </table:table-cell>
          <table:table-cell table:formula="of:=[.L835]/-[.M835]" office:value-type="percentage" office:value="0.488298969072165">
            <text:p>49%</text:p>
          </table:table-cell>
          <table:table-cell table:formula="of:=COUNTIF([.$G$3:.$G835];&quot;&gt;0&quot;)/COUNTIF([.$B$3:.$B835];&quot;&gt;0&quot;)" office:value-type="percentage" office:value="0.680291970802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36]-[.E836]" office:value-type="float" office:value="2.4">
            <text:p>2.40</text:p>
          </table:table-cell>
          <table:table-cell table:formula="of:=SUM([.$H$2:.H836])" office:value-type="float" office:value="-18.03">
            <text:p>-18.03</text:p>
          </table:table-cell>
          <table:table-cell table:formula="of:=SUM([.H$3:.H836])/SUM([.E$3:.E836])" office:value-type="percentage" office:value="-0.00673012318029114">
            <text:p>-1%</text:p>
          </table:table-cell>
          <table:table-cell table:formula="of:=[.O836]-(1-[.O836])/[.N836]" office:value-type="percentage" office:value="0.0273209422621035">
            <text:p>2.7%</text:p>
          </table:table-cell>
          <table:table-cell table:formula="of:=AVERAGEIF([.$H$3:.$H836];&quot;&gt;0&quot;)" office:value-type="float" office:value="1.94753986332574">
            <text:p>1.9</text:p>
          </table:table-cell>
          <table:table-cell table:formula="of:=AVERAGEIF([.$H$3:.$H836];&quot;&lt;0&quot;)" office:value-type="float" office:value="-3.98630136986301">
            <text:p>-4.0</text:p>
          </table:table-cell>
          <table:table-cell table:formula="of:=[.L836]/-[.M836]" office:value-type="percentage" office:value="0.488558110043914">
            <text:p>49%</text:p>
          </table:table-cell>
          <table:table-cell table:formula="of:=COUNTIF([.$G$3:.$G836];&quot;&gt;0&quot;)/COUNTIF([.$B$3:.$B836];&quot;&gt;0&quot;)" office:value-type="percentage" office:value="0.68075801749271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37]-[.E837]" office:value-type="float" office:value="-5">
            <text:p>-5.00</text:p>
          </table:table-cell>
          <table:table-cell table:formula="of:=SUM([.$H$2:.H837])" office:value-type="float" office:value="-23.0299999999999">
            <text:p>-23.03</text:p>
          </table:table-cell>
          <table:table-cell table:formula="of:=SUM([.H$3:.H837])/SUM([.E$3:.E837])" office:value-type="percentage" office:value="-0.00858047690014901">
            <text:p>-1%</text:p>
          </table:table-cell>
          <table:table-cell table:formula="of:=[.O837]-(1-[.O837])/[.N837]" office:value-type="percentage" office:value="0.0235441409718417">
            <text:p>2.4%</text:p>
          </table:table-cell>
          <table:table-cell table:formula="of:=AVERAGEIF([.$H$3:.$H837];&quot;&gt;0&quot;)" office:value-type="float" office:value="1.94753986332574">
            <text:p>1.9</text:p>
          </table:table-cell>
          <table:table-cell table:formula="of:=AVERAGEIF([.$H$3:.$H837];&quot;&lt;0&quot;)" office:value-type="float" office:value="-3.99090909090909">
            <text:p>-4.0</text:p>
          </table:table-cell>
          <table:table-cell table:formula="of:=[.L837]/-[.M837]" office:value-type="percentage" office:value="0.487994043202349">
            <text:p>49%</text:p>
          </table:table-cell>
          <table:table-cell table:formula="of:=COUNTIF([.$G$3:.$G837];&quot;&gt;0&quot;)/COUNTIF([.$B$3:.$B837];&quot;&gt;0&quot;)" office:value-type="percentage" office:value="0.679767103347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ravagli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838]-[.E838]" office:value-type="float" office:value="2.52">
            <text:p>2.52</text:p>
          </table:table-cell>
          <table:table-cell table:formula="of:=SUM([.$H$2:.H838])" office:value-type="float" office:value="-20.51">
            <text:p>-20.51</text:p>
          </table:table-cell>
          <table:table-cell table:formula="of:=SUM([.H$3:.H838])/SUM([.E$3:.E838])" office:value-type="percentage" office:value="-0.00762453531598511">
            <text:p>-1%</text:p>
          </table:table-cell>
          <table:table-cell table:formula="of:=[.O838]-(1-[.O838])/[.N838]" office:value-type="percentage" office:value="0.025400865750146">
            <text:p>2.5%</text:p>
          </table:table-cell>
          <table:table-cell table:formula="of:=AVERAGEIF([.$H$3:.$H838];&quot;&gt;0&quot;)" office:value-type="float" office:value="1.94884090909091">
            <text:p>1.9</text:p>
          </table:table-cell>
          <table:table-cell table:formula="of:=AVERAGEIF([.$H$3:.$H838];&quot;&lt;0&quot;)" office:value-type="float" office:value="-3.99090909090909">
            <text:p>-4.0</text:p>
          </table:table-cell>
          <table:table-cell table:formula="of:=[.L838]/-[.M838]" office:value-type="percentage" office:value="0.488320045558086">
            <text:p>49%</text:p>
          </table:table-cell>
          <table:table-cell table:formula="of:=COUNTIF([.$G$3:.$G838];&quot;&gt;0&quot;)/COUNTIF([.$B$3:.$B838];&quot;&gt;0&quot;)" office:value-type="percentage" office:value="0.6802325581395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fognin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39]-[.E839]" office:value-type="float" office:value="-5">
            <text:p>-5.00</text:p>
          </table:table-cell>
          <table:table-cell table:formula="of:=SUM([.$H$2:.H839])" office:value-type="float" office:value="-25.51">
            <text:p>-25.51</text:p>
          </table:table-cell>
          <table:table-cell table:formula="of:=SUM([.H$3:.H839])/SUM([.E$3:.E839])" office:value-type="percentage" office:value="-0.00946567717996288">
            <text:p>-1%</text:p>
          </table:table-cell>
          <table:table-cell table:formula="of:=[.O839]-(1-[.O839])/[.N839]" office:value-type="percentage" office:value="0.0216403019573391">
            <text:p>2.2%</text:p>
          </table:table-cell>
          <table:table-cell table:formula="of:=AVERAGEIF([.$H$3:.$H839];&quot;&gt;0&quot;)" office:value-type="float" office:value="1.94884090909091">
            <text:p>1.9</text:p>
          </table:table-cell>
          <table:table-cell table:formula="of:=AVERAGEIF([.$H$3:.$H839];&quot;&lt;0&quot;)" office:value-type="float" office:value="-3.99547511312217">
            <text:p>-4.0</text:p>
          </table:table-cell>
          <table:table-cell table:formula="of:=[.L839]/-[.M839]" office:value-type="percentage" office:value="0.487761994234531">
            <text:p>49%</text:p>
          </table:table-cell>
          <table:table-cell table:formula="of:=COUNTIF([.$G$3:.$G839];&quot;&gt;0&quot;)/COUNTIF([.$B$3:.$B839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840]-[.E840]" office:value-type="float" office:value="-1">
            <text:p>-1.00</text:p>
          </table:table-cell>
          <table:table-cell table:formula="of:=SUM([.$H$2:.H840])" office:value-type="float" office:value="-26.51">
            <text:p>-26.51</text:p>
          </table:table-cell>
          <table:table-cell table:formula="of:=SUM([.H$3:.H840])/SUM([.E$3:.E840])" office:value-type="percentage" office:value="-0.00983308605341245">
            <text:p>-1%</text:p>
          </table:table-cell>
          <table:table-cell table:formula="of:=[.O840]-(1-[.O840])/[.N840]" office:value-type="percentage" office:value="0.0208652790305912">
            <text:p>2.1%</text:p>
          </table:table-cell>
          <table:table-cell table:formula="of:=AVERAGEIF([.$H$3:.$H840];&quot;&gt;0&quot;)" office:value-type="float" office:value="1.94884090909091">
            <text:p>1.9</text:p>
          </table:table-cell>
          <table:table-cell table:formula="of:=AVERAGEIF([.$H$3:.$H840];&quot;&lt;0&quot;)" office:value-type="float" office:value="-3.98198198198198">
            <text:p>-4.0</text:p>
          </table:table-cell>
          <table:table-cell table:formula="of:=[.L840]/-[.M840]" office:value-type="percentage" office:value="0.489414798436857">
            <text:p>49%</text:p>
          </table:table-cell>
          <table:table-cell table:formula="of:=COUNTIF([.$G$3:.$G840];&quot;&gt;0&quot;)/COUNTIF([.$B$3:.$B840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41]-[.E841]" office:value-type="float" office:value="-3">
            <text:p>-3.00</text:p>
          </table:table-cell>
          <table:table-cell table:formula="of:=SUM([.$H$2:.H841])" office:value-type="float" office:value="-29.51">
            <text:p>-29.51</text:p>
          </table:table-cell>
          <table:table-cell table:formula="of:=SUM([.H$3:.H841])/SUM([.E$3:.E841])" office:value-type="percentage" office:value="-0.0109336791404224">
            <text:p>-1%</text:p>
          </table:table-cell>
          <table:table-cell table:formula="of:=[.O841]-(1-[.O841])/[.N841]" office:value-type="percentage" office:value="0.01860733137281">
            <text:p>1.9%</text:p>
          </table:table-cell>
          <table:table-cell table:formula="of:=AVERAGEIF([.$H$3:.$H841];&quot;&gt;0&quot;)" office:value-type="float" office:value="1.94884090909091">
            <text:p>1.9</text:p>
          </table:table-cell>
          <table:table-cell table:formula="of:=AVERAGEIF([.$H$3:.$H841];&quot;&lt;0&quot;)" office:value-type="float" office:value="-3.97757847533632">
            <text:p>-4.0</text:p>
          </table:table-cell>
          <table:table-cell table:formula="of:=[.L841]/-[.M841]" office:value-type="percentage" office:value="0.489956620887568">
            <text:p>49%</text:p>
          </table:table-cell>
          <table:table-cell table:formula="of:=COUNTIF([.$G$3:.$G841];&quot;&gt;0&quot;)/COUNTIF([.$B$3:.$B841];&quot;&gt;0&quot;)" office:value-type="percentage" office:value="0.6772793053545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  <table:table-cell office:value-type="float" office:value="13.05">
            <text:p>13.05</text:p>
          </table:table-cell>
          <table:table-cell table:formula="of:=[.G842]-[.E842]" office:value-type="float" office:value="4.05">
            <text:p>4.05</text:p>
          </table:table-cell>
          <table:table-cell table:formula="of:=SUM([.$H$2:.H842])" office:value-type="float" office:value="-25.4599999999999">
            <text:p>-25.46</text:p>
          </table:table-cell>
          <table:table-cell table:formula="of:=SUM([.H$3:.H842])/SUM([.E$3:.E842])" office:value-type="percentage" office:value="-0.00940177252584932">
            <text:p>-1%</text:p>
          </table:table-cell>
          <table:table-cell table:formula="of:=[.O842]-(1-[.O842])/[.N842]" office:value-type="percentage" office:value="0.0216296037167477">
            <text:p>2.2%</text:p>
          </table:table-cell>
          <table:table-cell table:formula="of:=AVERAGEIF([.$H$3:.$H842];&quot;&gt;0&quot;)" office:value-type="float" office:value="1.95360544217687">
            <text:p>2.0</text:p>
          </table:table-cell>
          <table:table-cell table:formula="of:=AVERAGEIF([.$H$3:.$H842];&quot;&lt;0&quot;)" office:value-type="float" office:value="-3.97757847533632">
            <text:p>-4.0</text:p>
          </table:table-cell>
          <table:table-cell table:formula="of:=[.L842]/-[.M842]" office:value-type="percentage" office:value="0.491154468551795">
            <text:p>49%</text:p>
          </table:table-cell>
          <table:table-cell table:formula="of:=COUNTIF([.$G$3:.$G842];&quot;&gt;0&quot;)/COUNTIF([.$B$3:.$B842];&quot;&gt;0&quot;)" office:value-type="percentage" office:value="0.6777456647398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843]-[.E843]" office:value-type="float" office:value="0.42">
            <text:p>0.42</text:p>
          </table:table-cell>
          <table:table-cell table:formula="of:=SUM([.$H$2:.H843])" office:value-type="float" office:value="-25.04">
            <text:p>-25.04</text:p>
          </table:table-cell>
          <table:table-cell table:formula="of:=SUM([.H$3:.H843])/SUM([.E$3:.E843])" office:value-type="percentage" office:value="-0.00924326319675155">
            <text:p>-1%</text:p>
          </table:table-cell>
          <table:table-cell table:formula="of:=[.O843]-(1-[.O843])/[.N843]" office:value-type="percentage" office:value="0.021875711698905">
            <text:p>2.2%</text:p>
          </table:table-cell>
          <table:table-cell table:formula="of:=AVERAGEIF([.$H$3:.$H843];&quot;&gt;0&quot;)" office:value-type="float" office:value="1.95013574660633">
            <text:p>2.0</text:p>
          </table:table-cell>
          <table:table-cell table:formula="of:=AVERAGEIF([.$H$3:.$H843];&quot;&lt;0&quot;)" office:value-type="float" office:value="-3.97757847533632">
            <text:p>-4.0</text:p>
          </table:table-cell>
          <table:table-cell table:formula="of:=[.L843]/-[.M843]" office:value-type="percentage" office:value="0.490282155009259">
            <text:p>49%</text:p>
          </table:table-cell>
          <table:table-cell table:formula="of:=COUNTIF([.$G$3:.$G843];&quot;&gt;0&quot;)/COUNTIF([.$B$3:.$B843];&quot;&gt;0&quot;)" office:value-type="percentage" office:value="0.678210678210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844]-[.E844]" office:value-type="float" office:value="1.4">
            <text:p>1.40</text:p>
          </table:table-cell>
          <table:table-cell table:formula="of:=SUM([.$H$2:.H844])" office:value-type="float" office:value="-23.6399999999999">
            <text:p>-23.64</text:p>
          </table:table-cell>
          <table:table-cell table:formula="of:=SUM([.H$3:.H844])/SUM([.E$3:.E844])" office:value-type="percentage" office:value="-0.00871039056742813">
            <text:p>-1%</text:p>
          </table:table-cell>
          <table:table-cell table:formula="of:=[.O844]-(1-[.O844])/[.N844]" office:value-type="percentage" office:value="0.0228674965766078">
            <text:p>2.3%</text:p>
          </table:table-cell>
          <table:table-cell table:formula="of:=AVERAGEIF([.$H$3:.$H844];&quot;&gt;0&quot;)" office:value-type="float" office:value="1.94889390519187">
            <text:p>1.9</text:p>
          </table:table-cell>
          <table:table-cell table:formula="of:=AVERAGEIF([.$H$3:.$H844];&quot;&lt;0&quot;)" office:value-type="float" office:value="-3.97757847533632">
            <text:p>-4.0</text:p>
          </table:table-cell>
          <table:table-cell table:formula="of:=[.L844]/-[.M844]" office:value-type="percentage" office:value="0.48996994459728">
            <text:p>49%</text:p>
          </table:table-cell>
          <table:table-cell table:formula="of:=COUNTIF([.$G$3:.$G844];&quot;&gt;0&quot;)/COUNTIF([.$B$3:.$B844];&quot;&gt;0&quot;)" office:value-type="percentage" office:value="0.67867435158501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846]-[.E846]" office:value-type="float" office:value="3">
            <text:p>3.00</text:p>
          </table:table-cell>
          <table:table-cell table:formula="of:=SUM([.$H$2:.H846])" office:value-type="float" office:value="-20.64">
            <text:p>-20.64</text:p>
          </table:table-cell>
          <table:table-cell table:formula="of:=SUM([.H$3:.H846])/SUM([.E$3:.E846])" office:value-type="percentage" office:value="-0.00759102611254136">
            <text:p>-1%</text:p>
          </table:table-cell>
          <table:table-cell table:formula="of:=[.O846]-(1-[.O846])/[.N846]" office:value-type="percentage" office:value="0.0250679515485444">
            <text:p>2.5%</text:p>
          </table:table-cell>
          <table:table-cell table:formula="of:=AVERAGEIF([.$H$3:.$H846];&quot;&gt;0&quot;)" office:value-type="float" office:value="1.95126126126126">
            <text:p>2.0</text:p>
          </table:table-cell>
          <table:table-cell table:formula="of:=AVERAGEIF([.$H$3:.$H846];&quot;&lt;0&quot;)" office:value-type="float" office:value="-3.97757847533632">
            <text:p>-4.0</text:p>
          </table:table-cell>
          <table:table-cell table:formula="of:=[.L846]/-[.M846]" office:value-type="percentage" office:value="0.49056511979849">
            <text:p>49%</text:p>
          </table:table-cell>
          <table:table-cell table:formula="of:=COUNTIF([.$G$3:.$G846];&quot;&gt;0&quot;)/COUNTIF([.$B$3:.$B846];&quot;&gt;0&quot;)" office:value-type="percentage" office:value="0.6791366906474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coric</text:p>
          </table:table-cell>
          <table:table-cell office:value-type="float" office:value="8">
            <text:p>8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47]-[.E847]" office:value-type="float" office:value="-8">
            <text:p>-8.00</text:p>
          </table:table-cell>
          <table:table-cell table:formula="of:=SUM([.$H$2:.H847])" office:value-type="float" office:value="-28.6399999999999">
            <text:p>-28.64</text:p>
          </table:table-cell>
          <table:table-cell table:formula="of:=SUM([.H$3:.H847])/SUM([.E$3:.E847])" office:value-type="percentage" office:value="-0.0105023835716905">
            <text:p>-1%</text:p>
          </table:table-cell>
          <table:table-cell table:formula="of:=[.O847]-(1-[.O847])/[.N847]" office:value-type="percentage" office:value="0.0191412558183712">
            <text:p>1.9%</text:p>
          </table:table-cell>
          <table:table-cell table:formula="of:=AVERAGEIF([.$H$3:.$H847];&quot;&gt;0&quot;)" office:value-type="float" office:value="1.95126126126126">
            <text:p>2.0</text:p>
          </table:table-cell>
          <table:table-cell table:formula="of:=AVERAGEIF([.$H$3:.$H847];&quot;&lt;0&quot;)" office:value-type="float" office:value="-3.99553571428571">
            <text:p>-4.0</text:p>
          </table:table-cell>
          <table:table-cell table:formula="of:=[.L847]/-[.M847]" office:value-type="percentage" office:value="0.48836036036036">
            <text:p>49%</text:p>
          </table:table-cell>
          <table:table-cell table:formula="of:=COUNTIF([.$G$3:.$G847];&quot;&gt;0&quot;)/COUNTIF([.$B$3:.$B847];&quot;&gt;0&quot;)" office:value-type="percentage" office:value="0.678160919540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anderson k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848]-[.E848]" office:value-type="float" office:value="1.35">
            <text:p>1.35</text:p>
          </table:table-cell>
          <table:table-cell table:formula="of:=SUM([.$H$2:.H848])" office:value-type="float" office:value="-27.2899999999999">
            <text:p>-27.29</text:p>
          </table:table-cell>
          <table:table-cell table:formula="of:=SUM([.H$3:.H848])/SUM([.E$3:.E848])" office:value-type="percentage" office:value="-0.00999633699633698">
            <text:p>-1%</text:p>
          </table:table-cell>
          <table:table-cell table:formula="of:=[.O848]-(1-[.O848])/[.N848]" office:value-type="percentage" office:value="0.0200925151572712">
            <text:p>2.0%</text:p>
          </table:table-cell>
          <table:table-cell table:formula="of:=AVERAGEIF([.$H$3:.$H848];&quot;&gt;0&quot;)" office:value-type="float" office:value="1.94991011235955">
            <text:p>1.9</text:p>
          </table:table-cell>
          <table:table-cell table:formula="of:=AVERAGEIF([.$H$3:.$H848];&quot;&lt;0&quot;)" office:value-type="float" office:value="-3.99553571428571">
            <text:p>-4.0</text:p>
          </table:table-cell>
          <table:table-cell table:formula="of:=[.L848]/-[.M848]" office:value-type="percentage" office:value="0.488022195719038">
            <text:p>49%</text:p>
          </table:table-cell>
          <table:table-cell table:formula="of:=COUNTIF([.$G$3:.$G848];&quot;&gt;0&quot;)/COUNTIF([.$B$3:.$B848];&quot;&gt;0&quot;)" office:value-type="percentage" office:value="0.6786226685796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49]-[.E849]" office:value-type="float" office:value="-8">
            <text:p>-8.00</text:p>
          </table:table-cell>
          <table:table-cell table:formula="of:=SUM([.$H$2:.H849])" office:value-type="float" office:value="-35.2899999999999">
            <text:p>-35.29</text:p>
          </table:table-cell>
          <table:table-cell table:formula="of:=SUM([.H$3:.H849])/SUM([.E$3:.E849])" office:value-type="percentage" office:value="-0.0128889700511322">
            <text:p>-1%</text:p>
          </table:table-cell>
          <table:table-cell table:formula="of:=[.O849]-(1-[.O849])/[.N849]" office:value-type="percentage" office:value="0.014185859370508">
            <text:p>1.4%</text:p>
          </table:table-cell>
          <table:table-cell table:formula="of:=AVERAGEIF([.$H$3:.$H849];&quot;&gt;0&quot;)" office:value-type="float" office:value="1.94991011235955">
            <text:p>1.9</text:p>
          </table:table-cell>
          <table:table-cell table:formula="of:=AVERAGEIF([.$H$3:.$H849];&quot;&lt;0&quot;)" office:value-type="float" office:value="-4.01333333333333">
            <text:p>-4.0</text:p>
          </table:table-cell>
          <table:table-cell table:formula="of:=[.L849]/-[.M849]" office:value-type="percentage" office:value="0.485858001418492">
            <text:p>49%</text:p>
          </table:table-cell>
          <table:table-cell table:formula="of:=COUNTIF([.$G$3:.$G849];&quot;&gt;0&quot;)/COUNTIF([.$B$3:.$B849];&quot;&gt;0&quot;)" office:value-type="percentage" office:value="0.6776504297994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50]-[.E850]" office:value-type="float" office:value="-2">
            <text:p>-2.00</text:p>
          </table:table-cell>
          <table:table-cell table:formula="of:=SUM([.$H$2:.H850])" office:value-type="float" office:value="-37.2899999999999">
            <text:p>-37.29</text:p>
          </table:table-cell>
          <table:table-cell table:formula="of:=SUM([.H$3:.H850])/SUM([.E$3:.E850])" office:value-type="percentage" office:value="-0.0136094890510949">
            <text:p>-1%</text:p>
          </table:table-cell>
          <table:table-cell table:formula="of:=[.O850]-(1-[.O850])/[.N850]" office:value-type="percentage" office:value="0.0126981996203345">
            <text:p>1.3%</text:p>
          </table:table-cell>
          <table:table-cell table:formula="of:=AVERAGEIF([.$H$3:.$H850];&quot;&gt;0&quot;)" office:value-type="float" office:value="1.94991011235955">
            <text:p>1.9</text:p>
          </table:table-cell>
          <table:table-cell table:formula="of:=AVERAGEIF([.$H$3:.$H850];&quot;&lt;0&quot;)" office:value-type="float" office:value="-4.00442477876106">
            <text:p>-4.0</text:p>
          </table:table-cell>
          <table:table-cell table:formula="of:=[.L850]/-[.M850]" office:value-type="percentage" office:value="0.486938878887578">
            <text:p>49%</text:p>
          </table:table-cell>
          <table:table-cell table:formula="of:=COUNTIF([.$G$3:.$G850];&quot;&gt;0&quot;)/COUNTIF([.$B$3:.$B850];&quot;&gt;0&quot;)" office:value-type="percentage" office:value="0.676680972818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851]-[.E851]" office:value-type="float" office:value="1.2">
            <text:p>1.20</text:p>
          </table:table-cell>
          <table:table-cell table:formula="of:=SUM([.$H$2:.H851])" office:value-type="float" office:value="-36.0899999999999">
            <text:p>-36.09</text:p>
          </table:table-cell>
          <table:table-cell table:formula="of:=SUM([.H$3:.H851])/SUM([.E$3:.E851])" office:value-type="percentage" office:value="-0.0131619256017505">
            <text:p>-1%</text:p>
          </table:table-cell>
          <table:table-cell table:formula="of:=[.O851]-(1-[.O851])/[.N851]" office:value-type="percentage" office:value="0.0135364011068051">
            <text:p>1.4%</text:p>
          </table:table-cell>
          <table:table-cell table:formula="of:=AVERAGEIF([.$H$3:.$H851];&quot;&gt;0&quot;)" office:value-type="float" office:value="1.94822869955157">
            <text:p>1.9</text:p>
          </table:table-cell>
          <table:table-cell table:formula="of:=AVERAGEIF([.$H$3:.$H851];&quot;&lt;0&quot;)" office:value-type="float" office:value="-4.00442477876106">
            <text:p>-4.0</text:p>
          </table:table-cell>
          <table:table-cell table:formula="of:=[.L851]/-[.M851]" office:value-type="percentage" office:value="0.486518990164259">
            <text:p>49%</text:p>
          </table:table-cell>
          <table:table-cell table:formula="of:=COUNTIF([.$G$3:.$G851];&quot;&gt;0&quot;)/COUNTIF([.$B$3:.$B851];&quot;&gt;0&quot;)" office:value-type="percentage" office:value="0.67714285714285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852]-[.E852]" office:value-type="float" office:value="2.08">
            <text:p>2.08</text:p>
          </table:table-cell>
          <table:table-cell table:formula="of:=SUM([.$H$2:.H852])" office:value-type="float" office:value="-34.0099999999999">
            <text:p>-34.01</text:p>
          </table:table-cell>
          <table:table-cell table:formula="of:=SUM([.H$3:.H852])/SUM([.E$3:.E852])" office:value-type="percentage" office:value="-0.0123852876911872">
            <text:p>-1%</text:p>
          </table:table-cell>
          <table:table-cell table:formula="of:=[.O852]-(1-[.O852])/[.N852]" office:value-type="percentage" office:value="0.0150438777105079">
            <text:p>1.5%</text:p>
          </table:table-cell>
          <table:table-cell table:formula="of:=AVERAGEIF([.$H$3:.$H852];&quot;&gt;0&quot;)" office:value-type="float" office:value="1.94852348993289">
            <text:p>1.9</text:p>
          </table:table-cell>
          <table:table-cell table:formula="of:=AVERAGEIF([.$H$3:.$H852];&quot;&lt;0&quot;)" office:value-type="float" office:value="-4.00442477876106">
            <text:p>-4.0</text:p>
          </table:table-cell>
          <table:table-cell table:formula="of:=[.L852]/-[.M852]" office:value-type="percentage" office:value="0.486592606325781">
            <text:p>49%</text:p>
          </table:table-cell>
          <table:table-cell table:formula="of:=COUNTIF([.$G$3:.$G852];&quot;&gt;0&quot;)/COUNTIF([.$B$3:.$B852];&quot;&gt;0&quot;)" office:value-type="percentage" office:value="0.6776034236804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853]-[.E853]" office:value-type="float" office:value="0.42">
            <text:p>0.42</text:p>
          </table:table-cell>
          <table:table-cell table:formula="of:=SUM([.$H$2:.H853])" office:value-type="float" office:value="-33.5899999999999">
            <text:p>-33.59</text:p>
          </table:table-cell>
          <table:table-cell table:formula="of:=SUM([.H$3:.H853])/SUM([.E$3:.E853])" office:value-type="percentage" office:value="-0.012218988723172">
            <text:p>-1%</text:p>
          </table:table-cell>
          <table:table-cell table:formula="of:=[.O853]-(1-[.O853])/[.N853]" office:value-type="percentage" office:value="0.0152864217081975">
            <text:p>1.5%</text:p>
          </table:table-cell>
          <table:table-cell table:formula="of:=AVERAGEIF([.$H$3:.$H853];&quot;&gt;0&quot;)" office:value-type="float" office:value="1.94511160714286">
            <text:p>1.9</text:p>
          </table:table-cell>
          <table:table-cell table:formula="of:=AVERAGEIF([.$H$3:.$H853];&quot;&lt;0&quot;)" office:value-type="float" office:value="-4.00442477876106">
            <text:p>-4.0</text:p>
          </table:table-cell>
          <table:table-cell table:formula="of:=[.L853]/-[.M853]" office:value-type="percentage" office:value="0.485740578137332">
            <text:p>49%</text:p>
          </table:table-cell>
          <table:table-cell table:formula="of:=COUNTIF([.$G$3:.$G853];&quot;&gt;0&quot;)/COUNTIF([.$B$3:.$B853];&quot;&gt;0&quot;)" office:value-type="percentage" office:value="0.678062678062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54]-[.E854]" office:value-type="float" office:value="-1">
            <text:p>-1.00</text:p>
          </table:table-cell>
          <table:table-cell table:formula="of:=SUM([.$H$2:.H854])" office:value-type="float" office:value="-34.5899999999999">
            <text:p>-34.59</text:p>
          </table:table-cell>
          <table:table-cell table:formula="of:=SUM([.H$3:.H854])/SUM([.E$3:.E854])" office:value-type="percentage" office:value="-0.0125781818181818">
            <text:p>-1%</text:p>
          </table:table-cell>
          <table:table-cell table:formula="of:=[.O854]-(1-[.O854])/[.N854]" office:value-type="percentage" office:value="0.0145333694481806">
            <text:p>1.5%</text:p>
          </table:table-cell>
          <table:table-cell table:formula="of:=AVERAGEIF([.$H$3:.$H854];&quot;&gt;0&quot;)" office:value-type="float" office:value="1.94511160714286">
            <text:p>1.9</text:p>
          </table:table-cell>
          <table:table-cell table:formula="of:=AVERAGEIF([.$H$3:.$H854];&quot;&lt;0&quot;)" office:value-type="float" office:value="-3.99118942731278">
            <text:p>-4.0</text:p>
          </table:table-cell>
          <table:table-cell table:formula="of:=[.L854]/-[.M854]" office:value-type="percentage" office:value="0.487351362937559">
            <text:p>49%</text:p>
          </table:table-cell>
          <table:table-cell table:formula="of:=COUNTIF([.$G$3:.$G854];&quot;&gt;0&quot;)/COUNTIF([.$B$3:.$B854];&quot;&gt;0&quot;)" office:value-type="percentage" office:value="0.6770981507823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7.75">
            <text:p>7.75</text:p>
          </table:table-cell>
          <table:table-cell table:formula="of:=[.G855]-[.E855]" office:value-type="float" office:value="2.75">
            <text:p>2.75</text:p>
          </table:table-cell>
          <table:table-cell table:formula="of:=SUM([.$H$2:.H855])" office:value-type="float" office:value="-31.8399999999999">
            <text:p>-31.84</text:p>
          </table:table-cell>
          <table:table-cell table:formula="of:=SUM([.H$3:.H855])/SUM([.E$3:.E855])" office:value-type="percentage" office:value="-0.011557168784029">
            <text:p>-1%</text:p>
          </table:table-cell>
          <table:table-cell table:formula="of:=[.O855]-(1-[.O855])/[.N855]" office:value-type="percentage" office:value="0.0165423741857116">
            <text:p>1.7%</text:p>
          </table:table-cell>
          <table:table-cell table:formula="of:=AVERAGEIF([.$H$3:.$H855];&quot;&gt;0&quot;)" office:value-type="float" office:value="1.94690423162583">
            <text:p>1.9</text:p>
          </table:table-cell>
          <table:table-cell table:formula="of:=AVERAGEIF([.$H$3:.$H855];&quot;&lt;0&quot;)" office:value-type="float" office:value="-3.99118942731278">
            <text:p>-4.0</text:p>
          </table:table-cell>
          <table:table-cell table:formula="of:=[.L855]/-[.M855]" office:value-type="percentage" office:value="0.487800508365413">
            <text:p>49%</text:p>
          </table:table-cell>
          <table:table-cell table:formula="of:=COUNTIF([.$G$3:.$G855];&quot;&gt;0&quot;)/COUNTIF([.$B$3:.$B855];&quot;&gt;0&quot;)" office:value-type="percentage" office:value="0.6775568181818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856]-[.E856]" office:value-type="float" office:value="3.36">
            <text:p>3.36</text:p>
          </table:table-cell>
          <table:table-cell table:formula="of:=SUM([.$H$2:.H856])" office:value-type="float" office:value="-28.4799999999999">
            <text:p>-28.48</text:p>
          </table:table-cell>
          <table:table-cell table:formula="of:=SUM([.H$3:.H856])/SUM([.E$3:.E856])" office:value-type="percentage" office:value="-0.010292735814962">
            <text:p>-1%</text:p>
          </table:table-cell>
          <table:table-cell table:formula="of:=[.O856]-(1-[.O856])/[.N856]" office:value-type="percentage" office:value="0.0190002903087937">
            <text:p>1.9%</text:p>
          </table:table-cell>
          <table:table-cell table:formula="of:=AVERAGEIF([.$H$3:.$H856];&quot;&gt;0&quot;)" office:value-type="float" office:value="1.95004444444444">
            <text:p>2.0</text:p>
          </table:table-cell>
          <table:table-cell table:formula="of:=AVERAGEIF([.$H$3:.$H856];&quot;&lt;0&quot;)" office:value-type="float" office:value="-3.99118942731278">
            <text:p>-4.0</text:p>
          </table:table-cell>
          <table:table-cell table:formula="of:=[.L856]/-[.M856]" office:value-type="percentage" office:value="0.488587294579347">
            <text:p>49%</text:p>
          </table:table-cell>
          <table:table-cell table:formula="of:=COUNTIF([.$G$3:.$G856];&quot;&gt;0&quot;)/COUNTIF([.$B$3:.$B856];&quot;&gt;0&quot;)" office:value-type="percentage" office:value="0.678014184397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57]-[.E857]" office:value-type="float" office:value="-6">
            <text:p>-6.00</text:p>
          </table:table-cell>
          <table:table-cell table:formula="of:=SUM([.$H$2:.H857])" office:value-type="float" office:value="-34.4799999999999">
            <text:p>-34.48</text:p>
          </table:table-cell>
          <table:table-cell table:formula="of:=SUM([.H$3:.H857])/SUM([.E$3:.E857])" office:value-type="percentage" office:value="-0.0124341868012982">
            <text:p>-1%</text:p>
          </table:table-cell>
          <table:table-cell table:formula="of:=[.O857]-(1-[.O857])/[.N857]" office:value-type="percentage" office:value="0.0146152290630014">
            <text:p>1.5%</text:p>
          </table:table-cell>
          <table:table-cell table:formula="of:=AVERAGEIF([.$H$3:.$H857];&quot;&gt;0&quot;)" office:value-type="float" office:value="1.95004444444444">
            <text:p>2.0</text:p>
          </table:table-cell>
          <table:table-cell table:formula="of:=AVERAGEIF([.$H$3:.$H857];&quot;&lt;0&quot;)" office:value-type="float" office:value="-4">
            <text:p>-4.0</text:p>
          </table:table-cell>
          <table:table-cell table:formula="of:=[.L857]/-[.M857]" office:value-type="percentage" office:value="0.487511111111111">
            <text:p>49%</text:p>
          </table:table-cell>
          <table:table-cell table:formula="of:=COUNTIF([.$G$3:.$G857];&quot;&gt;0&quot;)/COUNTIF([.$B$3:.$B857];&quot;&gt;0&quot;)" office:value-type="percentage" office:value="0.67705382436260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858]-[.E858]" office:value-type="float" office:value="0.48">
            <text:p>0.48</text:p>
          </table:table-cell>
          <table:table-cell table:formula="of:=SUM([.$H$2:.H858])" office:value-type="float" office:value="-33.9999999999999">
            <text:p>-34.00</text:p>
          </table:table-cell>
          <table:table-cell table:formula="of:=SUM([.H$3:.H858])/SUM([.E$3:.E858])" office:value-type="percentage" office:value="-0.0122566690699351">
            <text:p>-1%</text:p>
          </table:table-cell>
          <table:table-cell table:formula="of:=[.O858]-(1-[.O858])/[.N858]" office:value-type="percentage" office:value="0.0149014250595246">
            <text:p>1.5%</text:p>
          </table:table-cell>
          <table:table-cell table:formula="of:=AVERAGEIF([.$H$3:.$H858];&quot;&gt;0&quot;)" office:value-type="float" office:value="1.94678492239468">
            <text:p>1.9</text:p>
          </table:table-cell>
          <table:table-cell table:formula="of:=AVERAGEIF([.$H$3:.$H858];&quot;&lt;0&quot;)" office:value-type="float" office:value="-4">
            <text:p>-4.0</text:p>
          </table:table-cell>
          <table:table-cell table:formula="of:=[.L858]/-[.M858]" office:value-type="percentage" office:value="0.486696230598669">
            <text:p>49%</text:p>
          </table:table-cell>
          <table:table-cell table:formula="of:=COUNTIF([.$G$3:.$G858];&quot;&gt;0&quot;)/COUNTIF([.$B$3:.$B858];&quot;&gt;0&quot;)" office:value-type="percentage" office:value="0.677510608203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59]-[.E859]" office:value-type="float" office:value="3.9">
            <text:p>3.90</text:p>
          </table:table-cell>
          <table:table-cell table:formula="of:=SUM([.$H$2:.H859])" office:value-type="float" office:value="-30.0999999999999">
            <text:p>-30.10</text:p>
          </table:table-cell>
          <table:table-cell table:formula="of:=SUM([.H$3:.H859])/SUM([.E$3:.E859])" office:value-type="percentage" office:value="-0.0108273381294964">
            <text:p>-1%</text:p>
          </table:table-cell>
          <table:table-cell table:formula="of:=[.O859]-(1-[.O859])/[.N859]" office:value-type="percentage" office:value="0.0177582684535119">
            <text:p>1.8%</text:p>
          </table:table-cell>
          <table:table-cell table:formula="of:=AVERAGEIF([.$H$3:.$H859];&quot;&gt;0&quot;)" office:value-type="float" office:value="1.95110619469026">
            <text:p>2.0</text:p>
          </table:table-cell>
          <table:table-cell table:formula="of:=AVERAGEIF([.$H$3:.$H859];&quot;&lt;0&quot;)" office:value-type="float" office:value="-4">
            <text:p>-4.0</text:p>
          </table:table-cell>
          <table:table-cell table:formula="of:=[.L859]/-[.M859]" office:value-type="percentage" office:value="0.487776548672566">
            <text:p>49%</text:p>
          </table:table-cell>
          <table:table-cell table:formula="of:=COUNTIF([.$G$3:.$G859];&quot;&gt;0&quot;)/COUNTIF([.$B$3:.$B85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edmund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0]-[.E860]" office:value-type="float" office:value="-8">
            <text:p>-8.00</text:p>
          </table:table-cell>
          <table:table-cell table:formula="of:=SUM([.$H$2:.H860])" office:value-type="float" office:value="-38.0999999999999">
            <text:p>-38.10</text:p>
          </table:table-cell>
          <table:table-cell table:formula="of:=SUM([.H$3:.H860])/SUM([.E$3:.E860])" office:value-type="percentage" office:value="-0.0136657101865136">
            <text:p>-1%</text:p>
          </table:table-cell>
          <table:table-cell table:formula="of:=[.O860]-(1-[.O860])/[.N860]" office:value-type="percentage" office:value="0.0119500930082515">
            <text:p>1.2%</text:p>
          </table:table-cell>
          <table:table-cell table:formula="of:=AVERAGEIF([.$H$3:.$H860];&quot;&gt;0&quot;)" office:value-type="float" office:value="1.95110619469026">
            <text:p>2.0</text:p>
          </table:table-cell>
          <table:table-cell table:formula="of:=AVERAGEIF([.$H$3:.$H860];&quot;&lt;0&quot;)" office:value-type="float" office:value="-4.0174672489083">
            <text:p>-4.0</text:p>
          </table:table-cell>
          <table:table-cell table:formula="of:=[.L860]/-[.M860]" office:value-type="percentage" office:value="0.485655781069642">
            <text:p>49%</text:p>
          </table:table-cell>
          <table:table-cell table:formula="of:=COUNTIF([.$G$3:.$G860];&quot;&gt;0&quot;)/COUNTIF([.$B$3:.$B860];&quot;&gt;0&quot;)" office:value-type="percentage" office:value="0.677009873060649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9">
            <text:p>9</text:p>
          </table:table-cell>
          <table:table-cell office:value-type="float" office:value="1.03">
            <text:p>1.03</text:p>
          </table:table-cell>
          <table:table-cell office:value-type="float" office:value="9.27">
            <text:p>9.27</text:p>
          </table:table-cell>
          <table:table-cell table:formula="of:=[.G862]-[.E862]" office:value-type="float" office:value="0.27">
            <text:p>0.27</text:p>
          </table:table-cell>
          <table:table-cell table:formula="of:=SUM([.$H$2:.H862])" office:value-type="float" office:value="-37.8299999999999">
            <text:p>-37.83</text:p>
          </table:table-cell>
          <table:table-cell table:formula="of:=SUM([.H$3:.H862])/SUM([.E$3:.E862])" office:value-type="percentage" office:value="-0.0135252055774043">
            <text:p>-1%</text:p>
          </table:table-cell>
          <table:table-cell table:formula="of:=[.O862]-(1-[.O862])/[.N862]" office:value-type="percentage" office:value="0.0120761272578962">
            <text:p>1.2%</text:p>
          </table:table-cell>
          <table:table-cell table:formula="of:=AVERAGEIF([.$H$3:.$H862];&quot;&gt;0&quot;)" office:value-type="float" office:value="1.94739514348786">
            <text:p>1.9</text:p>
          </table:table-cell>
          <table:table-cell table:formula="of:=AVERAGEIF([.$H$3:.$H862];&quot;&lt;0&quot;)" office:value-type="float" office:value="-4.0174672489083">
            <text:p>-4.0</text:p>
          </table:table-cell>
          <table:table-cell table:formula="of:=[.L862]/-[.M862]" office:value-type="percentage" office:value="0.484732052020347">
            <text:p>48%</text:p>
          </table:table-cell>
          <table:table-cell table:formula="of:=COUNTIF([.$G$3:.$G862];&quot;&gt;0&quot;)/COUNTIF([.$B$3:.$B862];&quot;&gt;0&quot;)" office:value-type="percentage" office:value="0.6774647887323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63]-[.E863]" office:value-type="float" office:value="2.4">
            <text:p>2.40</text:p>
          </table:table-cell>
          <table:table-cell table:formula="of:=SUM([.$H$2:.H863])" office:value-type="float" office:value="-35.4299999999999">
            <text:p>-35.43</text:p>
          </table:table-cell>
          <table:table-cell table:formula="of:=SUM([.H$3:.H863])/SUM([.E$3:.E863])" office:value-type="percentage" office:value="-0.0126400285408491">
            <text:p>-1%</text:p>
          </table:table-cell>
          <table:table-cell table:formula="of:=[.O863]-(1-[.O863])/[.N863]" office:value-type="percentage" office:value="0.0138055905714163">
            <text:p>1.4%</text:p>
          </table:table-cell>
          <table:table-cell table:formula="of:=AVERAGEIF([.$H$3:.$H863];&quot;&gt;0&quot;)" office:value-type="float" office:value="1.94839207048458">
            <text:p>1.9</text:p>
          </table:table-cell>
          <table:table-cell table:formula="of:=AVERAGEIF([.$H$3:.$H863];&quot;&lt;0&quot;)" office:value-type="float" office:value="-4.0174672489083">
            <text:p>-4.0</text:p>
          </table:table-cell>
          <table:table-cell table:formula="of:=[.L863]/-[.M863]" office:value-type="percentage" office:value="0.484980200153227">
            <text:p>48%</text:p>
          </table:table-cell>
          <table:table-cell table:formula="of:=COUNTIF([.$G$3:.$G863];&quot;&gt;0&quot;)/COUNTIF([.$B$3:.$B863];&quot;&gt;0&quot;)" office:value-type="percentage" office:value="0.677918424753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office:value-type="float" office:value="168">
            <text:p>168.00</text:p>
          </table:table-cell>
          <table:table-cell office:value-type="float" office:value="1.68">
            <text:p>1.68</text:p>
          </table:table-cell>
          <table:table-cell table:formula="of:=[.G864]-[.E864]" office:value-type="float" office:value="0.68">
            <text:p>0.68</text:p>
          </table:table-cell>
          <table:table-cell table:formula="of:=SUM([.$H$2:.H864])" office:value-type="float" office:value="-34.7499999999999">
            <text:p>-34.75</text:p>
          </table:table-cell>
          <table:table-cell table:formula="of:=SUM([.H$3:.H864])/SUM([.E$3:.E864])" office:value-type="percentage" office:value="-0.0123930099857346">
            <text:p>-1%</text:p>
          </table:table-cell>
          <table:table-cell table:formula="of:=[.O864]-(1-[.O864])/[.N864]" office:value-type="percentage" office:value="0.0142404862461879">
            <text:p>1.4%</text:p>
          </table:table-cell>
          <table:table-cell table:formula="of:=AVERAGEIF([.$H$3:.$H864];&quot;&gt;0&quot;)" office:value-type="float" office:value="1.94560439560439">
            <text:p>1.9</text:p>
          </table:table-cell>
          <table:table-cell table:formula="of:=AVERAGEIF([.$H$3:.$H864];&quot;&lt;0&quot;)" office:value-type="float" office:value="-4.0174672489083">
            <text:p>-4.0</text:p>
          </table:table-cell>
          <table:table-cell table:formula="of:=[.L864]/-[.M864]" office:value-type="percentage" office:value="0.484286311514572">
            <text:p>48%</text:p>
          </table:table-cell>
          <table:table-cell table:formula="of:=COUNTIF([.$G$3:.$G864];&quot;&gt;0&quot;)/COUNTIF([.$B$3:.$B864];&quot;&gt;0&quot;)" office:value-type="percentage" office:value="0.6783707865168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65]-[.E865]" office:value-type="float" office:value="0.45">
            <text:p>0.45</text:p>
          </table:table-cell>
          <table:table-cell table:formula="of:=SUM([.$H$2:.H865])" office:value-type="float" office:value="-34.2999999999999">
            <text:p>-34.30</text:p>
          </table:table-cell>
          <table:table-cell table:formula="of:=SUM([.H$3:.H865])/SUM([.E$3:.E865])" office:value-type="percentage" office:value="-0.0122107511569954">
            <text:p>-1%</text:p>
          </table:table-cell>
          <table:table-cell table:formula="of:=[.O865]-(1-[.O865])/[.N865]" office:value-type="percentage" office:value="0.0145031520777138">
            <text:p>1.5%</text:p>
          </table:table-cell>
          <table:table-cell table:formula="of:=AVERAGEIF([.$H$3:.$H865];&quot;&gt;0&quot;)" office:value-type="float" office:value="1.94232456140351">
            <text:p>1.9</text:p>
          </table:table-cell>
          <table:table-cell table:formula="of:=AVERAGEIF([.$H$3:.$H865];&quot;&lt;0&quot;)" office:value-type="float" office:value="-4.0174672489083">
            <text:p>-4.0</text:p>
          </table:table-cell>
          <table:table-cell table:formula="of:=[.L865]/-[.M865]" office:value-type="percentage" office:value="0.483469918001525">
            <text:p>48%</text:p>
          </table:table-cell>
          <table:table-cell table:formula="of:=COUNTIF([.$G$3:.$G865];&quot;&gt;0&quot;)/COUNTIF([.$B$3:.$B865];&quot;&gt;0&quot;)" office:value-type="percentage" office:value="0.678821879382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866]-[.E866]" office:value-type="float" office:value="-1">
            <text:p>-1.00</text:p>
          </table:table-cell>
          <table:table-cell table:formula="of:=SUM([.$H$2:.H866])" office:value-type="float" office:value="-35.2999999999999">
            <text:p>-35.30</text:p>
          </table:table-cell>
          <table:table-cell table:formula="of:=SUM([.H$3:.H866])/SUM([.E$3:.E866])" office:value-type="percentage" office:value="-0.0125622775800712">
            <text:p>-1%</text:p>
          </table:table-cell>
          <table:table-cell table:formula="of:=[.O866]-(1-[.O866])/[.N866]" office:value-type="percentage" office:value="0.0137617652909643">
            <text:p>1.4%</text:p>
          </table:table-cell>
          <table:table-cell table:formula="of:=AVERAGEIF([.$H$3:.$H866];&quot;&gt;0&quot;)" office:value-type="float" office:value="1.94232456140351">
            <text:p>1.9</text:p>
          </table:table-cell>
          <table:table-cell table:formula="of:=AVERAGEIF([.$H$3:.$H866];&quot;&lt;0&quot;)" office:value-type="float" office:value="-4.00434782608696">
            <text:p>-4.0</text:p>
          </table:table-cell>
          <table:table-cell table:formula="of:=[.L866]/-[.M866]" office:value-type="percentage" office:value="0.485053907842353">
            <text:p>49%</text:p>
          </table:table-cell>
          <table:table-cell table:formula="of:=COUNTIF([.$G$3:.$G866];&quot;&gt;0&quot;)/COUNTIF([.$B$3:.$B866];&quot;&gt;0&quot;)" office:value-type="percentage" office:value="0.677871148459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67]-[.E867]" office:value-type="float" office:value="-2">
            <text:p>-2.00</text:p>
          </table:table-cell>
          <table:table-cell table:formula="of:=SUM([.$H$2:.H867])" office:value-type="float" office:value="-37.2999999999999">
            <text:p>-37.30</text:p>
          </table:table-cell>
          <table:table-cell table:formula="of:=SUM([.H$3:.H867])/SUM([.E$3:.E867])" office:value-type="percentage" office:value="-0.0132645803698435">
            <text:p>-1%</text:p>
          </table:table-cell>
          <table:table-cell table:formula="of:=[.O867]-(1-[.O867])/[.N867]" office:value-type="percentage" office:value="0.0123023865600357">
            <text:p>1.2%</text:p>
          </table:table-cell>
          <table:table-cell table:formula="of:=AVERAGEIF([.$H$3:.$H867];&quot;&gt;0&quot;)" office:value-type="float" office:value="1.94232456140351">
            <text:p>1.9</text:p>
          </table:table-cell>
          <table:table-cell table:formula="of:=AVERAGEIF([.$H$3:.$H867];&quot;&lt;0&quot;)" office:value-type="float" office:value="-3.995670995671">
            <text:p>-4.0</text:p>
          </table:table-cell>
          <table:table-cell table:formula="of:=[.L867]/-[.M867]" office:value-type="percentage" office:value="0.486107230427097">
            <text:p>49%</text:p>
          </table:table-cell>
          <table:table-cell table:formula="of:=COUNTIF([.$G$3:.$G867];&quot;&gt;0&quot;)/COUNTIF([.$B$3:.$B86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68]-[.E868]" office:value-type="float" office:value="-2">
            <text:p>-2.00</text:p>
          </table:table-cell>
          <table:table-cell table:formula="of:=SUM([.$H$2:.H868])" office:value-type="float" office:value="-39.2999999999999">
            <text:p>-39.30</text:p>
          </table:table-cell>
          <table:table-cell table:formula="of:=SUM([.H$3:.H868])/SUM([.E$3:.E868])" office:value-type="percentage" office:value="-0.0139658848614072">
            <text:p>-1%</text:p>
          </table:table-cell>
          <table:table-cell table:formula="of:=[.O868]-(1-[.O868])/[.N868]" office:value-type="percentage" office:value="0.0108470843060089">
            <text:p>1.1%</text:p>
          </table:table-cell>
          <table:table-cell table:formula="of:=AVERAGEIF([.$H$3:.$H868];&quot;&gt;0&quot;)" office:value-type="float" office:value="1.94232456140351">
            <text:p>1.9</text:p>
          </table:table-cell>
          <table:table-cell table:formula="of:=AVERAGEIF([.$H$3:.$H868];&quot;&lt;0&quot;)" office:value-type="float" office:value="-3.98706896551724">
            <text:p>-4.0</text:p>
          </table:table-cell>
          <table:table-cell table:formula="of:=[.L868]/-[.M868]" office:value-type="percentage" office:value="0.487155998103366">
            <text:p>49%</text:p>
          </table:table-cell>
          <table:table-cell table:formula="of:=COUNTIF([.$G$3:.$G868];&quot;&gt;0&quot;)/COUNTIF([.$B$3:.$B868];&quot;&gt;0&quot;)" office:value-type="percentage" office:value="0.67597765363128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9]-[.E869]" office:value-type="float" office:value="-1">
            <text:p>-1.00</text:p>
          </table:table-cell>
          <table:table-cell table:formula="of:=SUM([.$H$2:.H869])" office:value-type="float" office:value="-40.2999999999999">
            <text:p>-40.30</text:p>
          </table:table-cell>
          <table:table-cell table:formula="of:=SUM([.H$3:.H869])/SUM([.E$3:.E869])" office:value-type="percentage" office:value="-0.0143161634103019">
            <text:p>-1%</text:p>
          </table:table-cell>
          <table:table-cell table:formula="of:=[.O869]-(1-[.O869])/[.N869]" office:value-type="percentage" office:value="0.0101138986742549">
            <text:p>1.0%</text:p>
          </table:table-cell>
          <table:table-cell table:formula="of:=AVERAGEIF([.$H$3:.$H869];&quot;&gt;0&quot;)" office:value-type="float" office:value="1.94232456140351">
            <text:p>1.9</text:p>
          </table:table-cell>
          <table:table-cell table:formula="of:=AVERAGEIF([.$H$3:.$H869];&quot;&lt;0&quot;)" office:value-type="float" office:value="-3.97424892703863">
            <text:p>-4.0</text:p>
          </table:table-cell>
          <table:table-cell table:formula="of:=[.L869]/-[.M869]" office:value-type="percentage" office:value="0.488727454435224">
            <text:p>49%</text:p>
          </table:table-cell>
          <table:table-cell table:formula="of:=COUNTIF([.$G$3:.$G869];&quot;&gt;0&quot;)/COUNTIF([.$B$3:.$B869];&quot;&gt;0&quot;)" office:value-type="percentage" office:value="0.67503486750348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870]-[.E870]" office:value-type="float" office:value="0">
            <text:p>0.00</text:p>
          </table:table-cell>
          <table:table-cell table:formula="of:=SUM([.$H$2:.H870])" office:value-type="float" office:value="-40.2999999999999">
            <text:p>-40.30</text:p>
          </table:table-cell>
          <table:table-cell table:formula="of:=SUM([.H$3:.H870])/SUM([.E$3:.E870])" office:value-type="percentage" office:value="-0.0143059992900248">
            <text:p>-1%</text:p>
          </table:table-cell>
          <table:table-cell table:formula="of:=[.O870]-(1-[.O870])/[.N870]" office:value-type="percentage" office:value="0.0114925701245695">
            <text:p>1.1%</text:p>
          </table:table-cell>
          <table:table-cell table:formula="of:=AVERAGEIF([.$H$3:.$H870];&quot;&gt;0&quot;)" office:value-type="float" office:value="1.94232456140351">
            <text:p>1.9</text:p>
          </table:table-cell>
          <table:table-cell table:formula="of:=AVERAGEIF([.$H$3:.$H870];&quot;&lt;0&quot;)" office:value-type="float" office:value="-3.97424892703863">
            <text:p>-4.0</text:p>
          </table:table-cell>
          <table:table-cell table:formula="of:=[.L870]/-[.M870]" office:value-type="percentage" office:value="0.488727454435224">
            <text:p>49%</text:p>
          </table:table-cell>
          <table:table-cell table:formula="of:=COUNTIF([.$G$3:.$G870];&quot;&gt;0&quot;)/COUNTIF([.$B$3:.$B870];&quot;&gt;0&quot;)" office:value-type="percentage" office:value="0.6754874651810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871]-[.E871]" office:value-type="float" office:value="0.7">
            <text:p>0.70</text:p>
          </table:table-cell>
          <table:table-cell table:formula="of:=SUM([.$H$2:.H871])" office:value-type="float" office:value="-39.5999999999999">
            <text:p>-39.60</text:p>
          </table:table-cell>
          <table:table-cell table:formula="of:=SUM([.H$3:.H871])/SUM([.E$3:.E871])" office:value-type="percentage" office:value="-0.0140525195173882">
            <text:p>-1%</text:p>
          </table:table-cell>
          <table:table-cell table:formula="of:=[.O871]-(1-[.O871])/[.N871]" office:value-type="percentage" office:value="0.0119380858894469">
            <text:p>1.2%</text:p>
          </table:table-cell>
          <table:table-cell table:formula="of:=AVERAGEIF([.$H$3:.$H871];&quot;&gt;0&quot;)" office:value-type="float" office:value="1.93960612691466">
            <text:p>1.9</text:p>
          </table:table-cell>
          <table:table-cell table:formula="of:=AVERAGEIF([.$H$3:.$H871];&quot;&lt;0&quot;)" office:value-type="float" office:value="-3.97424892703863">
            <text:p>-4.0</text:p>
          </table:table-cell>
          <table:table-cell table:formula="of:=[.L871]/-[.M871]" office:value-type="percentage" office:value="0.488043442301421">
            <text:p>49%</text:p>
          </table:table-cell>
          <table:table-cell table:formula="of:=COUNTIF([.$G$3:.$G871];&quot;&gt;0&quot;)/COUNTIF([.$B$3:.$B871];&quot;&gt;0&quot;)" office:value-type="percentage" office:value="0.6759388038942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sonego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872]-[.E872]" office:value-type="float" office:value="-1">
            <text:p>-1.00</text:p>
          </table:table-cell>
          <table:table-cell table:formula="of:=SUM([.$H$2:.H872])" office:value-type="float" office:value="-40.5999999999999">
            <text:p>-40.60</text:p>
          </table:table-cell>
          <table:table-cell table:formula="of:=SUM([.H$3:.H872])/SUM([.E$3:.E872])" office:value-type="percentage" office:value="-0.0144022703086201">
            <text:p>-1%</text:p>
          </table:table-cell>
          <table:table-cell table:formula="of:=[.O872]-(1-[.O872])/[.N872]" office:value-type="percentage" office:value="0.0112054377256315">
            <text:p>1.1%</text:p>
          </table:table-cell>
          <table:table-cell table:formula="of:=AVERAGEIF([.$H$3:.$H872];&quot;&gt;0&quot;)" office:value-type="float" office:value="1.93960612691466">
            <text:p>1.9</text:p>
          </table:table-cell>
          <table:table-cell table:formula="of:=AVERAGEIF([.$H$3:.$H872];&quot;&lt;0&quot;)" office:value-type="float" office:value="-3.96153846153846">
            <text:p>-4.0</text:p>
          </table:table-cell>
          <table:table-cell table:formula="of:=[.L872]/-[.M872]" office:value-type="percentage" office:value="0.489609313590108">
            <text:p>49%</text:p>
          </table:table-cell>
          <table:table-cell table:formula="of:=COUNTIF([.$G$3:.$G872];&quot;&gt;0&quot;)/COUNTIF([.$B$3:.$B87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tiafo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73]-[.E873]" office:value-type="float" office:value="-5">
            <text:p>-5.00</text:p>
          </table:table-cell>
          <table:table-cell table:formula="of:=SUM([.$H$2:.H873])" office:value-type="float" office:value="-45.5999999999999">
            <text:p>-45.60</text:p>
          </table:table-cell>
          <table:table-cell table:formula="of:=SUM([.H$3:.H873])/SUM([.E$3:.E873])" office:value-type="percentage" office:value="-0.0161473087818697">
            <text:p>-2%</text:p>
          </table:table-cell>
          <table:table-cell table:formula="of:=[.O873]-(1-[.O873])/[.N873]" office:value-type="percentage" office:value="0.00761452455224121">
            <text:p>0.8%</text:p>
          </table:table-cell>
          <table:table-cell table:formula="of:=AVERAGEIF([.$H$3:.$H873];&quot;&gt;0&quot;)" office:value-type="float" office:value="1.93960612691466">
            <text:p>1.9</text:p>
          </table:table-cell>
          <table:table-cell table:formula="of:=AVERAGEIF([.$H$3:.$H873];&quot;&lt;0&quot;)" office:value-type="float" office:value="-3.96595744680851">
            <text:p>-4.0</text:p>
          </table:table-cell>
          <table:table-cell table:formula="of:=[.L873]/-[.M873]" office:value-type="percentage" office:value="0.489063776636207">
            <text:p>49%</text:p>
          </table:table-cell>
          <table:table-cell table:formula="of:=COUNTIF([.$G$3:.$G873];&quot;&gt;0&quot;)/COUNTIF([.$B$3:.$B873];&quot;&gt;0&quot;)" office:value-type="percentage" office:value="0.6740638002773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8.96">
            <text:p>8.96</text:p>
          </table:table-cell>
          <table:table-cell table:formula="of:=[.G874]-[.E874]" office:value-type="float" office:value="1.96">
            <text:p>1.96</text:p>
          </table:table-cell>
          <table:table-cell table:formula="of:=SUM([.$H$2:.H874])" office:value-type="float" office:value="-43.6399999999999">
            <text:p>-43.64</text:p>
          </table:table-cell>
          <table:table-cell table:formula="of:=SUM([.H$3:.H874])/SUM([.E$3:.E874])" office:value-type="percentage" office:value="-0.0154150476863299">
            <text:p>-2%</text:p>
          </table:table-cell>
          <table:table-cell table:formula="of:=[.O874]-(1-[.O874])/[.N874]" office:value-type="percentage" office:value="0.00900429800052327">
            <text:p>0.9%</text:p>
          </table:table-cell>
          <table:table-cell table:formula="of:=AVERAGEIF([.$H$3:.$H874];&quot;&gt;0&quot;)" office:value-type="float" office:value="1.93965065502183">
            <text:p>1.9</text:p>
          </table:table-cell>
          <table:table-cell table:formula="of:=AVERAGEIF([.$H$3:.$H874];&quot;&lt;0&quot;)" office:value-type="float" office:value="-3.96595744680851">
            <text:p>-4.0</text:p>
          </table:table-cell>
          <table:table-cell table:formula="of:=[.L874]/-[.M874]" office:value-type="percentage" office:value="0.489075004216878">
            <text:p>49%</text:p>
          </table:table-cell>
          <table:table-cell table:formula="of:=COUNTIF([.$G$3:.$G874];&quot;&gt;0&quot;)/COUNTIF([.$B$3:.$B874];&quot;&gt;0&quot;)" office:value-type="percentage" office:value="0.6745152354570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875]-[.E875]" office:value-type="float" office:value="0.96">
            <text:p>0.96</text:p>
          </table:table-cell>
          <table:table-cell table:formula="of:=SUM([.$H$2:.H875])" office:value-type="float" office:value="-42.6799999999999">
            <text:p>-42.68</text:p>
          </table:table-cell>
          <table:table-cell table:formula="of:=SUM([.H$3:.H875])/SUM([.E$3:.E875])" office:value-type="percentage" office:value="-0.0150653018002118">
            <text:p>-2%</text:p>
          </table:table-cell>
          <table:table-cell table:formula="of:=[.O875]-(1-[.O875])/[.N875]" office:value-type="percentage" office:value="0.00964287507280936">
            <text:p>1.0%</text:p>
          </table:table-cell>
          <table:table-cell table:formula="of:=AVERAGEIF([.$H$3:.$H875];&quot;&gt;0&quot;)" office:value-type="float" office:value="1.93751633986928">
            <text:p>1.9</text:p>
          </table:table-cell>
          <table:table-cell table:formula="of:=AVERAGEIF([.$H$3:.$H875];&quot;&lt;0&quot;)" office:value-type="float" office:value="-3.96595744680851">
            <text:p>-4.0</text:p>
          </table:table-cell>
          <table:table-cell table:formula="of:=[.L875]/-[.M875]" office:value-type="percentage" office:value="0.488536845353306">
            <text:p>49%</text:p>
          </table:table-cell>
          <table:table-cell table:formula="of:=COUNTIF([.$G$3:.$G875];&quot;&gt;0&quot;)/COUNTIF([.$B$3:.$B875];&quot;&gt;0&quot;)" office:value-type="percentage" office:value="0.674965421853389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novak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877]-[.E877]" office:value-type="float" office:value="-6">
            <text:p>-6.00</text:p>
          </table:table-cell>
          <table:table-cell table:formula="of:=SUM([.$H$2:.H877])" office:value-type="float" office:value="-48.6799999999999">
            <text:p>-48.68</text:p>
          </table:table-cell>
          <table:table-cell table:formula="of:=SUM([.H$3:.H877])/SUM([.E$3:.E877])" office:value-type="percentage" office:value="-0.0171468827051779">
            <text:p>-2%</text:p>
          </table:table-cell>
          <table:table-cell table:formula="of:=[.O877]-(1-[.O877])/[.N877]" office:value-type="percentage" office:value="0.00535227983488762">
            <text:p>0.5%</text:p>
          </table:table-cell>
          <table:table-cell table:formula="of:=AVERAGEIF([.$H$3:.$H877];&quot;&gt;0&quot;)" office:value-type="float" office:value="1.93751633986928">
            <text:p>1.9</text:p>
          </table:table-cell>
          <table:table-cell table:formula="of:=AVERAGEIF([.$H$3:.$H877];&quot;&lt;0&quot;)" office:value-type="float" office:value="-3.97457627118644">
            <text:p>-4.0</text:p>
          </table:table-cell>
          <table:table-cell table:formula="of:=[.L877]/-[.M877]" office:value-type="percentage" office:value="0.487477458645149">
            <text:p>49%</text:p>
          </table:table-cell>
          <table:table-cell table:formula="of:=COUNTIF([.$G$3:.$G877];&quot;&gt;0&quot;)/COUNTIF([.$B$3:.$B877];&quot;&gt;0&quot;)" office:value-type="percentage" office:value="0.6740331491712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878]-[.E878]" office:value-type="float" office:value="4.5">
            <text:p>4.50</text:p>
          </table:table-cell>
          <table:table-cell table:formula="of:=SUM([.$H$2:.H878])" office:value-type="float" office:value="-44.1799999999999">
            <text:p>-44.18</text:p>
          </table:table-cell>
          <table:table-cell table:formula="of:=SUM([.H$3:.H878])/SUM([.E$3:.E878])" office:value-type="percentage" office:value="-0.0155289982425307">
            <text:p>-2%</text:p>
          </table:table-cell>
          <table:table-cell table:formula="of:=[.O878]-(1-[.O878])/[.N878]" office:value-type="percentage" office:value="0.00863859806687883">
            <text:p>0.9%</text:p>
          </table:table-cell>
          <table:table-cell table:formula="of:=AVERAGEIF([.$H$3:.$H878];&quot;&gt;0&quot;)" office:value-type="float" office:value="1.94308695652174">
            <text:p>1.9</text:p>
          </table:table-cell>
          <table:table-cell table:formula="of:=AVERAGEIF([.$H$3:.$H878];&quot;&lt;0&quot;)" office:value-type="float" office:value="-3.97457627118644">
            <text:p>-4.0</text:p>
          </table:table-cell>
          <table:table-cell table:formula="of:=[.L878]/-[.M878]" office:value-type="percentage" office:value="0.488879021043849">
            <text:p>49%</text:p>
          </table:table-cell>
          <table:table-cell table:formula="of:=COUNTIF([.$G$3:.$G878];&quot;&gt;0&quot;)/COUNTIF([.$B$3:.$B878];&quot;&gt;0&quot;)" office:value-type="percentage" office:value="0.6744827586206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79]-[.E879]" office:value-type="float" office:value="-6">
            <text:p>-6.00</text:p>
          </table:table-cell>
          <table:table-cell table:formula="of:=SUM([.$H$2:.H879])" office:value-type="float" office:value="-50.1799999999999">
            <text:p>-50.18</text:p>
          </table:table-cell>
          <table:table-cell table:formula="of:=SUM([.H$3:.H879])/SUM([.E$3:.E879])" office:value-type="percentage" office:value="-0.0176008418098912">
            <text:p>-2%</text:p>
          </table:table-cell>
          <table:table-cell table:formula="of:=[.O879]-(1-[.O879])/[.N879]" office:value-type="percentage" office:value="0.00437343465225804">
            <text:p>0.4%</text:p>
          </table:table-cell>
          <table:table-cell table:formula="of:=AVERAGEIF([.$H$3:.$H879];&quot;&gt;0&quot;)" office:value-type="float" office:value="1.94308695652174">
            <text:p>1.9</text:p>
          </table:table-cell>
          <table:table-cell table:formula="of:=AVERAGEIF([.$H$3:.$H879];&quot;&lt;0&quot;)" office:value-type="float" office:value="-3.9831223628692">
            <text:p>-4.0</text:p>
          </table:table-cell>
          <table:table-cell table:formula="of:=[.L879]/-[.M879]" office:value-type="percentage" office:value="0.487830093957258">
            <text:p>49%</text:p>
          </table:table-cell>
          <table:table-cell table:formula="of:=COUNTIF([.$G$3:.$G879];&quot;&gt;0&quot;)/COUNTIF([.$B$3:.$B879];&quot;&gt;0&quot;)" office:value-type="percentage" office:value="0.673553719008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utista agut</text:p>
          </table:table-cell>
          <table:table-cell office:value-type="float" office:value="11">
            <text:p>11</text:p>
          </table:table-cell>
          <table:table-cell office:value-type="float" office:value="1.06">
            <text:p>1.06</text:p>
          </table:table-cell>
          <table:table-cell office:value-type="float" office:value="11.66">
            <text:p>11.66</text:p>
          </table:table-cell>
          <table:table-cell table:formula="of:=[.G880]-[.E880]" office:value-type="float" office:value="0.66">
            <text:p>0.66</text:p>
          </table:table-cell>
          <table:table-cell table:formula="of:=SUM([.$H$2:.H880])" office:value-type="float" office:value="-49.5199999999999">
            <text:p>-49.52</text:p>
          </table:table-cell>
          <table:table-cell table:formula="of:=SUM([.H$3:.H880])/SUM([.E$3:.E880])" office:value-type="percentage" office:value="-0.0173025856044724">
            <text:p>-2%</text:p>
          </table:table-cell>
          <table:table-cell table:formula="of:=[.O880]-(1-[.O880])/[.N880]" office:value-type="percentage" office:value="0.00478434935862737">
            <text:p>0.5%</text:p>
          </table:table-cell>
          <table:table-cell table:formula="of:=AVERAGEIF([.$H$3:.$H880];&quot;&gt;0&quot;)" office:value-type="float" office:value="1.94030368763557">
            <text:p>1.9</text:p>
          </table:table-cell>
          <table:table-cell table:formula="of:=AVERAGEIF([.$H$3:.$H880];&quot;&lt;0&quot;)" office:value-type="float" office:value="-3.9831223628692">
            <text:p>-4.0</text:p>
          </table:table-cell>
          <table:table-cell table:formula="of:=[.L880]/-[.M880]" office:value-type="percentage" office:value="0.48713132835766">
            <text:p>49%</text:p>
          </table:table-cell>
          <table:table-cell table:formula="of:=COUNTIF([.$G$3:.$G880];&quot;&gt;0&quot;)/COUNTIF([.$B$3:.$B880];&quot;&gt;0&quot;)" office:value-type="percentage" office:value="0.67400275103163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881]-[.E881]" office:value-type="float" office:value="0.0499999999999998">
            <text:p>0.05</text:p>
          </table:table-cell>
          <table:table-cell table:formula="of:=SUM([.$H$2:.H881])" office:value-type="float" office:value="-49.4699999999999">
            <text:p>-49.47</text:p>
          </table:table-cell>
          <table:table-cell table:formula="of:=SUM([.H$3:.H881])/SUM([.E$3:.E881])" office:value-type="percentage" office:value="-0.0172549703522846">
            <text:p>-2%</text:p>
          </table:table-cell>
          <table:table-cell table:formula="of:=[.O881]-(1-[.O881])/[.N881]" office:value-type="percentage" office:value="0.0047391668508342">
            <text:p>0.5%</text:p>
          </table:table-cell>
          <table:table-cell table:formula="of:=AVERAGEIF([.$H$3:.$H881];&quot;&gt;0&quot;)" office:value-type="float" office:value="1.93621212121212">
            <text:p>1.9</text:p>
          </table:table-cell>
          <table:table-cell table:formula="of:=AVERAGEIF([.$H$3:.$H881];&quot;&lt;0&quot;)" office:value-type="float" office:value="-3.9831223628692">
            <text:p>-4.0</text:p>
          </table:table-cell>
          <table:table-cell table:formula="of:=[.L881]/-[.M881]" office:value-type="percentage" office:value="0.486104102465331">
            <text:p>49%</text:p>
          </table:table-cell>
          <table:table-cell table:formula="of:=COUNTIF([.$G$3:.$G881];&quot;&gt;0&quot;)/COUNTIF([.$B$3:.$B881];&quot;&gt;0&quot;)" office:value-type="percentage" office:value="0.67445054945054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82]-[.E882]" office:value-type="float" office:value="-2">
            <text:p>-2.00</text:p>
          </table:table-cell>
          <table:table-cell table:formula="of:=SUM([.$H$2:.H882])" office:value-type="float" office:value="-51.4699999999999">
            <text:p>-51.47</text:p>
          </table:table-cell>
          <table:table-cell table:formula="of:=SUM([.H$3:.H882])/SUM([.E$3:.E882])" office:value-type="percentage" office:value="-0.0179400487974904">
            <text:p>-2%</text:p>
          </table:table-cell>
          <table:table-cell table:formula="of:=[.O882]-(1-[.O882])/[.N882]" office:value-type="percentage" office:value="0.00331573222572012">
            <text:p>0.3%</text:p>
          </table:table-cell>
          <table:table-cell table:formula="of:=AVERAGEIF([.$H$3:.$H882];&quot;&gt;0&quot;)" office:value-type="float" office:value="1.93621212121212">
            <text:p>1.9</text:p>
          </table:table-cell>
          <table:table-cell table:formula="of:=AVERAGEIF([.$H$3:.$H882];&quot;&lt;0&quot;)" office:value-type="float" office:value="-3.97478991596639">
            <text:p>-4.0</text:p>
          </table:table-cell>
          <table:table-cell table:formula="of:=[.L882]/-[.M882]" office:value-type="percentage" office:value="0.487123134089307">
            <text:p>49%</text:p>
          </table:table-cell>
          <table:table-cell table:formula="of:=COUNTIF([.$G$3:.$G882];&quot;&gt;0&quot;)/COUNTIF([.$B$3:.$B882];&quot;&gt;0&quot;)" office:value-type="percentage" office:value="0.6735253772290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6">
            <text:p>6.00</text:p>
          </table:table-cell>
          <table:table-cell table:formula="of:=[.G883]-[.E883]" office:value-type="float" office:value="0">
            <text:p>0.00</text:p>
          </table:table-cell>
          <table:table-cell table:formula="of:=SUM([.$H$2:.H883])" office:value-type="float" office:value="-51.4699999999999">
            <text:p>-51.47</text:p>
          </table:table-cell>
          <table:table-cell table:formula="of:=SUM([.H$3:.H883])/SUM([.E$3:.E883])" office:value-type="percentage" office:value="-0.0179026086956522">
            <text:p>-2%</text:p>
          </table:table-cell>
          <table:table-cell table:formula="of:=[.O883]-(1-[.O883])/[.N883]" office:value-type="percentage" office:value="0.00468105314047951">
            <text:p>0.5%</text:p>
          </table:table-cell>
          <table:table-cell table:formula="of:=AVERAGEIF([.$H$3:.$H883];&quot;&gt;0&quot;)" office:value-type="float" office:value="1.93621212121212">
            <text:p>1.9</text:p>
          </table:table-cell>
          <table:table-cell table:formula="of:=AVERAGEIF([.$H$3:.$H883];&quot;&lt;0&quot;)" office:value-type="float" office:value="-3.97478991596639">
            <text:p>-4.0</text:p>
          </table:table-cell>
          <table:table-cell table:formula="of:=[.L883]/-[.M883]" office:value-type="percentage" office:value="0.487123134089307">
            <text:p>49%</text:p>
          </table:table-cell>
          <table:table-cell table:formula="of:=COUNTIF([.$G$3:.$G883];&quot;&gt;0&quot;)/COUNTIF([.$B$3:.$B883];&quot;&gt;0&quot;)" office:value-type="percentage" office:value="0.67397260273972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884]-[.E884]" office:value-type="float" office:value="1.36">
            <text:p>1.36</text:p>
          </table:table-cell>
          <table:table-cell table:formula="of:=SUM([.$H$2:.H884])" office:value-type="float" office:value="-50.1099999999999">
            <text:p>-50.11</text:p>
          </table:table-cell>
          <table:table-cell table:formula="of:=SUM([.H$3:.H884])/SUM([.E$3:.E884])" office:value-type="percentage" office:value="-0.0174174487313173">
            <text:p>-2%</text:p>
          </table:table-cell>
          <table:table-cell table:formula="of:=[.O884]-(1-[.O884])/[.N884]" office:value-type="percentage" office:value="0.0056127572946395">
            <text:p>0.6%</text:p>
          </table:table-cell>
          <table:table-cell table:formula="of:=AVERAGEIF([.$H$3:.$H884];&quot;&gt;0&quot;)" office:value-type="float" office:value="1.93496760259179">
            <text:p>1.9</text:p>
          </table:table-cell>
          <table:table-cell table:formula="of:=AVERAGEIF([.$H$3:.$H884];&quot;&lt;0&quot;)" office:value-type="float" office:value="-3.97478991596639">
            <text:p>-4.0</text:p>
          </table:table-cell>
          <table:table-cell table:formula="of:=[.L884]/-[.M884]" office:value-type="percentage" office:value="0.486810031096032">
            <text:p>49%</text:p>
          </table:table-cell>
          <table:table-cell table:formula="of:=COUNTIF([.$G$3:.$G884];&quot;&gt;0&quot;)/COUNTIF([.$B$3:.$B884];&quot;&gt;0&quot;)" office:value-type="percentage" office:value="0.6744186046511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metreveli</text:p>
          </table:table-cell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3.18">
            <text:p>3.18</text:p>
          </table:table-cell>
          <table:table-cell table:formula="of:=[.G885]-[.E885]" office:value-type="float" office:value="0.18">
            <text:p>0.18</text:p>
          </table:table-cell>
          <table:table-cell table:formula="of:=SUM([.$H$2:.H885])" office:value-type="float" office:value="-49.9299999999999">
            <text:p>-49.93</text:p>
          </table:table-cell>
          <table:table-cell table:formula="of:=SUM([.H$3:.H885])/SUM([.E$3:.E885])" office:value-type="percentage" office:value="-0.0173368055555555">
            <text:p>-2%</text:p>
          </table:table-cell>
          <table:table-cell table:formula="of:=[.O885]-(1-[.O885])/[.N885]" office:value-type="percentage" office:value="0.00566313216772085">
            <text:p>0.6%</text:p>
          </table:table-cell>
          <table:table-cell table:formula="of:=AVERAGEIF([.$H$3:.$H885];&quot;&gt;0&quot;)" office:value-type="float" office:value="1.93118534482759">
            <text:p>1.9</text:p>
          </table:table-cell>
          <table:table-cell table:formula="of:=AVERAGEIF([.$H$3:.$H885];&quot;&lt;0&quot;)" office:value-type="float" office:value="-3.97478991596639">
            <text:p>-4.0</text:p>
          </table:table-cell>
          <table:table-cell table:formula="of:=[.L885]/-[.M885]" office:value-type="percentage" office:value="0.485858469417511">
            <text:p>49%</text:p>
          </table:table-cell>
          <table:table-cell table:formula="of:=COUNTIF([.$G$3:.$G885];&quot;&gt;0&quot;)/COUNTIF([.$B$3:.$B885];&quot;&gt;0&quot;)" office:value-type="percentage" office:value="0.67486338797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886]-[.E886]" office:value-type="float" office:value="1.8">
            <text:p>1.80</text:p>
          </table:table-cell>
          <table:table-cell table:formula="of:=SUM([.$H$2:.H886])" office:value-type="float" office:value="-48.1299999999999">
            <text:p>-48.13</text:p>
          </table:table-cell>
          <table:table-cell table:formula="of:=SUM([.H$3:.H886])/SUM([.E$3:.E886])" office:value-type="percentage" office:value="-0.0166770616770617">
            <text:p>-2%</text:p>
          </table:table-cell>
          <table:table-cell table:formula="of:=[.O886]-(1-[.O886])/[.N886]" office:value-type="percentage" office:value="0.00692202104325368">
            <text:p>0.7%</text:p>
          </table:table-cell>
          <table:table-cell table:formula="of:=AVERAGEIF([.$H$3:.$H886];&quot;&gt;0&quot;)" office:value-type="float" office:value="1.93090322580645">
            <text:p>1.9</text:p>
          </table:table-cell>
          <table:table-cell table:formula="of:=AVERAGEIF([.$H$3:.$H886];&quot;&lt;0&quot;)" office:value-type="float" office:value="-3.97478991596639">
            <text:p>-4.0</text:p>
          </table:table-cell>
          <table:table-cell table:formula="of:=[.L886]/-[.M886]" office:value-type="percentage" office:value="0.485787492327627">
            <text:p>49%</text:p>
          </table:table-cell>
          <table:table-cell table:formula="of:=COUNTIF([.$G$3:.$G886];&quot;&gt;0&quot;)/COUNTIF([.$B$3:.$B886];&quot;&gt;0&quot;)" office:value-type="percentage" office:value="0.675306957708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fucsovics</text:p>
          </table:table-cell>
          <table:table-cell office:value-type="float" office:value="7">
            <text:p>7</text:p>
          </table:table-cell>
          <table:table-cell office:value-type="float" office:value="1.18">
            <text:p>1.18</text:p>
          </table:table-cell>
          <table:table-cell office:value-type="float" office:value="8.26">
            <text:p>8.26</text:p>
          </table:table-cell>
          <table:table-cell table:formula="of:=[.G887]-[.E887]" office:value-type="float" office:value="1.26">
            <text:p>1.26</text:p>
          </table:table-cell>
          <table:table-cell table:formula="of:=SUM([.$H$2:.H887])" office:value-type="float" office:value="-46.87">
            <text:p>-46.87</text:p>
          </table:table-cell>
          <table:table-cell table:formula="of:=SUM([.H$3:.H887])/SUM([.E$3:.E887])" office:value-type="percentage" office:value="-0.0162011752506049">
            <text:p>-2%</text:p>
          </table:table-cell>
          <table:table-cell table:formula="of:=[.O887]-(1-[.O887])/[.N887]" office:value-type="percentage" office:value="0.00777693944594471">
            <text:p>0.8%</text:p>
          </table:table-cell>
          <table:table-cell table:formula="of:=AVERAGEIF([.$H$3:.$H887];&quot;&gt;0&quot;)" office:value-type="float" office:value="1.9294635193133">
            <text:p>1.9</text:p>
          </table:table-cell>
          <table:table-cell table:formula="of:=AVERAGEIF([.$H$3:.$H887];&quot;&lt;0&quot;)" office:value-type="float" office:value="-3.97478991596639">
            <text:p>-4.0</text:p>
          </table:table-cell>
          <table:table-cell table:formula="of:=[.L887]/-[.M887]" office:value-type="percentage" office:value="0.485425282871634">
            <text:p>49%</text:p>
          </table:table-cell>
          <table:table-cell table:formula="of:=COUNTIF([.$G$3:.$G887];&quot;&gt;0&quot;)/COUNTIF([.$B$3:.$B887];&quot;&gt;0&quot;)" office:value-type="percentage" office:value="0.675749318801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888]-[.E888]" office:value-type="float" office:value="0.68">
            <text:p>0.68</text:p>
          </table:table-cell>
          <table:table-cell table:formula="of:=SUM([.$H$2:.H888])" office:value-type="float" office:value="-46.1899999999999">
            <text:p>-46.19</text:p>
          </table:table-cell>
          <table:table-cell table:formula="of:=SUM([.H$3:.H888])/SUM([.E$3:.E888])" office:value-type="percentage" office:value="-0.0159550949913644">
            <text:p>-2%</text:p>
          </table:table-cell>
          <table:table-cell table:formula="of:=[.O888]-(1-[.O888])/[.N888]" office:value-type="percentage" office:value="0.0082006276910912">
            <text:p>0.8%</text:p>
          </table:table-cell>
          <table:table-cell table:formula="of:=AVERAGEIF([.$H$3:.$H888];&quot;&gt;0&quot;)" office:value-type="float" office:value="1.92678800856531">
            <text:p>1.9</text:p>
          </table:table-cell>
          <table:table-cell table:formula="of:=AVERAGEIF([.$H$3:.$H888];&quot;&lt;0&quot;)" office:value-type="float" office:value="-3.97478991596639">
            <text:p>-4.0</text:p>
          </table:table-cell>
          <table:table-cell table:formula="of:=[.L888]/-[.M888]" office:value-type="percentage" office:value="0.484752162831441">
            <text:p>48%</text:p>
          </table:table-cell>
          <table:table-cell table:formula="of:=COUNTIF([.$G$3:.$G888];&quot;&gt;0&quot;)/COUNTIF([.$B$3:.$B888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tsong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89]-[.E889]" office:value-type="float" office:value="-2">
            <text:p>-2.00</text:p>
          </table:table-cell>
          <table:table-cell table:formula="of:=SUM([.$H$2:.H889])" office:value-type="float" office:value="-48.1899999999999">
            <text:p>-48.19</text:p>
          </table:table-cell>
          <table:table-cell table:formula="of:=SUM([.H$3:.H889])/SUM([.E$3:.E889])" office:value-type="percentage" office:value="-0.0166344494304453">
            <text:p>-2%</text:p>
          </table:table-cell>
          <table:table-cell table:formula="of:=[.O889]-(1-[.O889])/[.N889]" office:value-type="percentage" office:value="0.00677916364469178">
            <text:p>0.7%</text:p>
          </table:table-cell>
          <table:table-cell table:formula="of:=AVERAGEIF([.$H$3:.$H889];&quot;&gt;0&quot;)" office:value-type="float" office:value="1.92678800856531">
            <text:p>1.9</text:p>
          </table:table-cell>
          <table:table-cell table:formula="of:=AVERAGEIF([.$H$3:.$H889];&quot;&lt;0&quot;)" office:value-type="float" office:value="-3.96652719665272">
            <text:p>-4.0</text:p>
          </table:table-cell>
          <table:table-cell table:formula="of:=[.L889]/-[.M889]" office:value-type="percentage" office:value="0.485761955745895">
            <text:p>49%</text:p>
          </table:table-cell>
          <table:table-cell table:formula="of:=COUNTIF([.$G$3:.$G889];&quot;&gt;0&quot;)/COUNTIF([.$B$3:.$B889];&quot;&gt;0&quot;)" office:value-type="percentage" office:value="0.6752717391304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raonic</text:p>
          </table:table-cell>
          <table:table-cell office:value-type="float" office:value="7">
            <text:p>7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890]-[.E890]" office:value-type="float" office:value="-7">
            <text:p>-7.00</text:p>
          </table:table-cell>
          <table:table-cell table:formula="of:=SUM([.$H$2:.H890])" office:value-type="float" office:value="-55.19">
            <text:p>-55.19</text:p>
          </table:table-cell>
          <table:table-cell table:formula="of:=SUM([.H$3:.H890])/SUM([.E$3:.E890])" office:value-type="percentage" office:value="-0.0190048209366391">
            <text:p>-2%</text:p>
          </table:table-cell>
          <table:table-cell table:formula="of:=[.O890]-(1-[.O890])/[.N890]" office:value-type="percentage" office:value="0.00184053630378167">
            <text:p>0.2%</text:p>
          </table:table-cell>
          <table:table-cell table:formula="of:=AVERAGEIF([.$H$3:.$H890];&quot;&gt;0&quot;)" office:value-type="float" office:value="1.92678800856531">
            <text:p>1.9</text:p>
          </table:table-cell>
          <table:table-cell table:formula="of:=AVERAGEIF([.$H$3:.$H890];&quot;&lt;0&quot;)" office:value-type="float" office:value="-3.97916666666667">
            <text:p>-4.0</text:p>
          </table:table-cell>
          <table:table-cell table:formula="of:=[.L890]/-[.M890]" office:value-type="percentage" office:value="0.484218975974528">
            <text:p>48%</text:p>
          </table:table-cell>
          <table:table-cell table:formula="of:=COUNTIF([.$G$3:.$G890];&quot;&gt;0&quot;)/COUNTIF([.$B$3:.$B890];&quot;&gt;0&quot;)" office:value-type="percentage" office:value="0.6743554952510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892]-[.E892]" office:value-type="float" office:value="0.65">
            <text:p>0.65</text:p>
          </table:table-cell>
          <table:table-cell table:formula="of:=SUM([.$H$2:.H892])" office:value-type="float" office:value="-54.54">
            <text:p>-54.54</text:p>
          </table:table-cell>
          <table:table-cell table:formula="of:=SUM([.H$3:.H892])/SUM([.E$3:.E892])" office:value-type="percentage" office:value="-0.0187745266781411">
            <text:p>-2%</text:p>
          </table:table-cell>
          <table:table-cell table:formula="of:=[.O892]-(1-[.O892])/[.N892]" office:value-type="percentage" office:value="0.0022407698034731">
            <text:p>0.2%</text:p>
          </table:table-cell>
          <table:table-cell table:formula="of:=AVERAGEIF([.$H$3:.$H892];&quot;&gt;0&quot;)" office:value-type="float" office:value="1.92405982905983">
            <text:p>1.9</text:p>
          </table:table-cell>
          <table:table-cell table:formula="of:=AVERAGEIF([.$H$3:.$H892];&quot;&lt;0&quot;)" office:value-type="float" office:value="-3.97916666666667">
            <text:p>-4.0</text:p>
          </table:table-cell>
          <table:table-cell table:formula="of:=[.L892]/-[.M892]" office:value-type="percentage" office:value="0.483533360182574">
            <text:p>48%</text:p>
          </table:table-cell>
          <table:table-cell table:formula="of:=COUNTIF([.$G$3:.$G892];&quot;&gt;0&quot;)/COUNTIF([.$B$3:.$B892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11.52">
            <text:p>11.52</text:p>
          </table:table-cell>
          <table:table-cell table:formula="of:=[.G893]-[.E893]" office:value-type="float" office:value="2.52">
            <text:p>2.52</text:p>
          </table:table-cell>
          <table:table-cell table:formula="of:=SUM([.$H$2:.H893])" office:value-type="float" office:value="-52.02">
            <text:p>-52.02</text:p>
          </table:table-cell>
          <table:table-cell table:formula="of:=SUM([.H$3:.H893])/SUM([.E$3:.E893])" office:value-type="percentage" office:value="-0.0178517501715854">
            <text:p>-2%</text:p>
          </table:table-cell>
          <table:table-cell table:formula="of:=[.O893]-(1-[.O893])/[.N893]" office:value-type="percentage" office:value="0.00403418409127965">
            <text:p>0.4%</text:p>
          </table:table-cell>
          <table:table-cell table:formula="of:=AVERAGEIF([.$H$3:.$H893];&quot;&gt;0&quot;)" office:value-type="float" office:value="1.92533049040512">
            <text:p>1.9</text:p>
          </table:table-cell>
          <table:table-cell table:formula="of:=AVERAGEIF([.$H$3:.$H893];&quot;&lt;0&quot;)" office:value-type="float" office:value="-3.97916666666667">
            <text:p>-4.0</text:p>
          </table:table-cell>
          <table:table-cell table:formula="of:=[.L893]/-[.M893]" office:value-type="percentage" office:value="0.483852688688197">
            <text:p>48%</text:p>
          </table:table-cell>
          <table:table-cell table:formula="of:=COUNTIF([.$G$3:.$G893];&quot;&gt;0&quot;)/COUNTIF([.$B$3:.$B893];&quot;&gt;0&quot;)" office:value-type="percentage" office:value="0.6752368064952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894]-[.E894]" office:value-type="float" office:value="-2">
            <text:p>-2.00</text:p>
          </table:table-cell>
          <table:table-cell table:formula="of:=SUM([.$H$2:.H894])" office:value-type="float" office:value="-54.02">
            <text:p>-54.02</text:p>
          </table:table-cell>
          <table:table-cell table:formula="of:=SUM([.H$3:.H894])/SUM([.E$3:.E894])" office:value-type="percentage" office:value="-0.0185253772290809">
            <text:p>-2%</text:p>
          </table:table-cell>
          <table:table-cell table:formula="of:=[.O894]-(1-[.O894])/[.N894]" office:value-type="percentage" office:value="0.00262497208941148">
            <text:p>0.3%</text:p>
          </table:table-cell>
          <table:table-cell table:formula="of:=AVERAGEIF([.$H$3:.$H894];&quot;&gt;0&quot;)" office:value-type="float" office:value="1.92533049040512">
            <text:p>1.9</text:p>
          </table:table-cell>
          <table:table-cell table:formula="of:=AVERAGEIF([.$H$3:.$H894];&quot;&lt;0&quot;)" office:value-type="float" office:value="-3.97095435684647">
            <text:p>-4.0</text:p>
          </table:table-cell>
          <table:table-cell table:formula="of:=[.L894]/-[.M894]" office:value-type="percentage" office:value="0.484853341888854">
            <text:p>48%</text:p>
          </table:table-cell>
          <table:table-cell table:formula="of:=COUNTIF([.$G$3:.$G894];&quot;&gt;0&quot;)/COUNTIF([.$B$3:.$B894];&quot;&gt;0&quot;)" office:value-type="percentage" office:value="0.674324324324324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1">
            <text:p>2020-01-11</text:p>
          </table:table-cell>
          <table:table-cell office:value-type="string">
            <text:p>adl</text:p>
          </table:table-cell>
          <table:table-cell office:value-type="string">
            <text:p>jarry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896]-[.E896]" office:value-type="float" office:value="2.2">
            <text:p>2.20</text:p>
          </table:table-cell>
          <table:table-cell table:formula="of:=SUM([.$H$2:.H896])" office:value-type="float" office:value="-51.82">
            <text:p>-51.82</text:p>
          </table:table-cell>
          <table:table-cell table:formula="of:=SUM([.H$3:.H896])/SUM([.E$3:.E896])" office:value-type="percentage" office:value="-0.0177465753424657">
            <text:p>-2%</text:p>
          </table:table-cell>
          <table:table-cell table:formula="of:=[.O896]-(1-[.O896])/[.N896]" office:value-type="percentage" office:value="0.00417450392506202">
            <text:p>0.4%</text:p>
          </table:table-cell>
          <table:table-cell table:formula="of:=AVERAGEIF([.$H$3:.$H896];&quot;&gt;0&quot;)" office:value-type="float" office:value="1.92591489361702">
            <text:p>1.9</text:p>
          </table:table-cell>
          <table:table-cell table:formula="of:=AVERAGEIF([.$H$3:.$H896];&quot;&lt;0&quot;)" office:value-type="float" office:value="-3.97095435684647">
            <text:p>-4.0</text:p>
          </table:table-cell>
          <table:table-cell table:formula="of:=[.L896]/-[.M896]" office:value-type="percentage" office:value="0.485000511349741">
            <text:p>49%</text:p>
          </table:table-cell>
          <table:table-cell table:formula="of:=COUNTIF([.$G$3:.$G896];&quot;&gt;0&quot;)/COUNTIF([.$B$3:.$B896];&quot;&gt;0&quot;)" office:value-type="percentage" office:value="0.6747638326585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barrere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98]-[.E898]" office:value-type="float" office:value="4.34">
            <text:p>4.34</text:p>
          </table:table-cell>
          <table:table-cell table:formula="of:=SUM([.$H$2:.H898])" office:value-type="float" office:value="-47.48">
            <text:p>-47.48</text:p>
          </table:table-cell>
          <table:table-cell table:formula="of:=SUM([.H$3:.H898])/SUM([.E$3:.E898])" office:value-type="percentage" office:value="-0.0162213870857533">
            <text:p>-2%</text:p>
          </table:table-cell>
          <table:table-cell table:formula="of:=[.O898]-(1-[.O898])/[.N898]" office:value-type="percentage" office:value="0.00729409357597166">
            <text:p>0.7%</text:p>
          </table:table-cell>
          <table:table-cell table:formula="of:=AVERAGEIF([.$H$3:.$H898];&quot;&gt;0&quot;)" office:value-type="float" office:value="1.93104033970276">
            <text:p>1.9</text:p>
          </table:table-cell>
          <table:table-cell table:formula="of:=AVERAGEIF([.$H$3:.$H898];&quot;&lt;0&quot;)" office:value-type="float" office:value="-3.97095435684647">
            <text:p>-4.0</text:p>
          </table:table-cell>
          <table:table-cell table:formula="of:=[.L898]/-[.M898]" office:value-type="percentage" office:value="0.486291245421489">
            <text:p>49%</text:p>
          </table:table-cell>
          <table:table-cell table:formula="of:=COUNTIF([.$G$3:.$G898];&quot;&gt;0&quot;)/COUNTIF([.$B$3:.$B898];&quot;&gt;0&quot;)" office:value-type="percentage" office:value="0.6752021563342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fritz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99]-[.E899]" office:value-type="float" office:value="-3">
            <text:p>-3.00</text:p>
          </table:table-cell>
          <table:table-cell table:formula="of:=SUM([.$H$2:.H899])" office:value-type="float" office:value="-50.48">
            <text:p>-50.48</text:p>
          </table:table-cell>
          <table:table-cell table:formula="of:=SUM([.H$3:.H899])/SUM([.E$3:.E899])" office:value-type="percentage" office:value="-0.0172286689419795">
            <text:p>-2%</text:p>
          </table:table-cell>
          <table:table-cell table:formula="of:=[.O899]-(1-[.O899])/[.N899]" office:value-type="percentage" office:value="0.00519333878447004">
            <text:p>0.5%</text:p>
          </table:table-cell>
          <table:table-cell table:formula="of:=AVERAGEIF([.$H$3:.$H899];&quot;&gt;0&quot;)" office:value-type="float" office:value="1.93104033970276">
            <text:p>1.9</text:p>
          </table:table-cell>
          <table:table-cell table:formula="of:=AVERAGEIF([.$H$3:.$H899];&quot;&lt;0&quot;)" office:value-type="float" office:value="-3.96694214876033">
            <text:p>-4.0</text:p>
          </table:table-cell>
          <table:table-cell table:formula="of:=[.L899]/-[.M899]" office:value-type="percentage" office:value="0.486783085633404">
            <text:p>49%</text:p>
          </table:table-cell>
          <table:table-cell table:formula="of:=COUNTIF([.$G$3:.$G899];&quot;&gt;0&quot;)/COUNTIF([.$B$3:.$B899];&quot;&gt;0&quot;)" office:value-type="percentage" office:value="0.67429340511440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900]-[.E900]" office:value-type="float" office:value="-1">
            <text:p>-1.00</text:p>
          </table:table-cell>
          <table:table-cell table:formula="of:=SUM([.$H$2:.H900])" office:value-type="float" office:value="-51.4799999999999">
            <text:p>-51.48</text:p>
          </table:table-cell>
          <table:table-cell table:formula="of:=SUM([.H$3:.H900])/SUM([.E$3:.E900])" office:value-type="percentage" office:value="-0.0175639713408393">
            <text:p>-2%</text:p>
          </table:table-cell>
          <table:table-cell table:formula="of:=[.O900]-(1-[.O900])/[.N900]" office:value-type="percentage" office:value="0.00449031605469252">
            <text:p>0.4%</text:p>
          </table:table-cell>
          <table:table-cell table:formula="of:=AVERAGEIF([.$H$3:.$H900];&quot;&gt;0&quot;)" office:value-type="float" office:value="1.93104033970276">
            <text:p>1.9</text:p>
          </table:table-cell>
          <table:table-cell table:formula="of:=AVERAGEIF([.$H$3:.$H900];&quot;&lt;0&quot;)" office:value-type="float" office:value="-3.95473251028807">
            <text:p>-4.0</text:p>
          </table:table-cell>
          <table:table-cell table:formula="of:=[.L900]/-[.M900]" office:value-type="percentage" office:value="0.48828595478436">
            <text:p>49%</text:p>
          </table:table-cell>
          <table:table-cell table:formula="of:=COUNTIF([.$G$3:.$G900];&quot;&gt;0&quot;)/COUNTIF([.$B$3:.$B900];&quot;&gt;0&quot;)" office:value-type="percentage" office:value="0.67338709677419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popyrin</text:p>
          </table:table-cell>
          <table:table-cell office:value-type="float" office:value="7">
            <text:p>7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901]-[.E901]" office:value-type="float" office:value="-7">
            <text:p>-7.00</text:p>
          </table:table-cell>
          <table:table-cell table:formula="of:=SUM([.$H$2:.H901])" office:value-type="float" office:value="-58.4799999999999">
            <text:p>-58.48</text:p>
          </table:table-cell>
          <table:table-cell table:formula="of:=SUM([.H$3:.H901])/SUM([.E$3:.E901])" office:value-type="percentage" office:value="-0.0199046970728386">
            <text:p>-2%</text:p>
          </table:table-cell>
          <table:table-cell table:formula="of:=[.O901]-(1-[.O901])/[.N901]" office:value-type="percentage" office:value="-0.000381468269124996">
            <text:p>0.0%</text:p>
          </table:table-cell>
          <table:table-cell table:formula="of:=AVERAGEIF([.$H$3:.$H901];&quot;&gt;0&quot;)" office:value-type="float" office:value="1.93104033970276">
            <text:p>1.9</text:p>
          </table:table-cell>
          <table:table-cell table:formula="of:=AVERAGEIF([.$H$3:.$H901];&quot;&lt;0&quot;)" office:value-type="float" office:value="-3.9672131147541">
            <text:p>-4.0</text:p>
          </table:table-cell>
          <table:table-cell table:formula="of:=[.L901]/-[.M901]" office:value-type="percentage" office:value="0.486749837693671">
            <text:p>49%</text:p>
          </table:table-cell>
          <table:table-cell table:formula="of:=COUNTIF([.$G$3:.$G901];&quot;&gt;0&quot;)/COUNTIF([.$B$3:.$B901];&quot;&gt;0&quot;)" office:value-type="percentage" office:value="0.6724832214765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902]-[.E902]" office:value-type="float" office:value="2.16">
            <text:p>2.16</text:p>
          </table:table-cell>
          <table:table-cell table:formula="of:=SUM([.$H$2:.H902])" office:value-type="float" office:value="-56.32">
            <text:p>-56.32</text:p>
          </table:table-cell>
          <table:table-cell table:formula="of:=SUM([.H$3:.H902])/SUM([.E$3:.E902])" office:value-type="percentage" office:value="-0.0191304347826087">
            <text:p>-2%</text:p>
          </table:table-cell>
          <table:table-cell table:formula="of:=[.O902]-(1-[.O902])/[.N902]" office:value-type="percentage" office:value="0.00112828262962272">
            <text:p>0.1%</text:p>
          </table:table-cell>
          <table:table-cell table:formula="of:=AVERAGEIF([.$H$3:.$H902];&quot;&gt;0&quot;)" office:value-type="float" office:value="1.93152542372881">
            <text:p>1.9</text:p>
          </table:table-cell>
          <table:table-cell table:formula="of:=AVERAGEIF([.$H$3:.$H902];&quot;&lt;0&quot;)" office:value-type="float" office:value="-3.9672131147541">
            <text:p>-4.0</text:p>
          </table:table-cell>
          <table:table-cell table:formula="of:=[.L902]/-[.M902]" office:value-type="percentage" office:value="0.486872110939907">
            <text:p>49%</text:p>
          </table:table-cell>
          <table:table-cell table:formula="of:=COUNTIF([.$G$3:.$G902];&quot;&gt;0&quot;)/COUNTIF([.$B$3:.$B902];&quot;&gt;0&quot;)" office:value-type="percentage" office:value="0.6729222520107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pospisil v</text:p>
          </table:table-cell>
          <table:table-cell office:value-type="float" office:value="1">
            <text:p>1</text:p>
          </table:table-cell>
          <table:table-cell table:number-columns-repeated="2" office:value-type="float" office:value="1.07">
            <text:p>1.07</text:p>
          </table:table-cell>
          <table:table-cell table:formula="of:=[.G903]-[.E903]" office:value-type="float" office:value="0.0700000000000001">
            <text:p>0.07</text:p>
          </table:table-cell>
          <table:table-cell table:formula="of:=SUM([.$H$2:.H903])" office:value-type="float" office:value="-56.25">
            <text:p>-56.25</text:p>
          </table:table-cell>
          <table:table-cell table:formula="of:=SUM([.H$3:.H903])/SUM([.E$3:.E903])" office:value-type="percentage" office:value="-0.0191001697792869">
            <text:p>-2%</text:p>
          </table:table-cell>
          <table:table-cell table:formula="of:=[.O903]-(1-[.O903])/[.N903]" office:value-type="percentage" office:value="0.00109569068706938">
            <text:p>0.1%</text:p>
          </table:table-cell>
          <table:table-cell table:formula="of:=AVERAGEIF([.$H$3:.$H903];&quot;&gt;0&quot;)" office:value-type="float" office:value="1.92758985200846">
            <text:p>1.9</text:p>
          </table:table-cell>
          <table:table-cell table:formula="of:=AVERAGEIF([.$H$3:.$H903];&quot;&lt;0&quot;)" office:value-type="float" office:value="-3.9672131147541">
            <text:p>-4.0</text:p>
          </table:table-cell>
          <table:table-cell table:formula="of:=[.L903]/-[.M903]" office:value-type="percentage" office:value="0.485880086663288">
            <text:p>49%</text:p>
          </table:table-cell>
          <table:table-cell table:formula="of:=COUNTIF([.$G$3:.$G903];&quot;&gt;0&quot;)/COUNTIF([.$B$3:.$B903];&quot;&gt;0&quot;)" office:value-type="percentage" office:value="0.67336010709504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05]-[.E905]" office:value-type="float" office:value="2.1">
            <text:p>2.10</text:p>
          </table:table-cell>
          <table:table-cell table:formula="of:=SUM([.$H$2:.H905])" office:value-type="float" office:value="-54.15">
            <text:p>-54.15</text:p>
          </table:table-cell>
          <table:table-cell table:formula="of:=SUM([.H$3:.H905])/SUM([.E$3:.E905])" office:value-type="percentage" office:value="-0.0183683853459973">
            <text:p>-2%</text:p>
          </table:table-cell>
          <table:table-cell table:formula="of:=[.O905]-(1-[.O905])/[.N905]" office:value-type="percentage" office:value="0.00255778645847782">
            <text:p>0.3%</text:p>
          </table:table-cell>
          <table:table-cell table:formula="of:=AVERAGEIF([.$H$3:.$H905];&quot;&gt;0&quot;)" office:value-type="float" office:value="1.92795358649789">
            <text:p>1.9</text:p>
          </table:table-cell>
          <table:table-cell table:formula="of:=AVERAGEIF([.$H$3:.$H905];&quot;&lt;0&quot;)" office:value-type="float" office:value="-3.9672131147541">
            <text:p>-4.0</text:p>
          </table:table-cell>
          <table:table-cell table:formula="of:=[.L905]/-[.M905]" office:value-type="percentage" office:value="0.485971771803187">
            <text:p>49%</text:p>
          </table:table-cell>
          <table:table-cell table:formula="of:=COUNTIF([.$G$3:.$G905];&quot;&gt;0&quot;)/COUNTIF([.$B$3:.$B905];&quot;&gt;0&quot;)" office:value-type="percentage" office:value="0.673796791443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906]-[.E906]" office:value-type="float" office:value="0.6">
            <text:p>0.60</text:p>
          </table:table-cell>
          <table:table-cell table:formula="of:=SUM([.$H$2:.H906])" office:value-type="float" office:value="-53.55">
            <text:p>-53.55</text:p>
          </table:table-cell>
          <table:table-cell table:formula="of:=SUM([.H$3:.H906])/SUM([.E$3:.E906])" office:value-type="percentage" office:value="-0.0181525423728813">
            <text:p>-2%</text:p>
          </table:table-cell>
          <table:table-cell table:formula="of:=[.O906]-(1-[.O906])/[.N906]" office:value-type="percentage" office:value="0.00291602100411092">
            <text:p>0.3%</text:p>
          </table:table-cell>
          <table:table-cell table:formula="of:=AVERAGEIF([.$H$3:.$H906];&quot;&gt;0&quot;)" office:value-type="float" office:value="1.92515789473684">
            <text:p>1.9</text:p>
          </table:table-cell>
          <table:table-cell table:formula="of:=AVERAGEIF([.$H$3:.$H906];&quot;&lt;0&quot;)" office:value-type="float" office:value="-3.9672131147541">
            <text:p>-4.0</text:p>
          </table:table-cell>
          <table:table-cell table:formula="of:=[.L906]/-[.M906]" office:value-type="percentage" office:value="0.485267072640278">
            <text:p>49%</text:p>
          </table:table-cell>
          <table:table-cell table:formula="of:=COUNTIF([.$G$3:.$G906];&quot;&gt;0&quot;)/COUNTIF([.$B$3:.$B906];&quot;&gt;0&quot;)" office:value-type="percentage" office:value="0.674232309746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11.1">
            <text:p>11.10</text:p>
          </table:table-cell>
          <table:table-cell table:formula="of:=[.G907]-[.E907]" office:value-type="float" office:value="5.1">
            <text:p>5.10</text:p>
          </table:table-cell>
          <table:table-cell table:formula="of:=SUM([.$H$2:.H907])" office:value-type="float" office:value="-48.4499999999999">
            <text:p>-48.45</text:p>
          </table:table-cell>
          <table:table-cell table:formula="of:=SUM([.H$3:.H907])/SUM([.E$3:.E907])" office:value-type="percentage" office:value="-0.0163903924221921">
            <text:p>-2%</text:p>
          </table:table-cell>
          <table:table-cell table:formula="of:=[.O907]-(1-[.O907])/[.N907]" office:value-type="percentage" office:value="0.00656016529824333">
            <text:p>0.7%</text:p>
          </table:table-cell>
          <table:table-cell table:formula="of:=AVERAGEIF([.$H$3:.$H907];&quot;&gt;0&quot;)" office:value-type="float" office:value="1.93182773109244">
            <text:p>1.9</text:p>
          </table:table-cell>
          <table:table-cell table:formula="of:=AVERAGEIF([.$H$3:.$H907];&quot;&lt;0&quot;)" office:value-type="float" office:value="-3.9672131147541">
            <text:p>-4.0</text:p>
          </table:table-cell>
          <table:table-cell table:formula="of:=[.L907]/-[.M907]" office:value-type="percentage" office:value="0.486948312382804">
            <text:p>49%</text:p>
          </table:table-cell>
          <table:table-cell table:formula="of:=COUNTIF([.$G$3:.$G907];&quot;&gt;0&quot;)/COUNTIF([.$B$3:.$B907];&quot;&gt;0&quot;)" office:value-type="percentage" office:value="0.674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querrey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908]-[.E908]" office:value-type="float" office:value="3.9">
            <text:p>3.90</text:p>
          </table:table-cell>
          <table:table-cell table:formula="of:=SUM([.$H$2:.H908])" office:value-type="float" office:value="-44.55">
            <text:p>-44.55</text:p>
          </table:table-cell>
          <table:table-cell table:formula="of:=SUM([.H$3:.H908])/SUM([.E$3:.E908])" office:value-type="percentage" office:value="-0.0150405131667792">
            <text:p>-2%</text:p>
          </table:table-cell>
          <table:table-cell table:formula="of:=[.O908]-(1-[.O908])/[.N908]" office:value-type="percentage" office:value="0.00930504413809152">
            <text:p>0.9%</text:p>
          </table:table-cell>
          <table:table-cell table:formula="of:=AVERAGEIF([.$H$3:.$H908];&quot;&gt;0&quot;)" office:value-type="float" office:value="1.93595387840671">
            <text:p>1.9</text:p>
          </table:table-cell>
          <table:table-cell table:formula="of:=AVERAGEIF([.$H$3:.$H908];&quot;&lt;0&quot;)" office:value-type="float" office:value="-3.9672131147541">
            <text:p>-4.0</text:p>
          </table:table-cell>
          <table:table-cell table:formula="of:=[.L908]/-[.M908]" office:value-type="percentage" office:value="0.487988374309129">
            <text:p>49%</text:p>
          </table:table-cell>
          <table:table-cell table:formula="of:=COUNTIF([.$G$3:.$G908];&quot;&gt;0&quot;)/COUNTIF([.$B$3:.$B908];&quot;&gt;0&quot;)" office:value-type="percentage" office:value="0.6750998668442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909]-[.E909]" office:value-type="float" office:value="0.34">
            <text:p>0.34</text:p>
          </table:table-cell>
          <table:table-cell table:formula="of:=SUM([.$H$2:.H909])" office:value-type="float" office:value="-44.2099999999999">
            <text:p>-44.21</text:p>
          </table:table-cell>
          <table:table-cell table:formula="of:=SUM([.H$3:.H909])/SUM([.E$3:.E909])" office:value-type="percentage" office:value="-0.0149206884913938">
            <text:p>-1%</text:p>
          </table:table-cell>
          <table:table-cell table:formula="of:=[.O909]-(1-[.O909])/[.N909]" office:value-type="percentage" office:value="0.00947374979069748">
            <text:p>0.9%</text:p>
          </table:table-cell>
          <table:table-cell table:formula="of:=AVERAGEIF([.$H$3:.$H909];&quot;&gt;0&quot;)" office:value-type="float" office:value="1.93261506276151">
            <text:p>1.9</text:p>
          </table:table-cell>
          <table:table-cell table:formula="of:=AVERAGEIF([.$H$3:.$H909];&quot;&lt;0&quot;)" office:value-type="float" office:value="-3.9672131147541">
            <text:p>-4.0</text:p>
          </table:table-cell>
          <table:table-cell table:formula="of:=[.L909]/-[.M909]" office:value-type="percentage" office:value="0.487146772018396">
            <text:p>49%</text:p>
          </table:table-cell>
          <table:table-cell table:formula="of:=COUNTIF([.$G$3:.$G909];&quot;&gt;0&quot;)/COUNTIF([.$B$3:.$B909];&quot;&gt;0&quot;)" office:value-type="percentage" office:value="0.6755319148936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andgren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910]-[.E910]" office:value-type="float" office:value="1.2">
            <text:p>1.20</text:p>
          </table:table-cell>
          <table:table-cell table:formula="of:=SUM([.$H$2:.H910])" office:value-type="float" office:value="-43.0099999999999">
            <text:p>-43.01</text:p>
          </table:table-cell>
          <table:table-cell table:formula="of:=SUM([.H$3:.H910])/SUM([.E$3:.E910])" office:value-type="percentage" office:value="-0.0144912398921833">
            <text:p>-1%</text:p>
          </table:table-cell>
          <table:table-cell table:formula="of:=[.O910]-(1-[.O910])/[.N910]" office:value-type="percentage" office:value="0.0102623556592194">
            <text:p>1.0%</text:p>
          </table:table-cell>
          <table:table-cell table:formula="of:=AVERAGEIF([.$H$3:.$H910];&quot;&gt;0&quot;)" office:value-type="float" office:value="1.93108559498956">
            <text:p>1.9</text:p>
          </table:table-cell>
          <table:table-cell table:formula="of:=AVERAGEIF([.$H$3:.$H910];&quot;&lt;0&quot;)" office:value-type="float" office:value="-3.9672131147541">
            <text:p>-4.0</text:p>
          </table:table-cell>
          <table:table-cell table:formula="of:=[.L910]/-[.M910]" office:value-type="percentage" office:value="0.48676124501803">
            <text:p>49%</text:p>
          </table:table-cell>
          <table:table-cell table:formula="of:=COUNTIF([.$G$3:.$G910];&quot;&gt;0&quot;)/COUNTIF([.$B$3:.$B910];&quot;&gt;0&quot;)" office:value-type="percentage" office:value="0.6759628154050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ruud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11]-[.E911]" office:value-type="float" office:value="-4">
            <text:p>-4.00</text:p>
          </table:table-cell>
          <table:table-cell table:formula="of:=SUM([.$H$2:.H911])" office:value-type="float" office:value="-47.0099999999999">
            <text:p>-47.01</text:p>
          </table:table-cell>
          <table:table-cell table:formula="of:=SUM([.H$3:.H911])/SUM([.E$3:.E911])" office:value-type="percentage" office:value="-0.0158176312247644">
            <text:p>-2%</text:p>
          </table:table-cell>
          <table:table-cell table:formula="of:=[.O911]-(1-[.O911])/[.N911]" office:value-type="percentage" office:value="0.00750156507534638">
            <text:p>0.8%</text:p>
          </table:table-cell>
          <table:table-cell table:formula="of:=AVERAGEIF([.$H$3:.$H911];&quot;&gt;0&quot;)" office:value-type="float" office:value="1.93108559498956">
            <text:p>1.9</text:p>
          </table:table-cell>
          <table:table-cell table:formula="of:=AVERAGEIF([.$H$3:.$H911];&quot;&lt;0&quot;)" office:value-type="float" office:value="-3.96734693877551">
            <text:p>-4.0</text:p>
          </table:table-cell>
          <table:table-cell table:formula="of:=[.L911]/-[.M911]" office:value-type="percentage" office:value="0.486744825897574">
            <text:p>49%</text:p>
          </table:table-cell>
          <table:table-cell table:formula="of:=COUNTIF([.$G$3:.$G911];&quot;&gt;0&quot;)/COUNTIF([.$B$3:.$B911];&quot;&gt;0&quot;)" office:value-type="percentage" office:value="0.67506631299734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monteiro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912]-[.E912]" office:value-type="float" office:value="1.8">
            <text:p>1.80</text:p>
          </table:table-cell>
          <table:table-cell table:formula="of:=SUM([.$H$2:.H912])" office:value-type="float" office:value="-45.2099999999999">
            <text:p>-45.21</text:p>
          </table:table-cell>
          <table:table-cell table:formula="of:=SUM([.H$3:.H912])/SUM([.E$3:.E912])" office:value-type="percentage" office:value="-0.0152017484868863">
            <text:p>-2%</text:p>
          </table:table-cell>
          <table:table-cell table:formula="of:=[.O912]-(1-[.O912])/[.N912]" office:value-type="percentage" office:value="0.00872183694070694">
            <text:p>0.9%</text:p>
          </table:table-cell>
          <table:table-cell table:formula="of:=AVERAGEIF([.$H$3:.$H912];&quot;&gt;0&quot;)" office:value-type="float" office:value="1.9308125">
            <text:p>1.9</text:p>
          </table:table-cell>
          <table:table-cell table:formula="of:=AVERAGEIF([.$H$3:.$H912];&quot;&lt;0&quot;)" office:value-type="float" office:value="-3.96734693877551">
            <text:p>-4.0</text:p>
          </table:table-cell>
          <table:table-cell table:formula="of:=[.L912]/-[.M912]" office:value-type="percentage" office:value="0.486675990226337">
            <text:p>49%</text:p>
          </table:table-cell>
          <table:table-cell table:formula="of:=COUNTIF([.$G$3:.$G912];&quot;&gt;0&quot;)/COUNTIF([.$B$3:.$B912];&quot;&gt;0&quot;)" office:value-type="percentage" office:value="0.67549668874172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inner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13]-[.E913]" office:value-type="float" office:value="-6">
            <text:p>-6.00</text:p>
          </table:table-cell>
          <table:table-cell table:formula="of:=SUM([.$H$2:.H913])" office:value-type="float" office:value="-51.2099999999999">
            <text:p>-51.21</text:p>
          </table:table-cell>
          <table:table-cell table:formula="of:=SUM([.H$3:.H913])/SUM([.E$3:.E913])" office:value-type="percentage" office:value="-0.0171845637583892">
            <text:p>-2%</text:p>
          </table:table-cell>
          <table:table-cell table:formula="of:=[.O913]-(1-[.O913])/[.N913]" office:value-type="percentage" office:value="0.00459985027686427">
            <text:p>0.5%</text:p>
          </table:table-cell>
          <table:table-cell table:formula="of:=AVERAGEIF([.$H$3:.$H913];&quot;&gt;0&quot;)" office:value-type="float" office:value="1.9308125">
            <text:p>1.9</text:p>
          </table:table-cell>
          <table:table-cell table:formula="of:=AVERAGEIF([.$H$3:.$H913];&quot;&lt;0&quot;)" office:value-type="float" office:value="-3.97560975609756">
            <text:p>-4.0</text:p>
          </table:table-cell>
          <table:table-cell table:formula="of:=[.L913]/-[.M913]" office:value-type="percentage" office:value="0.48566449386503">
            <text:p>49%</text:p>
          </table:table-cell>
          <table:table-cell table:formula="of:=COUNTIF([.$G$3:.$G913];&quot;&gt;0&quot;)/COUNTIF([.$B$3:.$B913];&quot;&gt;0&quot;)" office:value-type="percentage" office:value="0.6746031746031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table:style-name="ce9"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4]-[.E914]" office:value-type="float" office:value="-2">
            <text:p>-2.00</text:p>
          </table:table-cell>
          <table:table-cell table:formula="of:=SUM([.$H$2:.H914])" office:value-type="float" office:value="-53.2099999999999">
            <text:p>-53.21</text:p>
          </table:table-cell>
          <table:table-cell table:formula="of:=SUM([.H$3:.H914])/SUM([.E$3:.E914])" office:value-type="percentage" office:value="-0.0178437290409121">
            <text:p>-2%</text:p>
          </table:table-cell>
          <table:table-cell table:formula="of:=[.O914]-(1-[.O914])/[.N914]" office:value-type="percentage" office:value="0.00322543388243213">
            <text:p>0.3%</text:p>
          </table:table-cell>
          <table:table-cell table:formula="of:=AVERAGEIF([.$H$3:.$H914];&quot;&gt;0&quot;)" office:value-type="float" office:value="1.9308125">
            <text:p>1.9</text:p>
          </table:table-cell>
          <table:table-cell table:formula="of:=AVERAGEIF([.$H$3:.$H914];&quot;&lt;0&quot;)" office:value-type="float" office:value="-3.96761133603239">
            <text:p>-4.0</text:p>
          </table:table-cell>
          <table:table-cell table:formula="of:=[.L914]/-[.M914]" office:value-type="percentage" office:value="0.486643558673469">
            <text:p>49%</text:p>
          </table:table-cell>
          <table:table-cell table:formula="of:=COUNTIF([.$G$3:.$G914];&quot;&gt;0&quot;)/COUNTIF([.$B$3:.$B914];&quot;&gt;0&quot;)" office:value-type="percentage" office:value="0.6737120211360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bedene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16]-[.E916]" office:value-type="float" office:value="-3">
            <text:p>-3.00</text:p>
          </table:table-cell>
          <table:table-cell table:formula="of:=SUM([.$H$2:.H916])" office:value-type="float" office:value="-56.2099999999999">
            <text:p>-56.21</text:p>
          </table:table-cell>
          <table:table-cell table:formula="of:=SUM([.H$3:.H916])/SUM([.E$3:.E916])" office:value-type="percentage" office:value="-0.0188308207705192">
            <text:p>-2%</text:p>
          </table:table-cell>
          <table:table-cell table:formula="of:=[.O916]-(1-[.O916])/[.N916]" office:value-type="percentage" office:value="0.00117137652841559">
            <text:p>0.1%</text:p>
          </table:table-cell>
          <table:table-cell table:formula="of:=AVERAGEIF([.$H$3:.$H916];&quot;&gt;0&quot;)" office:value-type="float" office:value="1.9308125">
            <text:p>1.9</text:p>
          </table:table-cell>
          <table:table-cell table:formula="of:=AVERAGEIF([.$H$3:.$H916];&quot;&lt;0&quot;)" office:value-type="float" office:value="-3.96370967741935">
            <text:p>-4.0</text:p>
          </table:table-cell>
          <table:table-cell table:formula="of:=[.L916]/-[.M916]" office:value-type="percentage" office:value="0.487122583926755">
            <text:p>49%</text:p>
          </table:table-cell>
          <table:table-cell table:formula="of:=COUNTIF([.$G$3:.$G916];&quot;&gt;0&quot;)/COUNTIF([.$B$3:.$B916];&quot;&gt;0&quot;)" office:value-type="percentage" office:value="0.67282321899736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17]-[.E917]" office:value-type="float" office:value="0.8">
            <text:p>0.80</text:p>
          </table:table-cell>
          <table:table-cell table:formula="of:=SUM([.$H$2:.H917])" office:value-type="float" office:value="-55.41">
            <text:p>-55.41</text:p>
          </table:table-cell>
          <table:table-cell table:formula="of:=SUM([.H$3:.H917])/SUM([.E$3:.E917])" office:value-type="percentage" office:value="-0.018556597454789">
            <text:p>-2%</text:p>
          </table:table-cell>
          <table:table-cell table:formula="of:=[.O917]-(1-[.O917])/[.N917]" office:value-type="percentage" office:value="0.00166963332707892">
            <text:p>0.2%</text:p>
          </table:table-cell>
          <table:table-cell table:formula="of:=AVERAGEIF([.$H$3:.$H917];&quot;&gt;0&quot;)" office:value-type="float" office:value="1.92846153846154">
            <text:p>1.9</text:p>
          </table:table-cell>
          <table:table-cell table:formula="of:=AVERAGEIF([.$H$3:.$H917];&quot;&lt;0&quot;)" office:value-type="float" office:value="-3.96370967741935">
            <text:p>-4.0</text:p>
          </table:table-cell>
          <table:table-cell table:formula="of:=[.L917]/-[.M917]" office:value-type="percentage" office:value="0.486529462399249">
            <text:p>49%</text:p>
          </table:table-cell>
          <table:table-cell table:formula="of:=COUNTIF([.$G$3:.$G917];&quot;&gt;0&quot;)/COUNTIF([.$B$3:.$B917];&quot;&gt;0&quot;)" office:value-type="percentage" office:value="0.67325428194993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18]-[.E918]" office:value-type="float" office:value="-1">
            <text:p>-1.00</text:p>
          </table:table-cell>
          <table:table-cell table:formula="of:=SUM([.$H$2:.H918])" office:value-type="float" office:value="-56.41">
            <text:p>-56.41</text:p>
          </table:table-cell>
          <table:table-cell table:formula="of:=SUM([.H$3:.H918])/SUM([.E$3:.E918])" office:value-type="percentage" office:value="-0.0188851690659524">
            <text:p>-2%</text:p>
          </table:table-cell>
          <table:table-cell table:formula="of:=[.O918]-(1-[.O918])/[.N918]" office:value-type="percentage" office:value="0.000985136355047711">
            <text:p>0.1%</text:p>
          </table:table-cell>
          <table:table-cell table:formula="of:=AVERAGEIF([.$H$3:.$H918];&quot;&gt;0&quot;)" office:value-type="float" office:value="1.92846153846154">
            <text:p>1.9</text:p>
          </table:table-cell>
          <table:table-cell table:formula="of:=AVERAGEIF([.$H$3:.$H918];&quot;&lt;0&quot;)" office:value-type="float" office:value="-3.95180722891566">
            <text:p>-4.0</text:p>
          </table:table-cell>
          <table:table-cell table:formula="of:=[.L918]/-[.M918]" office:value-type="percentage" office:value="0.487994840525328">
            <text:p>49%</text:p>
          </table:table-cell>
          <table:table-cell table:formula="of:=COUNTIF([.$G$3:.$G918];&quot;&gt;0&quot;)/COUNTIF([.$B$3:.$B918];&quot;&gt;0&quot;)" office:value-type="percentage" office:value="0.6723684210526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herbert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1">
            <text:p>1.00</text:p>
          </table:table-cell>
          <table:table-cell table:formula="of:=[.G919]-[.E919]" office:value-type="float" office:value="0">
            <text:p>0.00</text:p>
          </table:table-cell>
          <table:table-cell table:formula="of:=SUM([.$H$2:.H919])" office:value-type="float" office:value="-56.41">
            <text:p>-56.41</text:p>
          </table:table-cell>
          <table:table-cell table:formula="of:=SUM([.H$3:.H919])/SUM([.E$3:.E919])" office:value-type="percentage" office:value="-0.0188788487282463">
            <text:p>-2%</text:p>
          </table:table-cell>
          <table:table-cell table:formula="of:=[.O919]-(1-[.O919])/[.N919]" office:value-type="percentage" office:value="0.00229790227310933">
            <text:p>0.2%</text:p>
          </table:table-cell>
          <table:table-cell table:formula="of:=AVERAGEIF([.$H$3:.$H919];&quot;&gt;0&quot;)" office:value-type="float" office:value="1.92846153846154">
            <text:p>1.9</text:p>
          </table:table-cell>
          <table:table-cell table:formula="of:=AVERAGEIF([.$H$3:.$H919];&quot;&lt;0&quot;)" office:value-type="float" office:value="-3.95180722891566">
            <text:p>-4.0</text:p>
          </table:table-cell>
          <table:table-cell table:formula="of:=[.L919]/-[.M919]" office:value-type="percentage" office:value="0.487994840525328">
            <text:p>49%</text:p>
          </table:table-cell>
          <table:table-cell table:formula="of:=COUNTIF([.$G$3:.$G919];&quot;&gt;0&quot;)/COUNTIF([.$B$3:.$B919];&quot;&gt;0&quot;)" office:value-type="percentage" office:value="0.6727989487516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20]-[.E920]" office:value-type="float" office:value="0.48">
            <text:p>0.48</text:p>
          </table:table-cell>
          <table:table-cell table:formula="of:=SUM([.$H$2:.H920])" office:value-type="float" office:value="-55.9299999999999">
            <text:p>-55.93</text:p>
          </table:table-cell>
          <table:table-cell table:formula="of:=SUM([.H$3:.H920])/SUM([.E$3:.E920])" office:value-type="percentage" office:value="-0.018711943793911">
            <text:p>-2%</text:p>
          </table:table-cell>
          <table:table-cell table:formula="of:=[.O920]-(1-[.O920])/[.N920]" office:value-type="percentage" office:value="0.00256212855244653">
            <text:p>0.3%</text:p>
          </table:table-cell>
          <table:table-cell table:formula="of:=AVERAGEIF([.$H$3:.$H920];&quot;&gt;0&quot;)" office:value-type="float" office:value="1.92545643153527">
            <text:p>1.9</text:p>
          </table:table-cell>
          <table:table-cell table:formula="of:=AVERAGEIF([.$H$3:.$H920];&quot;&lt;0&quot;)" office:value-type="float" office:value="-3.95180722891566">
            <text:p>-4.0</text:p>
          </table:table-cell>
          <table:table-cell table:formula="of:=[.L920]/-[.M920]" office:value-type="percentage" office:value="0.4872344018824">
            <text:p>49%</text:p>
          </table:table-cell>
          <table:table-cell table:formula="of:=COUNTIF([.$G$3:.$G920];&quot;&gt;0&quot;)/COUNTIF([.$B$3:.$B920];&quot;&gt;0&quot;)" office:value-type="percentage" office:value="0.6732283464566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albot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6">
            <text:p>6.00</text:p>
          </table:table-cell>
          <table:table-cell table:formula="of:=[.G921]-[.E921]" office:value-type="float" office:value="0">
            <text:p>0.00</text:p>
          </table:table-cell>
          <table:table-cell table:formula="of:=SUM([.$H$2:.H921])" office:value-type="float" office:value="-55.9299999999999">
            <text:p>-55.93</text:p>
          </table:table-cell>
          <table:table-cell table:formula="of:=SUM([.H$3:.H921])/SUM([.E$3:.E921])" office:value-type="percentage" office:value="-0.0186744574290484">
            <text:p>-2%</text:p>
          </table:table-cell>
          <table:table-cell table:formula="of:=[.O921]-(1-[.O921])/[.N921]" office:value-type="percentage" office:value="0.00386938657531366">
            <text:p>0.4%</text:p>
          </table:table-cell>
          <table:table-cell table:formula="of:=AVERAGEIF([.$H$3:.$H921];&quot;&gt;0&quot;)" office:value-type="float" office:value="1.92545643153527">
            <text:p>1.9</text:p>
          </table:table-cell>
          <table:table-cell table:formula="of:=AVERAGEIF([.$H$3:.$H921];&quot;&lt;0&quot;)" office:value-type="float" office:value="-3.95180722891566">
            <text:p>-4.0</text:p>
          </table:table-cell>
          <table:table-cell table:formula="of:=[.L921]/-[.M921]" office:value-type="percentage" office:value="0.4872344018824">
            <text:p>49%</text:p>
          </table:table-cell>
          <table:table-cell table:formula="of:=COUNTIF([.$G$3:.$G921];&quot;&gt;0&quot;)/COUNTIF([.$B$3:.$B921];&quot;&gt;0&quot;)" office:value-type="percentage" office:value="0.6736566186107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922]-[.E922]" office:value-type="float" office:value="1.2">
            <text:p>1.20</text:p>
          </table:table-cell>
          <table:table-cell table:formula="of:=SUM([.$H$2:.H922])" office:value-type="float" office:value="-54.7299999999999">
            <text:p>-54.73</text:p>
          </table:table-cell>
          <table:table-cell table:formula="of:=SUM([.H$3:.H922])/SUM([.E$3:.E922])" office:value-type="percentage" office:value="-0.0182615949282616">
            <text:p>-2%</text:p>
          </table:table-cell>
          <table:table-cell table:formula="of:=[.O922]-(1-[.O922])/[.N922]" office:value-type="percentage" office:value="0.00465102174160537">
            <text:p>0.5%</text:p>
          </table:table-cell>
          <table:table-cell table:formula="of:=AVERAGEIF([.$H$3:.$H922];&quot;&gt;0&quot;)" office:value-type="float" office:value="1.92395445134575">
            <text:p>1.9</text:p>
          </table:table-cell>
          <table:table-cell table:formula="of:=AVERAGEIF([.$H$3:.$H922];&quot;&lt;0&quot;)" office:value-type="float" office:value="-3.95180722891566">
            <text:p>-4.0</text:p>
          </table:table-cell>
          <table:table-cell table:formula="of:=[.L922]/-[.M922]" office:value-type="percentage" office:value="0.486854327627127">
            <text:p>49%</text:p>
          </table:table-cell>
          <table:table-cell table:formula="of:=COUNTIF([.$G$3:.$G922];&quot;&gt;0&quot;)/COUNTIF([.$B$3:.$B922];&quot;&gt;0&quot;)" office:value-type="percentage" office:value="0.67408376963350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mannarino</text:p>
          </table:table-cell>
          <table:table-cell office:value-type="float" office:value="7">
            <text:p>7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24]-[.E924]" office:value-type="float" office:value="-7">
            <text:p>-7.00</text:p>
          </table:table-cell>
          <table:table-cell table:formula="of:=SUM([.$H$2:.H924])" office:value-type="float" office:value="-61.73">
            <text:p>-61.73</text:p>
          </table:table-cell>
          <table:table-cell table:formula="of:=SUM([.H$3:.H924])/SUM([.E$3:.E924])" office:value-type="percentage" office:value="-0.0205492676431425">
            <text:p>-2%</text:p>
          </table:table-cell>
          <table:table-cell table:formula="of:=[.O924]-(1-[.O924])/[.N924]" office:value-type="percentage" office:value="-0.000111057727441133">
            <text:p>0.0%</text:p>
          </table:table-cell>
          <table:table-cell table:formula="of:=AVERAGEIF([.$H$3:.$H924];&quot;&gt;0&quot;)" office:value-type="float" office:value="1.92395445134575">
            <text:p>1.9</text:p>
          </table:table-cell>
          <table:table-cell table:formula="of:=AVERAGEIF([.$H$3:.$H924];&quot;&lt;0&quot;)" office:value-type="float" office:value="-3.964">
            <text:p>-4.0</text:p>
          </table:table-cell>
          <table:table-cell table:formula="of:=[.L924]/-[.M924]" office:value-type="percentage" office:value="0.485356824254731">
            <text:p>49%</text:p>
          </table:table-cell>
          <table:table-cell table:formula="of:=COUNTIF([.$G$3:.$G924];&quot;&gt;0&quot;)/COUNTIF([.$B$3:.$B924];&quot;&gt;0&quot;)" office:value-type="percentage" office:value="0.6732026143790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25]-[.E925]" office:value-type="float" office:value="0.6">
            <text:p>0.60</text:p>
          </table:table-cell>
          <table:table-cell table:formula="of:=SUM([.$H$2:.H925])" office:value-type="float" office:value="-61.1299999999999">
            <text:p>-61.13</text:p>
          </table:table-cell>
          <table:table-cell table:formula="of:=SUM([.H$3:.H925])/SUM([.E$3:.E925])" office:value-type="percentage" office:value="-0.0203427620632279">
            <text:p>-2%</text:p>
          </table:table-cell>
          <table:table-cell table:formula="of:=[.O925]-(1-[.O925])/[.N925]" office:value-type="percentage" office:value="0.000237153788391065">
            <text:p>0.0%</text:p>
          </table:table-cell>
          <table:table-cell table:formula="of:=AVERAGEIF([.$H$3:.$H925];&quot;&gt;0&quot;)" office:value-type="float" office:value="1.92121900826446">
            <text:p>1.9</text:p>
          </table:table-cell>
          <table:table-cell table:formula="of:=AVERAGEIF([.$H$3:.$H925];&quot;&lt;0&quot;)" office:value-type="float" office:value="-3.964">
            <text:p>-4.0</text:p>
          </table:table-cell>
          <table:table-cell table:formula="of:=[.L925]/-[.M925]" office:value-type="percentage" office:value="0.484666752841691">
            <text:p>48%</text:p>
          </table:table-cell>
          <table:table-cell table:formula="of:=COUNTIF([.$G$3:.$G925];&quot;&gt;0&quot;)/COUNTIF([.$B$3:.$B925];&quot;&gt;0&quot;)" office:value-type="percentage" office:value="0.6736292428198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926]-[.E926]" office:value-type="float" office:value="0.62">
            <text:p>0.62</text:p>
          </table:table-cell>
          <table:table-cell table:formula="of:=SUM([.$H$2:.H926])" office:value-type="float" office:value="-60.51">
            <text:p>-60.51</text:p>
          </table:table-cell>
          <table:table-cell table:formula="of:=SUM([.H$3:.H926])/SUM([.E$3:.E926])" office:value-type="percentage" office:value="-0.0201297405189621">
            <text:p>-2%</text:p>
          </table:table-cell>
          <table:table-cell table:formula="of:=[.O926]-(1-[.O926])/[.N926]" office:value-type="percentage" office:value="0.000600166042248107">
            <text:p>0.1%</text:p>
          </table:table-cell>
          <table:table-cell table:formula="of:=AVERAGEIF([.$H$3:.$H926];&quot;&gt;0&quot;)" office:value-type="float" office:value="1.91853608247423">
            <text:p>1.9</text:p>
          </table:table-cell>
          <table:table-cell table:formula="of:=AVERAGEIF([.$H$3:.$H926];&quot;&lt;0&quot;)" office:value-type="float" office:value="-3.964">
            <text:p>-4.0</text:p>
          </table:table-cell>
          <table:table-cell table:formula="of:=[.L926]/-[.M926]" office:value-type="percentage" office:value="0.483989929988453">
            <text:p>48%</text:p>
          </table:table-cell>
          <table:table-cell table:formula="of:=COUNTIF([.$G$3:.$G926];&quot;&gt;0&quot;)/COUNTIF([.$B$3:.$B926];&quot;&gt;0&quot;)" office:value-type="percentage" office:value="0.67405475880052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table:style-name="ce9" office:value-type="string">
            <text:p>paul t</text:p>
          </table:table-cell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  <table:table-cell office:value-type="float" office:value="10.36">
            <text:p>10.36</text:p>
          </table:table-cell>
          <table:table-cell table:formula="of:=[.G927]-[.E927]" office:value-type="float" office:value="3.36">
            <text:p>3.36</text:p>
          </table:table-cell>
          <table:table-cell table:formula="of:=SUM([.$H$2:.H927])" office:value-type="float" office:value="-57.1499999999999">
            <text:p>-57.15</text:p>
          </table:table-cell>
          <table:table-cell table:formula="of:=SUM([.H$3:.H927])/SUM([.E$3:.E927])" office:value-type="percentage" office:value="-0.0189678061732492">
            <text:p>-2%</text:p>
          </table:table-cell>
          <table:table-cell table:formula="of:=[.O927]-(1-[.O927])/[.N927]" office:value-type="percentage" office:value="0.00293963944066633">
            <text:p>0.3%</text:p>
          </table:table-cell>
          <table:table-cell table:formula="of:=AVERAGEIF([.$H$3:.$H927];&quot;&gt;0&quot;)" office:value-type="float" office:value="1.92150205761317">
            <text:p>1.9</text:p>
          </table:table-cell>
          <table:table-cell table:formula="of:=AVERAGEIF([.$H$3:.$H927];&quot;&lt;0&quot;)" office:value-type="float" office:value="-3.964">
            <text:p>-4.0</text:p>
          </table:table-cell>
          <table:table-cell table:formula="of:=[.L927]/-[.M927]" office:value-type="percentage" office:value="0.484738157823705">
            <text:p>48%</text:p>
          </table:table-cell>
          <table:table-cell table:formula="of:=COUNTIF([.$G$3:.$G927];&quot;&gt;0&quot;)/COUNTIF([.$B$3:.$B927];&quot;&gt;0&quot;)" office:value-type="percentage" office:value="0.6744791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amos-vinolas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928]-[.E928]" office:value-type="float" office:value="1.1">
            <text:p>1.10</text:p>
          </table:table-cell>
          <table:table-cell table:formula="of:=SUM([.$H$2:.H928])" office:value-type="float" office:value="-56.05">
            <text:p>-56.05</text:p>
          </table:table-cell>
          <table:table-cell table:formula="of:=SUM([.H$3:.H928])/SUM([.E$3:.E928])" office:value-type="percentage" office:value="-0.0185903814262023">
            <text:p>-2%</text:p>
          </table:table-cell>
          <table:table-cell table:formula="of:=[.O928]-(1-[.O928])/[.N928]" office:value-type="percentage" office:value="0.00364692005601541">
            <text:p>0.4%</text:p>
          </table:table-cell>
          <table:table-cell table:formula="of:=AVERAGEIF([.$H$3:.$H928];&quot;&gt;0&quot;)" office:value-type="float" office:value="1.91981519507187">
            <text:p>1.9</text:p>
          </table:table-cell>
          <table:table-cell table:formula="of:=AVERAGEIF([.$H$3:.$H928];&quot;&lt;0&quot;)" office:value-type="float" office:value="-3.964">
            <text:p>-4.0</text:p>
          </table:table-cell>
          <table:table-cell table:formula="of:=[.L928]/-[.M928]" office:value-type="percentage" office:value="0.484312612278473">
            <text:p>48%</text:p>
          </table:table-cell>
          <table:table-cell table:formula="of:=COUNTIF([.$G$3:.$G928];&quot;&gt;0&quot;)/COUNTIF([.$B$3:.$B928];&quot;&gt;0&quot;)" office:value-type="percentage" office:value="0.67490247074122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929]-[.E929]" office:value-type="float" office:value="1.86">
            <text:p>1.86</text:p>
          </table:table-cell>
          <table:table-cell table:formula="of:=SUM([.$H$2:.H929])" office:value-type="float" office:value="-54.19">
            <text:p>-54.19</text:p>
          </table:table-cell>
          <table:table-cell table:formula="of:=SUM([.H$3:.H929])/SUM([.E$3:.E929])" office:value-type="percentage" office:value="-0.0179555997349238">
            <text:p>-2%</text:p>
          </table:table-cell>
          <table:table-cell table:formula="of:=[.O929]-(1-[.O929])/[.N929]" office:value-type="percentage" office:value="0.0048980811782231">
            <text:p>0.5%</text:p>
          </table:table-cell>
          <table:table-cell table:formula="of:=AVERAGEIF([.$H$3:.$H929];&quot;&gt;0&quot;)" office:value-type="float" office:value="1.91969262295082">
            <text:p>1.9</text:p>
          </table:table-cell>
          <table:table-cell table:formula="of:=AVERAGEIF([.$H$3:.$H929];&quot;&lt;0&quot;)" office:value-type="float" office:value="-3.964">
            <text:p>-4.0</text:p>
          </table:table-cell>
          <table:table-cell table:formula="of:=[.L929]/-[.M929]" office:value-type="percentage" office:value="0.484281690956311">
            <text:p>48%</text:p>
          </table:table-cell>
          <table:table-cell table:formula="of:=COUNTIF([.$G$3:.$G929];&quot;&gt;0&quot;)/COUNTIF([.$B$3:.$B92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930]-[.E930]" office:value-type="float" office:value="0.84">
            <text:p>0.84</text:p>
          </table:table-cell>
          <table:table-cell table:formula="of:=SUM([.$H$2:.H930])" office:value-type="float" office:value="-53.35">
            <text:p>-53.35</text:p>
          </table:table-cell>
          <table:table-cell table:formula="of:=SUM([.H$3:.H930])/SUM([.E$3:.E930])" office:value-type="percentage" office:value="-0.0176655629139073">
            <text:p>-2%</text:p>
          </table:table-cell>
          <table:table-cell table:formula="of:=[.O930]-(1-[.O930])/[.N930]" office:value-type="percentage" office:value="0.00541775832079561">
            <text:p>0.5%</text:p>
          </table:table-cell>
          <table:table-cell table:formula="of:=AVERAGEIF([.$H$3:.$H930];&quot;&gt;0&quot;)" office:value-type="float" office:value="1.91748466257669">
            <text:p>1.9</text:p>
          </table:table-cell>
          <table:table-cell table:formula="of:=AVERAGEIF([.$H$3:.$H930];&quot;&lt;0&quot;)" office:value-type="float" office:value="-3.964">
            <text:p>-4.0</text:p>
          </table:table-cell>
          <table:table-cell table:formula="of:=[.L930]/-[.M930]" office:value-type="percentage" office:value="0.483724687834684">
            <text:p>48%</text:p>
          </table:table-cell>
          <table:table-cell table:formula="of:=COUNTIF([.$G$3:.$G930];&quot;&gt;0&quot;)/COUNTIF([.$B$3:.$B930];&quot;&gt;0&quot;)" office:value-type="percentage" office:value="0.6757457846952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1]-[.E931]" office:value-type="float" office:value="0.48">
            <text:p>0.48</text:p>
          </table:table-cell>
          <table:table-cell table:formula="of:=SUM([.$H$2:.H931])" office:value-type="float" office:value="-52.87">
            <text:p>-52.87</text:p>
          </table:table-cell>
          <table:table-cell table:formula="of:=SUM([.H$3:.H931])/SUM([.E$3:.E931])" office:value-type="percentage" office:value="-0.0175008275405495">
            <text:p>-2%</text:p>
          </table:table-cell>
          <table:table-cell table:formula="of:=[.O931]-(1-[.O931])/[.N931]" office:value-type="percentage" office:value="0.00568027266678484">
            <text:p>0.6%</text:p>
          </table:table-cell>
          <table:table-cell table:formula="of:=AVERAGEIF([.$H$3:.$H931];&quot;&gt;0&quot;)" office:value-type="float" office:value="1.91455102040816">
            <text:p>1.9</text:p>
          </table:table-cell>
          <table:table-cell table:formula="of:=AVERAGEIF([.$H$3:.$H931];&quot;&lt;0&quot;)" office:value-type="float" office:value="-3.964">
            <text:p>-4.0</text:p>
          </table:table-cell>
          <table:table-cell table:formula="of:=[.L931]/-[.M931]" office:value-type="percentage" office:value="0.482984616651908">
            <text:p>48%</text:p>
          </table:table-cell>
          <table:table-cell table:formula="of:=COUNTIF([.$G$3:.$G931];&quot;&gt;0&quot;)/COUNTIF([.$B$3:.$B931];&quot;&gt;0&quot;)" office:value-type="percentage" office:value="0.6761658031088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932]-[.E932]" office:value-type="float" office:value="0.58">
            <text:p>0.58</text:p>
          </table:table-cell>
          <table:table-cell table:formula="of:=SUM([.$H$2:.H932])" office:value-type="float" office:value="-52.29">
            <text:p>-52.29</text:p>
          </table:table-cell>
          <table:table-cell table:formula="of:=SUM([.H$3:.H932])/SUM([.E$3:.E932])" office:value-type="percentage" office:value="-0.0173031105228325">
            <text:p>-2%</text:p>
          </table:table-cell>
          <table:table-cell table:formula="of:=[.O932]-(1-[.O932])/[.N932]" office:value-type="percentage" office:value="0.00601459852083197">
            <text:p>0.6%</text:p>
          </table:table-cell>
          <table:table-cell table:formula="of:=AVERAGEIF([.$H$3:.$H932];&quot;&gt;0&quot;)" office:value-type="float" office:value="1.91183299389002">
            <text:p>1.9</text:p>
          </table:table-cell>
          <table:table-cell table:formula="of:=AVERAGEIF([.$H$3:.$H932];&quot;&lt;0&quot;)" office:value-type="float" office:value="-3.964">
            <text:p>-4.0</text:p>
          </table:table-cell>
          <table:table-cell table:formula="of:=[.L932]/-[.M932]" office:value-type="percentage" office:value="0.48229893892281">
            <text:p>48%</text:p>
          </table:table-cell>
          <table:table-cell table:formula="of:=COUNTIF([.$G$3:.$G932];&quot;&gt;0&quot;)/COUNTIF([.$B$3:.$B932];&quot;&gt;0&quot;)" office:value-type="percentage" office:value="0.67658473479948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carreno busta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934]-[.E934]" office:value-type="float" office:value="-6">
            <text:p>-6.00</text:p>
          </table:table-cell>
          <table:table-cell table:formula="of:=SUM([.$H$2:.H934])" office:value-type="float" office:value="-58.29">
            <text:p>-58.29</text:p>
          </table:table-cell>
          <table:table-cell table:formula="of:=SUM([.H$3:.H934])/SUM([.E$3:.E934])" office:value-type="percentage" office:value="-0.0192503302509907">
            <text:p>-2%</text:p>
          </table:table-cell>
          <table:table-cell table:formula="of:=[.O934]-(1-[.O934])/[.N934]" office:value-type="percentage" office:value="0.00195211268683426">
            <text:p>0.2%</text:p>
          </table:table-cell>
          <table:table-cell table:formula="of:=AVERAGEIF([.$H$3:.$H934];&quot;&gt;0&quot;)" office:value-type="float" office:value="1.91183299389002">
            <text:p>1.9</text:p>
          </table:table-cell>
          <table:table-cell table:formula="of:=AVERAGEIF([.$H$3:.$H934];&quot;&lt;0&quot;)" office:value-type="float" office:value="-3.97211155378486">
            <text:p>-4.0</text:p>
          </table:table-cell>
          <table:table-cell table:formula="of:=[.L934]/-[.M934]" office:value-type="percentage" office:value="0.481314023537006">
            <text:p>48%</text:p>
          </table:table-cell>
          <table:table-cell table:formula="of:=COUNTIF([.$G$3:.$G934];&quot;&gt;0&quot;)/COUNTIF([.$B$3:.$B934];&quot;&gt;0&quot;)" office:value-type="percentage" office:value="0.6757105943152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5]-[.E935]" office:value-type="float" office:value="0.48">
            <text:p>0.48</text:p>
          </table:table-cell>
          <table:table-cell table:formula="of:=SUM([.$H$2:.H935])" office:value-type="float" office:value="-57.81">
            <text:p>-57.81</text:p>
          </table:table-cell>
          <table:table-cell table:formula="of:=SUM([.H$3:.H935])/SUM([.E$3:.E935])" office:value-type="percentage" office:value="-0.0190855067679102">
            <text:p>-2%</text:p>
          </table:table-cell>
          <table:table-cell table:formula="of:=[.O935]-(1-[.O935])/[.N935]" office:value-type="percentage" office:value="0.00221406984536077">
            <text:p>0.2%</text:p>
          </table:table-cell>
          <table:table-cell table:formula="of:=AVERAGEIF([.$H$3:.$H935];&quot;&gt;0&quot;)" office:value-type="float" office:value="1.90892276422764">
            <text:p>1.9</text:p>
          </table:table-cell>
          <table:table-cell table:formula="of:=AVERAGEIF([.$H$3:.$H935];&quot;&lt;0&quot;)" office:value-type="float" office:value="-3.97211155378486">
            <text:p>-4.0</text:p>
          </table:table-cell>
          <table:table-cell table:formula="of:=[.L935]/-[.M935]" office:value-type="percentage" office:value="0.480581357894823">
            <text:p>48%</text:p>
          </table:table-cell>
          <table:table-cell table:formula="of:=COUNTIF([.$G$3:.$G935];&quot;&gt;0&quot;)/COUNTIF([.$B$3:.$B935];&quot;&gt;0&quot;)" office:value-type="percentage" office:value="0.6761290322580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936]-[.E936]" office:value-type="float" office:value="3.4">
            <text:p>3.40</text:p>
          </table:table-cell>
          <table:table-cell table:formula="of:=SUM([.$H$2:.H936])" office:value-type="float" office:value="-54.41">
            <text:p>-54.41</text:p>
          </table:table-cell>
          <table:table-cell table:formula="of:=SUM([.H$3:.H936])/SUM([.E$3:.E936])" office:value-type="percentage" office:value="-0.0179393339927464">
            <text:p>-2%</text:p>
          </table:table-cell>
          <table:table-cell table:formula="of:=[.O936]-(1-[.O936])/[.N936]" office:value-type="percentage" office:value="0.00456456453664678">
            <text:p>0.5%</text:p>
          </table:table-cell>
          <table:table-cell table:formula="of:=AVERAGEIF([.$H$3:.$H936];&quot;&gt;0&quot;)" office:value-type="float" office:value="1.91194726166329">
            <text:p>1.9</text:p>
          </table:table-cell>
          <table:table-cell table:formula="of:=AVERAGEIF([.$H$3:.$H936];&quot;&lt;0&quot;)" office:value-type="float" office:value="-3.97211155378486">
            <text:p>-4.0</text:p>
          </table:table-cell>
          <table:table-cell table:formula="of:=[.L936]/-[.M936]" office:value-type="percentage" office:value="0.481342791050637">
            <text:p>48%</text:p>
          </table:table-cell>
          <table:table-cell table:formula="of:=COUNTIF([.$G$3:.$G936];&quot;&gt;0&quot;)/COUNTIF([.$B$3:.$B936];&quot;&gt;0&quot;)" office:value-type="percentage" office:value="0.6765463917525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37]-[.E937]" office:value-type="float" office:value="-4">
            <text:p>-4.00</text:p>
          </table:table-cell>
          <table:table-cell table:formula="of:=SUM([.$H$2:.H937])" office:value-type="float" office:value="-58.41">
            <text:p>-58.41</text:p>
          </table:table-cell>
          <table:table-cell table:formula="of:=SUM([.H$3:.H937])/SUM([.E$3:.E937])" office:value-type="percentage" office:value="-0.0192327955218966">
            <text:p>-2%</text:p>
          </table:table-cell>
          <table:table-cell table:formula="of:=[.O937]-(1-[.O937])/[.N937]" office:value-type="percentage" office:value="0.00186614435651633">
            <text:p>0.2%</text:p>
          </table:table-cell>
          <table:table-cell table:formula="of:=AVERAGEIF([.$H$3:.$H937];&quot;&gt;0&quot;)" office:value-type="float" office:value="1.91194726166329">
            <text:p>1.9</text:p>
          </table:table-cell>
          <table:table-cell table:formula="of:=AVERAGEIF([.$H$3:.$H937];&quot;&lt;0&quot;)" office:value-type="float" office:value="-3.97222222222222">
            <text:p>-4.0</text:p>
          </table:table-cell>
          <table:table-cell table:formula="of:=[.L937]/-[.M937]" office:value-type="percentage" office:value="0.481329380558589">
            <text:p>48%</text:p>
          </table:table-cell>
          <table:table-cell table:formula="of:=COUNTIF([.$G$3:.$G937];&quot;&gt;0&quot;)/COUNTIF([.$B$3:.$B937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paul t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39]-[.E939]" office:value-type="float" office:value="-2">
            <text:p>-2.00</text:p>
          </table:table-cell>
          <table:table-cell table:formula="of:=SUM([.$H$2:.H939])" office:value-type="float" office:value="-60.41">
            <text:p>-60.41</text:p>
          </table:table-cell>
          <table:table-cell table:formula="of:=SUM([.H$3:.H939])/SUM([.E$3:.E939])" office:value-type="percentage" office:value="-0.0198782494241527">
            <text:p>-2%</text:p>
          </table:table-cell>
          <table:table-cell table:formula="of:=[.O939]-(1-[.O939])/[.N939]" office:value-type="percentage" office:value="0.000519203351286413">
            <text:p>0.1%</text:p>
          </table:table-cell>
          <table:table-cell table:formula="of:=AVERAGEIF([.$H$3:.$H939];&quot;&gt;0&quot;)" office:value-type="float" office:value="1.91194726166329">
            <text:p>1.9</text:p>
          </table:table-cell>
          <table:table-cell table:formula="of:=AVERAGEIF([.$H$3:.$H939];&quot;&lt;0&quot;)" office:value-type="float" office:value="-3.96442687747036">
            <text:p>-4.0</text:p>
          </table:table-cell>
          <table:table-cell table:formula="of:=[.L939]/-[.M939]" office:value-type="percentage" office:value="0.482275829711676">
            <text:p>48%</text:p>
          </table:table-cell>
          <table:table-cell table:formula="of:=COUNTIF([.$G$3:.$G939];&quot;&gt;0&quot;)/COUNTIF([.$B$3:.$B939];&quot;&gt;0&quot;)" office:value-type="percentage" office:value="0.67480719794344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940]-[.E940]" office:value-type="float" office:value="3.12">
            <text:p>3.12</text:p>
          </table:table-cell>
          <table:table-cell table:formula="of:=SUM([.$H$2:.H940])" office:value-type="float" office:value="-57.29">
            <text:p>-57.29</text:p>
          </table:table-cell>
          <table:table-cell table:formula="of:=SUM([.H$3:.H940])/SUM([.E$3:.E940])" office:value-type="percentage" office:value="-0.0188144499178982">
            <text:p>-2%</text:p>
          </table:table-cell>
          <table:table-cell table:formula="of:=[.O940]-(1-[.O940])/[.N940]" office:value-type="percentage" office:value="0.00266246567212236">
            <text:p>0.3%</text:p>
          </table:table-cell>
          <table:table-cell table:formula="of:=AVERAGEIF([.$H$3:.$H940];&quot;&gt;0&quot;)" office:value-type="float" office:value="1.91439271255061">
            <text:p>1.9</text:p>
          </table:table-cell>
          <table:table-cell table:formula="of:=AVERAGEIF([.$H$3:.$H940];&quot;&lt;0&quot;)" office:value-type="float" office:value="-3.96442687747036">
            <text:p>-4.0</text:p>
          </table:table-cell>
          <table:table-cell table:formula="of:=[.L940]/-[.M940]" office:value-type="percentage" office:value="0.482892678240582">
            <text:p>48%</text:p>
          </table:table-cell>
          <table:table-cell table:formula="of:=COUNTIF([.$G$3:.$G940];&quot;&gt;0&quot;)/COUNTIF([.$B$3:.$B940];&quot;&gt;0&quot;)" office:value-type="percentage" office:value="0.675224646983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41]-[.E941]" office:value-type="float" office:value="-4">
            <text:p>-4.00</text:p>
          </table:table-cell>
          <table:table-cell table:formula="of:=SUM([.$H$2:.H941])" office:value-type="float" office:value="-61.29">
            <text:p>-61.29</text:p>
          </table:table-cell>
          <table:table-cell table:formula="of:=SUM([.H$3:.H941])/SUM([.E$3:.E941])" office:value-type="percentage" office:value="-0.0201016726795671">
            <text:p>-2%</text:p>
          </table:table-cell>
          <table:table-cell table:formula="of:=[.O941]-(1-[.O941])/[.N941]" office:value-type="percentage" office:value="-0.0000197111436287534">
            <text:p>0.0%</text:p>
          </table:table-cell>
          <table:table-cell table:formula="of:=AVERAGEIF([.$H$3:.$H941];&quot;&gt;0&quot;)" office:value-type="float" office:value="1.91439271255061">
            <text:p>1.9</text:p>
          </table:table-cell>
          <table:table-cell table:formula="of:=AVERAGEIF([.$H$3:.$H941];&quot;&lt;0&quot;)" office:value-type="float" office:value="-3.96456692913386">
            <text:p>-4.0</text:p>
          </table:table-cell>
          <table:table-cell table:formula="of:=[.L941]/-[.M941]" office:value-type="percentage" office:value="0.482875619650302">
            <text:p>48%</text:p>
          </table:table-cell>
          <table:table-cell table:formula="of:=COUNTIF([.$G$3:.$G941];&quot;&gt;0&quot;)/COUNTIF([.$B$3:.$B941];&quot;&gt;0&quot;)" office:value-type="percentage" office:value="0.674358974358974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8">
            <text:p>2020-01-18</text:p>
          </table:table-cell>
          <table:table-cell office:value-type="string">
            <text:p>auk</text:p>
          </table:table-cell>
          <table:table-cell office:value-type="string">
            <text:p>humbert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43]-[.E943]" office:value-type="float" office:value="0.8">
            <text:p>0.80</text:p>
          </table:table-cell>
          <table:table-cell table:formula="of:=SUM([.$H$2:.H943])" office:value-type="float" office:value="-60.49">
            <text:p>-60.49</text:p>
          </table:table-cell>
          <table:table-cell table:formula="of:=SUM([.H$3:.H943])/SUM([.E$3:.E943])" office:value-type="percentage" office:value="-0.0198327868852459">
            <text:p>-2%</text:p>
          </table:table-cell>
          <table:table-cell table:formula="of:=[.O943]-(1-[.O943])/[.N943]" office:value-type="percentage" office:value="0.000467747063134016">
            <text:p>0.0%</text:p>
          </table:table-cell>
          <table:table-cell table:formula="of:=AVERAGEIF([.$H$3:.$H943];&quot;&gt;0&quot;)" office:value-type="float" office:value="1.91214141414141">
            <text:p>1.9</text:p>
          </table:table-cell>
          <table:table-cell table:formula="of:=AVERAGEIF([.$H$3:.$H943];&quot;&lt;0&quot;)" office:value-type="float" office:value="-3.96456692913386">
            <text:p>-4.0</text:p>
          </table:table-cell>
          <table:table-cell table:formula="of:=[.L943]/-[.M943]" office:value-type="percentage" office:value="0.482307764838053">
            <text:p>48%</text:p>
          </table:table-cell>
          <table:table-cell table:formula="of:=COUNTIF([.$G$3:.$G943];&quot;&gt;0&quot;)/COUNTIF([.$B$3:.$B943];&quot;&gt;0&quot;)" office:value-type="percentage" office:value="0.674775928297055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5]-[.E945]" office:value-type="float" office:value="0.78">
            <text:p>0.78</text:p>
          </table:table-cell>
          <table:table-cell table:formula="of:=SUM([.$H$2:.H945])" office:value-type="float" office:value="-59.71">
            <text:p>-59.71</text:p>
          </table:table-cell>
          <table:table-cell table:formula="of:=SUM([.H$3:.H945])/SUM([.E$3:.E945])" office:value-type="percentage" office:value="-0.019538612565445">
            <text:p>-2%</text:p>
          </table:table-cell>
          <table:table-cell table:formula="of:=[.O945]-(1-[.O945])/[.N945]" office:value-type="percentage" office:value="0.000941061132822219">
            <text:p>0.1%</text:p>
          </table:table-cell>
          <table:table-cell table:formula="of:=AVERAGEIF([.$H$3:.$H945];&quot;&gt;0&quot;)" office:value-type="float" office:value="1.90985887096774">
            <text:p>1.9</text:p>
          </table:table-cell>
          <table:table-cell table:formula="of:=AVERAGEIF([.$H$3:.$H945];&quot;&lt;0&quot;)" office:value-type="float" office:value="-3.96456692913386">
            <text:p>-4.0</text:p>
          </table:table-cell>
          <table:table-cell table:formula="of:=[.L945]/-[.M945]" office:value-type="percentage" office:value="0.481732029022648">
            <text:p>48%</text:p>
          </table:table-cell>
          <table:table-cell table:formula="of:=COUNTIF([.$G$3:.$G945];&quot;&gt;0&quot;)/COUNTIF([.$B$3:.$B945];&quot;&gt;0&quot;)" office:value-type="percentage" office:value="0.6751918158567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ankis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46]-[.E946]" office:value-type="float" office:value="2.1">
            <text:p>2.10</text:p>
          </table:table-cell>
          <table:table-cell table:formula="of:=SUM([.$H$2:.H946])" office:value-type="float" office:value="-57.61">
            <text:p>-57.61</text:p>
          </table:table-cell>
          <table:table-cell table:formula="of:=SUM([.H$3:.H946])/SUM([.E$3:.E946])" office:value-type="percentage" office:value="-0.0188329519450801">
            <text:p>-2%</text:p>
          </table:table-cell>
          <table:table-cell table:formula="of:=[.O946]-(1-[.O946])/[.N946]" office:value-type="percentage" office:value="0.00235186303736268">
            <text:p>0.2%</text:p>
          </table:table-cell>
          <table:table-cell table:formula="of:=AVERAGEIF([.$H$3:.$H946];&quot;&gt;0&quot;)" office:value-type="float" office:value="1.91024144869215">
            <text:p>1.9</text:p>
          </table:table-cell>
          <table:table-cell table:formula="of:=AVERAGEIF([.$H$3:.$H946];&quot;&lt;0&quot;)" office:value-type="float" office:value="-3.96456692913386">
            <text:p>-4.0</text:p>
          </table:table-cell>
          <table:table-cell table:formula="of:=[.L946]/-[.M946]" office:value-type="percentage" office:value="0.481828528269917">
            <text:p>48%</text:p>
          </table:table-cell>
          <table:table-cell table:formula="of:=COUNTIF([.$G$3:.$G946];&quot;&gt;0&quot;)/COUNTIF([.$B$3:.$B946];&quot;&gt;0&quot;)" office:value-type="percentage" office:value="0.675606641123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7]-[.E947]" office:value-type="float" office:value="0.78">
            <text:p>0.78</text:p>
          </table:table-cell>
          <table:table-cell table:formula="of:=SUM([.$H$2:.H947])" office:value-type="float" office:value="-56.83">
            <text:p>-56.83</text:p>
          </table:table-cell>
          <table:table-cell table:formula="of:=SUM([.H$3:.H947])/SUM([.E$3:.E947])" office:value-type="percentage" office:value="-0.0185415986949429">
            <text:p>-2%</text:p>
          </table:table-cell>
          <table:table-cell table:formula="of:=[.O947]-(1-[.O947])/[.N947]" office:value-type="percentage" office:value="0.00282454826021428">
            <text:p>0.3%</text:p>
          </table:table-cell>
          <table:table-cell table:formula="of:=AVERAGEIF([.$H$3:.$H947];&quot;&gt;0&quot;)" office:value-type="float" office:value="1.9079718875502">
            <text:p>1.9</text:p>
          </table:table-cell>
          <table:table-cell table:formula="of:=AVERAGEIF([.$H$3:.$H947];&quot;&lt;0&quot;)" office:value-type="float" office:value="-3.96456692913386">
            <text:p>-4.0</text:p>
          </table:table-cell>
          <table:table-cell table:formula="of:=[.L947]/-[.M947]" office:value-type="percentage" office:value="0.481256066968968">
            <text:p>48%</text:p>
          </table:table-cell>
          <table:table-cell table:formula="of:=COUNTIF([.$G$3:.$G947];&quot;&gt;0&quot;)/COUNTIF([.$B$3:.$B947];&quot;&gt;0&quot;)" office:value-type="percentage" office:value="0.67602040816326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nishiok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948]-[.E948]" office:value-type="float" office:value="2.52">
            <text:p>2.52</text:p>
          </table:table-cell>
          <table:table-cell table:formula="of:=SUM([.$H$2:.H948])" office:value-type="float" office:value="-54.31">
            <text:p>-54.31</text:p>
          </table:table-cell>
          <table:table-cell table:formula="of:=SUM([.H$3:.H948])/SUM([.E$3:.E948])" office:value-type="percentage" office:value="-0.0176847932269619">
            <text:p>-2%</text:p>
          </table:table-cell>
          <table:table-cell table:formula="of:=[.O948]-(1-[.O948])/[.N948]" office:value-type="percentage" office:value="0.00452675972888794">
            <text:p>0.5%</text:p>
          </table:table-cell>
          <table:table-cell table:formula="of:=AVERAGEIF([.$H$3:.$H948];&quot;&gt;0&quot;)" office:value-type="float" office:value="1.90919839679359">
            <text:p>1.9</text:p>
          </table:table-cell>
          <table:table-cell table:formula="of:=AVERAGEIF([.$H$3:.$H948];&quot;&lt;0&quot;)" office:value-type="float" office:value="-3.96456692913386">
            <text:p>-4.0</text:p>
          </table:table-cell>
          <table:table-cell table:formula="of:=[.L948]/-[.M948]" office:value-type="percentage" office:value="0.481565434742374">
            <text:p>48%</text:p>
          </table:table-cell>
          <table:table-cell table:formula="of:=COUNTIF([.$G$3:.$G948];&quot;&gt;0&quot;)/COUNTIF([.$B$3:.$B948];&quot;&gt;0&quot;)" office:value-type="percentage" office:value="0.6764331210191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ella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4.72">
            <text:p>4.72</text:p>
          </table:table-cell>
          <table:table-cell table:formula="of:=[.G949]-[.E949]" office:value-type="float" office:value="0.72">
            <text:p>0.72</text:p>
          </table:table-cell>
          <table:table-cell table:formula="of:=SUM([.$H$2:.H949])" office:value-type="float" office:value="-53.59">
            <text:p>-53.59</text:p>
          </table:table-cell>
          <table:table-cell table:formula="of:=SUM([.H$3:.H949])/SUM([.E$3:.E949])" office:value-type="percentage" office:value="-0.0174276422764228">
            <text:p>-2%</text:p>
          </table:table-cell>
          <table:table-cell table:formula="of:=[.O949]-(1-[.O949])/[.N949]" office:value-type="percentage" office:value="0.00495625545300582">
            <text:p>0.5%</text:p>
          </table:table-cell>
          <table:table-cell table:formula="of:=AVERAGEIF([.$H$3:.$H949];&quot;&gt;0&quot;)" office:value-type="float" office:value="1.90682">
            <text:p>1.9</text:p>
          </table:table-cell>
          <table:table-cell table:formula="of:=AVERAGEIF([.$H$3:.$H949];&quot;&lt;0&quot;)" office:value-type="float" office:value="-3.96456692913386">
            <text:p>-4.0</text:p>
          </table:table-cell>
          <table:table-cell table:formula="of:=[.L949]/-[.M949]" office:value-type="percentage" office:value="0.480965521350546">
            <text:p>48%</text:p>
          </table:table-cell>
          <table:table-cell table:formula="of:=COUNTIF([.$G$3:.$G949];&quot;&gt;0&quot;)/COUNTIF([.$B$3:.$B949];&quot;&gt;0&quot;)" office:value-type="percentage" office:value="0.67684478371501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oric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50]-[.E950]" office:value-type="float" office:value="-1">
            <text:p>-1.00</text:p>
          </table:table-cell>
          <table:table-cell table:formula="of:=SUM([.$H$2:.H950])" office:value-type="float" office:value="-54.59">
            <text:p>-54.59</text:p>
          </table:table-cell>
          <table:table-cell table:formula="of:=SUM([.H$3:.H950])/SUM([.E$3:.E950])" office:value-type="percentage" office:value="-0.0177470741222367">
            <text:p>-2%</text:p>
          </table:table-cell>
          <table:table-cell table:formula="of:=[.O950]-(1-[.O950])/[.N950]" office:value-type="percentage" office:value="0.0042835875937699">
            <text:p>0.4%</text:p>
          </table:table-cell>
          <table:table-cell table:formula="of:=AVERAGEIF([.$H$3:.$H950];&quot;&gt;0&quot;)" office:value-type="float" office:value="1.90682">
            <text:p>1.9</text:p>
          </table:table-cell>
          <table:table-cell table:formula="of:=AVERAGEIF([.$H$3:.$H950];&quot;&lt;0&quot;)" office:value-type="float" office:value="-3.95294117647059">
            <text:p>-4.0</text:p>
          </table:table-cell>
          <table:table-cell table:formula="of:=[.L950]/-[.M950]" office:value-type="percentage" office:value="0.482380059523809">
            <text:p>48%</text:p>
          </table:table-cell>
          <table:table-cell table:formula="of:=COUNTIF([.$G$3:.$G950];&quot;&gt;0&quot;)/COUNTIF([.$B$3:.$B950];&quot;&gt;0&quot;)" office:value-type="percentage" office:value="0.6759847522236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arin</text:p>
          </table:table-cell>
          <table:table-cell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951]-[.E951]" office:value-type="float" office:value="4.2">
            <text:p>4.20</text:p>
          </table:table-cell>
          <table:table-cell table:formula="of:=SUM([.$H$2:.H951])" office:value-type="float" office:value="-50.39">
            <text:p>-50.39</text:p>
          </table:table-cell>
          <table:table-cell table:formula="of:=SUM([.H$3:.H951])/SUM([.E$3:.E951])" office:value-type="percentage" office:value="-0.0163497728747566">
            <text:p>-2%</text:p>
          </table:table-cell>
          <table:table-cell table:formula="of:=[.O951]-(1-[.O951])/[.N951]" office:value-type="percentage" office:value="0.00715366253665428">
            <text:p>0.7%</text:p>
          </table:table-cell>
          <table:table-cell table:formula="of:=AVERAGEIF([.$H$3:.$H951];&quot;&gt;0&quot;)" office:value-type="float" office:value="1.91139720558882">
            <text:p>1.9</text:p>
          </table:table-cell>
          <table:table-cell table:formula="of:=AVERAGEIF([.$H$3:.$H951];&quot;&lt;0&quot;)" office:value-type="float" office:value="-3.95294117647059">
            <text:p>-4.0</text:p>
          </table:table-cell>
          <table:table-cell table:formula="of:=[.L951]/-[.M951]" office:value-type="percentage" office:value="0.483537983556696">
            <text:p>48%</text:p>
          </table:table-cell>
          <table:table-cell table:formula="of:=COUNTIF([.$G$3:.$G951];&quot;&gt;0&quot;)/COUNTIF([.$B$3:.$B951];&quot;&gt;0&quot;)" office:value-type="percentage" office:value="0.6763959390862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ilic</text:p>
          </table:table-cell>
          <table:table-cell office:value-type="float" office:value="5">
            <text:p>5</text:p>
          </table:table-cell>
          <table:table-cell office:value-type="float" office:value="1.53">
            <text:p>1.53</text:p>
          </table:table-cell>
          <table:table-cell office:value-type="float" office:value="7.65">
            <text:p>7.65</text:p>
          </table:table-cell>
          <table:table-cell table:formula="of:=[.G952]-[.E952]" office:value-type="float" office:value="2.65">
            <text:p>2.65</text:p>
          </table:table-cell>
          <table:table-cell table:formula="of:=SUM([.$H$2:.H952])" office:value-type="float" office:value="-47.74">
            <text:p>-47.74</text:p>
          </table:table-cell>
          <table:table-cell table:formula="of:=SUM([.H$3:.H952])/SUM([.E$3:.E952])" office:value-type="percentage" office:value="-0.0154648526077097">
            <text:p>-2%</text:p>
          </table:table-cell>
          <table:table-cell table:formula="of:=[.O952]-(1-[.O952])/[.N952]" office:value-type="percentage" office:value="0.00892613130204967">
            <text:p>0.9%</text:p>
          </table:table-cell>
          <table:table-cell table:formula="of:=AVERAGEIF([.$H$3:.$H952];&quot;&gt;0&quot;)" office:value-type="float" office:value="1.91286852589641">
            <text:p>1.9</text:p>
          </table:table-cell>
          <table:table-cell table:formula="of:=AVERAGEIF([.$H$3:.$H952];&quot;&lt;0&quot;)" office:value-type="float" office:value="-3.95294117647059">
            <text:p>-4.0</text:p>
          </table:table-cell>
          <table:table-cell table:formula="of:=[.L952]/-[.M952]" office:value-type="percentage" office:value="0.483910192563081">
            <text:p>48%</text:p>
          </table:table-cell>
          <table:table-cell table:formula="of:=COUNTIF([.$G$3:.$G952];&quot;&gt;0&quot;)/COUNTIF([.$B$3:.$B952];&quot;&gt;0&quot;)" office:value-type="percentage" office:value="0.6768060836501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office:value-type="float" office:value="4.52">
            <text:p>4.52</text:p>
          </table:table-cell>
          <table:table-cell table:formula="of:=[.G953]-[.E953]" office:value-type="float" office:value="0.52">
            <text:p>0.52</text:p>
          </table:table-cell>
          <table:table-cell table:formula="of:=SUM([.$H$2:.H953])" office:value-type="float" office:value="-47.22">
            <text:p>-47.22</text:p>
          </table:table-cell>
          <table:table-cell table:formula="of:=SUM([.H$3:.H953])/SUM([.E$3:.E953])" office:value-type="percentage" office:value="-0.0152766095114849">
            <text:p>-2%</text:p>
          </table:table-cell>
          <table:table-cell table:formula="of:=[.O953]-(1-[.O953])/[.N953]" office:value-type="percentage" office:value="0.00921363733738445">
            <text:p>0.9%</text:p>
          </table:table-cell>
          <table:table-cell table:formula="of:=AVERAGEIF([.$H$3:.$H953];&quot;&gt;0&quot;)" office:value-type="float" office:value="1.91009940357853">
            <text:p>1.9</text:p>
          </table:table-cell>
          <table:table-cell table:formula="of:=AVERAGEIF([.$H$3:.$H953];&quot;&lt;0&quot;)" office:value-type="float" office:value="-3.95294117647059">
            <text:p>-4.0</text:p>
          </table:table-cell>
          <table:table-cell table:formula="of:=[.L953]/-[.M953]" office:value-type="percentage" office:value="0.48320967054814">
            <text:p>48%</text:p>
          </table:table-cell>
          <table:table-cell table:formula="of:=COUNTIF([.$G$3:.$G953];&quot;&gt;0&quot;)/COUNTIF([.$B$3:.$B953];&quot;&gt;0&quot;)" office:value-type="percentage" office:value="0.677215189873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chwarzman</text:p>
          </table:table-cell>
          <table:table-cell office:value-type="float" office:value="6">
            <text:p>6</text:p>
          </table:table-cell>
          <table:table-cell office:value-type="float" office:value="1.23">
            <text:p>1.23</text:p>
          </table:table-cell>
          <table:table-cell office:value-type="float" office:value="7.38">
            <text:p>7.38</text:p>
          </table:table-cell>
          <table:table-cell table:formula="of:=[.G954]-[.E954]" office:value-type="float" office:value="1.38">
            <text:p>1.38</text:p>
          </table:table-cell>
          <table:table-cell table:formula="of:=SUM([.$H$2:.H954])" office:value-type="float" office:value="-45.84">
            <text:p>-45.84</text:p>
          </table:table-cell>
          <table:table-cell table:formula="of:=SUM([.H$3:.H954])/SUM([.E$3:.E954])" office:value-type="percentage" office:value="-0.0148014207297384">
            <text:p>-1%</text:p>
          </table:table-cell>
          <table:table-cell table:formula="of:=[.O954]-(1-[.O954])/[.N954]" office:value-type="percentage" office:value="0.0100986434126248">
            <text:p>1.0%</text:p>
          </table:table-cell>
          <table:table-cell table:formula="of:=AVERAGEIF([.$H$3:.$H954];&quot;&gt;0&quot;)" office:value-type="float" office:value="1.90904761904762">
            <text:p>1.9</text:p>
          </table:table-cell>
          <table:table-cell table:formula="of:=AVERAGEIF([.$H$3:.$H954];&quot;&lt;0&quot;)" office:value-type="float" office:value="-3.95294117647059">
            <text:p>-4.0</text:p>
          </table:table-cell>
          <table:table-cell table:formula="of:=[.L954]/-[.M954]" office:value-type="percentage" office:value="0.482943594104308">
            <text:p>48%</text:p>
          </table:table-cell>
          <table:table-cell table:formula="of:=COUNTIF([.$G$3:.$G954];&quot;&gt;0&quot;)/COUNTIF([.$B$3:.$B954];&quot;&gt;0&quot;)" office:value-type="percentage" office:value="0.67762326169405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unneswaran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55]-[.E955]" office:value-type="float" office:value="-1">
            <text:p>-1.00</text:p>
          </table:table-cell>
          <table:table-cell table:formula="of:=SUM([.$H$2:.H955])" office:value-type="float" office:value="-46.84">
            <text:p>-46.84</text:p>
          </table:table-cell>
          <table:table-cell table:formula="of:=SUM([.H$3:.H955])/SUM([.E$3:.E955])" office:value-type="percentage" office:value="-0.0151194318915429">
            <text:p>-2%</text:p>
          </table:table-cell>
          <table:table-cell table:formula="of:=[.O955]-(1-[.O955])/[.N955]" office:value-type="percentage" office:value="0.00942450194133881">
            <text:p>0.9%</text:p>
          </table:table-cell>
          <table:table-cell table:formula="of:=AVERAGEIF([.$H$3:.$H955];&quot;&gt;0&quot;)" office:value-type="float" office:value="1.90904761904762">
            <text:p>1.9</text:p>
          </table:table-cell>
          <table:table-cell table:formula="of:=AVERAGEIF([.$H$3:.$H955];&quot;&lt;0&quot;)" office:value-type="float" office:value="-3.94140625">
            <text:p>-3.9</text:p>
          </table:table-cell>
          <table:table-cell table:formula="of:=[.L955]/-[.M955]" office:value-type="percentage" office:value="0.484356977677096">
            <text:p>48%</text:p>
          </table:table-cell>
          <table:table-cell table:formula="of:=COUNTIF([.$G$3:.$G955];&quot;&gt;0&quot;)/COUNTIF([.$B$3:.$B955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8.04">
            <text:p>8.04</text:p>
          </table:table-cell>
          <table:table-cell table:formula="of:=[.G956]-[.E956]" office:value-type="float" office:value="2.04">
            <text:p>2.04</text:p>
          </table:table-cell>
          <table:table-cell table:formula="of:=SUM([.$H$2:.H956])" office:value-type="float" office:value="-44.8">
            <text:p>-44.80</text:p>
          </table:table-cell>
          <table:table-cell table:formula="of:=SUM([.H$3:.H956])/SUM([.E$3:.E956])" office:value-type="percentage" office:value="-0.0144329896907216">
            <text:p>-1%</text:p>
          </table:table-cell>
          <table:table-cell table:formula="of:=[.O956]-(1-[.O956])/[.N956]" office:value-type="percentage" office:value="0.0107641719850599">
            <text:p>1.1%</text:p>
          </table:table-cell>
          <table:table-cell table:formula="of:=AVERAGEIF([.$H$3:.$H956];&quot;&gt;0&quot;)" office:value-type="float" office:value="1.90930693069307">
            <text:p>1.9</text:p>
          </table:table-cell>
          <table:table-cell table:formula="of:=AVERAGEIF([.$H$3:.$H956];&quot;&lt;0&quot;)" office:value-type="float" office:value="-3.94140625">
            <text:p>-3.9</text:p>
          </table:table-cell>
          <table:table-cell table:formula="of:=[.L956]/-[.M956]" office:value-type="percentage" office:value="0.484422769333425">
            <text:p>48%</text:p>
          </table:table-cell>
          <table:table-cell table:formula="of:=COUNTIF([.$G$3:.$G956];&quot;&gt;0&quot;)/COUNTIF([.$B$3:.$B956];&quot;&gt;0&quot;)" office:value-type="percentage" office:value="0.6771752837326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957]-[.E957]" office:value-type="float" office:value="0.12">
            <text:p>0.12</text:p>
          </table:table-cell>
          <table:table-cell table:formula="of:=SUM([.$H$2:.H957])" office:value-type="float" office:value="-44.68">
            <text:p>-44.68</text:p>
          </table:table-cell>
          <table:table-cell table:formula="of:=SUM([.H$3:.H957])/SUM([.E$3:.E957])" office:value-type="percentage" office:value="-0.0143665594855305">
            <text:p>-1%</text:p>
          </table:table-cell>
          <table:table-cell table:formula="of:=[.O957]-(1-[.O957])/[.N957]" office:value-type="percentage" office:value="0.0107750847466833">
            <text:p>1.1%</text:p>
          </table:table-cell>
          <table:table-cell table:formula="of:=AVERAGEIF([.$H$3:.$H957];&quot;&gt;0&quot;)" office:value-type="float" office:value="1.90577075098814">
            <text:p>1.9</text:p>
          </table:table-cell>
          <table:table-cell table:formula="of:=AVERAGEIF([.$H$3:.$H957];&quot;&lt;0&quot;)" office:value-type="float" office:value="-3.94140625">
            <text:p>-3.9</text:p>
          </table:table-cell>
          <table:table-cell table:formula="of:=[.L957]/-[.M957]" office:value-type="percentage" office:value="0.483525582014831">
            <text:p>48%</text:p>
          </table:table-cell>
          <table:table-cell table:formula="of:=COUNTIF([.$G$3:.$G957];&quot;&gt;0&quot;)/COUNTIF([.$B$3:.$B957];&quot;&gt;0&quot;)" office:value-type="percentage" office:value="0.677581863979849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959]-[.E959]" office:value-type="float" office:value="-6">
            <text:p>-6.00</text:p>
          </table:table-cell>
          <table:table-cell table:formula="of:=SUM([.$H$2:.H959])" office:value-type="float" office:value="-50.68">
            <text:p>-50.68</text:p>
          </table:table-cell>
          <table:table-cell table:formula="of:=SUM([.H$3:.H959])/SUM([.E$3:.E959])" office:value-type="percentage" office:value="-0.0162644415917843">
            <text:p>-2%</text:p>
          </table:table-cell>
          <table:table-cell table:formula="of:=[.O959]-(1-[.O959])/[.N959]" office:value-type="percentage" office:value="0.00680136450960145">
            <text:p>0.7%</text:p>
          </table:table-cell>
          <table:table-cell table:formula="of:=AVERAGEIF([.$H$3:.$H959];&quot;&gt;0&quot;)" office:value-type="float" office:value="1.90577075098814">
            <text:p>1.9</text:p>
          </table:table-cell>
          <table:table-cell table:formula="of:=AVERAGEIF([.$H$3:.$H959];&quot;&lt;0&quot;)" office:value-type="float" office:value="-3.94941634241245">
            <text:p>-3.9</text:p>
          </table:table-cell>
          <table:table-cell table:formula="of:=[.L959]/-[.M959]" office:value-type="percentage" office:value="0.4825449093635">
            <text:p>48%</text:p>
          </table:table-cell>
          <table:table-cell table:formula="of:=COUNTIF([.$G$3:.$G959];&quot;&gt;0&quot;)/COUNTIF([.$B$3:.$B959];&quot;&gt;0&quot;)" office:value-type="percentage" office:value="0.67672955974842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andgren</text:p>
          </table:table-cell>
          <table:table-cell office:value-type="float" office:value="7">
            <text:p>7</text:p>
          </table:table-cell>
          <table:table-cell office:value-type="float" office:value="1.4">
            <text:p>1.40</text:p>
          </table:table-cell>
          <table:table-cell office:value-type="float" office:value="9.8">
            <text:p>9.80</text:p>
          </table:table-cell>
          <table:table-cell table:formula="of:=[.G960]-[.E960]" office:value-type="float" office:value="2.8">
            <text:p>2.80</text:p>
          </table:table-cell>
          <table:table-cell table:formula="of:=SUM([.$H$2:.H960])" office:value-type="float" office:value="-47.88">
            <text:p>-47.88</text:p>
          </table:table-cell>
          <table:table-cell table:formula="of:=SUM([.H$3:.H960])/SUM([.E$3:.E960])" office:value-type="percentage" office:value="-0.0153314121037464">
            <text:p>-2%</text:p>
          </table:table-cell>
          <table:table-cell table:formula="of:=[.O960]-(1-[.O960])/[.N960]" office:value-type="percentage" office:value="0.008667759760004">
            <text:p>0.9%</text:p>
          </table:table-cell>
          <table:table-cell table:formula="of:=AVERAGEIF([.$H$3:.$H960];&quot;&gt;0&quot;)" office:value-type="float" office:value="1.90753451676529">
            <text:p>1.9</text:p>
          </table:table-cell>
          <table:table-cell table:formula="of:=AVERAGEIF([.$H$3:.$H960];&quot;&lt;0&quot;)" office:value-type="float" office:value="-3.94941634241245">
            <text:p>-3.9</text:p>
          </table:table-cell>
          <table:table-cell table:formula="of:=[.L960]/-[.M960]" office:value-type="percentage" office:value="0.482991498333673">
            <text:p>48%</text:p>
          </table:table-cell>
          <table:table-cell table:formula="of:=COUNTIF([.$G$3:.$G960];&quot;&gt;0&quot;)/COUNTIF([.$B$3:.$B960];&quot;&gt;0&quot;)" office:value-type="percentage" office:value="0.6771356783919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5">
            <text:p>1.25</text:p>
          </table:table-cell>
          <table:table-cell table:formula="of:=[.G961]-[.E961]" office:value-type="float" office:value="0.25">
            <text:p>0.25</text:p>
          </table:table-cell>
          <table:table-cell table:formula="of:=SUM([.$H$2:.H961])" office:value-type="float" office:value="-47.63">
            <text:p>-47.63</text:p>
          </table:table-cell>
          <table:table-cell table:formula="of:=SUM([.H$3:.H961])/SUM([.E$3:.E961])" office:value-type="percentage" office:value="-0.0152464788732394">
            <text:p>-2%</text:p>
          </table:table-cell>
          <table:table-cell table:formula="of:=[.O961]-(1-[.O961])/[.N961]" office:value-type="percentage" office:value="0.00876764406005837">
            <text:p>0.9%</text:p>
          </table:table-cell>
          <table:table-cell table:formula="of:=AVERAGEIF([.$H$3:.$H961];&quot;&gt;0&quot;)" office:value-type="float" office:value="1.90427165354331">
            <text:p>1.9</text:p>
          </table:table-cell>
          <table:table-cell table:formula="of:=AVERAGEIF([.$H$3:.$H961];&quot;&lt;0&quot;)" office:value-type="float" office:value="-3.94941634241245">
            <text:p>-3.9</text:p>
          </table:table-cell>
          <table:table-cell table:formula="of:=[.L961]/-[.M961]" office:value-type="percentage" office:value="0.482165334936581">
            <text:p>48%</text:p>
          </table:table-cell>
          <table:table-cell table:formula="of:=COUNTIF([.$G$3:.$G961];&quot;&gt;0&quot;)/COUNTIF([.$B$3:.$B961];&quot;&gt;0&quot;)" office:value-type="percentage" office:value="0.6775407779171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mmoh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62]-[.E962]" office:value-type="float" office:value="0.6">
            <text:p>0.60</text:p>
          </table:table-cell>
          <table:table-cell table:formula="of:=SUM([.$H$2:.H962])" office:value-type="float" office:value="-47.03">
            <text:p>-47.03</text:p>
          </table:table-cell>
          <table:table-cell table:formula="of:=SUM([.H$3:.H962])/SUM([.E$3:.E962])" office:value-type="percentage" office:value="-0.0150496">
            <text:p>-2%</text:p>
          </table:table-cell>
          <table:table-cell table:formula="of:=[.O962]-(1-[.O962])/[.N962]" office:value-type="percentage" office:value="0.00910979422791702">
            <text:p>0.9%</text:p>
          </table:table-cell>
          <table:table-cell table:formula="of:=AVERAGEIF([.$H$3:.$H962];&quot;&gt;0&quot;)" office:value-type="float" office:value="1.90170923379175">
            <text:p>1.9</text:p>
          </table:table-cell>
          <table:table-cell table:formula="of:=AVERAGEIF([.$H$3:.$H962];&quot;&lt;0&quot;)" office:value-type="float" office:value="-3.94941634241245">
            <text:p>-3.9</text:p>
          </table:table-cell>
          <table:table-cell table:formula="of:=[.L962]/-[.M962]" office:value-type="percentage" office:value="0.481516525206383">
            <text:p>48%</text:p>
          </table:table-cell>
          <table:table-cell table:formula="of:=COUNTIF([.$G$3:.$G962];&quot;&gt;0&quot;)/COUNTIF([.$B$3:.$B962];&quot;&gt;0&quot;)" office:value-type="percentage" office:value="0.6779448621553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fokina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963]-[.E963]" office:value-type="float" office:value="2.8">
            <text:p>2.80</text:p>
          </table:table-cell>
          <table:table-cell table:formula="of:=SUM([.$H$2:.H963])" office:value-type="float" office:value="-44.23">
            <text:p>-44.23</text:p>
          </table:table-cell>
          <table:table-cell table:formula="of:=SUM([.H$3:.H963])/SUM([.E$3:.E963])" office:value-type="percentage" office:value="-0.0141355065516139">
            <text:p>-1%</text:p>
          </table:table-cell>
          <table:table-cell table:formula="of:=[.O963]-(1-[.O963])/[.N963]" office:value-type="percentage" office:value="0.0109680813740061">
            <text:p>1.1%</text:p>
          </table:table-cell>
          <table:table-cell table:formula="of:=AVERAGEIF([.$H$3:.$H963];&quot;&gt;0&quot;)" office:value-type="float" office:value="1.90347058823529">
            <text:p>1.9</text:p>
          </table:table-cell>
          <table:table-cell table:formula="of:=AVERAGEIF([.$H$3:.$H963];&quot;&lt;0&quot;)" office:value-type="float" office:value="-3.94941634241245">
            <text:p>-3.9</text:p>
          </table:table-cell>
          <table:table-cell table:formula="of:=[.L963]/-[.M963]" office:value-type="percentage" office:value="0.481962503622138">
            <text:p>48%</text:p>
          </table:table-cell>
          <table:table-cell table:formula="of:=COUNTIF([.$G$3:.$G963];&quot;&gt;0&quot;)/COUNTIF([.$B$3:.$B963];&quot;&gt;0&quot;)" office:value-type="percentage" office:value="0.67834793491864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7">
            <text:p>1.37</text:p>
          </table:table-cell>
          <table:table-cell table:formula="of:=[.G964]-[.E964]" office:value-type="float" office:value="0.37">
            <text:p>0.37</text:p>
          </table:table-cell>
          <table:table-cell table:formula="of:=SUM([.$H$2:.H964])" office:value-type="float" office:value="-43.86">
            <text:p>-43.86</text:p>
          </table:table-cell>
          <table:table-cell table:formula="of:=SUM([.H$3:.H964])/SUM([.E$3:.E964])" office:value-type="percentage" office:value="-0.0140127795527156">
            <text:p>-1%</text:p>
          </table:table-cell>
          <table:table-cell table:formula="of:=[.O964]-(1-[.O964])/[.N964]" office:value-type="percentage" office:value="0.0111518679078192">
            <text:p>1.1%</text:p>
          </table:table-cell>
          <table:table-cell table:formula="of:=AVERAGEIF([.$H$3:.$H964];&quot;&gt;0&quot;)" office:value-type="float" office:value="1.90046966731898">
            <text:p>1.9</text:p>
          </table:table-cell>
          <table:table-cell table:formula="of:=AVERAGEIF([.$H$3:.$H964];&quot;&lt;0&quot;)" office:value-type="float" office:value="-3.94941634241245">
            <text:p>-3.9</text:p>
          </table:table-cell>
          <table:table-cell table:formula="of:=[.L964]/-[.M964]" office:value-type="percentage" office:value="0.481202664532983">
            <text:p>48%</text:p>
          </table:table-cell>
          <table:table-cell table:formula="of:=COUNTIF([.$G$3:.$G964];&quot;&gt;0&quot;)/COUNTIF([.$B$3:.$B964];&quot;&gt;0&quot;)" office:value-type="percentage" office:value="0.678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ukushkin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965]-[.E965]" office:value-type="float" office:value="-2">
            <text:p>-2.00</text:p>
          </table:table-cell>
          <table:table-cell table:formula="of:=SUM([.$H$2:.H965])" office:value-type="float" office:value="-45.86">
            <text:p>-45.86</text:p>
          </table:table-cell>
          <table:table-cell table:formula="of:=SUM([.H$3:.H965])/SUM([.E$3:.E965])" office:value-type="percentage" office:value="-0.0146424010217114">
            <text:p>-1%</text:p>
          </table:table-cell>
          <table:table-cell table:formula="of:=[.O965]-(1-[.O965])/[.N965]" office:value-type="percentage" office:value="0.00982412345381301">
            <text:p>1.0%</text:p>
          </table:table-cell>
          <table:table-cell table:formula="of:=AVERAGEIF([.$H$3:.$H965];&quot;&gt;0&quot;)" office:value-type="float" office:value="1.90046966731898">
            <text:p>1.9</text:p>
          </table:table-cell>
          <table:table-cell table:formula="of:=AVERAGEIF([.$H$3:.$H965];&quot;&lt;0&quot;)" office:value-type="float" office:value="-3.94186046511628">
            <text:p>-3.9</text:p>
          </table:table-cell>
          <table:table-cell table:formula="of:=[.L965]/-[.M965]" office:value-type="percentage" office:value="0.482125048346408">
            <text:p>48%</text:p>
          </table:table-cell>
          <table:table-cell table:formula="of:=COUNTIF([.$G$3:.$G965];&quot;&gt;0&quot;)/COUNTIF([.$B$3:.$B965];&quot;&gt;0&quot;)" office:value-type="percentage" office:value="0.6779026217228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aire</text:p>
          </table:table-cell>
          <table:table-cell office:value-type="float" office:value="7">
            <text:p>7</text:p>
          </table:table-cell>
          <table:table-cell office:value-type="float" office:value="1.27">
            <text:p>1.27</text:p>
          </table:table-cell>
          <table:table-cell office:value-type="float" office:value="8.89">
            <text:p>8.89</text:p>
          </table:table-cell>
          <table:table-cell table:formula="of:=[.G966]-[.E966]" office:value-type="float" office:value="1.89">
            <text:p>1.89</text:p>
          </table:table-cell>
          <table:table-cell table:formula="of:=SUM([.$H$2:.H966])" office:value-type="float" office:value="-43.97">
            <text:p>-43.97</text:p>
          </table:table-cell>
          <table:table-cell table:formula="of:=SUM([.H$3:.H966])/SUM([.E$3:.E966])" office:value-type="percentage" office:value="-0.0140076457470532">
            <text:p>-1%</text:p>
          </table:table-cell>
          <table:table-cell table:formula="of:=[.O966]-(1-[.O966])/[.N966]" office:value-type="percentage" office:value="0.0110515772478507">
            <text:p>1.1%</text:p>
          </table:table-cell>
          <table:table-cell table:formula="of:=AVERAGEIF([.$H$3:.$H966];&quot;&gt;0&quot;)" office:value-type="float" office:value="1.90044921875">
            <text:p>1.9</text:p>
          </table:table-cell>
          <table:table-cell table:formula="of:=AVERAGEIF([.$H$3:.$H966];&quot;&lt;0&quot;)" office:value-type="float" office:value="-3.94186046511628">
            <text:p>-3.9</text:p>
          </table:table-cell>
          <table:table-cell table:formula="of:=[.L966]/-[.M966]" office:value-type="percentage" office:value="0.482119860803835">
            <text:p>48%</text:p>
          </table:table-cell>
          <table:table-cell table:formula="of:=COUNTIF([.$G$3:.$G966];&quot;&gt;0&quot;)/COUNTIF([.$B$3:.$B966];&quot;&gt;0&quot;)" office:value-type="percentage" office:value="0.67830423940149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23">
            <text:p>1.23</text:p>
          </table:table-cell>
          <table:table-cell office:value-type="float" office:value="0">
            <text:p>0.00</text:p>
          </table:table-cell>
          <table:table-cell table:formula="of:=[.G967]-[.E967]" office:value-type="float" office:value="-2">
            <text:p>-2.00</text:p>
          </table:table-cell>
          <table:table-cell table:formula="of:=SUM([.$H$2:.H967])" office:value-type="float" office:value="-45.97">
            <text:p>-45.97</text:p>
          </table:table-cell>
          <table:table-cell table:formula="of:=SUM([.H$3:.H967])/SUM([.E$3:.E967])" office:value-type="percentage" office:value="-0.0146354664119707">
            <text:p>-1%</text:p>
          </table:table-cell>
          <table:table-cell table:formula="of:=[.O967]-(1-[.O967])/[.N967]" office:value-type="percentage" office:value="0.00972725054751544">
            <text:p>1.0%</text:p>
          </table:table-cell>
          <table:table-cell table:formula="of:=AVERAGEIF([.$H$3:.$H967];&quot;&gt;0&quot;)" office:value-type="float" office:value="1.90044921875">
            <text:p>1.9</text:p>
          </table:table-cell>
          <table:table-cell table:formula="of:=AVERAGEIF([.$H$3:.$H967];&quot;&lt;0&quot;)" office:value-type="float" office:value="-3.93436293436293">
            <text:p>-3.9</text:p>
          </table:table-cell>
          <table:table-cell table:formula="of:=[.L967]/-[.M967]" office:value-type="percentage" office:value="0.483038613990432">
            <text:p>48%</text:p>
          </table:table-cell>
          <table:table-cell table:formula="of:=COUNTIF([.$G$3:.$G967];&quot;&gt;0&quot;)/COUNTIF([.$B$3:.$B967];&quot;&gt;0&quot;)" office:value-type="percentage" office:value="0.677459526774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basilashvili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968]-[.E968]" office:value-type="float" office:value="1.6">
            <text:p>1.60</text:p>
          </table:table-cell>
          <table:table-cell table:formula="of:=SUM([.$H$2:.H968])" office:value-type="float" office:value="-44.37">
            <text:p>-44.37</text:p>
          </table:table-cell>
          <table:table-cell table:formula="of:=SUM([.H$3:.H968])/SUM([.E$3:.E968])" office:value-type="percentage" office:value="-0.0141170855870188">
            <text:p>-1%</text:p>
          </table:table-cell>
          <table:table-cell table:formula="of:=[.O968]-(1-[.O968])/[.N968]" office:value-type="percentage" office:value="0.0107533472454886">
            <text:p>1.1%</text:p>
          </table:table-cell>
          <table:table-cell table:formula="of:=AVERAGEIF([.$H$3:.$H968];&quot;&gt;0&quot;)" office:value-type="float" office:value="1.89986354775828">
            <text:p>1.9</text:p>
          </table:table-cell>
          <table:table-cell table:formula="of:=AVERAGEIF([.$H$3:.$H968];&quot;&lt;0&quot;)" office:value-type="float" office:value="-3.93436293436293">
            <text:p>-3.9</text:p>
          </table:table-cell>
          <table:table-cell table:formula="of:=[.L968]/-[.M968]" office:value-type="percentage" office:value="0.482889753551909">
            <text:p>48%</text:p>
          </table:table-cell>
          <table:table-cell table:formula="of:=COUNTIF([.$G$3:.$G968];&quot;&gt;0&quot;)/COUNTIF([.$B$3:.$B968];&quot;&gt;0&quot;)" office:value-type="percentage" office:value="0.67786069651741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969]-[.E969]" office:value-type="float" office:value="0.11">
            <text:p>0.11</text:p>
          </table:table-cell>
          <table:table-cell table:formula="of:=SUM([.$H$2:.H969])" office:value-type="float" office:value="-44.26">
            <text:p>-44.26</text:p>
          </table:table-cell>
          <table:table-cell table:formula="of:=SUM([.H$3:.H969])/SUM([.E$3:.E969])" office:value-type="percentage" office:value="-0.0140776081424936">
            <text:p>-1%</text:p>
          </table:table-cell>
          <table:table-cell table:formula="of:=[.O969]-(1-[.O969])/[.N969]" office:value-type="percentage" office:value="0.0107587728124214">
            <text:p>1.1%</text:p>
          </table:table-cell>
          <table:table-cell table:formula="of:=AVERAGEIF([.$H$3:.$H969];&quot;&gt;0&quot;)" office:value-type="float" office:value="1.8963813229572">
            <text:p>1.9</text:p>
          </table:table-cell>
          <table:table-cell table:formula="of:=AVERAGEIF([.$H$3:.$H969];&quot;&lt;0&quot;)" office:value-type="float" office:value="-3.93436293436293">
            <text:p>-3.9</text:p>
          </table:table-cell>
          <table:table-cell table:formula="of:=[.L969]/-[.M969]" office:value-type="percentage" office:value="0.482004673842899">
            <text:p>48%</text:p>
          </table:table-cell>
          <table:table-cell table:formula="of:=COUNTIF([.$G$3:.$G969];&quot;&gt;0&quot;)/COUNTIF([.$B$3:.$B969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970]-[.E970]" office:value-type="float" office:value="0.0499999999999998">
            <text:p>0.05</text:p>
          </table:table-cell>
          <table:table-cell table:formula="of:=SUM([.$H$2:.H970])" office:value-type="float" office:value="-44.21">
            <text:p>-44.21</text:p>
          </table:table-cell>
          <table:table-cell table:formula="of:=SUM([.H$3:.H970])/SUM([.E$3:.E970])" office:value-type="percentage" office:value="-0.0140393775801842">
            <text:p>-1%</text:p>
          </table:table-cell>
          <table:table-cell table:formula="of:=[.O970]-(1-[.O970])/[.N970]" office:value-type="percentage" office:value="0.0107233505558502">
            <text:p>1.1%</text:p>
          </table:table-cell>
          <table:table-cell table:formula="of:=AVERAGEIF([.$H$3:.$H970];&quot;&gt;0&quot;)" office:value-type="float" office:value="1.89279611650485">
            <text:p>1.9</text:p>
          </table:table-cell>
          <table:table-cell table:formula="of:=AVERAGEIF([.$H$3:.$H970];&quot;&lt;0&quot;)" office:value-type="float" office:value="-3.93436293436293">
            <text:p>-3.9</text:p>
          </table:table-cell>
          <table:table-cell table:formula="of:=[.L970]/-[.M970]" office:value-type="percentage" office:value="0.481093419209771">
            <text:p>48%</text:p>
          </table:table-cell>
          <table:table-cell table:formula="of:=COUNTIF([.$G$3:.$G970];&quot;&gt;0&quot;)/COUNTIF([.$B$3:.$B970];&quot;&gt;0&quot;)" office:value-type="percentage" office:value="0.6786600496277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verdasco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8.04">
            <text:p>8.04</text:p>
          </table:table-cell>
          <table:table-cell table:formula="of:=[.G971]-[.E971]" office:value-type="float" office:value="2.04">
            <text:p>2.04</text:p>
          </table:table-cell>
          <table:table-cell table:formula="of:=SUM([.$H$2:.H971])" office:value-type="float" office:value="-42.17">
            <text:p>-42.17</text:p>
          </table:table-cell>
          <table:table-cell table:formula="of:=SUM([.H$3:.H971])/SUM([.E$3:.E971])" office:value-type="percentage" office:value="-0.0133660855784469">
            <text:p>-1%</text:p>
          </table:table-cell>
          <table:table-cell table:formula="of:=[.O971]-(1-[.O971])/[.N971]" office:value-type="percentage" office:value="0.0120497503361052">
            <text:p>1.2%</text:p>
          </table:table-cell>
          <table:table-cell table:formula="of:=AVERAGEIF([.$H$3:.$H971];&quot;&gt;0&quot;)" office:value-type="float" office:value="1.89308139534884">
            <text:p>1.9</text:p>
          </table:table-cell>
          <table:table-cell table:formula="of:=AVERAGEIF([.$H$3:.$H971];&quot;&lt;0&quot;)" office:value-type="float" office:value="-3.93436293436293">
            <text:p>-3.9</text:p>
          </table:table-cell>
          <table:table-cell table:formula="of:=[.L971]/-[.M971]" office:value-type="percentage" office:value="0.481165928749115">
            <text:p>48%</text:p>
          </table:table-cell>
          <table:table-cell table:formula="of:=COUNTIF([.$G$3:.$G971];&quot;&gt;0&quot;)/COUNTIF([.$B$3:.$B971];&quot;&gt;0&quot;)" office:value-type="percentage" office:value="0.6790582403965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Ramos-vinolas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72]-[.E972]" office:value-type="float" office:value="-1">
            <text:p>-1.00</text:p>
          </table:table-cell>
          <table:table-cell table:formula="of:=SUM([.$H$2:.H972])" office:value-type="float" office:value="-43.17">
            <text:p>-43.17</text:p>
          </table:table-cell>
          <table:table-cell table:formula="of:=SUM([.H$3:.H972])/SUM([.E$3:.E972])" office:value-type="percentage" office:value="-0.0136787072243346">
            <text:p>-1%</text:p>
          </table:table-cell>
          <table:table-cell table:formula="of:=[.O972]-(1-[.O972])/[.N972]" office:value-type="percentage" office:value="0.0113810757630535">
            <text:p>1.1%</text:p>
          </table:table-cell>
          <table:table-cell table:formula="of:=AVERAGEIF([.$H$3:.$H972];&quot;&gt;0&quot;)" office:value-type="float" office:value="1.89308139534884">
            <text:p>1.9</text:p>
          </table:table-cell>
          <table:table-cell table:formula="of:=AVERAGEIF([.$H$3:.$H972];&quot;&lt;0&quot;)" office:value-type="float" office:value="-3.92307692307692">
            <text:p>-3.9</text:p>
          </table:table-cell>
          <table:table-cell table:formula="of:=[.L972]/-[.M972]" office:value-type="percentage" office:value="0.482550159598723">
            <text:p>48%</text:p>
          </table:table-cell>
          <table:table-cell table:formula="of:=COUNTIF([.$G$3:.$G972];&quot;&gt;0&quot;)/COUNTIF([.$B$3:.$B972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973]-[.E973]" office:value-type="float" office:value="-3">
            <text:p>-3.00</text:p>
          </table:table-cell>
          <table:table-cell table:formula="of:=SUM([.$H$2:.H973])" office:value-type="float" office:value="-46.17">
            <text:p>-46.17</text:p>
          </table:table-cell>
          <table:table-cell table:formula="of:=SUM([.H$3:.H973])/SUM([.E$3:.E973])" office:value-type="percentage" office:value="-0.0146153846153846">
            <text:p>-1%</text:p>
          </table:table-cell>
          <table:table-cell table:formula="of:=[.O973]-(1-[.O973])/[.N973]" office:value-type="percentage" office:value="0.00940814746907059">
            <text:p>0.9%</text:p>
          </table:table-cell>
          <table:table-cell table:formula="of:=AVERAGEIF([.$H$3:.$H973];&quot;&gt;0&quot;)" office:value-type="float" office:value="1.89308139534884">
            <text:p>1.9</text:p>
          </table:table-cell>
          <table:table-cell table:formula="of:=AVERAGEIF([.$H$3:.$H973];&quot;&lt;0&quot;)" office:value-type="float" office:value="-3.91954022988506">
            <text:p>-3.9</text:p>
          </table:table-cell>
          <table:table-cell table:formula="of:=[.L973]/-[.M973]" office:value-type="percentage" office:value="0.482985575939439">
            <text:p>48%</text:p>
          </table:table-cell>
          <table:table-cell table:formula="of:=COUNTIF([.$G$3:.$G973];&quot;&gt;0&quot;)/COUNTIF([.$B$3:.$B973];&quot;&gt;0&quot;)" office:value-type="percentage" office:value="0.6773794808405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974]-[.E974]" office:value-type="float" office:value="1.24">
            <text:p>1.24</text:p>
          </table:table-cell>
          <table:table-cell table:formula="of:=SUM([.$H$2:.H974])" office:value-type="float" office:value="-44.93">
            <text:p>-44.93</text:p>
          </table:table-cell>
          <table:table-cell table:formula="of:=SUM([.H$3:.H974])/SUM([.E$3:.E974])" office:value-type="percentage" office:value="-0.014213856374565">
            <text:p>-1%</text:p>
          </table:table-cell>
          <table:table-cell table:formula="of:=[.O974]-(1-[.O974])/[.N974]" office:value-type="percentage" office:value="0.0101856301279653">
            <text:p>1.0%</text:p>
          </table:table-cell>
          <table:table-cell table:formula="of:=AVERAGEIF([.$H$3:.$H974];&quot;&gt;0&quot;)" office:value-type="float" office:value="1.89181818181818">
            <text:p>1.9</text:p>
          </table:table-cell>
          <table:table-cell table:formula="of:=AVERAGEIF([.$H$3:.$H974];&quot;&lt;0&quot;)" office:value-type="float" office:value="-3.91954022988506">
            <text:p>-3.9</text:p>
          </table:table-cell>
          <table:table-cell table:formula="of:=[.L974]/-[.M974]" office:value-type="percentage" office:value="0.482663289789389">
            <text:p>48%</text:p>
          </table:table-cell>
          <table:table-cell table:formula="of:=COUNTIF([.$G$3:.$G974];&quot;&gt;0&quot;)/COUNTIF([.$B$3:.$B974];&quot;&gt;0&quot;)" office:value-type="percentage" office:value="0.6777777777777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sugita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975]-[.E975]" office:value-type="float" office:value="2.4">
            <text:p>2.40</text:p>
          </table:table-cell>
          <table:table-cell table:formula="of:=SUM([.$H$2:.H975])" office:value-type="float" office:value="-42.53">
            <text:p>-42.53</text:p>
          </table:table-cell>
          <table:table-cell table:formula="of:=SUM([.H$3:.H975])/SUM([.E$3:.E975])" office:value-type="percentage" office:value="-0.0134291127249763">
            <text:p>-1%</text:p>
          </table:table-cell>
          <table:table-cell table:formula="of:=[.O975]-(1-[.O975])/[.N975]" office:value-type="percentage" office:value="0.0117517056322048">
            <text:p>1.2%</text:p>
          </table:table-cell>
          <table:table-cell table:formula="of:=AVERAGEIF([.$H$3:.$H975];&quot;&gt;0&quot;)" office:value-type="float" office:value="1.89279922779923">
            <text:p>1.9</text:p>
          </table:table-cell>
          <table:table-cell table:formula="of:=AVERAGEIF([.$H$3:.$H975];&quot;&lt;0&quot;)" office:value-type="float" office:value="-3.91954022988506">
            <text:p>-3.9</text:p>
          </table:table-cell>
          <table:table-cell table:formula="of:=[.L975]/-[.M975]" office:value-type="percentage" office:value="0.482913585978102">
            <text:p>48%</text:p>
          </table:table-cell>
          <table:table-cell table:formula="of:=COUNTIF([.$G$3:.$G975];&quot;&gt;0&quot;)/COUNTIF([.$B$3:.$B975];&quot;&gt;0&quot;)" office:value-type="percentage" office:value="0.67817509247842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ojowczyk</text:p>
          </table:table-cell>
          <table:table-cell office:value-type="float" office:value="2">
            <text:p>2</text:p>
          </table:table-cell>
          <table:table-cell office:value-type="float" office:value="1.53">
            <text:p>1.53</text:p>
          </table:table-cell>
          <table:table-cell office:value-type="float" office:value="3.06">
            <text:p>3.06</text:p>
          </table:table-cell>
          <table:table-cell table:formula="of:=[.G976]-[.E976]" office:value-type="float" office:value="1.06">
            <text:p>1.06</text:p>
          </table:table-cell>
          <table:table-cell table:formula="of:=SUM([.$H$2:.H976])" office:value-type="float" office:value="-41.47">
            <text:p>-41.47</text:p>
          </table:table-cell>
          <table:table-cell table:formula="of:=SUM([.H$3:.H976])/SUM([.E$3:.E976])" office:value-type="percentage" office:value="-0.0130861470495424">
            <text:p>-1%</text:p>
          </table:table-cell>
          <table:table-cell table:formula="of:=[.O976]-(1-[.O976])/[.N976]" office:value-type="percentage" office:value="0.0124040159680326">
            <text:p>1.2%</text:p>
          </table:table-cell>
          <table:table-cell table:formula="of:=AVERAGEIF([.$H$3:.$H976];&quot;&gt;0&quot;)" office:value-type="float" office:value="1.89119460500963">
            <text:p>1.9</text:p>
          </table:table-cell>
          <table:table-cell table:formula="of:=AVERAGEIF([.$H$3:.$H976];&quot;&lt;0&quot;)" office:value-type="float" office:value="-3.91954022988506">
            <text:p>-3.9</text:p>
          </table:table-cell>
          <table:table-cell table:formula="of:=[.L976]/-[.M976]" office:value-type="percentage" office:value="0.482504195413015">
            <text:p>48%</text:p>
          </table:table-cell>
          <table:table-cell table:formula="of:=COUNTIF([.$G$3:.$G976];&quot;&gt;0&quot;)/COUNTIF([.$B$3:.$B976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isner</text:p>
          </table:table-cell>
          <table:table-cell office:value-type="float" office:value="7">
            <text:p>7</text:p>
          </table:table-cell>
          <table:table-cell office:value-type="float" office:value="1.25">
            <text:p>1.25</text:p>
          </table:table-cell>
          <table:table-cell office:value-type="float" office:value="8.75">
            <text:p>8.75</text:p>
          </table:table-cell>
          <table:table-cell table:formula="of:=[.G977]-[.E977]" office:value-type="float" office:value="1.75">
            <text:p>1.75</text:p>
          </table:table-cell>
          <table:table-cell table:formula="of:=SUM([.$H$2:.H977])" office:value-type="float" office:value="-39.72">
            <text:p>-39.72</text:p>
          </table:table-cell>
          <table:table-cell table:formula="of:=SUM([.H$3:.H977])/SUM([.E$3:.E977])" office:value-type="percentage" office:value="-0.0125062972292191">
            <text:p>-1%</text:p>
          </table:table-cell>
          <table:table-cell table:formula="of:=[.O977]-(1-[.O977])/[.N977]" office:value-type="percentage" office:value="0.0135232301798239">
            <text:p>1.4%</text:p>
          </table:table-cell>
          <table:table-cell table:formula="of:=AVERAGEIF([.$H$3:.$H977];&quot;&gt;0&quot;)" office:value-type="float" office:value="1.89092307692308">
            <text:p>1.9</text:p>
          </table:table-cell>
          <table:table-cell table:formula="of:=AVERAGEIF([.$H$3:.$H977];&quot;&lt;0&quot;)" office:value-type="float" office:value="-3.91954022988506">
            <text:p>-3.9</text:p>
          </table:table-cell>
          <table:table-cell table:formula="of:=[.L977]/-[.M977]" office:value-type="percentage" office:value="0.482434919918791">
            <text:p>48%</text:p>
          </table:table-cell>
          <table:table-cell table:formula="of:=COUNTIF([.$G$3:.$G977];&quot;&gt;0&quot;)/COUNTIF([.$B$3:.$B977];&quot;&gt;0&quot;)" office:value-type="percentage" office:value="0.6789667896678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delbonis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978]-[.E978]" office:value-type="float" office:value="4.8">
            <text:p>4.80</text:p>
          </table:table-cell>
          <table:table-cell table:formula="of:=SUM([.$H$2:.H978])" office:value-type="float" office:value="-34.92">
            <text:p>-34.92</text:p>
          </table:table-cell>
          <table:table-cell table:formula="of:=SUM([.H$3:.H978])/SUM([.E$3:.E978])" office:value-type="percentage" office:value="-0.0109742300439975">
            <text:p>-1%</text:p>
          </table:table-cell>
          <table:table-cell table:formula="of:=[.O978]-(1-[.O978])/[.N978]" office:value-type="percentage" office:value="0.0166918911757381">
            <text:p>1.7%</text:p>
          </table:table-cell>
          <table:table-cell table:formula="of:=AVERAGEIF([.$H$3:.$H978];&quot;&gt;0&quot;)" office:value-type="float" office:value="1.89650671785029">
            <text:p>1.9</text:p>
          </table:table-cell>
          <table:table-cell table:formula="of:=AVERAGEIF([.$H$3:.$H978];&quot;&lt;0&quot;)" office:value-type="float" office:value="-3.91954022988506">
            <text:p>-3.9</text:p>
          </table:table-cell>
          <table:table-cell table:formula="of:=[.L978]/-[.M978]" office:value-type="percentage" office:value="0.48385948519934">
            <text:p>48%</text:p>
          </table:table-cell>
          <table:table-cell table:formula="of:=COUNTIF([.$G$3:.$G978];&quot;&gt;0&quot;)/COUNTIF([.$B$3:.$B978];&quot;&gt;0&quot;)" office:value-type="percentage" office:value="0.67936117936117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munar</text:p>
          </table:table-cell>
          <table:table-cell office:value-type="float" office:value="3">
            <text:p>3</text:p>
          </table:table-cell>
          <table:table-cell office:value-type="float" office:value="1.27">
            <text:p>1.27</text:p>
          </table:table-cell>
          <table:table-cell office:value-type="float" office:value="3.81">
            <text:p>3.81</text:p>
          </table:table-cell>
          <table:table-cell table:formula="of:=[.G979]-[.E979]" office:value-type="float" office:value="0.81">
            <text:p>0.81</text:p>
          </table:table-cell>
          <table:table-cell table:formula="of:=SUM([.$H$2:.H979])" office:value-type="float" office:value="-34.11">
            <text:p>-34.11</text:p>
          </table:table-cell>
          <table:table-cell table:formula="of:=SUM([.H$3:.H979])/SUM([.E$3:.E979])" office:value-type="percentage" office:value="-0.0107095761381476">
            <text:p>-1%</text:p>
          </table:table-cell>
          <table:table-cell table:formula="of:=[.O979]-(1-[.O979])/[.N979]" office:value-type="percentage" office:value="0.0171712139042672">
            <text:p>1.7%</text:p>
          </table:table-cell>
          <table:table-cell table:formula="of:=AVERAGEIF([.$H$3:.$H979];&quot;&gt;0&quot;)" office:value-type="float" office:value="1.89442528735632">
            <text:p>1.9</text:p>
          </table:table-cell>
          <table:table-cell table:formula="of:=AVERAGEIF([.$H$3:.$H979];&quot;&lt;0&quot;)" office:value-type="float" office:value="-3.91954022988506">
            <text:p>-3.9</text:p>
          </table:table-cell>
          <table:table-cell table:formula="of:=[.L979]/-[.M979]" office:value-type="percentage" office:value="0.4833284457478">
            <text:p>48%</text:p>
          </table:table-cell>
          <table:table-cell table:formula="of:=COUNTIF([.$G$3:.$G979];&quot;&gt;0&quot;)/COUNTIF([.$B$3:.$B979];&quot;&gt;0&quot;)" office:value-type="percentage" office:value="0.6797546012269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18">
            <text:p>1.18</text:p>
          </table:table-cell>
          <table:table-cell office:value-type="float" office:value="5.9">
            <text:p>5.90</text:p>
          </table:table-cell>
          <table:table-cell table:formula="of:=[.G980]-[.E980]" office:value-type="float" office:value="0.9">
            <text:p>0.90</text:p>
          </table:table-cell>
          <table:table-cell table:formula="of:=SUM([.$H$2:.H980])" office:value-type="float" office:value="-33.21">
            <text:p>-33.21</text:p>
          </table:table-cell>
          <table:table-cell table:formula="of:=SUM([.H$3:.H980])/SUM([.E$3:.E980])" office:value-type="percentage" office:value="-0.01041065830721">
            <text:p>-1%</text:p>
          </table:table-cell>
          <table:table-cell table:formula="of:=[.O980]-(1-[.O980])/[.N980]" office:value-type="percentage" office:value="0.0177107904053321">
            <text:p>1.8%</text:p>
          </table:table-cell>
          <table:table-cell table:formula="of:=AVERAGEIF([.$H$3:.$H980];&quot;&gt;0&quot;)" office:value-type="float" office:value="1.89252390057361">
            <text:p>1.9</text:p>
          </table:table-cell>
          <table:table-cell table:formula="of:=AVERAGEIF([.$H$3:.$H980];&quot;&lt;0&quot;)" office:value-type="float" office:value="-3.91954022988506">
            <text:p>-3.9</text:p>
          </table:table-cell>
          <table:table-cell table:formula="of:=[.L980]/-[.M980]" office:value-type="percentage" office:value="0.482843341202065">
            <text:p>48%</text:p>
          </table:table-cell>
          <table:table-cell table:formula="of:=COUNTIF([.$G$3:.$G980];&quot;&gt;0&quot;)/COUNTIF([.$B$3:.$B980];&quot;&gt;0&quot;)" office:value-type="percentage" office:value="0.6801470588235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4">
            <text:p>1.44</text:p>
          </table:table-cell>
          <table:table-cell table:formula="of:=[.G981]-[.E981]" office:value-type="float" office:value="0.44">
            <text:p>0.44</text:p>
          </table:table-cell>
          <table:table-cell table:formula="of:=SUM([.$H$2:.H981])" office:value-type="float" office:value="-32.77">
            <text:p>-32.77</text:p>
          </table:table-cell>
          <table:table-cell table:formula="of:=SUM([.H$3:.H981])/SUM([.E$3:.E981])" office:value-type="percentage" office:value="-0.0102695079912253">
            <text:p>-1%</text:p>
          </table:table-cell>
          <table:table-cell table:formula="of:=[.O981]-(1-[.O981])/[.N981]" office:value-type="percentage" office:value="0.017942594126253">
            <text:p>1.8%</text:p>
          </table:table-cell>
          <table:table-cell table:formula="of:=AVERAGEIF([.$H$3:.$H981];&quot;&gt;0&quot;)" office:value-type="float" office:value="1.88975190839695">
            <text:p>1.9</text:p>
          </table:table-cell>
          <table:table-cell table:formula="of:=AVERAGEIF([.$H$3:.$H981];&quot;&lt;0&quot;)" office:value-type="float" office:value="-3.91954022988506">
            <text:p>-3.9</text:p>
          </table:table-cell>
          <table:table-cell table:formula="of:=[.L981]/-[.M981]" office:value-type="percentage" office:value="0.482136117391596">
            <text:p>48%</text:p>
          </table:table-cell>
          <table:table-cell table:formula="of:=COUNTIF([.$G$3:.$G981];&quot;&gt;0&quot;)/COUNTIF([.$B$3:.$B981];&quot;&gt;0&quot;)" office:value-type="percentage" office:value="0.6805385556915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fritz</text:p>
          </table:table-cell>
          <table:table-cell office:value-type="float" office:value="6">
            <text:p>6</text:p>
          </table:table-cell>
          <table:table-cell office:value-type="float" office:value="1.2">
            <text:p>1.20</text:p>
          </table:table-cell>
          <table:table-cell office:value-type="float" office:value="7.2">
            <text:p>7.20</text:p>
          </table:table-cell>
          <table:table-cell table:formula="of:=[.G982]-[.E982]" office:value-type="float" office:value="1.2">
            <text:p>1.20</text:p>
          </table:table-cell>
          <table:table-cell table:formula="of:=SUM([.$H$2:.H982])" office:value-type="float" office:value="-31.57">
            <text:p>-31.57</text:p>
          </table:table-cell>
          <table:table-cell table:formula="of:=SUM([.H$3:.H982])/SUM([.E$3:.E982])" office:value-type="percentage" office:value="-0.00987488270253361">
            <text:p>-1%</text:p>
          </table:table-cell>
          <table:table-cell table:formula="of:=[.O982]-(1-[.O982])/[.N982]" office:value-type="percentage" office:value="0.0186827394388486">
            <text:p>1.9%</text:p>
          </table:table-cell>
          <table:table-cell table:formula="of:=AVERAGEIF([.$H$3:.$H982];&quot;&gt;0&quot;)" office:value-type="float" office:value="1.88843809523809">
            <text:p>1.9</text:p>
          </table:table-cell>
          <table:table-cell table:formula="of:=AVERAGEIF([.$H$3:.$H982];&quot;&lt;0&quot;)" office:value-type="float" office:value="-3.91954022988506">
            <text:p>-3.9</text:p>
          </table:table-cell>
          <table:table-cell table:formula="of:=[.L982]/-[.M982]" office:value-type="percentage" office:value="0.481800921658986">
            <text:p>48%</text:p>
          </table:table-cell>
          <table:table-cell table:formula="of:=COUNTIF([.$G$3:.$G982];&quot;&gt;0&quot;)/COUNTIF([.$B$3:.$B982];&quot;&gt;0&quot;)" office:value-type="percentage" office:value="0.6809290953545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anderson k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0</text:p>
          </table:table-cell>
          <table:table-cell table:formula="of:=[.G983]-[.E983]" office:value-type="float" office:value="0.2">
            <text:p>0.20</text:p>
          </table:table-cell>
          <table:table-cell table:formula="of:=SUM([.$H$2:.H983])" office:value-type="float" office:value="-31.37">
            <text:p>-31.37</text:p>
          </table:table-cell>
          <table:table-cell table:formula="of:=SUM([.H$3:.H983])/SUM([.E$3:.E983])" office:value-type="percentage" office:value="-0.00980925578486553">
            <text:p>-1%</text:p>
          </table:table-cell>
          <table:table-cell table:formula="of:=[.O983]-(1-[.O983])/[.N983]" office:value-type="percentage" office:value="0.0187547058254879">
            <text:p>1.9%</text:p>
          </table:table-cell>
          <table:table-cell table:formula="of:=AVERAGEIF([.$H$3:.$H983];&quot;&gt;0&quot;)" office:value-type="float" office:value="1.88522813688213">
            <text:p>1.9</text:p>
          </table:table-cell>
          <table:table-cell table:formula="of:=AVERAGEIF([.$H$3:.$H983];&quot;&lt;0&quot;)" office:value-type="float" office:value="-3.91954022988506">
            <text:p>-3.9</text:p>
          </table:table-cell>
          <table:table-cell table:formula="of:=[.L983]/-[.M983]" office:value-type="percentage" office:value="0.480981958676672">
            <text:p>48%</text:p>
          </table:table-cell>
          <table:table-cell table:formula="of:=COUNTIF([.$G$3:.$G983];&quot;&gt;0&quot;)/COUNTIF([.$B$3:.$B983];&quot;&gt;0&quot;)" office:value-type="percentage" office:value="0.68131868131868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3">
            <text:p>3</text:p>
          </table:table-cell>
          <table:table-cell office:value-type="float" office:value="1.11">
            <text:p>1.11</text:p>
          </table:table-cell>
          <table:table-cell office:value-type="float" office:value="3.33">
            <text:p>3.33</text:p>
          </table:table-cell>
          <table:table-cell table:formula="of:=[.G984]-[.E984]" office:value-type="float" office:value="0.33">
            <text:p>0.33</text:p>
          </table:table-cell>
          <table:table-cell table:formula="of:=SUM([.$H$2:.H984])" office:value-type="float" office:value="-31.04">
            <text:p>-31.04</text:p>
          </table:table-cell>
          <table:table-cell table:formula="of:=SUM([.H$3:.H984])/SUM([.E$3:.E984])" office:value-type="percentage" office:value="-0.00969696969696968">
            <text:p>-1%</text:p>
          </table:table-cell>
          <table:table-cell table:formula="of:=[.O984]-(1-[.O984])/[.N984]" office:value-type="percentage" office:value="0.0189138232363812">
            <text:p>1.9%</text:p>
          </table:table-cell>
          <table:table-cell table:formula="of:=AVERAGEIF([.$H$3:.$H984];&quot;&gt;0&quot;)" office:value-type="float" office:value="1.8822770398482">
            <text:p>1.9</text:p>
          </table:table-cell>
          <table:table-cell table:formula="of:=AVERAGEIF([.$H$3:.$H984];&quot;&lt;0&quot;)" office:value-type="float" office:value="-3.91954022988506">
            <text:p>-3.9</text:p>
          </table:table-cell>
          <table:table-cell table:formula="of:=[.L984]/-[.M984]" office:value-type="percentage" office:value="0.480229039492062">
            <text:p>48%</text:p>
          </table:table-cell>
          <table:table-cell table:formula="of:=COUNTIF([.$G$3:.$G984];&quot;&gt;0&quot;)/COUNTIF([.$B$3:.$B984];&quot;&gt;0&quot;)" office:value-type="percentage" office:value="0.68170731707317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4">
            <text:p>1.04</text:p>
          </table:table-cell>
          <table:table-cell office:value-type="float" office:value="5.2">
            <text:p>5.20</text:p>
          </table:table-cell>
          <table:table-cell table:formula="of:=[.G985]-[.E985]" office:value-type="float" office:value="0.2">
            <text:p>0.20</text:p>
          </table:table-cell>
          <table:table-cell table:formula="of:=SUM([.$H$2:.H985])" office:value-type="float" office:value="-30.84">
            <text:p>-30.84</text:p>
          </table:table-cell>
          <table:table-cell table:formula="of:=SUM([.H$3:.H985])/SUM([.E$3:.E985])" office:value-type="percentage" office:value="-0.00961946350592638">
            <text:p>-1%</text:p>
          </table:table-cell>
          <table:table-cell table:formula="of:=[.O985]-(1-[.O985])/[.N985]" office:value-type="percentage" office:value="0.0189863683532239">
            <text:p>1.9%</text:p>
          </table:table-cell>
          <table:table-cell table:formula="of:=AVERAGEIF([.$H$3:.$H985];&quot;&gt;0&quot;)" office:value-type="float" office:value="1.87909090909091">
            <text:p>1.9</text:p>
          </table:table-cell>
          <table:table-cell table:formula="of:=AVERAGEIF([.$H$3:.$H985];&quot;&lt;0&quot;)" office:value-type="float" office:value="-3.91954022988506">
            <text:p>-3.9</text:p>
          </table:table-cell>
          <table:table-cell table:formula="of:=[.L985]/-[.M985]" office:value-type="percentage" office:value="0.479416155691815">
            <text:p>48%</text:p>
          </table:table-cell>
          <table:table-cell table:formula="of:=COUNTIF([.$G$3:.$G985];&quot;&gt;0&quot;)/COUNTIF([.$B$3:.$B985];&quot;&gt;0&quot;)" office:value-type="percentage" office:value="0.6820950060901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alan dani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986]-[.E986]" office:value-type="float" office:value="-1">
            <text:p>-1.00</text:p>
          </table:table-cell>
          <table:table-cell table:formula="of:=SUM([.$H$2:.H986])" office:value-type="float" office:value="-31.84">
            <text:p>-31.84</text:p>
          </table:table-cell>
          <table:table-cell table:formula="of:=SUM([.H$3:.H986])/SUM([.E$3:.E986])" office:value-type="percentage" office:value="-0.00992828188338009">
            <text:p>-1%</text:p>
          </table:table-cell>
          <table:table-cell table:formula="of:=[.O986]-(1-[.O986])/[.N986]" office:value-type="percentage" office:value="0.0183158591091379">
            <text:p>1.8%</text:p>
          </table:table-cell>
          <table:table-cell table:formula="of:=AVERAGEIF([.$H$3:.$H986];&quot;&gt;0&quot;)" office:value-type="float" office:value="1.87909090909091">
            <text:p>1.9</text:p>
          </table:table-cell>
          <table:table-cell table:formula="of:=AVERAGEIF([.$H$3:.$H986];&quot;&lt;0&quot;)" office:value-type="float" office:value="-3.90839694656489">
            <text:p>-3.9</text:p>
          </table:table-cell>
          <table:table-cell table:formula="of:=[.L986]/-[.M986]" office:value-type="percentage" office:value="0.480783025568182">
            <text:p>48%</text:p>
          </table:table-cell>
          <table:table-cell table:formula="of:=COUNTIF([.$G$3:.$G986];&quot;&gt;0&quot;)/COUNTIF([.$B$3:.$B986];&quot;&gt;0&quot;)" office:value-type="percentage" office:value="0.6812652068126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oepfer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987]-[.E987]" office:value-type="float" office:value="-5">
            <text:p>-5.00</text:p>
          </table:table-cell>
          <table:table-cell table:formula="of:=SUM([.$H$2:.H987])" office:value-type="float" office:value="-36.84">
            <text:p>-36.84</text:p>
          </table:table-cell>
          <table:table-cell table:formula="of:=SUM([.H$3:.H987])/SUM([.E$3:.E987])" office:value-type="percentage" office:value="-0.0114694894146949">
            <text:p>-1%</text:p>
          </table:table-cell>
          <table:table-cell table:formula="of:=[.O987]-(1-[.O987])/[.N987]" office:value-type="percentage" office:value="0.0150604799954851">
            <text:p>1.5%</text:p>
          </table:table-cell>
          <table:table-cell table:formula="of:=AVERAGEIF([.$H$3:.$H987];&quot;&gt;0&quot;)" office:value-type="float" office:value="1.87909090909091">
            <text:p>1.9</text:p>
          </table:table-cell>
          <table:table-cell table:formula="of:=AVERAGEIF([.$H$3:.$H987];&quot;&lt;0&quot;)" office:value-type="float" office:value="-3.91254752851711">
            <text:p>-3.9</text:p>
          </table:table-cell>
          <table:table-cell table:formula="of:=[.L987]/-[.M987]" office:value-type="percentage" office:value="0.480272992313808">
            <text:p>48%</text:p>
          </table:table-cell>
          <table:table-cell table:formula="of:=COUNTIF([.$G$3:.$G987];&quot;&gt;0&quot;)/COUNTIF([.$B$3:.$B987];&quot;&gt;0&quot;)" office:value-type="percentage" office:value="0.6804374240583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ruud</text:p>
          </table:table-cell>
          <table:table-cell office:value-type="float" office:value="5">
            <text:p>5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988]-[.E988]" office:value-type="float" office:value="-5">
            <text:p>-5.00</text:p>
          </table:table-cell>
          <table:table-cell table:formula="of:=SUM([.$H$2:.H988])" office:value-type="float" office:value="-41.84">
            <text:p>-41.84</text:p>
          </table:table-cell>
          <table:table-cell table:formula="of:=SUM([.H$3:.H988])/SUM([.E$3:.E988])" office:value-type="percentage" office:value="-0.0130059061237177">
            <text:p>-1%</text:p>
          </table:table-cell>
          <table:table-cell table:formula="of:=[.O988]-(1-[.O988])/[.N988]" office:value-type="percentage" office:value="0.011813002287448">
            <text:p>1.2%</text:p>
          </table:table-cell>
          <table:table-cell table:formula="of:=AVERAGEIF([.$H$3:.$H988];&quot;&gt;0&quot;)" office:value-type="float" office:value="1.87909090909091">
            <text:p>1.9</text:p>
          </table:table-cell>
          <table:table-cell table:formula="of:=AVERAGEIF([.$H$3:.$H988];&quot;&lt;0&quot;)" office:value-type="float" office:value="-3.91666666666667">
            <text:p>-3.9</text:p>
          </table:table-cell>
          <table:table-cell table:formula="of:=[.L988]/-[.M988]" office:value-type="percentage" office:value="0.479767891682785">
            <text:p>48%</text:p>
          </table:table-cell>
          <table:table-cell table:formula="of:=COUNTIF([.$G$3:.$G988];&quot;&gt;0&quot;)/COUNTIF([.$B$3:.$B988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989]-[.E989]" office:value-type="float" office:value="0.18">
            <text:p>0.18</text:p>
          </table:table-cell>
          <table:table-cell table:formula="of:=SUM([.$H$2:.H989])" office:value-type="float" office:value="-41.66">
            <text:p>-41.66</text:p>
          </table:table-cell>
          <table:table-cell table:formula="of:=SUM([.H$3:.H989])/SUM([.E$3:.E989])" office:value-type="percentage" office:value="-0.012941907424666">
            <text:p>-1%</text:p>
          </table:table-cell>
          <table:table-cell table:formula="of:=[.O989]-(1-[.O989])/[.N989]" office:value-type="percentage" office:value="0.0118687815332109">
            <text:p>1.2%</text:p>
          </table:table-cell>
          <table:table-cell table:formula="of:=AVERAGEIF([.$H$3:.$H989];&quot;&gt;0&quot;)" office:value-type="float" office:value="1.87587901701323">
            <text:p>1.9</text:p>
          </table:table-cell>
          <table:table-cell table:formula="of:=AVERAGEIF([.$H$3:.$H989];&quot;&lt;0&quot;)" office:value-type="float" office:value="-3.91666666666667">
            <text:p>-3.9</text:p>
          </table:table-cell>
          <table:table-cell table:formula="of:=[.L989]/-[.M989]" office:value-type="percentage" office:value="0.478947834131038">
            <text:p>48%</text:p>
          </table:table-cell>
          <table:table-cell table:formula="of:=COUNTIF([.$G$3:.$G989];&quot;&gt;0&quot;)/COUNTIF([.$B$3:.$B989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table:number-columns-repeated="2" office:value-type="float" office:value="1.32">
            <text:p>1.32</text:p>
          </table:table-cell>
          <table:table-cell table:formula="of:=[.G991]-[.E991]" office:value-type="float" office:value="0.32">
            <text:p>0.32</text:p>
          </table:table-cell>
          <table:table-cell table:formula="of:=SUM([.$H$2:.H991])" office:value-type="float" office:value="-41.34">
            <text:p>-41.34</text:p>
          </table:table-cell>
          <table:table-cell table:formula="of:=SUM([.H$3:.H991])/SUM([.E$3:.E991])" office:value-type="percentage" office:value="-0.0128385093167702">
            <text:p>-1%</text:p>
          </table:table-cell>
          <table:table-cell table:formula="of:=[.O991]-(1-[.O991])/[.N991]" office:value-type="percentage" office:value="0.0120191161966604">
            <text:p>1.2%</text:p>
          </table:table-cell>
          <table:table-cell table:formula="of:=AVERAGEIF([.$H$3:.$H991];&quot;&gt;0&quot;)" office:value-type="float" office:value="1.87294339622641">
            <text:p>1.9</text:p>
          </table:table-cell>
          <table:table-cell table:formula="of:=AVERAGEIF([.$H$3:.$H991];&quot;&lt;0&quot;)" office:value-type="float" office:value="-3.91666666666667">
            <text:p>-3.9</text:p>
          </table:table-cell>
          <table:table-cell table:formula="of:=[.L991]/-[.M991]" office:value-type="percentage" office:value="0.478198313930148">
            <text:p>48%</text:p>
          </table:table-cell>
          <table:table-cell table:formula="of:=COUNTIF([.$G$3:.$G991];&quot;&gt;0&quot;)/COUNTIF([.$B$3:.$B991];&quot;&gt;0&quot;)" office:value-type="percentage" office:value="0.68038740920096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evans d</text:p>
          </table:table-cell>
          <table:table-cell office:value-type="float" office:value="8">
            <text:p>8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92]-[.E992]" office:value-type="float" office:value="-8">
            <text:p>-8.00</text:p>
          </table:table-cell>
          <table:table-cell table:formula="of:=SUM([.$H$2:.H992])" office:value-type="float" office:value="-49.34">
            <text:p>-49.34</text:p>
          </table:table-cell>
          <table:table-cell table:formula="of:=SUM([.H$3:.H992])/SUM([.E$3:.E992])" office:value-type="percentage" office:value="-0.0152850061957869">
            <text:p>-2%</text:p>
          </table:table-cell>
          <table:table-cell table:formula="of:=[.O992]-(1-[.O992])/[.N992]" office:value-type="percentage" office:value="0.0068397076865836">
            <text:p>0.7%</text:p>
          </table:table-cell>
          <table:table-cell table:formula="of:=AVERAGEIF([.$H$3:.$H992];&quot;&gt;0&quot;)" office:value-type="float" office:value="1.87294339622641">
            <text:p>1.9</text:p>
          </table:table-cell>
          <table:table-cell table:formula="of:=AVERAGEIF([.$H$3:.$H992];&quot;&lt;0&quot;)" office:value-type="float" office:value="-3.93207547169811">
            <text:p>-3.9</text:p>
          </table:table-cell>
          <table:table-cell table:formula="of:=[.L992]/-[.M992]" office:value-type="percentage" office:value="0.476324376199616">
            <text:p>48%</text:p>
          </table:table-cell>
          <table:table-cell table:formula="of:=COUNTIF([.$G$3:.$G992];&quot;&gt;0&quot;)/COUNTIF([.$B$3:.$B992];&quot;&gt;0&quot;)" office:value-type="percentage" office:value="0.679564691656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pell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993]-[.E993]" office:value-type="float" office:value="2.52">
            <text:p>2.52</text:p>
          </table:table-cell>
          <table:table-cell table:formula="of:=SUM([.$H$2:.H993])" office:value-type="float" office:value="-46.82">
            <text:p>-46.82</text:p>
          </table:table-cell>
          <table:table-cell table:formula="of:=SUM([.H$3:.H993])/SUM([.E$3:.E993])" office:value-type="percentage" office:value="-0.0144774273345702">
            <text:p>-1%</text:p>
          </table:table-cell>
          <table:table-cell table:formula="of:=[.O993]-(1-[.O993])/[.N993]" office:value-type="percentage" office:value="0.00847604778704825">
            <text:p>0.8%</text:p>
          </table:table-cell>
          <table:table-cell table:formula="of:=AVERAGEIF([.$H$3:.$H993];&quot;&gt;0&quot;)" office:value-type="float" office:value="1.87416195856874">
            <text:p>1.9</text:p>
          </table:table-cell>
          <table:table-cell table:formula="of:=AVERAGEIF([.$H$3:.$H993];&quot;&lt;0&quot;)" office:value-type="float" office:value="-3.93207547169811">
            <text:p>-3.9</text:p>
          </table:table-cell>
          <table:table-cell table:formula="of:=[.L993]/-[.M993]" office:value-type="percentage" office:value="0.476634279290514">
            <text:p>48%</text:p>
          </table:table-cell>
          <table:table-cell table:formula="of:=COUNTIF([.$G$3:.$G993];&quot;&gt;0&quot;)/COUNTIF([.$B$3:.$B993];&quot;&gt;0&quot;)" office:value-type="percentage" office:value="0.6799516908212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994]-[.E994]" office:value-type="float" office:value="-1">
            <text:p>-1.00</text:p>
          </table:table-cell>
          <table:table-cell table:formula="of:=SUM([.$H$2:.H994])" office:value-type="float" office:value="-47.82">
            <text:p>-47.82</text:p>
          </table:table-cell>
          <table:table-cell table:formula="of:=SUM([.H$3:.H994])/SUM([.E$3:.E994])" office:value-type="percentage" office:value="-0.0147820710973725">
            <text:p>-1%</text:p>
          </table:table-cell>
          <table:table-cell table:formula="of:=[.O994]-(1-[.O994])/[.N994]" office:value-type="percentage" office:value="0.00782219029134135">
            <text:p>0.8%</text:p>
          </table:table-cell>
          <table:table-cell table:formula="of:=AVERAGEIF([.$H$3:.$H994];&quot;&gt;0&quot;)" office:value-type="float" office:value="1.87416195856874">
            <text:p>1.9</text:p>
          </table:table-cell>
          <table:table-cell table:formula="of:=AVERAGEIF([.$H$3:.$H994];&quot;&lt;0&quot;)" office:value-type="float" office:value="-3.92105263157895">
            <text:p>-3.9</text:p>
          </table:table-cell>
          <table:table-cell table:formula="of:=[.L994]/-[.M994]" office:value-type="percentage" office:value="0.47797419077592">
            <text:p>48%</text:p>
          </table:table-cell>
          <table:table-cell table:formula="of:=COUNTIF([.$G$3:.$G994];&quot;&gt;0&quot;)/COUNTIF([.$B$3:.$B994];&quot;&gt;0&quot;)" office:value-type="percentage" office:value="0.679131483715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berrettini</text:p>
          </table:table-cell>
          <table:table-cell office:value-type="float" office:value="7">
            <text:p>7</text:p>
          </table:table-cell>
          <table:table-cell office:value-type="float" office:value="1.25">
            <text:p>1.25</text:p>
          </table:table-cell>
          <table:table-cell office:value-type="float" office:value="0">
            <text:p>0.00</text:p>
          </table:table-cell>
          <table:table-cell table:formula="of:=[.G995]-[.E995]" office:value-type="float" office:value="-7">
            <text:p>-7.00</text:p>
          </table:table-cell>
          <table:table-cell table:formula="of:=SUM([.$H$2:.H995])" office:value-type="float" office:value="-54.82">
            <text:p>-54.82</text:p>
          </table:table-cell>
          <table:table-cell table:formula="of:=SUM([.H$3:.H995])/SUM([.E$3:.E995])" office:value-type="percentage" office:value="-0.0169093152375077">
            <text:p>-2%</text:p>
          </table:table-cell>
          <table:table-cell table:formula="of:=[.O995]-(1-[.O995])/[.N995]" office:value-type="percentage" office:value="0.0033127626969216">
            <text:p>0.3%</text:p>
          </table:table-cell>
          <table:table-cell table:formula="of:=AVERAGEIF([.$H$3:.$H995];&quot;&gt;0&quot;)" office:value-type="float" office:value="1.87416195856874">
            <text:p>1.9</text:p>
          </table:table-cell>
          <table:table-cell table:formula="of:=AVERAGEIF([.$H$3:.$H995];&quot;&lt;0&quot;)" office:value-type="float" office:value="-3.93258426966292">
            <text:p>-3.9</text:p>
          </table:table-cell>
          <table:table-cell table:formula="of:=[.L995]/-[.M995]" office:value-type="percentage" office:value="0.476572612321765">
            <text:p>48%</text:p>
          </table:table-cell>
          <table:table-cell table:formula="of:=COUNTIF([.$G$3:.$G995];&quot;&gt;0&quot;)/COUNTIF([.$B$3:.$B995];&quot;&gt;0&quot;)" office:value-type="percentage" office:value="0.67831325301204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5">
            <text:p>1.35</text:p>
          </table:table-cell>
          <table:table-cell table:formula="of:=[.G996]-[.E996]" office:value-type="float" office:value="0.35">
            <text:p>0.35</text:p>
          </table:table-cell>
          <table:table-cell table:formula="of:=SUM([.$H$2:.H996])" office:value-type="float" office:value="-54.47">
            <text:p>-54.47</text:p>
          </table:table-cell>
          <table:table-cell table:formula="of:=SUM([.H$3:.H996])/SUM([.E$3:.E996])" office:value-type="percentage" office:value="-0.0167961763798951">
            <text:p>-2%</text:p>
          </table:table-cell>
          <table:table-cell table:formula="of:=[.O996]-(1-[.O996])/[.N996]" office:value-type="percentage" office:value="0.00347995975222204">
            <text:p>0.3%</text:p>
          </table:table-cell>
          <table:table-cell table:formula="of:=AVERAGEIF([.$H$3:.$H996];&quot;&gt;0&quot;)" office:value-type="float" office:value="1.8712969924812">
            <text:p>1.9</text:p>
          </table:table-cell>
          <table:table-cell table:formula="of:=AVERAGEIF([.$H$3:.$H996];&quot;&lt;0&quot;)" office:value-type="float" office:value="-3.93258426966292">
            <text:p>-3.9</text:p>
          </table:table-cell>
          <table:table-cell table:formula="of:=[.L996]/-[.M996]" office:value-type="percentage" office:value="0.475844092373791">
            <text:p>48%</text:p>
          </table:table-cell>
          <table:table-cell table:formula="of:=COUNTIF([.$G$3:.$G996];&quot;&gt;0&quot;)/COUNTIF([.$B$3:.$B996];&quot;&gt;0&quot;)" office:value-type="percentage" office:value="0.678700361010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5">
            <text:p>1.35</text:p>
          </table:table-cell>
          <table:table-cell office:value-type="float" office:value="0">
            <text:p>0.00</text:p>
          </table:table-cell>
          <table:table-cell table:formula="of:=[.G997]-[.E997]" office:value-type="float" office:value="-2">
            <text:p>-2.00</text:p>
          </table:table-cell>
          <table:table-cell table:formula="of:=SUM([.$H$2:.H997])" office:value-type="float" office:value="-56.47">
            <text:p>-56.47</text:p>
          </table:table-cell>
          <table:table-cell table:formula="of:=SUM([.H$3:.H997])/SUM([.E$3:.E997])" office:value-type="percentage" office:value="-0.017402157164869">
            <text:p>-2%</text:p>
          </table:table-cell>
          <table:table-cell table:formula="of:=[.O997]-(1-[.O997])/[.N997]" office:value-type="percentage" office:value="0.00219118884490577">
            <text:p>0.2%</text:p>
          </table:table-cell>
          <table:table-cell table:formula="of:=AVERAGEIF([.$H$3:.$H997];&quot;&gt;0&quot;)" office:value-type="float" office:value="1.8712969924812">
            <text:p>1.9</text:p>
          </table:table-cell>
          <table:table-cell table:formula="of:=AVERAGEIF([.$H$3:.$H997];&quot;&lt;0&quot;)" office:value-type="float" office:value="-3.92537313432836">
            <text:p>-3.9</text:p>
          </table:table-cell>
          <table:table-cell table:formula="of:=[.L997]/-[.M997]" office:value-type="percentage" office:value="0.476718245232854">
            <text:p>48%</text:p>
          </table:table-cell>
          <table:table-cell table:formula="of:=COUNTIF([.$G$3:.$G997];&quot;&gt;0&quot;)/COUNTIF([.$B$3:.$B997];&quot;&gt;0&quot;)" office:value-type="percentage" office:value="0.6778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998]-[.E998]" office:value-type="float" office:value="0.36">
            <text:p>0.36</text:p>
          </table:table-cell>
          <table:table-cell table:formula="of:=SUM([.$H$2:.H998])" office:value-type="float" office:value="-56.11">
            <text:p>-56.11</text:p>
          </table:table-cell>
          <table:table-cell table:formula="of:=SUM([.H$3:.H998])/SUM([.E$3:.E998])" office:value-type="percentage" office:value="-0.0172805666769325">
            <text:p>-2%</text:p>
          </table:table-cell>
          <table:table-cell table:formula="of:=[.O998]-(1-[.O998])/[.N998]" office:value-type="percentage" office:value="0.00236488172873062">
            <text:p>0.2%</text:p>
          </table:table-cell>
          <table:table-cell table:formula="of:=AVERAGEIF([.$H$3:.$H998];&quot;&gt;0&quot;)" office:value-type="float" office:value="1.86846153846154">
            <text:p>1.9</text:p>
          </table:table-cell>
          <table:table-cell table:formula="of:=AVERAGEIF([.$H$3:.$H998];&quot;&lt;0&quot;)" office:value-type="float" office:value="-3.92537313432836">
            <text:p>-3.9</text:p>
          </table:table-cell>
          <table:table-cell table:formula="of:=[.L998]/-[.M998]" office:value-type="percentage" office:value="0.475995905235449">
            <text:p>48%</text:p>
          </table:table-cell>
          <table:table-cell table:formula="of:=COUNTIF([.$G$3:.$G998];&quot;&gt;0&quot;)/COUNTIF([.$B$3:.$B998];&quot;&gt;0&quot;)" office:value-type="percentage" office:value="0.6782713085234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raonic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999]-[.E999]" office:value-type="float" office:value="0.64">
            <text:p>0.64</text:p>
          </table:table-cell>
          <table:table-cell table:formula="of:=SUM([.$H$2:.H999])" office:value-type="float" office:value="-55.47">
            <text:p>-55.47</text:p>
          </table:table-cell>
          <table:table-cell table:formula="of:=SUM([.H$3:.H999])/SUM([.E$3:.E999])" office:value-type="percentage" office:value="-0.017072945521699">
            <text:p>-2%</text:p>
          </table:table-cell>
          <table:table-cell table:formula="of:=[.O999]-(1-[.O999])/[.N999]" office:value-type="percentage" office:value="0.00272886965732688">
            <text:p>0.3%</text:p>
          </table:table-cell>
          <table:table-cell table:formula="of:=AVERAGEIF([.$H$3:.$H999];&quot;&gt;0&quot;)" office:value-type="float" office:value="1.86616104868914">
            <text:p>1.9</text:p>
          </table:table-cell>
          <table:table-cell table:formula="of:=AVERAGEIF([.$H$3:.$H999];&quot;&lt;0&quot;)" office:value-type="float" office:value="-3.92537313432836">
            <text:p>-3.9</text:p>
          </table:table-cell>
          <table:table-cell table:formula="of:=[.L999]/-[.M999]" office:value-type="percentage" office:value="0.475409848905598">
            <text:p>48%</text:p>
          </table:table-cell>
          <table:table-cell table:formula="of:=COUNTIF([.$G$3:.$G999];&quot;&gt;0&quot;)/COUNTIF([.$B$3:.$B999];&quot;&gt;0&quot;)" office:value-type="percentage" office:value="0.67865707434052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1000]-[.E1000]" office:value-type="float" office:value="-4">
            <text:p>-4.00</text:p>
          </table:table-cell>
          <table:table-cell table:formula="of:=SUM([.$H$2:.H1000])" office:value-type="float" office:value="-59.47">
            <text:p>-59.47</text:p>
          </table:table-cell>
          <table:table-cell table:formula="of:=SUM([.H$3:.H1000])/SUM([.E$3:.E1000])" office:value-type="percentage" office:value="-0.0182815862280971">
            <text:p>-2%</text:p>
          </table:table-cell>
          <table:table-cell table:formula="of:=[.O1000]-(1-[.O1000])/[.N1000]" office:value-type="percentage" office:value="0.000158610257833924">
            <text:p>0.0%</text:p>
          </table:table-cell>
          <table:table-cell table:formula="of:=AVERAGEIF([.$H$3:.$H1000];&quot;&gt;0&quot;)" office:value-type="float" office:value="1.86616104868914">
            <text:p>1.9</text:p>
          </table:table-cell>
          <table:table-cell table:formula="of:=AVERAGEIF([.$H$3:.$H1000];&quot;&lt;0&quot;)" office:value-type="float" office:value="-3.92565055762082">
            <text:p>-3.9</text:p>
          </table:table-cell>
          <table:table-cell table:formula="of:=[.L1000]/-[.M1000]" office:value-type="percentage" office:value="0.475376251986153">
            <text:p>48%</text:p>
          </table:table-cell>
          <table:table-cell table:formula="of:=COUNTIF([.$G$3:.$G1000];&quot;&gt;0&quot;)/COUNTIF([.$B$3:.$B1000];&quot;&gt;0&quot;)" office:value-type="percentage" office:value="0.6778443113772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lajovic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office:value-type="float" office:value="3.69">
            <text:p>3.69</text:p>
          </table:table-cell>
          <table:table-cell table:formula="of:=[.G1001]-[.E1001]" office:value-type="float" office:value="0.69">
            <text:p>0.69</text:p>
          </table:table-cell>
          <table:table-cell table:formula="of:=SUM([.$H$2:.H1001])" office:value-type="float" office:value="-58.78">
            <text:p>-58.78</text:p>
          </table:table-cell>
          <table:table-cell table:formula="of:=SUM([.H$3:.H1001])/SUM([.E$3:.E1001])" office:value-type="percentage" office:value="-0.0180528255528255">
            <text:p>-2%</text:p>
          </table:table-cell>
          <table:table-cell table:formula="of:=[.O1001]-(1-[.O1001])/[.N1001]" office:value-type="percentage" office:value="0.000556259319568264">
            <text:p>0.1%</text:p>
          </table:table-cell>
          <table:table-cell table:formula="of:=AVERAGEIF([.$H$3:.$H1001];&quot;&gt;0&quot;)" office:value-type="float" office:value="1.86396261682243">
            <text:p>1.9</text:p>
          </table:table-cell>
          <table:table-cell table:formula="of:=AVERAGEIF([.$H$3:.$H1001];&quot;&lt;0&quot;)" office:value-type="float" office:value="-3.92565055762082">
            <text:p>-3.9</text:p>
          </table:table-cell>
          <table:table-cell table:formula="of:=[.L1001]/-[.M1001]" office:value-type="percentage" office:value="0.474816234777683">
            <text:p>47%</text:p>
          </table:table-cell>
          <table:table-cell table:formula="of:=COUNTIF([.$G$3:.$G1001];&quot;&gt;0&quot;)/COUNTIF([.$B$3:.$B1001];&quot;&gt;0&quot;)" office:value-type="percentage" office:value="0.678229665071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fognini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002]-[.E1002]" office:value-type="float" office:value="1.2">
            <text:p>1.20</text:p>
          </table:table-cell>
          <table:table-cell table:formula="of:=SUM([.$H$2:.H1002])" office:value-type="float" office:value="-57.58">
            <text:p>-57.58</text:p>
          </table:table-cell>
          <table:table-cell table:formula="of:=SUM([.H$3:.H1002])/SUM([.E$3:.E1002])" office:value-type="percentage" office:value="-0.0176734192756292">
            <text:p>-2%</text:p>
          </table:table-cell>
          <table:table-cell table:formula="of:=[.O1002]-(1-[.O1002])/[.N1002]" office:value-type="percentage" office:value="0.00130021443438544">
            <text:p>0.1%</text:p>
          </table:table-cell>
          <table:table-cell table:formula="of:=AVERAGEIF([.$H$3:.$H1002];&quot;&gt;0&quot;)" office:value-type="float" office:value="1.86272388059701">
            <text:p>1.9</text:p>
          </table:table-cell>
          <table:table-cell table:formula="of:=AVERAGEIF([.$H$3:.$H1002];&quot;&lt;0&quot;)" office:value-type="float" office:value="-3.92565055762082">
            <text:p>-3.9</text:p>
          </table:table-cell>
          <table:table-cell table:formula="of:=[.L1002]/-[.M1002]" office:value-type="percentage" office:value="0.474500685492989">
            <text:p>47%</text:p>
          </table:table-cell>
          <table:table-cell table:formula="of:=COUNTIF([.$G$3:.$G1002];&quot;&gt;0&quot;)/COUNTIF([.$B$3:.$B1002];&quot;&gt;0&quot;)" office:value-type="percentage" office:value="0.67861409796893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bedene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004]-[.E1004]" office:value-type="float" office:value="-5">
            <text:p>-5.00</text:p>
          </table:table-cell>
          <table:table-cell table:formula="of:=SUM([.$H$2:.H1004])" office:value-type="float" office:value="-62.58">
            <text:p>-62.58</text:p>
          </table:table-cell>
          <table:table-cell table:formula="of:=SUM([.H$3:.H1004])/SUM([.E$3:.E1004])" office:value-type="percentage" office:value="-0.019178669935642">
            <text:p>-2%</text:p>
          </table:table-cell>
          <table:table-cell table:formula="of:=[.O1004]-(1-[.O1004])/[.N1004]" office:value-type="percentage" office:value="-0.00190448880591754">
            <text:p>-0.2%</text:p>
          </table:table-cell>
          <table:table-cell table:formula="of:=AVERAGEIF([.$H$3:.$H1004];&quot;&gt;0&quot;)" office:value-type="float" office:value="1.86272388059701">
            <text:p>1.9</text:p>
          </table:table-cell>
          <table:table-cell table:formula="of:=AVERAGEIF([.$H$3:.$H1004];&quot;&lt;0&quot;)" office:value-type="float" office:value="-3.92962962962963">
            <text:p>-3.9</text:p>
          </table:table-cell>
          <table:table-cell table:formula="of:=[.L1004]/-[.M1004]" office:value-type="percentage" office:value="0.474020214666535">
            <text:p>47%</text:p>
          </table:table-cell>
          <table:table-cell table:formula="of:=COUNTIF([.$G$3:.$G1004];&quot;&gt;0&quot;)/COUNTIF([.$B$3:.$B1004];&quot;&gt;0&quot;)" office:value-type="percentage" office:value="0.67780429594272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1005]-[.E1005]" office:value-type="float" office:value="0.0499999999999998">
            <text:p>0.05</text:p>
          </table:table-cell>
          <table:table-cell table:formula="of:=SUM([.$H$2:.H1005])" office:value-type="float" office:value="-62.53">
            <text:p>-62.53</text:p>
          </table:table-cell>
          <table:table-cell table:formula="of:=SUM([.H$3:.H1005])/SUM([.E$3:.E1005])" office:value-type="percentage" office:value="-0.0191340269277846">
            <text:p>-2%</text:p>
          </table:table-cell>
          <table:table-cell table:formula="of:=[.O1005]-(1-[.O1005])/[.N1005]" office:value-type="percentage" office:value="-0.0019428653133694">
            <text:p>-0.2%</text:p>
          </table:table-cell>
          <table:table-cell table:formula="of:=AVERAGEIF([.$H$3:.$H1005];&quot;&gt;0&quot;)" office:value-type="float" office:value="1.85934823091248">
            <text:p>1.9</text:p>
          </table:table-cell>
          <table:table-cell table:formula="of:=AVERAGEIF([.$H$3:.$H1005];&quot;&lt;0&quot;)" office:value-type="float" office:value="-3.92962962962963">
            <text:p>-3.9</text:p>
          </table:table-cell>
          <table:table-cell table:formula="of:=[.L1005]/-[.M1005]" office:value-type="percentage" office:value="0.473161189770376">
            <text:p>47%</text:p>
          </table:table-cell>
          <table:table-cell table:formula="of:=COUNTIF([.$G$3:.$G1005];&quot;&gt;0&quot;)/COUNTIF([.$B$3:.$B1005];&quot;&gt;0&quot;)" office:value-type="percentage" office:value="0.678188319427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25">
            <text:p>1.25</text:p>
          </table:table-cell>
          <table:table-cell office:value-type="float" office:value="5">
            <text:p>5.00</text:p>
          </table:table-cell>
          <table:table-cell table:formula="of:=[.G1006]-[.E1006]" office:value-type="float" office:value="1">
            <text:p>1.00</text:p>
          </table:table-cell>
          <table:table-cell table:formula="of:=SUM([.$H$2:.H1006])" office:value-type="float" office:value="-61.53">
            <text:p>-61.53</text:p>
          </table:table-cell>
          <table:table-cell table:formula="of:=SUM([.H$3:.H1006])/SUM([.E$3:.E1006])" office:value-type="percentage" office:value="-0.0188050122249389">
            <text:p>-2%</text:p>
          </table:table-cell>
          <table:table-cell table:formula="of:=[.O1006]-(1-[.O1006])/[.N1006]" office:value-type="percentage" office:value="-0.00133415948547988">
            <text:p>-0.1%</text:p>
          </table:table-cell>
          <table:table-cell table:formula="of:=AVERAGEIF([.$H$3:.$H1006];&quot;&gt;0&quot;)" office:value-type="float" office:value="1.85775092936803">
            <text:p>1.9</text:p>
          </table:table-cell>
          <table:table-cell table:formula="of:=AVERAGEIF([.$H$3:.$H1006];&quot;&lt;0&quot;)" office:value-type="float" office:value="-3.92962962962963">
            <text:p>-3.9</text:p>
          </table:table-cell>
          <table:table-cell table:formula="of:=[.L1006]/-[.M1006]" office:value-type="percentage" office:value="0.47275471341128">
            <text:p>47%</text:p>
          </table:table-cell>
          <table:table-cell table:formula="of:=COUNTIF([.$G$3:.$G1006];&quot;&gt;0&quot;)/COUNTIF([.$B$3:.$B1006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goffin</text:p>
          </table:table-cell>
          <table:table-cell office:value-type="float" office:value="7">
            <text:p>7</text:p>
          </table:table-cell>
          <table:table-cell office:value-type="float" office:value="1.13">
            <text:p>1.13</text:p>
          </table:table-cell>
          <table:table-cell office:value-type="float" office:value="7.91">
            <text:p>7.91</text:p>
          </table:table-cell>
          <table:table-cell table:formula="of:=[.G1007]-[.E1007]" office:value-type="float" office:value="0.91">
            <text:p>0.91</text:p>
          </table:table-cell>
          <table:table-cell table:formula="of:=SUM([.$H$2:.H1007])" office:value-type="float" office:value="-60.62">
            <text:p>-60.62</text:p>
          </table:table-cell>
          <table:table-cell table:formula="of:=SUM([.H$3:.H1007])/SUM([.E$3:.E1007])" office:value-type="percentage" office:value="-0.0184873437023483">
            <text:p>-2%</text:p>
          </table:table-cell>
          <table:table-cell table:formula="of:=[.O1007]-(1-[.O1007])/[.N1007]" office:value-type="percentage" office:value="-0.000786882910772335">
            <text:p>-0.1%</text:p>
          </table:table-cell>
          <table:table-cell table:formula="of:=AVERAGEIF([.$H$3:.$H1007];&quot;&gt;0&quot;)" office:value-type="float" office:value="1.85599257884972">
            <text:p>1.9</text:p>
          </table:table-cell>
          <table:table-cell table:formula="of:=AVERAGEIF([.$H$3:.$H1007];&quot;&lt;0&quot;)" office:value-type="float" office:value="-3.92962962962963">
            <text:p>-3.9</text:p>
          </table:table-cell>
          <table:table-cell table:formula="of:=[.L1007]/-[.M1007]" office:value-type="percentage" office:value="0.472307253807186">
            <text:p>47%</text:p>
          </table:table-cell>
          <table:table-cell table:formula="of:=COUNTIF([.$G$3:.$G1007];&quot;&gt;0&quot;)/COUNTIF([.$B$3:.$B1007];&quot;&gt;0&quot;)" office:value-type="percentage" office:value="0.67895362663495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1008]-[.E1008]" office:value-type="float" office:value="0.8">
            <text:p>0.80</text:p>
          </table:table-cell>
          <table:table-cell table:formula="of:=SUM([.$H$2:.H1008])" office:value-type="float" office:value="-59.82">
            <text:p>-59.82</text:p>
          </table:table-cell>
          <table:table-cell table:formula="of:=SUM([.H$3:.H1008])/SUM([.E$3:.E1008])" office:value-type="percentage" office:value="-0.0182322462663822">
            <text:p>-2%</text:p>
          </table:table-cell>
          <table:table-cell table:formula="of:=[.O1008]-(1-[.O1008])/[.N1008]" office:value-type="percentage" office:value="-0.000314403350839543">
            <text:p>0.0%</text:p>
          </table:table-cell>
          <table:table-cell table:formula="of:=AVERAGEIF([.$H$3:.$H1008];&quot;&gt;0&quot;)" office:value-type="float" office:value="1.85403703703704">
            <text:p>1.9</text:p>
          </table:table-cell>
          <table:table-cell table:formula="of:=AVERAGEIF([.$H$3:.$H1008];&quot;&lt;0&quot;)" office:value-type="float" office:value="-3.92962962962963">
            <text:p>-3.9</text:p>
          </table:table-cell>
          <table:table-cell table:formula="of:=[.L1008]/-[.M1008]" office:value-type="percentage" office:value="0.471809613572102">
            <text:p>47%</text:p>
          </table:table-cell>
          <table:table-cell table:formula="of:=COUNTIF([.$G$3:.$G1008];&quot;&gt;0&quot;)/COUNTIF([.$B$3:.$B1008];&quot;&gt;0&quot;)" office:value-type="percentage" office:value="0.6793349168646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isner</text:p>
          </table:table-cell>
          <table:table-cell office:value-type="float" office:value="8">
            <text:p>8</text:p>
          </table:table-cell>
          <table:table-cell office:value-type="float" office:value="1.11">
            <text:p>1.11</text:p>
          </table:table-cell>
          <table:table-cell office:value-type="float" office:value="8.88">
            <text:p>8.88</text:p>
          </table:table-cell>
          <table:table-cell table:formula="of:=[.G1009]-[.E1009]" office:value-type="float" office:value="0.880000000000001">
            <text:p>0.88</text:p>
          </table:table-cell>
          <table:table-cell table:formula="of:=SUM([.$H$2:.H1009])" office:value-type="float" office:value="-58.94">
            <text:p>-58.94</text:p>
          </table:table-cell>
          <table:table-cell table:formula="of:=SUM([.H$3:.H1009])/SUM([.E$3:.E1009])" office:value-type="percentage" office:value="-0.0179203405290362">
            <text:p>-2%</text:p>
          </table:table-cell>
          <table:table-cell table:formula="of:=[.O1009]-(1-[.O1009])/[.N1009]" office:value-type="percentage" office:value="0.000212350221651114">
            <text:p>0.0%</text:p>
          </table:table-cell>
          <table:table-cell table:formula="of:=AVERAGEIF([.$H$3:.$H1009];&quot;&gt;0&quot;)" office:value-type="float" office:value="1.85223659889094">
            <text:p>1.9</text:p>
          </table:table-cell>
          <table:table-cell table:formula="of:=AVERAGEIF([.$H$3:.$H1009];&quot;&lt;0&quot;)" office:value-type="float" office:value="-3.92962962962963">
            <text:p>-3.9</text:p>
          </table:table-cell>
          <table:table-cell table:formula="of:=[.L1009]/-[.M1009]" office:value-type="percentage" office:value="0.4713514436386">
            <text:p>47%</text:p>
          </table:table-cell>
          <table:table-cell table:formula="of:=COUNTIF([.$G$3:.$G1009];&quot;&gt;0&quot;)/COUNTIF([.$B$3:.$B1009];&quot;&gt;0&quot;)" office:value-type="percentage" office:value="0.6797153024911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1010]-[.E1010]" office:value-type="float" office:value="0.34">
            <text:p>0.34</text:p>
          </table:table-cell>
          <table:table-cell table:formula="of:=SUM([.$H$2:.H1010])" office:value-type="float" office:value="-58.6">
            <text:p>-58.60</text:p>
          </table:table-cell>
          <table:table-cell table:formula="of:=SUM([.H$3:.H1010])/SUM([.E$3:.E1010])" office:value-type="percentage" office:value="-0.0178115501519757">
            <text:p>-2%</text:p>
          </table:table-cell>
          <table:table-cell table:formula="of:=[.O1010]-(1-[.O1010])/[.N1010]" office:value-type="percentage" office:value="0.000373038357231348">
            <text:p>0.0%</text:p>
          </table:table-cell>
          <table:table-cell table:formula="of:=AVERAGEIF([.$H$3:.$H1010];&quot;&gt;0&quot;)" office:value-type="float" office:value="1.84944649446494">
            <text:p>1.8</text:p>
          </table:table-cell>
          <table:table-cell table:formula="of:=AVERAGEIF([.$H$3:.$H1010];&quot;&lt;0&quot;)" office:value-type="float" office:value="-3.92962962962963">
            <text:p>-3.9</text:p>
          </table:table-cell>
          <table:table-cell table:formula="of:=[.L1010]/-[.M1010]" office:value-type="percentage" office:value="0.470641426489665">
            <text:p>47%</text:p>
          </table:table-cell>
          <table:table-cell table:formula="of:=COUNTIF([.$G$3:.$G1010];&quot;&gt;0&quot;)/COUNTIF([.$B$3:.$B1010];&quot;&gt;0&quot;)" office:value-type="percentage" office:value="0.68009478672985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4.72">
            <text:p>4.72</text:p>
          </table:table-cell>
          <table:table-cell table:formula="of:=[.G1011]-[.E1011]" office:value-type="float" office:value="0.72">
            <text:p>0.72</text:p>
          </table:table-cell>
          <table:table-cell table:formula="of:=SUM([.$H$2:.H1011])" office:value-type="float" office:value="-57.88">
            <text:p>-57.88</text:p>
          </table:table-cell>
          <table:table-cell table:formula="of:=SUM([.H$3:.H1011])/SUM([.E$3:.E1011])" office:value-type="percentage" office:value="-0.0175713418336369">
            <text:p>-2%</text:p>
          </table:table-cell>
          <table:table-cell table:formula="of:=[.O1011]-(1-[.O1011])/[.N1011]" office:value-type="percentage" office:value="0.000791613007652625">
            <text:p>0.1%</text:p>
          </table:table-cell>
          <table:table-cell table:formula="of:=AVERAGEIF([.$H$3:.$H1011];&quot;&gt;0&quot;)" office:value-type="float" office:value="1.8473664825046">
            <text:p>1.8</text:p>
          </table:table-cell>
          <table:table-cell table:formula="of:=AVERAGEIF([.$H$3:.$H1011];&quot;&lt;0&quot;)" office:value-type="float" office:value="-3.92962962962963">
            <text:p>-3.9</text:p>
          </table:table-cell>
          <table:table-cell table:formula="of:=[.L1011]/-[.M1011]" office:value-type="percentage" office:value="0.470112111476195">
            <text:p>47%</text:p>
          </table:table-cell>
          <table:table-cell table:formula="of:=COUNTIF([.$G$3:.$G1011];&quot;&gt;0&quot;)/COUNTIF([.$B$3:.$B1011];&quot;&gt;0&quot;)" office:value-type="percentage" office:value="0.68047337278106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1012]-[.E1012]" office:value-type="float" office:value="0.04">
            <text:p>0.04</text:p>
          </table:table-cell>
          <table:table-cell table:formula="of:=SUM([.$H$2:.H1012])" office:value-type="float" office:value="-57.84">
            <text:p>-57.84</text:p>
          </table:table-cell>
          <table:table-cell table:formula="of:=SUM([.H$3:.H1012])/SUM([.E$3:.E1012])" office:value-type="percentage" office:value="-0.0175379017586416">
            <text:p>-2%</text:p>
          </table:table-cell>
          <table:table-cell table:formula="of:=[.O1012]-(1-[.O1012])/[.N1012]" office:value-type="percentage" office:value="0.000749593459608122">
            <text:p>0.1%</text:p>
          </table:table-cell>
          <table:table-cell table:formula="of:=AVERAGEIF([.$H$3:.$H1012];&quot;&gt;0&quot;)" office:value-type="float" office:value="1.84404411764706">
            <text:p>1.8</text:p>
          </table:table-cell>
          <table:table-cell table:formula="of:=AVERAGEIF([.$H$3:.$H1012];&quot;&lt;0&quot;)" office:value-type="float" office:value="-3.92962962962963">
            <text:p>-3.9</text:p>
          </table:table-cell>
          <table:table-cell table:formula="of:=[.L1012]/-[.M1012]" office:value-type="percentage" office:value="0.469266646338083">
            <text:p>47%</text:p>
          </table:table-cell>
          <table:table-cell table:formula="of:=COUNTIF([.$G$3:.$G1012];&quot;&gt;0&quot;)/COUNTIF([.$B$3:.$B1012];&quot;&gt;0&quot;)" office:value-type="percentage" office:value="0.68085106382978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24">
            <text:p>2020-01-24</text:p>
          </table:table-cell>
          <table:table-cell office:value-type="string">
            <text:p>aus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1014]-[.E1014]" office:value-type="float" office:value="0.4">
            <text:p>0.40</text:p>
          </table:table-cell>
          <table:table-cell table:formula="of:=SUM([.$H$2:.H1014])" office:value-type="float" office:value="-57.44">
            <text:p>-57.44</text:p>
          </table:table-cell>
          <table:table-cell table:formula="of:=SUM([.H$3:.H1014])/SUM([.E$3:.E1014])" office:value-type="percentage" office:value="-0.0174113367687178">
            <text:p>-2%</text:p>
          </table:table-cell>
          <table:table-cell table:formula="of:=[.O1014]-(1-[.O1014])/[.N1014]" office:value-type="percentage" office:value="0.000951888725958194">
            <text:p>0.1%</text:p>
          </table:table-cell>
          <table:table-cell table:formula="of:=AVERAGEIF([.$H$3:.$H1014];&quot;&gt;0&quot;)" office:value-type="float" office:value="1.84139449541284">
            <text:p>1.8</text:p>
          </table:table-cell>
          <table:table-cell table:formula="of:=AVERAGEIF([.$H$3:.$H1014];&quot;&lt;0&quot;)" office:value-type="float" office:value="-3.92962962962963">
            <text:p>-3.9</text:p>
          </table:table-cell>
          <table:table-cell table:formula="of:=[.L1014]/-[.M1014]" office:value-type="percentage" office:value="0.468592378663023">
            <text:p>47%</text:p>
          </table:table-cell>
          <table:table-cell table:formula="of:=COUNTIF([.$G$3:.$G1014];&quot;&gt;0&quot;)/COUNTIF([.$B$3:.$B1014];&quot;&gt;0&quot;)" office:value-type="percentage" office:value="0.68122786304604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4">
            <text:p>2020-01-24</text:p>
          </table:table-cell>
          <table:table-cell office:value-type="string">
            <text:p>aus</text:p>
          </table:table-cell>
          <table:table-cell office:value-type="string">
            <text:p>fucsovics</text:p>
          </table:table-cell>
          <table:table-cell office:value-type="float" office:value="5">
            <text:p>5</text:p>
          </table:table-cell>
          <table:table-cell office:value-type="float" office:value="1.7">
            <text:p>1.70</text:p>
          </table:table-cell>
          <table:table-cell office:value-type="float" office:value="8.5">
            <text:p>8.50</text:p>
          </table:table-cell>
          <table:table-cell table:formula="of:=[.G1015]-[.E1015]" office:value-type="float" office:value="3.5">
            <text:p>3.50</text:p>
          </table:table-cell>
          <table:table-cell table:formula="of:=SUM([.$H$2:.H1015])" office:value-type="float" office:value="-53.94">
            <text:p>-53.94</text:p>
          </table:table-cell>
          <table:table-cell table:formula="of:=SUM([.H$3:.H1015])/SUM([.E$3:.E1015])" office:value-type="percentage" office:value="-0.0163256658595642">
            <text:p>-2%</text:p>
          </table:table-cell>
          <table:table-cell table:formula="of:=[.O1015]-(1-[.O1015])/[.N1015]" office:value-type="percentage" office:value="0.00324908972840388">
            <text:p>0.3%</text:p>
          </table:table-cell>
          <table:table-cell table:formula="of:=AVERAGEIF([.$H$3:.$H1015];&quot;&gt;0&quot;)" office:value-type="float" office:value="1.84443223443223">
            <text:p>1.8</text:p>
          </table:table-cell>
          <table:table-cell table:formula="of:=AVERAGEIF([.$H$3:.$H1015];&quot;&lt;0&quot;)" office:value-type="float" office:value="-3.92962962962963">
            <text:p>-3.9</text:p>
          </table:table-cell>
          <table:table-cell table:formula="of:=[.L1015]/-[.M1015]" office:value-type="percentage" office:value="0.469365413097741">
            <text:p>47%</text:p>
          </table:table-cell>
          <table:table-cell table:formula="of:=COUNTIF([.$G$3:.$G1015];&quot;&gt;0&quot;)/COUNTIF([.$B$3:.$B1015];&quot;&gt;0&quot;)" office:value-type="percentage" office:value="0.68160377358490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53">
            <text:p>1.53</text:p>
          </table:table-cell>
          <table:table-cell office:value-type="float" office:value="4.59">
            <text:p>4.59</text:p>
          </table:table-cell>
          <table:table-cell table:formula="of:=[.G1017]-[.E1017]" office:value-type="float" office:value="1.59">
            <text:p>1.59</text:p>
          </table:table-cell>
          <table:table-cell table:formula="of:=SUM([.$H$2:.H1017])" office:value-type="float" office:value="-52.35">
            <text:p>-52.35</text:p>
          </table:table-cell>
          <table:table-cell table:formula="of:=SUM([.H$3:.H1017])/SUM([.E$3:.E1017])" office:value-type="percentage" office:value="-0.0158300574538857">
            <text:p>-2%</text:p>
          </table:table-cell>
          <table:table-cell table:formula="of:=[.O1017]-(1-[.O1017])/[.N1017]" office:value-type="percentage" office:value="0.00425220546629679">
            <text:p>0.4%</text:p>
          </table:table-cell>
          <table:table-cell table:formula="of:=AVERAGEIF([.$H$3:.$H1017];&quot;&gt;0&quot;)" office:value-type="float" office:value="1.84396709323583">
            <text:p>1.8</text:p>
          </table:table-cell>
          <table:table-cell table:formula="of:=AVERAGEIF([.$H$3:.$H1017];&quot;&lt;0&quot;)" office:value-type="float" office:value="-3.92962962962963">
            <text:p>-3.9</text:p>
          </table:table-cell>
          <table:table-cell table:formula="of:=[.L1017]/-[.M1017]" office:value-type="percentage" office:value="0.469247045404029">
            <text:p>47%</text:p>
          </table:table-cell>
          <table:table-cell table:formula="of:=COUNTIF([.$G$3:.$G1017];&quot;&gt;0&quot;)/COUNTIF([.$B$3:.$B1017];&quot;&gt;0&quot;)" office:value-type="percentage" office:value="0.68197879858657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37">
            <text:p>1.37</text:p>
          </table:table-cell>
          <table:table-cell table:formula="of:=[.G1018]-[.E1018]" office:value-type="float" office:value="0.37">
            <text:p>0.37</text:p>
          </table:table-cell>
          <table:table-cell table:formula="of:=SUM([.$H$2:.H1018])" office:value-type="float" office:value="-51.98">
            <text:p>-51.98</text:p>
          </table:table-cell>
          <table:table-cell table:formula="of:=SUM([.H$3:.H1018])/SUM([.E$3:.E1018])" office:value-type="percentage" office:value="-0.0157134220072551">
            <text:p>-2%</text:p>
          </table:table-cell>
          <table:table-cell table:formula="of:=[.O1018]-(1-[.O1018])/[.N1018]" office:value-type="percentage" office:value="0.0044348214400225">
            <text:p>0.4%</text:p>
          </table:table-cell>
          <table:table-cell table:formula="of:=AVERAGEIF([.$H$3:.$H1018];&quot;&gt;0&quot;)" office:value-type="float" office:value="1.84127737226277">
            <text:p>1.8</text:p>
          </table:table-cell>
          <table:table-cell table:formula="of:=AVERAGEIF([.$H$3:.$H1018];&quot;&lt;0&quot;)" office:value-type="float" office:value="-3.92962962962963">
            <text:p>-3.9</text:p>
          </table:table-cell>
          <table:table-cell table:formula="of:=[.L1018]/-[.M1018]" office:value-type="percentage" office:value="0.468562573525871">
            <text:p>47%</text:p>
          </table:table-cell>
          <table:table-cell table:formula="of:=COUNTIF([.$G$3:.$G1018];&quot;&gt;0&quot;)/COUNTIF([.$B$3:.$B1018];&quot;&gt;0&quot;)" office:value-type="percentage" office:value="0.68235294117647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">
            <text:p>1.50</text:p>
          </table:table-cell>
          <table:table-cell office:value-type="float" office:value="3">
            <text:p>3.00</text:p>
          </table:table-cell>
          <table:table-cell table:formula="of:=[.G1019]-[.E1019]" office:value-type="float" office:value="1">
            <text:p>1.00</text:p>
          </table:table-cell>
          <table:table-cell table:formula="of:=SUM([.$H$2:.H1019])" office:value-type="float" office:value="-50.98">
            <text:p>-50.98</text:p>
          </table:table-cell>
          <table:table-cell table:formula="of:=SUM([.H$3:.H1019])/SUM([.E$3:.E1019])" office:value-type="percentage" office:value="-0.0154018126888217">
            <text:p>-2%</text:p>
          </table:table-cell>
          <table:table-cell table:formula="of:=[.O1019]-(1-[.O1019])/[.N1019]" office:value-type="percentage" office:value="0.00504070250170818">
            <text:p>0.5%</text:p>
          </table:table-cell>
          <table:table-cell table:formula="of:=AVERAGEIF([.$H$3:.$H1019];&quot;&gt;0&quot;)" office:value-type="float" office:value="1.83974499089253">
            <text:p>1.8</text:p>
          </table:table-cell>
          <table:table-cell table:formula="of:=AVERAGEIF([.$H$3:.$H1019];&quot;&lt;0&quot;)" office:value-type="float" office:value="-3.92962962962963">
            <text:p>-3.9</text:p>
          </table:table-cell>
          <table:table-cell table:formula="of:=[.L1019]/-[.M1019]" office:value-type="percentage" office:value="0.468172617852011">
            <text:p>47%</text:p>
          </table:table-cell>
          <table:table-cell table:formula="of:=COUNTIF([.$G$3:.$G1019];&quot;&gt;0&quot;)/COUNTIF([.$B$3:.$B1019];&quot;&gt;0&quot;)" office:value-type="percentage" office:value="0.6827262044653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1020]-[.E1020]" office:value-type="float" office:value="0.04">
            <text:p>0.04</text:p>
          </table:table-cell>
          <table:table-cell table:formula="of:=SUM([.$H$2:.H1020])" office:value-type="float" office:value="-50.94">
            <text:p>-50.94</text:p>
          </table:table-cell>
          <table:table-cell table:formula="of:=SUM([.H$3:.H1020])/SUM([.E$3:.E1020])" office:value-type="percentage" office:value="-0.0153711526855763">
            <text:p>-2%</text:p>
          </table:table-cell>
          <table:table-cell table:formula="of:=[.O1020]-(1-[.O1020])/[.N1020]" office:value-type="percentage" office:value="0.00500239887204168">
            <text:p>0.5%</text:p>
          </table:table-cell>
          <table:table-cell table:formula="of:=AVERAGEIF([.$H$3:.$H1020];&quot;&gt;0&quot;)" office:value-type="float" office:value="1.83647272727273">
            <text:p>1.8</text:p>
          </table:table-cell>
          <table:table-cell table:formula="of:=AVERAGEIF([.$H$3:.$H1020];&quot;&lt;0&quot;)" office:value-type="float" office:value="-3.92962962962963">
            <text:p>-3.9</text:p>
          </table:table-cell>
          <table:table-cell table:formula="of:=[.L1020]/-[.M1020]" office:value-type="percentage" office:value="0.467339902321994">
            <text:p>47%</text:p>
          </table:table-cell>
          <table:table-cell table:formula="of:=COUNTIF([.$G$3:.$G1020];&quot;&gt;0&quot;)/COUNTIF([.$B$3:.$B1020];&quot;&gt;0&quot;)" office:value-type="percentage" office:value="0.68309859154929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7">
            <text:p>7</text:p>
          </table:table-cell>
          <table:table-cell office:value-type="float" office:value="1.4">
            <text:p>1.40</text:p>
          </table:table-cell>
          <table:table-cell office:value-type="float" office:value="9.8">
            <text:p>9.80</text:p>
          </table:table-cell>
          <table:table-cell table:formula="of:=[.G1021]-[.E1021]" office:value-type="float" office:value="2.8">
            <text:p>2.80</text:p>
          </table:table-cell>
          <table:table-cell table:formula="of:=SUM([.$H$2:.H1021])" office:value-type="float" office:value="-48.14">
            <text:p>-48.14</text:p>
          </table:table-cell>
          <table:table-cell table:formula="of:=SUM([.H$3:.H1021])/SUM([.E$3:.E1021])" office:value-type="percentage" office:value="-0.0144956338452273">
            <text:p>-1%</text:p>
          </table:table-cell>
          <table:table-cell table:formula="of:=[.O1021]-(1-[.O1021])/[.N1021]" office:value-type="percentage" office:value="0.00681317969551609">
            <text:p>0.7%</text:p>
          </table:table-cell>
          <table:table-cell table:formula="of:=AVERAGEIF([.$H$3:.$H1021];&quot;&gt;0&quot;)" office:value-type="float" office:value="1.83822141560798">
            <text:p>1.8</text:p>
          </table:table-cell>
          <table:table-cell table:formula="of:=AVERAGEIF([.$H$3:.$H1021];&quot;&lt;0&quot;)" office:value-type="float" office:value="-3.92962962962963">
            <text:p>-3.9</text:p>
          </table:table-cell>
          <table:table-cell table:formula="of:=[.L1021]/-[.M1021]" office:value-type="percentage" office:value="0.467784903123615">
            <text:p>47%</text:p>
          </table:table-cell>
          <table:table-cell table:formula="of:=COUNTIF([.$G$3:.$G1021];&quot;&gt;0&quot;)/COUNTIF([.$B$3:.$B1021];&quot;&gt;0&quot;)" office:value-type="percentage" office:value="0.68347010550996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9.04">
            <text:p>9.04</text:p>
          </table:table-cell>
          <table:table-cell table:formula="of:=[.G1022]-[.E1022]" office:value-type="float" office:value="1.04">
            <text:p>1.04</text:p>
          </table:table-cell>
          <table:table-cell table:formula="of:=SUM([.$H$2:.H1022])" office:value-type="float" office:value="-47.1">
            <text:p>-47.10</text:p>
          </table:table-cell>
          <table:table-cell table:formula="of:=SUM([.H$3:.H1022])/SUM([.E$3:.E1022])" office:value-type="percentage" office:value="-0.014148392910784">
            <text:p>-1%</text:p>
          </table:table-cell>
          <table:table-cell table:formula="of:=[.O1022]-(1-[.O1022])/[.N1022]" office:value-type="percentage" office:value="0.00744406843239576">
            <text:p>0.7%</text:p>
          </table:table-cell>
          <table:table-cell table:formula="of:=AVERAGEIF([.$H$3:.$H1022];&quot;&gt;0&quot;)" office:value-type="float" office:value="1.83677536231884">
            <text:p>1.8</text:p>
          </table:table-cell>
          <table:table-cell table:formula="of:=AVERAGEIF([.$H$3:.$H1022];&quot;&lt;0&quot;)" office:value-type="float" office:value="-3.92962962962963">
            <text:p>-3.9</text:p>
          </table:table-cell>
          <table:table-cell table:formula="of:=[.L1022]/-[.M1022]" office:value-type="percentage" office:value="0.467416915952956">
            <text:p>47%</text:p>
          </table:table-cell>
          <table:table-cell table:formula="of:=COUNTIF([.$G$3:.$G1022];&quot;&gt;0&quot;)/COUNTIF([.$B$3:.$B1022];&quot;&gt;0&quot;)" office:value-type="percentage" office:value="0.6838407494145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26">
            <text:p>2020-01-26</text:p>
          </table:table-cell>
          <table:table-cell office:value-type="string">
            <text:p>aus</text:p>
          </table:table-cell>
          <table:table-cell office:value-type="string">
            <text:p>raonic</text:p>
          </table:table-cell>
          <table:table-cell office:value-type="float" office:value="6">
            <text:p>6</text:p>
          </table:table-cell>
          <table:table-cell office:value-type="float" office:value="1.53">
            <text:p>1.53</text:p>
          </table:table-cell>
          <table:table-cell office:value-type="float" office:value="9.18">
            <text:p>9.18</text:p>
          </table:table-cell>
          <table:table-cell table:formula="of:=[.G1024]-[.E1024]" office:value-type="float" office:value="3.18">
            <text:p>3.18</text:p>
          </table:table-cell>
          <table:table-cell table:formula="of:=SUM([.$H$2:.H1024])" office:value-type="float" office:value="-43.92">
            <text:p>-43.92</text:p>
          </table:table-cell>
          <table:table-cell table:formula="of:=SUM([.H$3:.H1024])/SUM([.E$3:.E1024])" office:value-type="percentage" office:value="-0.0131694152923538">
            <text:p>-1%</text:p>
          </table:table-cell>
          <table:table-cell table:formula="of:=[.O1024]-(1-[.O1024])/[.N1024]" office:value-type="percentage" office:value="0.00949720297781687">
            <text:p>0.9%</text:p>
          </table:table-cell>
          <table:table-cell table:formula="of:=AVERAGEIF([.$H$3:.$H1024];&quot;&gt;0&quot;)" office:value-type="float" office:value="1.83920433996383">
            <text:p>1.8</text:p>
          </table:table-cell>
          <table:table-cell table:formula="of:=AVERAGEIF([.$H$3:.$H1024];&quot;&lt;0&quot;)" office:value-type="float" office:value="-3.92962962962963">
            <text:p>-3.9</text:p>
          </table:table-cell>
          <table:table-cell table:formula="of:=[.L1024]/-[.M1024]" office:value-type="percentage" office:value="0.468035034675056">
            <text:p>47%</text:p>
          </table:table-cell>
          <table:table-cell table:formula="of:=COUNTIF([.$G$3:.$G1024];&quot;&gt;0&quot;)/COUNTIF([.$B$3:.$B1024];&quot;&gt;0&quot;)" office:value-type="percentage" office:value="0.68421052631579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27">
            <text:p>2020-01-27</text:p>
          </table:table-cell>
          <table:table-cell office:value-type="string">
            <text:p>aus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1026]-[.E1026]" office:value-type="float" office:value="0.34">
            <text:p>0.34</text:p>
          </table:table-cell>
          <table:table-cell table:formula="of:=SUM([.$H$2:.H1026])" office:value-type="float" office:value="-43.58">
            <text:p>-43.58</text:p>
          </table:table-cell>
          <table:table-cell table:formula="of:=SUM([.H$3:.H1026])/SUM([.E$3:.E1026])" office:value-type="percentage" office:value="-0.0130635491606715">
            <text:p>-1%</text:p>
          </table:table-cell>
          <table:table-cell table:formula="of:=[.O1026]-(1-[.O1026])/[.N1026]" office:value-type="percentage" office:value="0.00966127994265087">
            <text:p>1.0%</text:p>
          </table:table-cell>
          <table:table-cell table:formula="of:=AVERAGEIF([.$H$3:.$H1026];&quot;&gt;0&quot;)" office:value-type="float" office:value="1.83649819494585">
            <text:p>1.8</text:p>
          </table:table-cell>
          <table:table-cell table:formula="of:=AVERAGEIF([.$H$3:.$H1026];&quot;&lt;0&quot;)" office:value-type="float" office:value="-3.92962962962963">
            <text:p>-3.9</text:p>
          </table:table-cell>
          <table:table-cell table:formula="of:=[.L1026]/-[.M1026]" office:value-type="percentage" office:value="0.467346383256719">
            <text:p>47%</text:p>
          </table:table-cell>
          <table:table-cell table:formula="of:=COUNTIF([.$G$3:.$G1026];&quot;&gt;0&quot;)/COUNTIF([.$B$3:.$B1026];&quot;&gt;0&quot;)" office:value-type="percentage" office:value="0.68457943925233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7">
            <text:p>2020-01-27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3">
            <text:p>1.23</text:p>
          </table:table-cell>
          <table:table-cell office:value-type="float" office:value="0">
            <text:p>0.00</text:p>
          </table:table-cell>
          <table:table-cell table:formula="of:=[.G1027]-[.E1027]" office:value-type="float" office:value="-5">
            <text:p>-5.00</text:p>
          </table:table-cell>
          <table:table-cell table:formula="of:=SUM([.$H$2:.H1027])" office:value-type="float" office:value="-48.58">
            <text:p>-48.58</text:p>
          </table:table-cell>
          <table:table-cell table:formula="of:=SUM([.H$3:.H1027])/SUM([.E$3:.E1027])" office:value-type="percentage" office:value="-0.014540556719545">
            <text:p>-1%</text:p>
          </table:table-cell>
          <table:table-cell table:formula="of:=[.O1027]-(1-[.O1027])/[.N1027]" office:value-type="percentage" office:value="0.00647314218059991">
            <text:p>0.6%</text:p>
          </table:table-cell>
          <table:table-cell table:formula="of:=AVERAGEIF([.$H$3:.$H1027];&quot;&gt;0&quot;)" office:value-type="float" office:value="1.83649819494585">
            <text:p>1.8</text:p>
          </table:table-cell>
          <table:table-cell table:formula="of:=AVERAGEIF([.$H$3:.$H1027];&quot;&lt;0&quot;)" office:value-type="float" office:value="-3.93357933579336">
            <text:p>-3.9</text:p>
          </table:table-cell>
          <table:table-cell table:formula="of:=[.L1027]/-[.M1027]" office:value-type="percentage" office:value="0.466877120853963">
            <text:p>47%</text:p>
          </table:table-cell>
          <table:table-cell table:formula="of:=COUNTIF([.$G$3:.$G1027];&quot;&gt;0&quot;)/COUNTIF([.$B$3:.$B1027];&quot;&gt;0&quot;)" office:value-type="percentage" office:value="0.6837806301050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7">
            <text:p>2020-01-27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3">
            <text:p>3</text:p>
          </table:table-cell>
          <table:table-cell office:value-type="float" office:value="1.2">
            <text:p>1.20</text:p>
          </table:table-cell>
          <table:table-cell office:value-type="float" office:value="3.6">
            <text:p>3.60</text:p>
          </table:table-cell>
          <table:table-cell table:formula="of:=[.G1028]-[.E1028]" office:value-type="float" office:value="0.6">
            <text:p>0.60</text:p>
          </table:table-cell>
          <table:table-cell table:formula="of:=SUM([.$H$2:.H1028])" office:value-type="float" office:value="-47.98">
            <text:p>-47.98</text:p>
          </table:table-cell>
          <table:table-cell table:formula="of:=SUM([.H$3:.H1028])/SUM([.E$3:.E1028])" office:value-type="percentage" office:value="-0.0143480861244019">
            <text:p>-1%</text:p>
          </table:table-cell>
          <table:table-cell table:formula="of:=[.O1028]-(1-[.O1028])/[.N1028]" office:value-type="percentage" office:value="0.00680939264660563">
            <text:p>0.7%</text:p>
          </table:table-cell>
          <table:table-cell table:formula="of:=AVERAGEIF([.$H$3:.$H1028];&quot;&gt;0&quot;)" office:value-type="float" office:value="1.83427027027027">
            <text:p>1.8</text:p>
          </table:table-cell>
          <table:table-cell table:formula="of:=AVERAGEIF([.$H$3:.$H1028];&quot;&lt;0&quot;)" office:value-type="float" office:value="-3.93357933579336">
            <text:p>-3.9</text:p>
          </table:table-cell>
          <table:table-cell table:formula="of:=[.L1028]/-[.M1028]" office:value-type="percentage" office:value="0.466310734749759">
            <text:p>47%</text:p>
          </table:table-cell>
          <table:table-cell table:formula="of:=COUNTIF([.$G$3:.$G1028];&quot;&gt;0&quot;)/COUNTIF([.$B$3:.$B1028];&quot;&gt;0&quot;)" office:value-type="percentage" office:value="0.68414918414918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29">
            <text:p>2020-01-29</text:p>
          </table:table-cell>
          <table:table-cell office:value-type="string">
            <text:p>aus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1030]-[.E1030]" office:value-type="float" office:value="0.68">
            <text:p>0.68</text:p>
          </table:table-cell>
          <table:table-cell table:formula="of:=SUM([.$H$2:.H1030])" office:value-type="float" office:value="-47.3">
            <text:p>-47.30</text:p>
          </table:table-cell>
          <table:table-cell table:formula="of:=SUM([.H$3:.H1030])/SUM([.E$3:.E1030])" office:value-type="percentage" office:value="-0.0141405082212257">
            <text:p>-1%</text:p>
          </table:table-cell>
          <table:table-cell table:formula="of:=[.O1030]-(1-[.O1030])/[.N1030]" office:value-type="percentage" office:value="0.00719902205931788">
            <text:p>0.7%</text:p>
          </table:table-cell>
          <table:table-cell table:formula="of:=AVERAGEIF([.$H$3:.$H1030];&quot;&gt;0&quot;)" office:value-type="float" office:value="1.83219424460432">
            <text:p>1.8</text:p>
          </table:table-cell>
          <table:table-cell table:formula="of:=AVERAGEIF([.$H$3:.$H1030];&quot;&lt;0&quot;)" office:value-type="float" office:value="-3.93357933579336">
            <text:p>-3.9</text:p>
          </table:table-cell>
          <table:table-cell table:formula="of:=[.L1030]/-[.M1030]" office:value-type="percentage" office:value="0.465782964622673">
            <text:p>47%</text:p>
          </table:table-cell>
          <table:table-cell table:formula="of:=COUNTIF([.$G$3:.$G1030];&quot;&gt;0&quot;)/COUNTIF([.$B$3:.$B1030];&quot;&gt;0&quot;)" office:value-type="percentage" office:value="0.68451688009313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9">
            <text:p>2020-01-29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031]-[.E1031]" office:value-type="float" office:value="-5">
            <text:p>-5.00</text:p>
          </table:table-cell>
          <table:table-cell table:formula="of:=SUM([.$H$2:.H1031])" office:value-type="float" office:value="-52.3">
            <text:p>-52.30</text:p>
          </table:table-cell>
          <table:table-cell table:formula="of:=SUM([.H$3:.H1031])/SUM([.E$3:.E1031])" office:value-type="percentage" office:value="-0.0156119402985075">
            <text:p>-2%</text:p>
          </table:table-cell>
          <table:table-cell table:formula="of:=[.O1031]-(1-[.O1031])/[.N1031]" office:value-type="percentage" office:value="0.0040174321581764">
            <text:p>0.4%</text:p>
          </table:table-cell>
          <table:table-cell table:formula="of:=AVERAGEIF([.$H$3:.$H1031];&quot;&gt;0&quot;)" office:value-type="float" office:value="1.83219424460432">
            <text:p>1.8</text:p>
          </table:table-cell>
          <table:table-cell table:formula="of:=AVERAGEIF([.$H$3:.$H1031];&quot;&lt;0&quot;)" office:value-type="float" office:value="-3.9375">
            <text:p>-3.9</text:p>
          </table:table-cell>
          <table:table-cell table:formula="of:=[.L1031]/-[.M1031]" office:value-type="percentage" office:value="0.465319173232842">
            <text:p>47%</text:p>
          </table:table-cell>
          <table:table-cell table:formula="of:=COUNTIF([.$G$3:.$G1031];&quot;&gt;0&quot;)/COUNTIF([.$B$3:.$B1031];&quot;&gt;0&quot;)" office:value-type="percentage" office:value="0.68372093023255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30">
            <text:p>2020-01-30</text:p>
          </table:table-cell>
          <table:table-cell office:value-type="string">
            <text:p>aus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1033]-[.E1033]" office:value-type="float" office:value="0.13">
            <text:p>0.13</text:p>
          </table:table-cell>
          <table:table-cell table:formula="of:=SUM([.$H$2:.H1033])" office:value-type="float" office:value="-52.17">
            <text:p>-52.17</text:p>
          </table:table-cell>
          <table:table-cell table:formula="of:=SUM([.H$3:.H1033])/SUM([.E$3:.E1033])" office:value-type="percentage" office:value="-0.0155684870188003">
            <text:p>-2%</text:p>
          </table:table-cell>
          <table:table-cell table:formula="of:=[.O1033]-(1-[.O1033])/[.N1033]" office:value-type="percentage" office:value="0.0040399213130341">
            <text:p>0.4%</text:p>
          </table:table-cell>
          <table:table-cell table:formula="of:=AVERAGEIF([.$H$3:.$H1033];&quot;&gt;0&quot;)" office:value-type="float" office:value="1.82913824057451">
            <text:p>1.8</text:p>
          </table:table-cell>
          <table:table-cell table:formula="of:=AVERAGEIF([.$H$3:.$H1033];&quot;&lt;0&quot;)" office:value-type="float" office:value="-3.9375">
            <text:p>-3.9</text:p>
          </table:table-cell>
          <table:table-cell table:formula="of:=[.L1033]/-[.M1033]" office:value-type="percentage" office:value="0.464543045225271">
            <text:p>46%</text:p>
          </table:table-cell>
          <table:table-cell table:formula="of:=COUNTIF([.$G$3:.$G1033];&quot;&gt;0&quot;)/COUNTIF([.$B$3:.$B1033];&quot;&gt;0&quot;)" office:value-type="percentage" office:value="0.68408826945412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2-03">
            <text:p>2020-02-03</text:p>
          </table:table-cell>
          <table:table-cell office:value-type="string">
            <text:p>pne</text:p>
          </table:table-cell>
          <table:table-cell office:value-type="string">
            <text:p>karlovic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035]-[.E1035]" office:value-type="float" office:value="-3">
            <text:p>-3.00</text:p>
          </table:table-cell>
          <table:table-cell table:formula="of:=SUM([.$H$2:.H1035])" office:value-type="float" office:value="-55.17">
            <text:p>-55.17</text:p>
          </table:table-cell>
          <table:table-cell table:formula="of:=SUM([.H$3:.H1035])/SUM([.E$3:.E1035])" office:value-type="percentage" office:value="-0.0164490161001789">
            <text:p>-2%</text:p>
          </table:table-cell>
          <table:table-cell table:formula="of:=[.O1035]-(1-[.O1035])/[.N1035]" office:value-type="percentage" office:value="0.00213254715334354">
            <text:p>0.2%</text:p>
          </table:table-cell>
          <table:table-cell table:formula="of:=AVERAGEIF([.$H$3:.$H1035];&quot;&gt;0&quot;)" office:value-type="float" office:value="1.82913824057451">
            <text:p>1.8</text:p>
          </table:table-cell>
          <table:table-cell table:formula="of:=AVERAGEIF([.$H$3:.$H1035];&quot;&lt;0&quot;)" office:value-type="float" office:value="-3.93406593406593">
            <text:p>-3.9</text:p>
          </table:table-cell>
          <table:table-cell table:formula="of:=[.L1035]/-[.M1035]" office:value-type="percentage" office:value="0.46494854718514">
            <text:p>46%</text:p>
          </table:table-cell>
          <table:table-cell table:formula="of:=COUNTIF([.$G$3:.$G1035];&quot;&gt;0&quot;)/COUNTIF([.$B$3:.$B1035];&quot;&gt;0&quot;)" office:value-type="percentage" office:value="0.68329466357308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3">
            <text:p>2020-02-03</text:p>
          </table:table-cell>
          <table:table-cell office:value-type="string">
            <text:p>pne</text:p>
          </table:table-cell>
          <table:table-cell office:value-type="string">
            <text:p>sugita</text:p>
          </table:table-cell>
          <table:table-cell office:value-type="float" office:value="7">
            <text:p>7</text:p>
          </table:table-cell>
          <table:table-cell office:value-type="float" office:value="1.32">
            <text:p>1.32</text:p>
          </table:table-cell>
          <table:table-cell office:value-type="float" office:value="9.24">
            <text:p>9.24</text:p>
          </table:table-cell>
          <table:table-cell table:formula="of:=[.G1036]-[.E1036]" office:value-type="float" office:value="2.24">
            <text:p>2.24</text:p>
          </table:table-cell>
          <table:table-cell table:formula="of:=SUM([.$H$2:.H1036])" office:value-type="float" office:value="-52.93">
            <text:p>-52.93</text:p>
          </table:table-cell>
          <table:table-cell table:formula="of:=SUM([.H$3:.H1036])/SUM([.E$3:.E1036])" office:value-type="percentage" office:value="-0.015748289199643">
            <text:p>-2%</text:p>
          </table:table-cell>
          <table:table-cell table:formula="of:=[.O1036]-(1-[.O1036])/[.N1036]" office:value-type="percentage" office:value="0.00356259544196347">
            <text:p>0.4%</text:p>
          </table:table-cell>
          <table:table-cell table:formula="of:=AVERAGEIF([.$H$3:.$H1036];&quot;&gt;0&quot;)" office:value-type="float" office:value="1.82987455197133">
            <text:p>1.8</text:p>
          </table:table-cell>
          <table:table-cell table:formula="of:=AVERAGEIF([.$H$3:.$H1036];&quot;&lt;0&quot;)" office:value-type="float" office:value="-3.93406593406593">
            <text:p>-3.9</text:p>
          </table:table-cell>
          <table:table-cell table:formula="of:=[.L1036]/-[.M1036]" office:value-type="percentage" office:value="0.465135710137963">
            <text:p>47%</text:p>
          </table:table-cell>
          <table:table-cell table:formula="of:=COUNTIF([.$G$3:.$G1036];&quot;&gt;0&quot;)/COUNTIF([.$B$3:.$B1036];&quot;&gt;0&quot;)" office:value-type="percentage" office:value="0.68366164542294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3">
            <text:p>2020-02-03</text:p>
          </table:table-cell>
          <table:table-cell office:value-type="string">
            <text:p>pne</text:p>
          </table:table-cell>
          <table:table-cell office:value-type="string">
            <text:p>troicki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1037]-[.E1037]" office:value-type="float" office:value="0.9">
            <text:p>0.90</text:p>
          </table:table-cell>
          <table:table-cell table:formula="of:=SUM([.$H$2:.H1037])" office:value-type="float" office:value="-52.03">
            <text:p>-52.03</text:p>
          </table:table-cell>
          <table:table-cell table:formula="of:=SUM([.H$3:.H1037])/SUM([.E$3:.E1037])" office:value-type="percentage" office:value="-0.0154713053820993">
            <text:p>-2%</text:p>
          </table:table-cell>
          <table:table-cell table:formula="of:=[.O1037]-(1-[.O1037])/[.N1037]" office:value-type="percentage" office:value="0.00409778418153139">
            <text:p>0.4%</text:p>
          </table:table-cell>
          <table:table-cell table:formula="of:=AVERAGEIF([.$H$3:.$H1037];&quot;&gt;0&quot;)" office:value-type="float" office:value="1.82821109123435">
            <text:p>1.8</text:p>
          </table:table-cell>
          <table:table-cell table:formula="of:=AVERAGEIF([.$H$3:.$H1037];&quot;&lt;0&quot;)" office:value-type="float" office:value="-3.93406593406593">
            <text:p>-3.9</text:p>
          </table:table-cell>
          <table:table-cell table:formula="of:=[.L1037]/-[.M1037]" office:value-type="percentage" office:value="0.464712875146161">
            <text:p>46%</text:p>
          </table:table-cell>
          <table:table-cell table:formula="of:=COUNTIF([.$G$3:.$G1037];&quot;&gt;0&quot;)/COUNTIF([.$B$3:.$B1037];&quot;&gt;0&quot;)" office:value-type="percentage" office:value="0.6840277777777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3">
            <text:p>2020-02-03</text:p>
          </table:table-cell>
          <table:table-cell office:value-type="string">
            <text:p>pne</text:p>
          </table:table-cell>
          <table:table-cell office:value-type="string">
            <text:p>caruso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14.8">
            <text:p>14.80</text:p>
          </table:table-cell>
          <table:table-cell table:formula="of:=[.G1038]-[.E1038]" office:value-type="float" office:value="6.8">
            <text:p>6.80</text:p>
          </table:table-cell>
          <table:table-cell table:formula="of:=SUM([.$H$2:.H1038])" office:value-type="float" office:value="-45.23">
            <text:p>-45.23</text:p>
          </table:table-cell>
          <table:table-cell table:formula="of:=SUM([.H$3:.H1038])/SUM([.E$3:.E1038])" office:value-type="percentage" office:value="-0.0134173835657075">
            <text:p>-1%</text:p>
          </table:table-cell>
          <table:table-cell table:formula="of:=[.O1038]-(1-[.O1038])/[.N1038]" office:value-type="percentage" office:value="0.00853124959088813">
            <text:p>0.9%</text:p>
          </table:table-cell>
          <table:table-cell table:formula="of:=AVERAGEIF([.$H$3:.$H1038];&quot;&gt;0&quot;)" office:value-type="float" office:value="1.83708928571428">
            <text:p>1.8</text:p>
          </table:table-cell>
          <table:table-cell table:formula="of:=AVERAGEIF([.$H$3:.$H1038];&quot;&lt;0&quot;)" office:value-type="float" office:value="-3.93406593406593">
            <text:p>-3.9</text:p>
          </table:table-cell>
          <table:table-cell table:formula="of:=[.L1038]/-[.M1038]" office:value-type="percentage" office:value="0.466969622905028">
            <text:p>47%</text:p>
          </table:table-cell>
          <table:table-cell table:formula="of:=COUNTIF([.$G$3:.$G1038];&quot;&gt;0&quot;)/COUNTIF([.$B$3:.$B1038];&quot;&gt;0&quot;)" office:value-type="percentage" office:value="0.6843930635838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3">
            <text:p>2020-02-03</text:p>
          </table:table-cell>
          <table:table-cell office:value-type="string">
            <text:p>pne</text:p>
          </table:table-cell>
          <table:table-cell office:value-type="string">
            <text:p>couacaud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1039]-[.E1039]" office:value-type="float" office:value="0.65">
            <text:p>0.65</text:p>
          </table:table-cell>
          <table:table-cell table:formula="of:=SUM([.$H$2:.H1039])" office:value-type="float" office:value="-44.58">
            <text:p>-44.58</text:p>
          </table:table-cell>
          <table:table-cell table:formula="of:=SUM([.H$3:.H1039])/SUM([.E$3:.E1039])" office:value-type="percentage" office:value="-0.013220640569395">
            <text:p>-1%</text:p>
          </table:table-cell>
          <table:table-cell table:formula="of:=[.O1039]-(1-[.O1039])/[.N1039]" office:value-type="percentage" office:value="0.00889765366205619">
            <text:p>0.9%</text:p>
          </table:table-cell>
          <table:table-cell table:formula="of:=AVERAGEIF([.$H$3:.$H1039];&quot;&gt;0&quot;)" office:value-type="float" office:value="1.83497326203208">
            <text:p>1.8</text:p>
          </table:table-cell>
          <table:table-cell table:formula="of:=AVERAGEIF([.$H$3:.$H1039];&quot;&lt;0&quot;)" office:value-type="float" office:value="-3.93406593406593">
            <text:p>-3.9</text:p>
          </table:table-cell>
          <table:table-cell table:formula="of:=[.L1039]/-[.M1039]" office:value-type="percentage" office:value="0.466431750963463">
            <text:p>47%</text:p>
          </table:table-cell>
          <table:table-cell table:formula="of:=COUNTIF([.$G$3:.$G1039];&quot;&gt;0&quot;)/COUNTIF([.$B$3:.$B1039];&quot;&gt;0&quot;)" office:value-type="percentage" office:value="0.68475750577367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3">
            <text:p>2020-02-03</text:p>
          </table:table-cell>
          <table:table-cell office:value-type="string">
            <text:p>mon</text:p>
          </table:table-cell>
          <table:table-cell office:value-type="string">
            <text:p>ruusuvuori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1040]-[.E1040]" office:value-type="float" office:value="1.4">
            <text:p>1.40</text:p>
          </table:table-cell>
          <table:table-cell table:formula="of:=SUM([.$H$2:.H1040])" office:value-type="float" office:value="-43.18">
            <text:p>-43.18</text:p>
          </table:table-cell>
          <table:table-cell table:formula="of:=SUM([.H$3:.H1040])/SUM([.E$3:.E1040])" office:value-type="percentage" office:value="-0.0127864968907314">
            <text:p>-1%</text:p>
          </table:table-cell>
          <table:table-cell table:formula="of:=[.O1040]-(1-[.O1040])/[.N1040]" office:value-type="percentage" office:value="0.00975593119704632">
            <text:p>1.0%</text:p>
          </table:table-cell>
          <table:table-cell table:formula="of:=AVERAGEIF([.$H$3:.$H1040];&quot;&gt;0&quot;)" office:value-type="float" office:value="1.83419928825623">
            <text:p>1.8</text:p>
          </table:table-cell>
          <table:table-cell table:formula="of:=AVERAGEIF([.$H$3:.$H1040];&quot;&lt;0&quot;)" office:value-type="float" office:value="-3.93406593406593">
            <text:p>-3.9</text:p>
          </table:table-cell>
          <table:table-cell table:formula="of:=[.L1040]/-[.M1040]" office:value-type="percentage" office:value="0.466235014612616">
            <text:p>47%</text:p>
          </table:table-cell>
          <table:table-cell table:formula="of:=COUNTIF([.$G$3:.$G1040];&quot;&gt;0&quot;)/COUNTIF([.$B$3:.$B1040];&quot;&gt;0&quot;)" office:value-type="percentage" office:value="0.685121107266436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3">
            <text:p>2020-02-03</text:p>
          </table:table-cell>
          <table:table-cell office:value-type="string">
            <text:p>mon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26">
            <text:p>1.26</text:p>
          </table:table-cell>
          <table:table-cell office:value-type="float" office:value="7.56">
            <text:p>7.56</text:p>
          </table:table-cell>
          <table:table-cell table:formula="of:=[.G1041]-[.E1041]" office:value-type="float" office:value="1.56">
            <text:p>1.56</text:p>
          </table:table-cell>
          <table:table-cell table:formula="of:=SUM([.$H$2:.H1041])" office:value-type="float" office:value="-41.62">
            <text:p>-41.62</text:p>
          </table:table-cell>
          <table:table-cell table:formula="of:=SUM([.H$3:.H1041])/SUM([.E$3:.E1041])" office:value-type="percentage" office:value="-0.0123026899201892">
            <text:p>-1%</text:p>
          </table:table-cell>
          <table:table-cell table:formula="of:=[.O1041]-(1-[.O1041])/[.N1041]" office:value-type="percentage" office:value="0.0107175955911631">
            <text:p>1.1%</text:p>
          </table:table-cell>
          <table:table-cell table:formula="of:=AVERAGEIF([.$H$3:.$H1041];&quot;&gt;0&quot;)" office:value-type="float" office:value="1.83371225577265">
            <text:p>1.8</text:p>
          </table:table-cell>
          <table:table-cell table:formula="of:=AVERAGEIF([.$H$3:.$H1041];&quot;&lt;0&quot;)" office:value-type="float" office:value="-3.93406593406593">
            <text:p>-3.9</text:p>
          </table:table-cell>
          <table:table-cell table:formula="of:=[.L1041]/-[.M1041]" office:value-type="percentage" office:value="0.466111215852823">
            <text:p>47%</text:p>
          </table:table-cell>
          <table:table-cell table:formula="of:=COUNTIF([.$G$3:.$G1041];&quot;&gt;0&quot;)/COUNTIF([.$B$3:.$B1041];&quot;&gt;0&quot;)" office:value-type="percentage" office:value="0.685483870967742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3">
            <text:p>2020-02-03</text:p>
          </table:table-cell>
          <table:table-cell office:value-type="string">
            <text:p>mon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1042]-[.E1042]" office:value-type="float" office:value="0.58">
            <text:p>0.58</text:p>
          </table:table-cell>
          <table:table-cell table:formula="of:=SUM([.$H$2:.H1042])" office:value-type="float" office:value="-41.04">
            <text:p>-41.04</text:p>
          </table:table-cell>
          <table:table-cell table:formula="of:=SUM([.H$3:.H1042])/SUM([.E$3:.E1042])" office:value-type="percentage" office:value="-0.0121276595744681">
            <text:p>-1%</text:p>
          </table:table-cell>
          <table:table-cell table:formula="of:=[.O1042]-(1-[.O1042])/[.N1042]" office:value-type="percentage" office:value="0.0110379832392911">
            <text:p>1.1%</text:p>
          </table:table-cell>
          <table:table-cell table:formula="of:=AVERAGEIF([.$H$3:.$H1042];&quot;&gt;0&quot;)" office:value-type="float" office:value="1.83148936170213">
            <text:p>1.8</text:p>
          </table:table-cell>
          <table:table-cell table:formula="of:=AVERAGEIF([.$H$3:.$H1042];&quot;&lt;0&quot;)" office:value-type="float" office:value="-3.93406593406593">
            <text:p>-3.9</text:p>
          </table:table-cell>
          <table:table-cell table:formula="of:=[.L1042]/-[.M1042]" office:value-type="percentage" office:value="0.465546178533222">
            <text:p>47%</text:p>
          </table:table-cell>
          <table:table-cell table:formula="of:=COUNTIF([.$G$3:.$G1042];&quot;&gt;0&quot;)/COUNTIF([.$B$3:.$B1042];&quot;&gt;0&quot;)" office:value-type="percentage" office:value="0.68584579976985">
            <text:p>69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pne</text:p>
          </table:table-cell>
          <table:table-cell office:value-type="string">
            <text:p>gojowczyk</text:p>
          </table:table-cell>
          <table:table-cell office:value-type="float" office:value="12">
            <text:p>1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1044]-[.E1044]" office:value-type="float" office:value="-12">
            <text:p>-12.00</text:p>
          </table:table-cell>
          <table:table-cell table:formula="of:=SUM([.$H$2:.H1044])" office:value-type="float" office:value="-53.04">
            <text:p>-53.04</text:p>
          </table:table-cell>
          <table:table-cell table:formula="of:=SUM([.H$3:.H1044])/SUM([.E$3:.E1044])" office:value-type="percentage" office:value="-0.0156183745583039">
            <text:p>-2%</text:p>
          </table:table-cell>
          <table:table-cell table:formula="of:=[.O1044]-(1-[.O1044])/[.N1044]" office:value-type="percentage" office:value="0.00349421014399809">
            <text:p>0.3%</text:p>
          </table:table-cell>
          <table:table-cell table:formula="of:=AVERAGEIF([.$H$3:.$H1044];&quot;&gt;0&quot;)" office:value-type="float" office:value="1.83148936170213">
            <text:p>1.8</text:p>
          </table:table-cell>
          <table:table-cell table:formula="of:=AVERAGEIF([.$H$3:.$H1044];&quot;&lt;0&quot;)" office:value-type="float" office:value="-3.96350364963504">
            <text:p>-4.0</text:p>
          </table:table-cell>
          <table:table-cell table:formula="of:=[.L1044]/-[.M1044]" office:value-type="percentage" office:value="0.46208847615689">
            <text:p>46%</text:p>
          </table:table-cell>
          <table:table-cell table:formula="of:=COUNTIF([.$G$3:.$G1044];&quot;&gt;0&quot;)/COUNTIF([.$B$3:.$B1044];&quot;&gt;0&quot;)" office:value-type="percentage" office:value="0.685057471264368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pne</text:p>
          </table:table-cell>
          <table:table-cell office:value-type="string">
            <text:p>gerasimov</text:p>
          </table:table-cell>
          <table:table-cell office:value-type="float" office:value="1">
            <text:p>1</text:p>
          </table:table-cell>
          <table:table-cell table:number-columns-repeated="2" office:value-type="float" office:value="1.32">
            <text:p>1.32</text:p>
          </table:table-cell>
          <table:table-cell table:formula="of:=[.G1045]-[.E1045]" office:value-type="float" office:value="0.32">
            <text:p>0.32</text:p>
          </table:table-cell>
          <table:table-cell table:formula="of:=SUM([.$H$2:.H1045])" office:value-type="float" office:value="-52.72">
            <text:p>-52.72</text:p>
          </table:table-cell>
          <table:table-cell table:formula="of:=SUM([.H$3:.H1045])/SUM([.E$3:.E1045])" office:value-type="percentage" office:value="-0.0155195760965558">
            <text:p>-2%</text:p>
          </table:table-cell>
          <table:table-cell table:formula="of:=[.O1045]-(1-[.O1045])/[.N1045]" office:value-type="percentage" office:value="0.00364245309887135">
            <text:p>0.4%</text:p>
          </table:table-cell>
          <table:table-cell table:formula="of:=AVERAGEIF([.$H$3:.$H1045];&quot;&gt;0&quot;)" office:value-type="float" office:value="1.82881415929203">
            <text:p>1.8</text:p>
          </table:table-cell>
          <table:table-cell table:formula="of:=AVERAGEIF([.$H$3:.$H1045];&quot;&lt;0&quot;)" office:value-type="float" office:value="-3.96350364963504">
            <text:p>-4.0</text:p>
          </table:table-cell>
          <table:table-cell table:formula="of:=[.L1045]/-[.M1045]" office:value-type="percentage" office:value="0.461413517169445">
            <text:p>46%</text:p>
          </table:table-cell>
          <table:table-cell table:formula="of:=COUNTIF([.$G$3:.$G1045];&quot;&gt;0&quot;)/COUNTIF([.$B$3:.$B1045];&quot;&gt;0&quot;)" office:value-type="percentage" office:value="0.685419058553387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pne</text:p>
          </table:table-cell>
          <table:table-cell office:value-type="string">
            <text:p>rosol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1046]-[.E1046]" office:value-type="float" office:value="-2">
            <text:p>-2.00</text:p>
          </table:table-cell>
          <table:table-cell table:formula="of:=SUM([.$H$2:.H1046])" office:value-type="float" office:value="-54.72">
            <text:p>-54.72</text:p>
          </table:table-cell>
          <table:table-cell table:formula="of:=SUM([.H$3:.H1046])/SUM([.E$3:.E1046])" office:value-type="percentage" office:value="-0.016098852603707">
            <text:p>-2%</text:p>
          </table:table-cell>
          <table:table-cell table:formula="of:=[.O1046]-(1-[.O1046])/[.N1046]" office:value-type="percentage" office:value="0.00238414199300441">
            <text:p>0.2%</text:p>
          </table:table-cell>
          <table:table-cell table:formula="of:=AVERAGEIF([.$H$3:.$H1046];&quot;&gt;0&quot;)" office:value-type="float" office:value="1.82881415929203">
            <text:p>1.8</text:p>
          </table:table-cell>
          <table:table-cell table:formula="of:=AVERAGEIF([.$H$3:.$H1046];&quot;&lt;0&quot;)" office:value-type="float" office:value="-3.95636363636364">
            <text:p>-4.0</text:p>
          </table:table-cell>
          <table:table-cell table:formula="of:=[.L1046]/-[.M1046]" office:value-type="percentage" office:value="0.462246225923998">
            <text:p>46%</text:p>
          </table:table-cell>
          <table:table-cell table:formula="of:=COUNTIF([.$G$3:.$G1046];&quot;&gt;0&quot;)/COUNTIF([.$B$3:.$B1046];&quot;&gt;0&quot;)" office:value-type="percentage" office:value="0.68463302752293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pne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1047]-[.E1047]" office:value-type="float" office:value="0.0800000000000001">
            <text:p>0.08</text:p>
          </table:table-cell>
          <table:table-cell table:formula="of:=SUM([.$H$2:.H1047])" office:value-type="float" office:value="-54.64">
            <text:p>-54.64</text:p>
          </table:table-cell>
          <table:table-cell table:formula="of:=SUM([.H$3:.H1047])/SUM([.E$3:.E1047])" office:value-type="percentage" office:value="-0.0160705882352941">
            <text:p>-2%</text:p>
          </table:table-cell>
          <table:table-cell table:formula="of:=[.O1047]-(1-[.O1047])/[.N1047]" office:value-type="percentage" office:value="0.00237360020240196">
            <text:p>0.2%</text:p>
          </table:table-cell>
          <table:table-cell table:formula="of:=AVERAGEIF([.$H$3:.$H1047];&quot;&gt;0&quot;)" office:value-type="float" office:value="1.82572438162544">
            <text:p>1.8</text:p>
          </table:table-cell>
          <table:table-cell table:formula="of:=AVERAGEIF([.$H$3:.$H1047];&quot;&lt;0&quot;)" office:value-type="float" office:value="-3.95636363636364">
            <text:p>-4.0</text:p>
          </table:table-cell>
          <table:table-cell table:formula="of:=[.L1047]/-[.M1047]" office:value-type="percentage" office:value="0.461465261899813">
            <text:p>46%</text:p>
          </table:table-cell>
          <table:table-cell table:formula="of:=COUNTIF([.$G$3:.$G1047];&quot;&gt;0&quot;)/COUNTIF([.$B$3:.$B1047];&quot;&gt;0&quot;)" office:value-type="percentage" office:value="0.68499427262313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pne</text:p>
          </table:table-cell>
          <table:table-cell office:value-type="string">
            <text:p>milojevic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1048]-[.E1048]" office:value-type="float" office:value="1.16">
            <text:p>1.16</text:p>
          </table:table-cell>
          <table:table-cell table:formula="of:=SUM([.$H$2:.H1048])" office:value-type="float" office:value="-53.48">
            <text:p>-53.48</text:p>
          </table:table-cell>
          <table:table-cell table:formula="of:=SUM([.H$3:.H1048])/SUM([.E$3:.E1048])" office:value-type="percentage" office:value="-0.0157201646090535">
            <text:p>-2%</text:p>
          </table:table-cell>
          <table:table-cell table:formula="of:=[.O1048]-(1-[.O1048])/[.N1048]" office:value-type="percentage" office:value="0.00307627827000001">
            <text:p>0.3%</text:p>
          </table:table-cell>
          <table:table-cell table:formula="of:=AVERAGEIF([.$H$3:.$H1048];&quot;&gt;0&quot;)" office:value-type="float" office:value="1.82455026455026">
            <text:p>1.8</text:p>
          </table:table-cell>
          <table:table-cell table:formula="of:=AVERAGEIF([.$H$3:.$H1048];&quot;&lt;0&quot;)" office:value-type="float" office:value="-3.95636363636364">
            <text:p>-4.0</text:p>
          </table:table-cell>
          <table:table-cell table:formula="of:=[.L1048]/-[.M1048]" office:value-type="percentage" office:value="0.461168495175848">
            <text:p>46%</text:p>
          </table:table-cell>
          <table:table-cell table:formula="of:=COUNTIF([.$G$3:.$G1048];&quot;&gt;0&quot;)/COUNTIF([.$B$3:.$B1048];&quot;&gt;0&quot;)" office:value-type="percentage" office:value="0.685354691075515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mon</text:p>
          </table:table-cell>
          <table:table-cell office:value-type="string">
            <text:p>bublik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1049]-[.E1049]" office:value-type="float" office:value="2.16">
            <text:p>2.16</text:p>
          </table:table-cell>
          <table:table-cell table:formula="of:=SUM([.$H$2:.H1049])" office:value-type="float" office:value="-51.32">
            <text:p>-51.32</text:p>
          </table:table-cell>
          <table:table-cell table:formula="of:=SUM([.H$3:.H1049])/SUM([.E$3:.E1049])" office:value-type="percentage" office:value="-0.0150586854460094">
            <text:p>-2%</text:p>
          </table:table-cell>
          <table:table-cell table:formula="of:=[.O1049]-(1-[.O1049])/[.N1049]" office:value-type="percentage" office:value="0.00443613954436917">
            <text:p>0.4%</text:p>
          </table:table-cell>
          <table:table-cell table:formula="of:=AVERAGEIF([.$H$3:.$H1049];&quot;&gt;0&quot;)" office:value-type="float" office:value="1.82514084507042">
            <text:p>1.8</text:p>
          </table:table-cell>
          <table:table-cell table:formula="of:=AVERAGEIF([.$H$3:.$H1049];&quot;&lt;0&quot;)" office:value-type="float" office:value="-3.95636363636364">
            <text:p>-4.0</text:p>
          </table:table-cell>
          <table:table-cell table:formula="of:=[.L1049]/-[.M1049]" office:value-type="percentage" office:value="0.461317768744822">
            <text:p>46%</text:p>
          </table:table-cell>
          <table:table-cell table:formula="of:=COUNTIF([.$G$3:.$G1049];&quot;&gt;0&quot;)/COUNTIF([.$B$3:.$B1049];&quot;&gt;0&quot;)" office:value-type="percentage" office:value="0.685714285714286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mon</text:p>
          </table:table-cell>
          <table:table-cell office:value-type="string">
            <text:p>ruusuvuor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8.4">
            <text:p>8.40</text:p>
          </table:table-cell>
          <table:table-cell table:formula="of:=[.G1050]-[.E1050]" office:value-type="float" office:value="3.4">
            <text:p>3.40</text:p>
          </table:table-cell>
          <table:table-cell table:formula="of:=SUM([.$H$2:.H1050])" office:value-type="float" office:value="-47.92">
            <text:p>-47.92</text:p>
          </table:table-cell>
          <table:table-cell table:formula="of:=SUM([.H$3:.H1050])/SUM([.E$3:.E1050])" office:value-type="percentage" office:value="-0.0140404336360973">
            <text:p>-1%</text:p>
          </table:table-cell>
          <table:table-cell table:formula="of:=[.O1050]-(1-[.O1050])/[.N1050]" office:value-type="percentage" office:value="0.00660302210683439">
            <text:p>0.7%</text:p>
          </table:table-cell>
          <table:table-cell table:formula="of:=AVERAGEIF([.$H$3:.$H1050];&quot;&gt;0&quot;)" office:value-type="float" office:value="1.8279086115993">
            <text:p>1.8</text:p>
          </table:table-cell>
          <table:table-cell table:formula="of:=AVERAGEIF([.$H$3:.$H1050];&quot;&lt;0&quot;)" office:value-type="float" office:value="-3.95636363636364">
            <text:p>-4.0</text:p>
          </table:table-cell>
          <table:table-cell table:formula="of:=[.L1050]/-[.M1050]" office:value-type="percentage" office:value="0.462017342086219">
            <text:p>46%</text:p>
          </table:table-cell>
          <table:table-cell table:formula="of:=COUNTIF([.$G$3:.$G1050];&quot;&gt;0&quot;)/COUNTIF([.$B$3:.$B1050];&quot;&gt;0&quot;)" office:value-type="percentage" office:value="0.686073059360731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mon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1051]-[.E1051]" office:value-type="float" office:value="-1">
            <text:p>-1.00</text:p>
          </table:table-cell>
          <table:table-cell table:formula="of:=SUM([.$H$2:.H1051])" office:value-type="float" office:value="-48.92">
            <text:p>-48.92</text:p>
          </table:table-cell>
          <table:table-cell table:formula="of:=SUM([.H$3:.H1051])/SUM([.E$3:.E1051])" office:value-type="percentage" office:value="-0.0143292325717633">
            <text:p>-1%</text:p>
          </table:table-cell>
          <table:table-cell table:formula="of:=[.O1051]-(1-[.O1051])/[.N1051]" office:value-type="percentage" office:value="0.00597169220471305">
            <text:p>0.6%</text:p>
          </table:table-cell>
          <table:table-cell table:formula="of:=AVERAGEIF([.$H$3:.$H1051];&quot;&gt;0&quot;)" office:value-type="float" office:value="1.8279086115993">
            <text:p>1.8</text:p>
          </table:table-cell>
          <table:table-cell table:formula="of:=AVERAGEIF([.$H$3:.$H1051];&quot;&lt;0&quot;)" office:value-type="float" office:value="-3.94565217391304">
            <text:p>-3.9</text:p>
          </table:table-cell>
          <table:table-cell table:formula="of:=[.L1051]/-[.M1051]" office:value-type="percentage" office:value="0.463271604041695">
            <text:p>46%</text:p>
          </table:table-cell>
          <table:table-cell table:formula="of:=COUNTIF([.$G$3:.$G1051];&quot;&gt;0&quot;)/COUNTIF([.$B$3:.$B1051];&quot;&gt;0&quot;)" office:value-type="percentage" office:value="0.685290763968073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mon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1052]-[.E1052]" office:value-type="float" office:value="0.24">
            <text:p>0.24</text:p>
          </table:table-cell>
          <table:table-cell table:formula="of:=SUM([.$H$2:.H1052])" office:value-type="float" office:value="-48.68">
            <text:p>-48.68</text:p>
          </table:table-cell>
          <table:table-cell table:formula="of:=SUM([.H$3:.H1052])/SUM([.E$3:.E1052])" office:value-type="percentage" office:value="-0.0142547584187408">
            <text:p>-1%</text:p>
          </table:table-cell>
          <table:table-cell table:formula="of:=[.O1052]-(1-[.O1052])/[.N1052]" office:value-type="percentage" office:value="0.00606813463388478">
            <text:p>0.6%</text:p>
          </table:table-cell>
          <table:table-cell table:formula="of:=AVERAGEIF([.$H$3:.$H1052];&quot;&gt;0&quot;)" office:value-type="float" office:value="1.82512280701754">
            <text:p>1.8</text:p>
          </table:table-cell>
          <table:table-cell table:formula="of:=AVERAGEIF([.$H$3:.$H1052];&quot;&lt;0&quot;)" office:value-type="float" office:value="-3.94565217391304">
            <text:p>-3.9</text:p>
          </table:table-cell>
          <table:table-cell table:formula="of:=[.L1052]/-[.M1052]" office:value-type="percentage" office:value="0.462565559905273">
            <text:p>46%</text:p>
          </table:table-cell>
          <table:table-cell table:formula="of:=COUNTIF([.$G$3:.$G1052];&quot;&gt;0&quot;)/COUNTIF([.$B$3:.$B1052];&quot;&gt;0&quot;)" office:value-type="percentage" office:value="0.685649202733485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mon</text:p>
          </table:table-cell>
          <table:table-cell office:value-type="string">
            <text:p>augeraliassime</text:p>
          </table:table-cell>
          <table:table-cell office:value-type="float" office:value="7">
            <text:p>7</text:p>
          </table:table-cell>
          <table:table-cell office:value-type="float" office:value="1.55">
            <text:p>1.55</text:p>
          </table:table-cell>
          <table:table-cell office:value-type="float" office:value="10.85">
            <text:p>10.85</text:p>
          </table:table-cell>
          <table:table-cell table:formula="of:=[.G1053]-[.E1053]" office:value-type="float" office:value="3.85">
            <text:p>3.85</text:p>
          </table:table-cell>
          <table:table-cell table:formula="of:=SUM([.$H$2:.H1053])" office:value-type="float" office:value="-44.83">
            <text:p>-44.83</text:p>
          </table:table-cell>
          <table:table-cell table:formula="of:=SUM([.H$3:.H1053])/SUM([.E$3:.E1053])" office:value-type="percentage" office:value="-0.0131005260081823">
            <text:p>-1%</text:p>
          </table:table-cell>
          <table:table-cell table:formula="of:=[.O1053]-(1-[.O1053])/[.N1053]" office:value-type="percentage" office:value="0.00851524673924065">
            <text:p>0.9%</text:p>
          </table:table-cell>
          <table:table-cell table:formula="of:=AVERAGEIF([.$H$3:.$H1053];&quot;&gt;0&quot;)" office:value-type="float" office:value="1.82866900175131">
            <text:p>1.8</text:p>
          </table:table-cell>
          <table:table-cell table:formula="of:=AVERAGEIF([.$H$3:.$H1053];&quot;&lt;0&quot;)" office:value-type="float" office:value="-3.94565217391304">
            <text:p>-3.9</text:p>
          </table:table-cell>
          <table:table-cell table:formula="of:=[.L1053]/-[.M1053]" office:value-type="percentage" office:value="0.463464320003087">
            <text:p>46%</text:p>
          </table:table-cell>
          <table:table-cell table:formula="of:=COUNTIF([.$G$3:.$G1053];&quot;&gt;0&quot;)/COUNTIF([.$B$3:.$B1053];&quot;&gt;0&quot;)" office:value-type="percentage" office:value="0.686006825938567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carballes baena</text:p>
          </table:table-cell>
          <table:table-cell office:value-type="float" office:value="9">
            <text:p>9</text:p>
          </table:table-cell>
          <table:table-cell office:value-type="float" office:value="1.58">
            <text:p>1.58</text:p>
          </table:table-cell>
          <table:table-cell office:value-type="float" office:value="9">
            <text:p>9.00</text:p>
          </table:table-cell>
          <table:table-cell table:formula="of:=[.G1054]-[.E1054]" office:value-type="float" office:value="0">
            <text:p>0.00</text:p>
          </table:table-cell>
          <table:table-cell table:formula="of:=SUM([.$H$2:.H1054])" office:value-type="float" office:value="-44.83">
            <text:p>-44.83</text:p>
          </table:table-cell>
          <table:table-cell table:formula="of:=SUM([.H$3:.H1054])/SUM([.E$3:.E1054])" office:value-type="percentage" office:value="-0.0130661614689595">
            <text:p>-1%</text:p>
          </table:table-cell>
          <table:table-cell table:formula="of:=[.O1054]-(1-[.O1054])/[.N1054]" office:value-type="percentage" office:value="0.00964193395885526">
            <text:p>1.0%</text:p>
          </table:table-cell>
          <table:table-cell table:formula="of:=AVERAGEIF([.$H$3:.$H1054];&quot;&gt;0&quot;)" office:value-type="float" office:value="1.82866900175131">
            <text:p>1.8</text:p>
          </table:table-cell>
          <table:table-cell table:formula="of:=AVERAGEIF([.$H$3:.$H1054];&quot;&lt;0&quot;)" office:value-type="float" office:value="-3.94565217391304">
            <text:p>-3.9</text:p>
          </table:table-cell>
          <table:table-cell table:formula="of:=[.L1054]/-[.M1054]" office:value-type="percentage" office:value="0.463464320003087">
            <text:p>46%</text:p>
          </table:table-cell>
          <table:table-cell table:formula="of:=COUNTIF([.$G$3:.$G1054];&quot;&gt;0&quot;)/COUNTIF([.$B$3:.$B1054];&quot;&gt;0&quot;)" office:value-type="percentage" office:value="0.686363636363636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martin 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1055]-[.E1055]" office:value-type="float" office:value="0.85">
            <text:p>0.85</text:p>
          </table:table-cell>
          <table:table-cell table:formula="of:=SUM([.$H$2:.H1055])" office:value-type="float" office:value="-43.98">
            <text:p>-43.98</text:p>
          </table:table-cell>
          <table:table-cell table:formula="of:=SUM([.H$3:.H1055])/SUM([.E$3:.E1055])" office:value-type="percentage" office:value="-0.0128146853146853">
            <text:p>-1%</text:p>
          </table:table-cell>
          <table:table-cell table:formula="of:=[.O1055]-(1-[.O1055])/[.N1055]" office:value-type="percentage" office:value="0.0101330278837645">
            <text:p>1.0%</text:p>
          </table:table-cell>
          <table:table-cell table:formula="of:=AVERAGEIF([.$H$3:.$H1055];&quot;&gt;0&quot;)" office:value-type="float" office:value="1.82695804195804">
            <text:p>1.8</text:p>
          </table:table-cell>
          <table:table-cell table:formula="of:=AVERAGEIF([.$H$3:.$H1055];&quot;&lt;0&quot;)" office:value-type="float" office:value="-3.94565217391304">
            <text:p>-3.9</text:p>
          </table:table-cell>
          <table:table-cell table:formula="of:=[.L1055]/-[.M1055]" office:value-type="percentage" office:value="0.463030688319944">
            <text:p>46%</text:p>
          </table:table-cell>
          <table:table-cell table:formula="of:=COUNTIF([.$G$3:.$G1055];&quot;&gt;0&quot;)/COUNTIF([.$B$3:.$B1055];&quot;&gt;0&quot;)" office:value-type="percentage" office:value="0.68671963677639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Ramos-vinol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1056]-[.E1056]" office:value-type="float" office:value="0.68">
            <text:p>0.68</text:p>
          </table:table-cell>
          <table:table-cell table:formula="of:=SUM([.$H$2:.H1056])" office:value-type="float" office:value="-43.3">
            <text:p>-43.30</text:p>
          </table:table-cell>
          <table:table-cell table:formula="of:=SUM([.H$3:.H1056])/SUM([.E$3:.E1056])" office:value-type="percentage" office:value="-0.0126092020966802">
            <text:p>-1%</text:p>
          </table:table-cell>
          <table:table-cell table:formula="of:=[.O1056]-(1-[.O1056])/[.N1056]" office:value-type="percentage" office:value="0.0105140650503288">
            <text:p>1.1%</text:p>
          </table:table-cell>
          <table:table-cell table:formula="of:=AVERAGEIF([.$H$3:.$H1056];&quot;&gt;0&quot;)" office:value-type="float" office:value="1.82495636998255">
            <text:p>1.8</text:p>
          </table:table-cell>
          <table:table-cell table:formula="of:=AVERAGEIF([.$H$3:.$H1056];&quot;&lt;0&quot;)" office:value-type="float" office:value="-3.94565217391304">
            <text:p>-3.9</text:p>
          </table:table-cell>
          <table:table-cell table:formula="of:=[.L1056]/-[.M1056]" office:value-type="percentage" office:value="0.462523377516238">
            <text:p>46%</text:p>
          </table:table-cell>
          <table:table-cell table:formula="of:=COUNTIF([.$G$3:.$G1056];&quot;&gt;0&quot;)/COUNTIF([.$B$3:.$B1056];&quot;&gt;0&quot;)" office:value-type="percentage" office:value="0.687074829931973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andujar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1">
            <text:p>1.00</text:p>
          </table:table-cell>
          <table:table-cell table:formula="of:=[.G1057]-[.E1057]" office:value-type="float" office:value="0">
            <text:p>0.00</text:p>
          </table:table-cell>
          <table:table-cell table:formula="of:=SUM([.$H$2:.H1057])" office:value-type="float" office:value="-43.3">
            <text:p>-43.30</text:p>
          </table:table-cell>
          <table:table-cell table:formula="of:=SUM([.H$3:.H1057])/SUM([.E$3:.E1057])" office:value-type="percentage" office:value="-0.0126055312954876">
            <text:p>-1%</text:p>
          </table:table-cell>
          <table:table-cell table:formula="of:=[.O1057]-(1-[.O1057])/[.N1057]" office:value-type="percentage" office:value="0.0116346606731482">
            <text:p>1.2%</text:p>
          </table:table-cell>
          <table:table-cell table:formula="of:=AVERAGEIF([.$H$3:.$H1057];&quot;&gt;0&quot;)" office:value-type="float" office:value="1.82495636998255">
            <text:p>1.8</text:p>
          </table:table-cell>
          <table:table-cell table:formula="of:=AVERAGEIF([.$H$3:.$H1057];&quot;&lt;0&quot;)" office:value-type="float" office:value="-3.94565217391304">
            <text:p>-3.9</text:p>
          </table:table-cell>
          <table:table-cell table:formula="of:=[.L1057]/-[.M1057]" office:value-type="percentage" office:value="0.462523377516238">
            <text:p>46%</text:p>
          </table:table-cell>
          <table:table-cell table:formula="of:=COUNTIF([.$G$3:.$G1057];&quot;&gt;0&quot;)/COUNTIF([.$B$3:.$B1057];&quot;&gt;0&quot;)" office:value-type="percentage" office:value="0.687429218573046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1058]-[.E1058]" office:value-type="float" office:value="3.1">
            <text:p>3.10</text:p>
          </table:table-cell>
          <table:table-cell table:formula="of:=SUM([.$H$2:.H1058])" office:value-type="float" office:value="-40.2">
            <text:p>-40.20</text:p>
          </table:table-cell>
          <table:table-cell table:formula="of:=SUM([.H$3:.H1058])/SUM([.E$3:.E1058])" office:value-type="percentage" office:value="-0.0116860465116279">
            <text:p>-1%</text:p>
          </table:table-cell>
          <table:table-cell table:formula="of:=[.O1058]-(1-[.O1058])/[.N1058]" office:value-type="percentage" office:value="0.0135733663294569">
            <text:p>1.4%</text:p>
          </table:table-cell>
          <table:table-cell table:formula="of:=AVERAGEIF([.$H$3:.$H1058];&quot;&gt;0&quot;)" office:value-type="float" office:value="1.82717770034843">
            <text:p>1.8</text:p>
          </table:table-cell>
          <table:table-cell table:formula="of:=AVERAGEIF([.$H$3:.$H1058];&quot;&lt;0&quot;)" office:value-type="float" office:value="-3.94565217391304">
            <text:p>-3.9</text:p>
          </table:table-cell>
          <table:table-cell table:formula="of:=[.L1058]/-[.M1058]" office:value-type="percentage" office:value="0.463086359316958">
            <text:p>46%</text:p>
          </table:table-cell>
          <table:table-cell table:formula="of:=COUNTIF([.$G$3:.$G1058];&quot;&gt;0&quot;)/COUNTIF([.$B$3:.$B1058];&quot;&gt;0&quot;)" office:value-type="percentage" office:value="0.687782805429864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dellien</text:p>
          </table:table-cell>
          <table:table-cell office:value-type="float" office:value="8">
            <text:p>8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1059]-[.E1059]" office:value-type="float" office:value="-8">
            <text:p>-8.00</text:p>
          </table:table-cell>
          <table:table-cell table:formula="of:=SUM([.$H$2:.H1059])" office:value-type="float" office:value="-48.2">
            <text:p>-48.20</text:p>
          </table:table-cell>
          <table:table-cell table:formula="of:=SUM([.H$3:.H1059])/SUM([.E$3:.E1059])" office:value-type="percentage" office:value="-0.0139791183294663">
            <text:p>-1%</text:p>
          </table:table-cell>
          <table:table-cell table:formula="of:=[.O1059]-(1-[.O1059])/[.N1059]" office:value-type="percentage" office:value="0.00861075557968816">
            <text:p>0.9%</text:p>
          </table:table-cell>
          <table:table-cell table:formula="of:=AVERAGEIF([.$H$3:.$H1059];&quot;&gt;0&quot;)" office:value-type="float" office:value="1.82717770034843">
            <text:p>1.8</text:p>
          </table:table-cell>
          <table:table-cell table:formula="of:=AVERAGEIF([.$H$3:.$H1059];&quot;&lt;0&quot;)" office:value-type="float" office:value="-3.96028880866426">
            <text:p>-4.0</text:p>
          </table:table-cell>
          <table:table-cell table:formula="of:=[.L1059]/-[.M1059]" office:value-type="percentage" office:value="0.461374861437115">
            <text:p>46%</text:p>
          </table:table-cell>
          <table:table-cell table:formula="of:=COUNTIF([.$G$3:.$G1059];&quot;&gt;0&quot;)/COUNTIF([.$B$3:.$B1059];&quot;&gt;0&quot;)" office:value-type="percentage" office:value="0.687005649717514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ignacio londer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1060]-[.E1060]" office:value-type="float" office:value="0.55">
            <text:p>0.55</text:p>
          </table:table-cell>
          <table:table-cell table:formula="of:=SUM([.$H$2:.H1060])" office:value-type="float" office:value="-47.65">
            <text:p>-47.65</text:p>
          </table:table-cell>
          <table:table-cell table:formula="of:=SUM([.H$3:.H1060])/SUM([.E$3:.E1060])" office:value-type="percentage" office:value="-0.0138155987242679">
            <text:p>-1%</text:p>
          </table:table-cell>
          <table:table-cell table:formula="of:=[.O1060]-(1-[.O1060])/[.N1060]" office:value-type="percentage" office:value="0.00890495363086685">
            <text:p>0.9%</text:p>
          </table:table-cell>
          <table:table-cell table:formula="of:=AVERAGEIF([.$H$3:.$H1060];&quot;&gt;0&quot;)" office:value-type="float" office:value="1.82495652173913">
            <text:p>1.8</text:p>
          </table:table-cell>
          <table:table-cell table:formula="of:=AVERAGEIF([.$H$3:.$H1060];&quot;&lt;0&quot;)" office:value-type="float" office:value="-3.96028880866426">
            <text:p>-4.0</text:p>
          </table:table-cell>
          <table:table-cell table:formula="of:=[.L1060]/-[.M1060]" office:value-type="percentage" office:value="0.460813998652451">
            <text:p>46%</text:p>
          </table:table-cell>
          <table:table-cell table:formula="of:=COUNTIF([.$G$3:.$G1060];&quot;&gt;0&quot;)/COUNTIF([.$B$3:.$B1060];&quot;&gt;0&quot;)" office:value-type="percentage" office:value="0.687358916478555">
            <text:p>69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2-05">
            <text:p>2020-02-05</text:p>
          </table:table-cell>
          <table:table-cell office:value-type="string">
            <text:p>pne</text:p>
          </table:table-cell>
          <table:table-cell office:value-type="string">
            <text:p>daniel t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062]-[.E1062]" office:value-type="float" office:value="0.64">
            <text:p>0.64</text:p>
          </table:table-cell>
          <table:table-cell table:formula="of:=SUM([.$H$2:.H1062])" office:value-type="float" office:value="-47.01">
            <text:p>-47.01</text:p>
          </table:table-cell>
          <table:table-cell table:formula="of:=SUM([.H$3:.H1062])/SUM([.E$3:.E1062])" office:value-type="percentage" office:value="-0.0136221385105766">
            <text:p>-1%</text:p>
          </table:table-cell>
          <table:table-cell table:formula="of:=[.O1062]-(1-[.O1062])/[.N1062]" office:value-type="percentage" office:value="0.0092575101885598">
            <text:p>0.9%</text:p>
          </table:table-cell>
          <table:table-cell table:formula="of:=AVERAGEIF([.$H$3:.$H1062];&quot;&gt;0&quot;)" office:value-type="float" office:value="1.82289930555555">
            <text:p>1.8</text:p>
          </table:table-cell>
          <table:table-cell table:formula="of:=AVERAGEIF([.$H$3:.$H1062];&quot;&lt;0&quot;)" office:value-type="float" office:value="-3.96028880866426">
            <text:p>-4.0</text:p>
          </table:table-cell>
          <table:table-cell table:formula="of:=[.L1062]/-[.M1062]" office:value-type="percentage" office:value="0.460294537501266">
            <text:p>46%</text:p>
          </table:table-cell>
          <table:table-cell table:formula="of:=COUNTIF([.$G$3:.$G1062];&quot;&gt;0&quot;)/COUNTIF([.$B$3:.$B1062];&quot;&gt;0&quot;)" office:value-type="percentage" office:value="0.687711386696731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5">
            <text:p>2020-02-05</text:p>
          </table:table-cell>
          <table:table-cell office:value-type="string">
            <text:p>pne</text:p>
          </table:table-cell>
          <table:table-cell office:value-type="string">
            <text:p>ivashka</text:p>
          </table:table-cell>
          <table:table-cell office:value-type="float" office:value="6">
            <text:p>6</text:p>
          </table:table-cell>
          <table:table-cell office:value-type="float" office:value="1.68">
            <text:p>1.68</text:p>
          </table:table-cell>
          <table:table-cell office:value-type="float" office:value="10.08">
            <text:p>10.08</text:p>
          </table:table-cell>
          <table:table-cell table:formula="of:=[.G1063]-[.E1063]" office:value-type="float" office:value="4.08">
            <text:p>4.08</text:p>
          </table:table-cell>
          <table:table-cell table:formula="of:=SUM([.$H$2:.H1063])" office:value-type="float" office:value="-42.93">
            <text:p>-42.93</text:p>
          </table:table-cell>
          <table:table-cell table:formula="of:=SUM([.H$3:.H1063])/SUM([.E$3:.E1063])" office:value-type="percentage" office:value="-0.0124182817471796">
            <text:p>-1%</text:p>
          </table:table-cell>
          <table:table-cell table:formula="of:=[.O1063]-(1-[.O1063])/[.N1063]" office:value-type="percentage" office:value="0.0118243617169206">
            <text:p>1.2%</text:p>
          </table:table-cell>
          <table:table-cell table:formula="of:=AVERAGEIF([.$H$3:.$H1063];&quot;&gt;0&quot;)" office:value-type="float" office:value="1.82681109185442">
            <text:p>1.8</text:p>
          </table:table-cell>
          <table:table-cell table:formula="of:=AVERAGEIF([.$H$3:.$H1063];&quot;&lt;0&quot;)" office:value-type="float" office:value="-3.96028880866426">
            <text:p>-4.0</text:p>
          </table:table-cell>
          <table:table-cell table:formula="of:=[.L1063]/-[.M1063]" office:value-type="percentage" office:value="0.461282290285938">
            <text:p>46%</text:p>
          </table:table-cell>
          <table:table-cell table:formula="of:=COUNTIF([.$G$3:.$G1063];&quot;&gt;0&quot;)/COUNTIF([.$B$3:.$B1063];&quot;&gt;0&quot;)" office:value-type="percentage" office:value="0.688063063063063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5">
            <text:p>2020-02-05</text:p>
          </table:table-cell>
          <table:table-cell office:value-type="string">
            <text:p>mon</text:p>
          </table:table-cell>
          <table:table-cell office:value-type="string">
            <text:p>mannarino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1064]-[.E1064]" office:value-type="float" office:value="3.2">
            <text:p>3.20</text:p>
          </table:table-cell>
          <table:table-cell table:formula="of:=SUM([.$H$2:.H1064])" office:value-type="float" office:value="-39.73">
            <text:p>-39.73</text:p>
          </table:table-cell>
          <table:table-cell table:formula="of:=SUM([.H$3:.H1064])/SUM([.E$3:.E1064])" office:value-type="percentage" office:value="-0.0114793412308581">
            <text:p>-1%</text:p>
          </table:table-cell>
          <table:table-cell table:formula="of:=[.O1064]-(1-[.O1064])/[.N1064]" office:value-type="percentage" office:value="0.0138132354649873">
            <text:p>1.4%</text:p>
          </table:table-cell>
          <table:table-cell table:formula="of:=AVERAGEIF([.$H$3:.$H1064];&quot;&gt;0&quot;)" office:value-type="float" office:value="1.82918685121107">
            <text:p>1.8</text:p>
          </table:table-cell>
          <table:table-cell table:formula="of:=AVERAGEIF([.$H$3:.$H1064];&quot;&lt;0&quot;)" office:value-type="float" office:value="-3.96028880866426">
            <text:p>-4.0</text:p>
          </table:table-cell>
          <table:table-cell table:formula="of:=[.L1064]/-[.M1064]" office:value-type="percentage" office:value="0.46188218576615">
            <text:p>46%</text:p>
          </table:table-cell>
          <table:table-cell table:formula="of:=COUNTIF([.$G$3:.$G1064];&quot;&gt;0&quot;)/COUNTIF([.$B$3:.$B1064];&quot;&gt;0&quot;)" office:value-type="percentage" office:value="0.688413948256468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5">
            <text:p>2020-02-05</text:p>
          </table:table-cell>
          <table:table-cell office:value-type="string">
            <text:p>mon</text:p>
          </table:table-cell>
          <table:table-cell office:value-type="string">
            <text:p>humbert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065]-[.E1065]" office:value-type="float" office:value="-1">
            <text:p>-1.00</text:p>
          </table:table-cell>
          <table:table-cell table:formula="of:=SUM([.$H$2:.H1065])" office:value-type="float" office:value="-40.73">
            <text:p>-40.73</text:p>
          </table:table-cell>
          <table:table-cell table:formula="of:=SUM([.H$3:.H1065])/SUM([.E$3:.E1065])" office:value-type="percentage" office:value="-0.0117648757943385">
            <text:p>-1%</text:p>
          </table:table-cell>
          <table:table-cell table:formula="of:=[.O1065]-(1-[.O1065])/[.N1065]" office:value-type="percentage" office:value="0.0131834554183056">
            <text:p>1.3%</text:p>
          </table:table-cell>
          <table:table-cell table:formula="of:=AVERAGEIF([.$H$3:.$H1065];&quot;&gt;0&quot;)" office:value-type="float" office:value="1.82918685121107">
            <text:p>1.8</text:p>
          </table:table-cell>
          <table:table-cell table:formula="of:=AVERAGEIF([.$H$3:.$H1065];&quot;&lt;0&quot;)" office:value-type="float" office:value="-3.94964028776978">
            <text:p>-3.9</text:p>
          </table:table-cell>
          <table:table-cell table:formula="of:=[.L1065]/-[.M1065]" office:value-type="percentage" office:value="0.463127454131765">
            <text:p>46%</text:p>
          </table:table-cell>
          <table:table-cell table:formula="of:=COUNTIF([.$G$3:.$G1065];&quot;&gt;0&quot;)/COUNTIF([.$B$3:.$B1065];&quot;&gt;0&quot;)" office:value-type="percentage" office:value="0.687640449438202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5">
            <text:p>2020-02-05</text:p>
          </table:table-cell>
          <table:table-cell office:value-type="string">
            <text:p>mon</text:p>
          </table:table-cell>
          <table:table-cell office:value-type="string">
            <text:p>simon</text:p>
          </table:table-cell>
          <table:table-cell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066]-[.E1066]" office:value-type="float" office:value="-4">
            <text:p>-4.00</text:p>
          </table:table-cell>
          <table:table-cell table:formula="of:=SUM([.$H$2:.H1066])" office:value-type="float" office:value="-44.73">
            <text:p>-44.73</text:p>
          </table:table-cell>
          <table:table-cell table:formula="of:=SUM([.H$3:.H1066])/SUM([.E$3:.E1066])" office:value-type="percentage" office:value="-0.0129053664166186">
            <text:p>-1%</text:p>
          </table:table-cell>
          <table:table-cell table:formula="of:=[.O1066]-(1-[.O1066])/[.N1066]" office:value-type="percentage" office:value="0.010714378561128">
            <text:p>1.1%</text:p>
          </table:table-cell>
          <table:table-cell table:formula="of:=AVERAGEIF([.$H$3:.$H1066];&quot;&gt;0&quot;)" office:value-type="float" office:value="1.82918685121107">
            <text:p>1.8</text:p>
          </table:table-cell>
          <table:table-cell table:formula="of:=AVERAGEIF([.$H$3:.$H1066];&quot;&lt;0&quot;)" office:value-type="float" office:value="-3.94982078853047">
            <text:p>-3.9</text:p>
          </table:table-cell>
          <table:table-cell table:formula="of:=[.L1066]/-[.M1066]" office:value-type="percentage" office:value="0.463106289916415">
            <text:p>46%</text:p>
          </table:table-cell>
          <table:table-cell table:formula="of:=COUNTIF([.$G$3:.$G1066];&quot;&gt;0&quot;)/COUNTIF([.$B$3:.$B1066];&quot;&gt;0&quot;)" office:value-type="percentage" office:value="0.686868686868687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5">
            <text:p>2020-02-05</text:p>
          </table:table-cell>
          <table:table-cell office:value-type="string">
            <text:p>mon</text:p>
          </table:table-cell>
          <table:table-cell office:value-type="string">
            <text:p>dimitro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67]-[.E1067]" office:value-type="float" office:value="-3">
            <text:p>-3.00</text:p>
          </table:table-cell>
          <table:table-cell table:formula="of:=SUM([.$H$2:.H1067])" office:value-type="float" office:value="-47.73">
            <text:p>-47.73</text:p>
          </table:table-cell>
          <table:table-cell table:formula="of:=SUM([.H$3:.H1067])/SUM([.E$3:.E1067])" office:value-type="percentage" office:value="-0.0137590083597578">
            <text:p>-1%</text:p>
          </table:table-cell>
          <table:table-cell table:formula="of:=[.O1067]-(1-[.O1067])/[.N1067]" office:value-type="percentage" office:value="0.00886372004452907">
            <text:p>0.9%</text:p>
          </table:table-cell>
          <table:table-cell table:formula="of:=AVERAGEIF([.$H$3:.$H1067];&quot;&gt;0&quot;)" office:value-type="float" office:value="1.82918685121107">
            <text:p>1.8</text:p>
          </table:table-cell>
          <table:table-cell table:formula="of:=AVERAGEIF([.$H$3:.$H1067];&quot;&lt;0&quot;)" office:value-type="float" office:value="-3.94642857142857">
            <text:p>-3.9</text:p>
          </table:table-cell>
          <table:table-cell table:formula="of:=[.L1067]/-[.M1067]" office:value-type="percentage" office:value="0.463504360487873">
            <text:p>46%</text:p>
          </table:table-cell>
          <table:table-cell table:formula="of:=COUNTIF([.$G$3:.$G1067];&quot;&gt;0&quot;)/COUNTIF([.$B$3:.$B1067];&quot;&gt;0&quot;)" office:value-type="percentage" office:value="0.68609865470852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5">
            <text:p>2020-02-05</text:p>
          </table:table-cell>
          <table:table-cell office:value-type="string">
            <text:p>cor</text:p>
          </table:table-cell>
          <table:table-cell office:value-type="string">
            <text:p>taberner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1068]-[.E1068]" office:value-type="float" office:value="-4">
            <text:p>-4.00</text:p>
          </table:table-cell>
          <table:table-cell table:formula="of:=SUM([.$H$2:.H1068])" office:value-type="float" office:value="-51.73">
            <text:p>-51.73</text:p>
          </table:table-cell>
          <table:table-cell table:formula="of:=SUM([.H$3:.H1068])/SUM([.E$3:.E1068])" office:value-type="percentage" office:value="-0.0148949035416067">
            <text:p>-1%</text:p>
          </table:table-cell>
          <table:table-cell table:formula="of:=[.O1068]-(1-[.O1068])/[.N1068]" office:value-type="percentage" office:value="0.00640501036438201">
            <text:p>0.6%</text:p>
          </table:table-cell>
          <table:table-cell table:formula="of:=AVERAGEIF([.$H$3:.$H1068];&quot;&gt;0&quot;)" office:value-type="float" office:value="1.82918685121107">
            <text:p>1.8</text:p>
          </table:table-cell>
          <table:table-cell table:formula="of:=AVERAGEIF([.$H$3:.$H1068];&quot;&lt;0&quot;)" office:value-type="float" office:value="-3.94661921708185">
            <text:p>-3.9</text:p>
          </table:table-cell>
          <table:table-cell table:formula="of:=[.L1068]/-[.M1068]" office:value-type="percentage" office:value="0.463481970415069">
            <text:p>46%</text:p>
          </table:table-cell>
          <table:table-cell table:formula="of:=COUNTIF([.$G$3:.$G1068];&quot;&gt;0&quot;)/COUNTIF([.$B$3:.$B1068];&quot;&gt;0&quot;)" office:value-type="percentage" office:value="0.685330347144457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5">
            <text:p>2020-02-05</text:p>
          </table:table-cell>
          <table:table-cell office:value-type="string">
            <text:p>cor</text:p>
          </table:table-cell>
          <table:table-cell office:value-type="string">
            <text:p>cuevas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069]-[.E1069]" office:value-type="float" office:value="1.12">
            <text:p>1.12</text:p>
          </table:table-cell>
          <table:table-cell table:formula="of:=SUM([.$H$2:.H1069])" office:value-type="float" office:value="-50.61">
            <text:p>-50.61</text:p>
          </table:table-cell>
          <table:table-cell table:formula="of:=SUM([.H$3:.H1069])/SUM([.E$3:.E1069])" office:value-type="percentage" office:value="-0.0145556514236411">
            <text:p>-1%</text:p>
          </table:table-cell>
          <table:table-cell table:formula="of:=[.O1069]-(1-[.O1069])/[.N1069]" office:value-type="percentage" office:value="0.00706200099247412">
            <text:p>0.7%</text:p>
          </table:table-cell>
          <table:table-cell table:formula="of:=AVERAGEIF([.$H$3:.$H1069];&quot;&gt;0&quot;)" office:value-type="float" office:value="1.82796200345423">
            <text:p>1.8</text:p>
          </table:table-cell>
          <table:table-cell table:formula="of:=AVERAGEIF([.$H$3:.$H1069];&quot;&lt;0&quot;)" office:value-type="float" office:value="-3.94661921708185">
            <text:p>-3.9</text:p>
          </table:table-cell>
          <table:table-cell table:formula="of:=[.L1069]/-[.M1069]" office:value-type="percentage" office:value="0.463171616745391">
            <text:p>46%</text:p>
          </table:table-cell>
          <table:table-cell table:formula="of:=COUNTIF([.$G$3:.$G1069];&quot;&gt;0&quot;)/COUNTIF([.$B$3:.$B1069];&quot;&gt;0&quot;)" office:value-type="percentage" office:value="0.685682326621924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5">
            <text:p>2020-02-05</text:p>
          </table:table-cell>
          <table:table-cell office:value-type="string">
            <text:p>cor</text:p>
          </table:table-cell>
          <table:table-cell office:value-type="string">
            <text:p>ga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1070]-[.E1070]" office:value-type="float" office:value="0.42">
            <text:p>0.42</text:p>
          </table:table-cell>
          <table:table-cell table:formula="of:=SUM([.$H$2:.H1070])" office:value-type="float" office:value="-50.19">
            <text:p>-50.19</text:p>
          </table:table-cell>
          <table:table-cell table:formula="of:=SUM([.H$3:.H1070])/SUM([.E$3:.E1070])" office:value-type="percentage" office:value="-0.0144307073030477">
            <text:p>-1%</text:p>
          </table:table-cell>
          <table:table-cell table:formula="of:=[.O1070]-(1-[.O1070])/[.N1070]" office:value-type="percentage" office:value="0.00727003578751473">
            <text:p>0.7%</text:p>
          </table:table-cell>
          <table:table-cell table:formula="of:=AVERAGEIF([.$H$3:.$H1070];&quot;&gt;0&quot;)" office:value-type="float" office:value="1.82553448275862">
            <text:p>1.8</text:p>
          </table:table-cell>
          <table:table-cell table:formula="of:=AVERAGEIF([.$H$3:.$H1070];&quot;&lt;0&quot;)" office:value-type="float" office:value="-3.94661921708185">
            <text:p>-3.9</text:p>
          </table:table-cell>
          <table:table-cell table:formula="of:=[.L1070]/-[.M1070]" office:value-type="percentage" office:value="0.462556528093032">
            <text:p>46%</text:p>
          </table:table-cell>
          <table:table-cell table:formula="of:=COUNTIF([.$G$3:.$G1070];&quot;&gt;0&quot;)/COUNTIF([.$B$3:.$B1070];&quot;&gt;0&quot;)" office:value-type="percentage" office:value="0.686033519553073">
            <text:p>69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2-06">
            <text:p>2020-02-06</text:p>
          </table:table-cell>
          <table:table-cell office:value-type="string">
            <text:p>pne</text:p>
          </table:table-cell>
          <table:table-cell office:value-type="string">
            <text:p>kwon</text:p>
          </table:table-cell>
          <table:table-cell office:value-type="float" office:value="9">
            <text:p>9</text:p>
          </table:table-cell>
          <table:table-cell office:value-type="float" office:value="1.7">
            <text:p>1.70</text:p>
          </table:table-cell>
          <table:table-cell office:value-type="float" office:value="15.3">
            <text:p>15.30</text:p>
          </table:table-cell>
          <table:table-cell table:formula="of:=[.G1072]-[.E1072]" office:value-type="float" office:value="6.3">
            <text:p>6.30</text:p>
          </table:table-cell>
          <table:table-cell table:formula="of:=SUM([.$H$2:.H1072])" office:value-type="float" office:value="-43.89">
            <text:p>-43.89</text:p>
          </table:table-cell>
          <table:table-cell table:formula="of:=SUM([.H$3:.H1072])/SUM([.E$3:.E1072])" office:value-type="percentage" office:value="-0.0125867507886435">
            <text:p>-1%</text:p>
          </table:table-cell>
          <table:table-cell table:formula="of:=[.O1072]-(1-[.O1072])/[.N1072]" office:value-type="percentage" office:value="0.0112262570633211">
            <text:p>1.1%</text:p>
          </table:table-cell>
          <table:table-cell table:formula="of:=AVERAGEIF([.$H$3:.$H1072];&quot;&gt;0&quot;)" office:value-type="float" office:value="1.83323580034423">
            <text:p>1.8</text:p>
          </table:table-cell>
          <table:table-cell table:formula="of:=AVERAGEIF([.$H$3:.$H1072];&quot;&lt;0&quot;)" office:value-type="float" office:value="-3.94661921708185">
            <text:p>-3.9</text:p>
          </table:table-cell>
          <table:table-cell table:formula="of:=[.L1072]/-[.M1072]" office:value-type="percentage" office:value="0.464507898914995">
            <text:p>46%</text:p>
          </table:table-cell>
          <table:table-cell table:formula="of:=COUNTIF([.$G$3:.$G1072];&quot;&gt;0&quot;)/COUNTIF([.$B$3:.$B1072];&quot;&gt;0&quot;)" office:value-type="percentage" office:value="0.686383928571429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6">
            <text:p>2020-02-06</text:p>
          </table:table-cell>
          <table:table-cell office:value-type="string">
            <text:p>pne</text:p>
          </table:table-cell>
          <table:table-cell office:value-type="string">
            <text:p>paire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073]-[.E1073]" office:value-type="float" office:value="-5">
            <text:p>-5.00</text:p>
          </table:table-cell>
          <table:table-cell table:formula="of:=SUM([.$H$2:.H1073])" office:value-type="float" office:value="-48.89">
            <text:p>-48.89</text:p>
          </table:table-cell>
          <table:table-cell table:formula="of:=SUM([.H$3:.H1073])/SUM([.E$3:.E1073])" office:value-type="percentage" office:value="-0.0140005727376861">
            <text:p>-1%</text:p>
          </table:table-cell>
          <table:table-cell table:formula="of:=[.O1073]-(1-[.O1073])/[.N1073]" office:value-type="percentage" office:value="0.00817314214419917">
            <text:p>0.8%</text:p>
          </table:table-cell>
          <table:table-cell table:formula="of:=AVERAGEIF([.$H$3:.$H1073];&quot;&gt;0&quot;)" office:value-type="float" office:value="1.83323580034423">
            <text:p>1.8</text:p>
          </table:table-cell>
          <table:table-cell table:formula="of:=AVERAGEIF([.$H$3:.$H1073];&quot;&lt;0&quot;)" office:value-type="float" office:value="-3.95035460992908">
            <text:p>-4.0</text:p>
          </table:table-cell>
          <table:table-cell table:formula="of:=[.L1073]/-[.M1073]" office:value-type="percentage" office:value="0.464068667591628">
            <text:p>46%</text:p>
          </table:table-cell>
          <table:table-cell table:formula="of:=COUNTIF([.$G$3:.$G1073];&quot;&gt;0&quot;)/COUNTIF([.$B$3:.$B1073];&quot;&gt;0&quot;)" office:value-type="percentage" office:value="0.68561872909699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6">
            <text:p>2020-02-06</text:p>
          </table:table-cell>
          <table:table-cell office:value-type="string">
            <text:p>mon</text:p>
          </table:table-cell>
          <table:table-cell office:value-type="string">
            <text:p>lopez f</text:p>
          </table:table-cell>
          <table:table-cell office:value-type="float" office:value="5">
            <text:p>5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1074]-[.E1074]" office:value-type="float" office:value="-5">
            <text:p>-5.00</text:p>
          </table:table-cell>
          <table:table-cell table:formula="of:=SUM([.$H$2:.H1074])" office:value-type="float" office:value="-53.89">
            <text:p>-53.89</text:p>
          </table:table-cell>
          <table:table-cell table:formula="of:=SUM([.H$3:.H1074])/SUM([.E$3:.E1074])" office:value-type="percentage" office:value="-0.0154103517300543">
            <text:p>-2%</text:p>
          </table:table-cell>
          <table:table-cell table:formula="of:=[.O1074]-(1-[.O1074])/[.N1074]" office:value-type="percentage" office:value="0.00512682703558776">
            <text:p>0.5%</text:p>
          </table:table-cell>
          <table:table-cell table:formula="of:=AVERAGEIF([.$H$3:.$H1074];&quot;&gt;0&quot;)" office:value-type="float" office:value="1.83323580034423">
            <text:p>1.8</text:p>
          </table:table-cell>
          <table:table-cell table:formula="of:=AVERAGEIF([.$H$3:.$H1074];&quot;&lt;0&quot;)" office:value-type="float" office:value="-3.95406360424028">
            <text:p>-4.0</text:p>
          </table:table-cell>
          <table:table-cell table:formula="of:=[.L1074]/-[.M1074]" office:value-type="percentage" office:value="0.46363336148116">
            <text:p>46%</text:p>
          </table:table-cell>
          <table:table-cell table:formula="of:=COUNTIF([.$G$3:.$G1074];&quot;&gt;0&quot;)/COUNTIF([.$B$3:.$B1074];&quot;&gt;0&quot;)" office:value-type="percentage" office:value="0.6848552338530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6">
            <text:p>2020-02-06</text:p>
          </table:table-cell>
          <table:table-cell office:value-type="string">
            <text:p>mon</text:p>
          </table:table-cell>
          <table:table-cell office:value-type="string">
            <text:p>augeraliassim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1075]-[.E1075]" office:value-type="float" office:value="-6">
            <text:p>-6.00</text:p>
          </table:table-cell>
          <table:table-cell table:formula="of:=SUM([.$H$2:.H1075])" office:value-type="float" office:value="-59.89">
            <text:p>-59.89</text:p>
          </table:table-cell>
          <table:table-cell table:formula="of:=SUM([.H$3:.H1075])/SUM([.E$3:.E1075])" office:value-type="percentage" office:value="-0.0170967741935484">
            <text:p>-2%</text:p>
          </table:table-cell>
          <table:table-cell table:formula="of:=[.O1075]-(1-[.O1075])/[.N1075]" office:value-type="percentage" office:value="0.00148052201055726">
            <text:p>0.1%</text:p>
          </table:table-cell>
          <table:table-cell table:formula="of:=AVERAGEIF([.$H$3:.$H1075];&quot;&gt;0&quot;)" office:value-type="float" office:value="1.83323580034423">
            <text:p>1.8</text:p>
          </table:table-cell>
          <table:table-cell table:formula="of:=AVERAGEIF([.$H$3:.$H1075];&quot;&lt;0&quot;)" office:value-type="float" office:value="-3.9612676056338">
            <text:p>-4.0</text:p>
          </table:table-cell>
          <table:table-cell table:formula="of:=[.L1075]/-[.M1075]" office:value-type="percentage" office:value="0.462790193153566">
            <text:p>46%</text:p>
          </table:table-cell>
          <table:table-cell table:formula="of:=COUNTIF([.$G$3:.$G1075];&quot;&gt;0&quot;)/COUNTIF([.$B$3:.$B1075];&quot;&gt;0&quot;)" office:value-type="percentage" office:value="0.6840934371523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6">
            <text:p>2020-02-06</text:p>
          </table:table-cell>
          <table:table-cell office:value-type="string">
            <text:p>mon</text:p>
          </table:table-cell>
          <table:table-cell office:value-type="string">
            <text:p>monfils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1076]-[.E1076]" office:value-type="float" office:value="0.48">
            <text:p>0.48</text:p>
          </table:table-cell>
          <table:table-cell table:formula="of:=SUM([.$H$2:.H1076])" office:value-type="float" office:value="-59.41">
            <text:p>-59.41</text:p>
          </table:table-cell>
          <table:table-cell table:formula="of:=SUM([.H$3:.H1076])/SUM([.E$3:.E1076])" office:value-type="percentage" office:value="-0.0169549086757991">
            <text:p>-2%</text:p>
          </table:table-cell>
          <table:table-cell table:formula="of:=[.O1076]-(1-[.O1076])/[.N1076]" office:value-type="percentage" office:value="0.00172407357009252">
            <text:p>0.2%</text:p>
          </table:table-cell>
          <table:table-cell table:formula="of:=AVERAGEIF([.$H$3:.$H1076];&quot;&gt;0&quot;)" office:value-type="float" office:value="1.83091065292096">
            <text:p>1.8</text:p>
          </table:table-cell>
          <table:table-cell table:formula="of:=AVERAGEIF([.$H$3:.$H1076];&quot;&lt;0&quot;)" office:value-type="float" office:value="-3.9612676056338">
            <text:p>-4.0</text:p>
          </table:table-cell>
          <table:table-cell table:formula="of:=[.L1076]/-[.M1076]" office:value-type="percentage" office:value="0.462203222604047">
            <text:p>46%</text:p>
          </table:table-cell>
          <table:table-cell table:formula="of:=COUNTIF([.$G$3:.$G1076];&quot;&gt;0&quot;)/COUNTIF([.$B$3:.$B1076];&quot;&gt;0&quot;)" office:value-type="percentage" office:value="0.6844444444444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6">
            <text:p>2020-02-06</text:p>
          </table:table-cell>
          <table:table-cell office:value-type="string">
            <text:p>cor</text:p>
          </table:table-cell>
          <table:table-cell office:value-type="string">
            <text:p>djere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1077]-[.E1077]" office:value-type="float" office:value="3.12">
            <text:p>3.12</text:p>
          </table:table-cell>
          <table:table-cell table:formula="of:=SUM([.$H$2:.H1077])" office:value-type="float" office:value="-56.29">
            <text:p>-56.29</text:p>
          </table:table-cell>
          <table:table-cell table:formula="of:=SUM([.H$3:.H1077])/SUM([.E$3:.E1077])" office:value-type="percentage" office:value="-0.016037037037037">
            <text:p>-2%</text:p>
          </table:table-cell>
          <table:table-cell table:formula="of:=[.O1077]-(1-[.O1077])/[.N1077]" office:value-type="percentage" office:value="0.00365462854171095">
            <text:p>0.4%</text:p>
          </table:table-cell>
          <table:table-cell table:formula="of:=AVERAGEIF([.$H$3:.$H1077];&quot;&gt;0&quot;)" office:value-type="float" office:value="1.8331217838765">
            <text:p>1.8</text:p>
          </table:table-cell>
          <table:table-cell table:formula="of:=AVERAGEIF([.$H$3:.$H1077];&quot;&lt;0&quot;)" office:value-type="float" office:value="-3.9612676056338">
            <text:p>-4.0</text:p>
          </table:table-cell>
          <table:table-cell table:formula="of:=[.L1077]/-[.M1077]" office:value-type="percentage" office:value="0.462761410329712">
            <text:p>46%</text:p>
          </table:table-cell>
          <table:table-cell table:formula="of:=COUNTIF([.$G$3:.$G1077];&quot;&gt;0&quot;)/COUNTIF([.$B$3:.$B1077];&quot;&gt;0&quot;)" office:value-type="percentage" office:value="0.6847946725860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6">
            <text:p>2020-02-06</text:p>
          </table:table-cell>
          <table:table-cell office:value-type="string">
            <text:p>cor</text:p>
          </table:table-cell>
          <table:table-cell office:value-type="string">
            <text:p>schwartzman</text:p>
          </table:table-cell>
          <table:table-cell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1078]-[.E1078]" office:value-type="float" office:value="0.96">
            <text:p>0.96</text:p>
          </table:table-cell>
          <table:table-cell table:formula="of:=SUM([.$H$2:.H1078])" office:value-type="float" office:value="-55.33">
            <text:p>-55.33</text:p>
          </table:table-cell>
          <table:table-cell table:formula="of:=SUM([.H$3:.H1078])/SUM([.E$3:.E1078])" office:value-type="percentage" office:value="-0.0157455890722823">
            <text:p>-2%</text:p>
          </table:table-cell>
          <table:table-cell table:formula="of:=[.O1078]-(1-[.O1078])/[.N1078]" office:value-type="percentage" office:value="0.00420385780333765">
            <text:p>0.4%</text:p>
          </table:table-cell>
          <table:table-cell table:formula="of:=AVERAGEIF([.$H$3:.$H1078];&quot;&gt;0&quot;)" office:value-type="float" office:value="1.83162671232877">
            <text:p>1.8</text:p>
          </table:table-cell>
          <table:table-cell table:formula="of:=AVERAGEIF([.$H$3:.$H1078];&quot;&lt;0&quot;)" office:value-type="float" office:value="-3.9612676056338">
            <text:p>-4.0</text:p>
          </table:table-cell>
          <table:table-cell table:formula="of:=[.L1078]/-[.M1078]" office:value-type="percentage" office:value="0.46238398782344">
            <text:p>46%</text:p>
          </table:table-cell>
          <table:table-cell table:formula="of:=COUNTIF([.$G$3:.$G1078];&quot;&gt;0&quot;)/COUNTIF([.$B$3:.$B1078];&quot;&gt;0&quot;)" office:value-type="percentage" office:value="0.685144124168514">
            <text:p>69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2-07">
            <text:p>2020-02-07</text:p>
          </table:table-cell>
          <table:table-cell office:value-type="string">
            <text:p>pne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080]-[.E1080]" office:value-type="float" office:value="-2">
            <text:p>-2.00</text:p>
          </table:table-cell>
          <table:table-cell table:formula="of:=SUM([.$H$2:.H1080])" office:value-type="float" office:value="-57.33">
            <text:p>-57.33</text:p>
          </table:table-cell>
          <table:table-cell table:formula="of:=SUM([.H$3:.H1080])/SUM([.E$3:.E1080])" office:value-type="percentage" office:value="-0.0163054607508532">
            <text:p>-2%</text:p>
          </table:table-cell>
          <table:table-cell table:formula="of:=[.O1080]-(1-[.O1080])/[.N1080]" office:value-type="percentage" office:value="0.00298998249333249">
            <text:p>0.3%</text:p>
          </table:table-cell>
          <table:table-cell table:formula="of:=AVERAGEIF([.$H$3:.$H1080];&quot;&gt;0&quot;)" office:value-type="float" office:value="1.83162671232877">
            <text:p>1.8</text:p>
          </table:table-cell>
          <table:table-cell table:formula="of:=AVERAGEIF([.$H$3:.$H1080];&quot;&lt;0&quot;)" office:value-type="float" office:value="-3.95438596491228">
            <text:p>-4.0</text:p>
          </table:table-cell>
          <table:table-cell table:formula="of:=[.L1080]/-[.M1080]" office:value-type="percentage" office:value="0.46318865396069">
            <text:p>46%</text:p>
          </table:table-cell>
          <table:table-cell table:formula="of:=COUNTIF([.$G$3:.$G1080];&quot;&gt;0&quot;)/COUNTIF([.$B$3:.$B1080];&quot;&gt;0&quot;)" office:value-type="percentage" office:value="0.6843853820598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7">
            <text:p>2020-02-07</text:p>
          </table:table-cell>
          <table:table-cell office:value-type="string">
            <text:p>mon</text:p>
          </table:table-cell>
          <table:table-cell office:value-type="string">
            <text:p>pospisil 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">
            <text:p>2.00</text:p>
          </table:table-cell>
          <table:table-cell table:formula="of:=[.G1081]-[.E1081]" office:value-type="float" office:value="0">
            <text:p>0.00</text:p>
          </table:table-cell>
          <table:table-cell table:formula="of:=SUM([.$H$2:.H1081])" office:value-type="float" office:value="-57.33">
            <text:p>-57.33</text:p>
          </table:table-cell>
          <table:table-cell table:formula="of:=SUM([.H$3:.H1081])/SUM([.E$3:.E1081])" office:value-type="percentage" office:value="-0.0162961910176236">
            <text:p>-2%</text:p>
          </table:table-cell>
          <table:table-cell table:formula="of:=[.O1081]-(1-[.O1081])/[.N1081]" office:value-type="percentage" office:value="0.00409286968083988">
            <text:p>0.4%</text:p>
          </table:table-cell>
          <table:table-cell table:formula="of:=AVERAGEIF([.$H$3:.$H1081];&quot;&gt;0&quot;)" office:value-type="float" office:value="1.83162671232877">
            <text:p>1.8</text:p>
          </table:table-cell>
          <table:table-cell table:formula="of:=AVERAGEIF([.$H$3:.$H1081];&quot;&lt;0&quot;)" office:value-type="float" office:value="-3.95438596491228">
            <text:p>-4.0</text:p>
          </table:table-cell>
          <table:table-cell table:formula="of:=[.L1081]/-[.M1081]" office:value-type="percentage" office:value="0.46318865396069">
            <text:p>46%</text:p>
          </table:table-cell>
          <table:table-cell table:formula="of:=COUNTIF([.$G$3:.$G1081];&quot;&gt;0&quot;)/COUNTIF([.$B$3:.$B1081];&quot;&gt;0&quot;)" office:value-type="percentage" office:value="0.68473451327433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7">
            <text:p>2020-02-07</text:p>
          </table:table-cell>
          <table:table-cell office:value-type="string">
            <text:p>mon</text:p>
          </table:table-cell>
          <table:table-cell office:value-type="string">
            <text:p>monfils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1082]-[.E1082]" office:value-type="float" office:value="0.3">
            <text:p>0.30</text:p>
          </table:table-cell>
          <table:table-cell table:formula="of:=SUM([.$H$2:.H1082])" office:value-type="float" office:value="-57.03">
            <text:p>-57.03</text:p>
          </table:table-cell>
          <table:table-cell table:formula="of:=SUM([.H$3:.H1082])/SUM([.E$3:.E1082])" office:value-type="percentage" office:value="-0.0162063086104007">
            <text:p>-2%</text:p>
          </table:table-cell>
          <table:table-cell table:formula="of:=[.O1082]-(1-[.O1082])/[.N1082]" office:value-type="percentage" office:value="0.00422008011067754">
            <text:p>0.4%</text:p>
          </table:table-cell>
          <table:table-cell table:formula="of:=AVERAGEIF([.$H$3:.$H1082];&quot;&gt;0&quot;)" office:value-type="float" office:value="1.82900854700855">
            <text:p>1.8</text:p>
          </table:table-cell>
          <table:table-cell table:formula="of:=AVERAGEIF([.$H$3:.$H1082];&quot;&lt;0&quot;)" office:value-type="float" office:value="-3.95438596491228">
            <text:p>-4.0</text:p>
          </table:table-cell>
          <table:table-cell table:formula="of:=[.L1082]/-[.M1082]" office:value-type="percentage" office:value="0.46252656246445">
            <text:p>46%</text:p>
          </table:table-cell>
          <table:table-cell table:formula="of:=COUNTIF([.$G$3:.$G1082];&quot;&gt;0&quot;)/COUNTIF([.$B$3:.$B1082];&quot;&gt;0&quot;)" office:value-type="percentage" office:value="0.685082872928177">
            <text:p>69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2-08">
            <text:p>2020-02-08</text:p>
          </table:table-cell>
          <table:table-cell office:value-type="string">
            <text:p>pne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1084]-[.E1084]" office:value-type="float" office:value="-1">
            <text:p>-1.00</text:p>
          </table:table-cell>
          <table:table-cell table:formula="of:=SUM([.$H$2:.H1084])" office:value-type="float" office:value="-58.03">
            <text:p>-58.03</text:p>
          </table:table-cell>
          <table:table-cell table:formula="of:=SUM([.H$3:.H1084])/SUM([.E$3:.E1084])" office:value-type="percentage" office:value="-0.0164857954545454">
            <text:p>-2%</text:p>
          </table:table-cell>
          <table:table-cell table:formula="of:=[.O1084]-(1-[.O1084])/[.N1084]" office:value-type="percentage" office:value="0.00361195165443828">
            <text:p>0.4%</text:p>
          </table:table-cell>
          <table:table-cell table:formula="of:=AVERAGEIF([.$H$3:.$H1084];&quot;&gt;0&quot;)" office:value-type="float" office:value="1.82900854700855">
            <text:p>1.8</text:p>
          </table:table-cell>
          <table:table-cell table:formula="of:=AVERAGEIF([.$H$3:.$H1084];&quot;&lt;0&quot;)" office:value-type="float" office:value="-3.94405594405594">
            <text:p>-3.9</text:p>
          </table:table-cell>
          <table:table-cell table:formula="of:=[.L1084]/-[.M1084]" office:value-type="percentage" office:value="0.463737982663514">
            <text:p>46%</text:p>
          </table:table-cell>
          <table:table-cell table:formula="of:=COUNTIF([.$G$3:.$G1084];&quot;&gt;0&quot;)/COUNTIF([.$B$3:.$B1084];&quot;&gt;0&quot;)" office:value-type="percentage" office:value="0.6843267108167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8">
            <text:p>2020-02-08</text:p>
          </table:table-cell>
          <table:table-cell office:value-type="string">
            <text:p>mon</text:p>
          </table:table-cell>
          <table:table-cell office:value-type="string">
            <text:p>monfils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1085]-[.E1085]" office:value-type="float" office:value="3.25">
            <text:p>3.25</text:p>
          </table:table-cell>
          <table:table-cell table:formula="of:=SUM([.$H$2:.H1085])" office:value-type="float" office:value="-54.78">
            <text:p>-54.78</text:p>
          </table:table-cell>
          <table:table-cell table:formula="of:=SUM([.H$3:.H1085])/SUM([.E$3:.E1085])" office:value-type="percentage" office:value="-0.0155404255319149">
            <text:p>-2%</text:p>
          </table:table-cell>
          <table:table-cell table:formula="of:=[.O1085]-(1-[.O1085])/[.N1085]" office:value-type="percentage" office:value="0.00561080836457706">
            <text:p>0.6%</text:p>
          </table:table-cell>
          <table:table-cell table:formula="of:=AVERAGEIF([.$H$3:.$H1085];&quot;&gt;0&quot;)" office:value-type="float" office:value="1.83143344709897">
            <text:p>1.8</text:p>
          </table:table-cell>
          <table:table-cell table:formula="of:=AVERAGEIF([.$H$3:.$H1085];&quot;&lt;0&quot;)" office:value-type="float" office:value="-3.94405594405594">
            <text:p>-3.9</text:p>
          </table:table-cell>
          <table:table-cell table:formula="of:=[.L1085]/-[.M1085]" office:value-type="percentage" office:value="0.464352806622612">
            <text:p>46%</text:p>
          </table:table-cell>
          <table:table-cell table:formula="of:=COUNTIF([.$G$3:.$G1085];&quot;&gt;0&quot;)/COUNTIF([.$B$3:.$B1085];&quot;&gt;0&quot;)" office:value-type="percentage" office:value="0.68467475192943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8">
            <text:p>2020-02-08</text:p>
          </table:table-cell>
          <table:table-cell office:value-type="string">
            <text:p>cor</text:p>
          </table:table-cell>
          <table:table-cell office:value-type="string">
            <text:p>garin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7.1">
            <text:p>7.10</text:p>
          </table:table-cell>
          <table:table-cell table:formula="of:=[.G1086]-[.E1086]" office:value-type="float" office:value="2.1">
            <text:p>2.10</text:p>
          </table:table-cell>
          <table:table-cell table:formula="of:=SUM([.$H$2:.H1086])" office:value-type="float" office:value="-52.68">
            <text:p>-52.68</text:p>
          </table:table-cell>
          <table:table-cell table:formula="of:=SUM([.H$3:.H1086])/SUM([.E$3:.E1086])" office:value-type="percentage" office:value="-0.0149235127478753">
            <text:p>-1%</text:p>
          </table:table-cell>
          <table:table-cell table:formula="of:=[.O1086]-(1-[.O1086])/[.N1086]" office:value-type="percentage" office:value="0.00687536348159634">
            <text:p>0.7%</text:p>
          </table:table-cell>
          <table:table-cell table:formula="of:=AVERAGEIF([.$H$3:.$H1086];&quot;&gt;0&quot;)" office:value-type="float" office:value="1.83189097103918">
            <text:p>1.8</text:p>
          </table:table-cell>
          <table:table-cell table:formula="of:=AVERAGEIF([.$H$3:.$H1086];&quot;&lt;0&quot;)" office:value-type="float" office:value="-3.94405594405594">
            <text:p>-3.9</text:p>
          </table:table-cell>
          <table:table-cell table:formula="of:=[.L1086]/-[.M1086]" office:value-type="percentage" office:value="0.464468810032984">
            <text:p>46%</text:p>
          </table:table-cell>
          <table:table-cell table:formula="of:=COUNTIF([.$G$3:.$G1086];&quot;&gt;0&quot;)/COUNTIF([.$B$3:.$B1086];&quot;&gt;0&quot;)" office:value-type="percentage" office:value="0.685022026431718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8">
            <text:p>2020-02-08</text:p>
          </table:table-cell>
          <table:table-cell office:value-type="string">
            <text:p>cor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087]-[.E1087]" office:value-type="float" office:value="0.72">
            <text:p>0.72</text:p>
          </table:table-cell>
          <table:table-cell table:formula="of:=SUM([.$H$2:.H1087])" office:value-type="float" office:value="-51.96">
            <text:p>-51.96</text:p>
          </table:table-cell>
          <table:table-cell table:formula="of:=SUM([.H$3:.H1087])/SUM([.E$3:.E1087])" office:value-type="percentage" office:value="-0.0147070478347014">
            <text:p>-1%</text:p>
          </table:table-cell>
          <table:table-cell table:formula="of:=[.O1087]-(1-[.O1087])/[.N1087]" office:value-type="percentage" office:value="0.00726793990874441">
            <text:p>0.7%</text:p>
          </table:table-cell>
          <table:table-cell table:formula="of:=AVERAGEIF([.$H$3:.$H1087];&quot;&gt;0&quot;)" office:value-type="float" office:value="1.83">
            <text:p>1.8</text:p>
          </table:table-cell>
          <table:table-cell table:formula="of:=AVERAGEIF([.$H$3:.$H1087];&quot;&lt;0&quot;)" office:value-type="float" office:value="-3.94405594405594">
            <text:p>-3.9</text:p>
          </table:table-cell>
          <table:table-cell table:formula="of:=[.L1087]/-[.M1087]" office:value-type="percentage" office:value="0.463989361702127">
            <text:p>46%</text:p>
          </table:table-cell>
          <table:table-cell table:formula="of:=COUNTIF([.$G$3:.$G1087];&quot;&gt;0&quot;)/COUNTIF([.$B$3:.$B1087];&quot;&gt;0&quot;)" office:value-type="percentage" office:value="0.685368536853685">
            <text:p>69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2-09">
            <text:p>2020-02-09</text:p>
          </table:table-cell>
          <table:table-cell office:value-type="string">
            <text:p>mon</text:p>
          </table:table-cell>
          <table:table-cell office:value-type="string">
            <text:p>monfils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7.1">
            <text:p>7.10</text:p>
          </table:table-cell>
          <table:table-cell table:formula="of:=[.G1089]-[.E1089]" office:value-type="float" office:value="2.1">
            <text:p>2.10</text:p>
          </table:table-cell>
          <table:table-cell table:formula="of:=SUM([.$H$2:.H1089])" office:value-type="float" office:value="-49.86">
            <text:p>-49.86</text:p>
          </table:table-cell>
          <table:table-cell table:formula="of:=SUM([.H$3:.H1089])/SUM([.E$3:.E1089])" office:value-type="percentage" office:value="-0.0140927077444884">
            <text:p>-1%</text:p>
          </table:table-cell>
          <table:table-cell table:formula="of:=[.O1089]-(1-[.O1089])/[.N1089]" office:value-type="percentage" office:value="0.00852848526063443">
            <text:p>0.9%</text:p>
          </table:table-cell>
          <table:table-cell table:formula="of:=AVERAGEIF([.$H$3:.$H1089];&quot;&gt;0&quot;)" office:value-type="float" office:value="1.8304584040747">
            <text:p>1.8</text:p>
          </table:table-cell>
          <table:table-cell table:formula="of:=AVERAGEIF([.$H$3:.$H1089];&quot;&lt;0&quot;)" office:value-type="float" office:value="-3.94405594405594">
            <text:p>-3.9</text:p>
          </table:table-cell>
          <table:table-cell table:formula="of:=[.L1089]/-[.M1089]" office:value-type="percentage" office:value="0.464105588267167">
            <text:p>46%</text:p>
          </table:table-cell>
          <table:table-cell table:formula="of:=COUNTIF([.$G$3:.$G1089];&quot;&gt;0&quot;)/COUNTIF([.$B$3:.$B1089];&quot;&gt;0&quot;)" office:value-type="percentage" office:value="0.685714285714286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9">
            <text:p>2020-02-09</text:p>
          </table:table-cell>
          <table:table-cell office:value-type="string">
            <text:p>cor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090]-[.E1090]" office:value-type="float" office:value="-1">
            <text:p>-1.00</text:p>
          </table:table-cell>
          <table:table-cell table:formula="of:=SUM([.$H$2:.H1090])" office:value-type="float" office:value="-50.86">
            <text:p>-50.86</text:p>
          </table:table-cell>
          <table:table-cell table:formula="of:=SUM([.H$3:.H1090])/SUM([.E$3:.E1090])" office:value-type="percentage" office:value="-0.0143712913252331">
            <text:p>-1%</text:p>
          </table:table-cell>
          <table:table-cell table:formula="of:=[.O1090]-(1-[.O1090])/[.N1090]" office:value-type="percentage" office:value="0.00791944055702476">
            <text:p>0.8%</text:p>
          </table:table-cell>
          <table:table-cell table:formula="of:=AVERAGEIF([.$H$3:.$H1090];&quot;&gt;0&quot;)" office:value-type="float" office:value="1.8304584040747">
            <text:p>1.8</text:p>
          </table:table-cell>
          <table:table-cell table:formula="of:=AVERAGEIF([.$H$3:.$H1090];&quot;&lt;0&quot;)" office:value-type="float" office:value="-3.93379790940767">
            <text:p>-3.9</text:p>
          </table:table-cell>
          <table:table-cell table:formula="of:=[.L1090]/-[.M1090]" office:value-type="percentage" office:value="0.465315821053533">
            <text:p>47%</text:p>
          </table:table-cell>
          <table:table-cell table:formula="of:=COUNTIF([.$G$3:.$G1090];&quot;&gt;0&quot;)/COUNTIF([.$B$3:.$B1090];&quot;&gt;0&quot;)" office:value-type="percentage" office:value="0.684961580680571">
            <text:p>68%</text:p>
          </table:table-cell>
          <table:table-cell table:number-columns-repeated="1009"/>
        </table:table-row>
        <table:table-row table:style-name="ro2" table:number-rows-repeated="1047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1">
          <table:table-cell table:style-name="ce30" office:value-type="string">
            <text:p>date</text:p>
          </table:table-cell>
          <table:table-cell table:style-name="ce32" office:value-type="string">
            <text:p>no bets</text:p>
          </table:table-cell>
          <table:table-cell table:style-name="ce32" office:value-type="string">
            <text:p>wager</text:p>
          </table:table-cell>
          <table:table-cell table:style-name="ce32" office:value-type="string">
            <text:p>wins</text:p>
          </table:table-cell>
          <table:table-cell table:style-name="ce33" office:value-type="string">
            <text:p>losses</text:p>
          </table:table-cell>
          <table:table-cell table:style-name="ce35" office:value-type="string">
            <text:p>net</text:p>
          </table:table-cell>
          <table:table-cell table:style-name="ce32" office:value-type="string">
            <text:p>roi</text:p>
          </table:table-cell>
          <table:table-cell table:style-name="ce21" office:value-type="string">
            <text:p>winrate</text:p>
          </table:table-cell>
          <table:table-cell table:style-name="ce21" office:value-type="string">
            <text:p>k%</text:p>
          </table:table-cell>
          <table:table-cell table:style-name="ce21"/>
          <table:table-cell table:style-name="ce33" office:value-type="string">
            <text:p>avg bet</text:p>
          </table:table-cell>
          <table:table-cell table:style-name="ce33" office:value-type="string">
            <text:p>closing</text:p>
          </table:table-cell>
          <table:table-cell table:style-name="ce21" office:value-type="string">
            <text:p>Actual %</text:p>
          </table:table-cell>
          <table:table-cell table:style-name="ce21" office:value-type="string">
            <text:p>over/under</text:p>
          </table:table-cell>
          <table:table-cell table:style-name="ce32" office:value-type="string">
            <text:p>multi</text:p>
          </table:table-cell>
          <table:table-cell table:style-name="ce32" table:number-columns-repeated="1009"/>
        </table:table-row>
        <table:table-row table:style-name="ro1">
          <table:table-cell table:number-columns-repeated="11"/>
          <table:table-cell/>
          <table:table-cell table:number-columns-repeated="4"/>
          <table:table-cell table:style-name="ce29" table:number-columns-repeated="2"/>
          <table:table-cell table:number-columns-repeated="1006"/>
        </table:table-row>
        <table:table-row table:style-name="ro1">
          <table:table-cell office:value-type="date" office:date-value="2019-07-24">
            <text:p>2019-07-24</text:p>
          </table:table-cell>
          <table:table-cell table:formula="of:=COUNT([$all.B3:.B14])" office:value-type="float" office:value="12">
            <text:p>12</text:p>
          </table:table-cell>
          <table:table-cell table:formula="of:=SUM([$all.E3:.E14])" office:value-type="float" office:value="135">
            <text:p>135</text:p>
          </table:table-cell>
          <table:table-cell table:style-name="ce6" table:formula="of:=SUMIF([$all.H3:.H14];&quot;&gt;0&quot;)" office:value-type="float" office:value="68.3">
            <text:p>68.30</text:p>
          </table:table-cell>
          <table:table-cell table:formula="of:=SUMIF([$all.H3:.H14];&quot;&lt;0&quot;)" office:value-type="float" office:value="-30">
            <text:p>-30</text:p>
          </table:table-cell>
          <table:table-cell table:formula="of:=[.D3]+[.E3]" office:value-type="float" office:value="38.3">
            <text:p>38.30</text:p>
          </table:table-cell>
          <table:table-cell table:style-name="ce29" table:formula="of:=[$all.J14]" office:value-type="percentage" office:value="0.283703703703704">
            <text:p>28%</text:p>
          </table:table-cell>
          <table:table-cell table:formula="of:=[$all.O14]" office:value-type="percentage" office:value="0.75">
            <text:p>75%</text:p>
          </table:table-cell>
          <table:table-cell table:formula="of:=[$all.K14]" office:value-type="percentage" office:value="0.420571010248902">
            <text:p>42%</text:p>
          </table:table-cell>
          <table:table-cell/>
          <table:table-cell table:formula="of:=[.C3]" office:value-type="float" office:value="135">
            <text:p>135</text:p>
          </table:table-cell>
          <table:table-cell office:value-type="float" office:value="230.3">
            <text:p>230</text:p>
          </table:table-cell>
          <table:table-cell table:formula="of:=[.K3]/200" office:value-type="percentage" office:value="0.675">
            <text:p>68%</text:p>
          </table:table-cell>
          <table:table-cell table:formula="of:=[.M3]/[.I3]" office:value-type="percentage" office:value="1.60496083550914">
            <text:p>16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7-25">
            <text:p>2019-07-25</text:p>
          </table:table-cell>
          <table:table-cell table:formula="of:=COUNT([$all.B17:.B28])" office:value-type="float" office:value="12">
            <text:p>12</text:p>
          </table:table-cell>
          <table:table-cell table:formula="of:=SUM([$all.E17:.E28])" office:value-type="float" office:value="180">
            <text:p>180</text:p>
          </table:table-cell>
          <table:table-cell table:style-name="ce6" table:formula="of:=SUMIF([$all.H17:.H28];&quot;&gt;0&quot;)" office:value-type="float" office:value="77.75">
            <text:p>77.75</text:p>
          </table:table-cell>
          <table:table-cell table:formula="of:=SUMIF([$all.H17:.H28];&quot;&lt;0&quot;)" office:value-type="float" office:value="-40">
            <text:p>-40</text:p>
          </table:table-cell>
          <table:table-cell table:formula="of:=[.D4]+[.E4]" office:value-type="float" office:value="37.75">
            <text:p>37.75</text:p>
          </table:table-cell>
          <table:table-cell table:style-name="ce29" table:formula="of:=[$all.J28]" office:value-type="percentage" office:value="0.241428571428571">
            <text:p>24%</text:p>
          </table:table-cell>
          <table:table-cell table:formula="of:=[$all.O28]" office:value-type="percentage" office:value="0.791666666666667">
            <text:p>79%</text:p>
          </table:table-cell>
          <table:table-cell table:formula="of:=[$all.K28]" office:value-type="percentage" office:value="0.412230400547758">
            <text:p>41%</text:p>
          </table:table-cell>
          <table:table-cell/>
          <table:table-cell table:formula="of:=MEDIAN([.$C$3:.$C4])" office:value-type="float" office:value="157.5">
            <text:p>158</text:p>
          </table:table-cell>
          <table:table-cell office:value-type="float" office:value="268.05">
            <text:p>268</text:p>
          </table:table-cell>
          <table:table-cell table:formula="of:=[.K4]/[.L3]" office:value-type="percentage" office:value="0.683890577507599">
            <text:p>68%</text:p>
          </table:table-cell>
          <table:table-cell table:formula="of:=[.M4]/[.I4]" office:value-type="percentage" office:value="1.65900083205622">
            <text:p>1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7-26">
            <text:p>2019-07-26</text:p>
          </table:table-cell>
          <table:table-cell table:formula="of:=COUNT([$all.B31:.B42])" office:value-type="float" office:value="12">
            <text:p>12</text:p>
          </table:table-cell>
          <table:table-cell table:formula="of:=SUM([$all.E31:.E42])" office:value-type="float" office:value="130">
            <text:p>130</text:p>
          </table:table-cell>
          <table:table-cell table:style-name="ce6" table:formula="of:=SUMIF([$all.H31:.H42];&quot;&gt;0&quot;)" office:value-type="float" office:value="39.1">
            <text:p>39.10</text:p>
          </table:table-cell>
          <table:table-cell table:formula="of:=SUMIF([$all.H31:.H42];&quot;&lt;0&quot;)" office:value-type="float" office:value="-50">
            <text:p>-50</text:p>
          </table:table-cell>
          <table:table-cell table:formula="of:=[.D5]+[.E5]" office:value-type="float" office:value="-10.9">
            <text:p>-10.90</text:p>
          </table:table-cell>
          <table:table-cell table:style-name="ce29" table:formula="of:=[$all.J42]" office:value-type="percentage" office:value="0.146404494382022">
            <text:p>15%</text:p>
          </table:table-cell>
          <table:table-cell table:formula="of:=[$all.O42]" office:value-type="percentage" office:value="0.722222222222222">
            <text:p>72%</text:p>
          </table:table-cell>
          <table:table-cell table:formula="of:=[$all.K42]" office:value-type="percentage" office:value="0.272136705974135">
            <text:p>27%</text:p>
          </table:table-cell>
          <table:table-cell/>
          <table:table-cell table:formula="of:=MEDIAN([.$C$3:.$C5])" office:value-type="float" office:value="135">
            <text:p>135</text:p>
          </table:table-cell>
          <table:table-cell office:value-type="float" office:value="257.15">
            <text:p>257</text:p>
          </table:table-cell>
          <table:table-cell table:formula="of:=[.K5]/[.L4]" office:value-type="percentage" office:value="0.503637381085618">
            <text:p>50%</text:p>
          </table:table-cell>
          <table:table-cell table:formula="of:=[.M5]/[.I5]" office:value-type="percentage" office:value="1.85067787633722">
            <text:p>18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7-28">
            <text:p>2019-07-28</text:p>
          </table:table-cell>
          <table:table-cell table:formula="of:=COUNT([$all.B45:.B57])" office:value-type="float" office:value="13">
            <text:p>13</text:p>
          </table:table-cell>
          <table:table-cell table:formula="of:=SUM([$all.E45:.E57])" office:value-type="float" office:value="195">
            <text:p>195</text:p>
          </table:table-cell>
          <table:table-cell table:style-name="ce6" table:formula="of:=SUMIF([$all.H45:.H57];&quot;&gt;0&quot;)" office:value-type="float" office:value="32.1">
            <text:p>32.10</text:p>
          </table:table-cell>
          <table:table-cell table:formula="of:=SUMIF([$all.H45:.H57];&quot;&lt;0&quot;)" office:value-type="float" office:value="-105">
            <text:p>-105</text:p>
          </table:table-cell>
          <table:table-cell table:formula="of:=[.D6]+[.E6]" office:value-type="float" office:value="-72.9">
            <text:p>-72.90</text:p>
          </table:table-cell>
          <table:table-cell table:style-name="ce29" table:formula="of:=[$all.J57]" office:value-type="percentage" office:value="-0.012109375">
            <text:p>-1%</text:p>
          </table:table-cell>
          <table:table-cell table:formula="of:=[$all.O57]" office:value-type="percentage" office:value="0.653061224489796">
            <text:p>65%</text:p>
          </table:table-cell>
          <table:table-cell table:formula="of:=[$all.K57]" office:value-type="percentage" office:value="-0.00216058805570563">
            <text:p>0%</text:p>
          </table:table-cell>
          <table:table-cell/>
          <table:table-cell table:formula="of:=MEDIAN([.$C$3:.$C6])" office:value-type="float" office:value="157.5">
            <text:p>158</text:p>
          </table:table-cell>
          <table:table-cell office:value-type="float" office:value="154.35">
            <text:p>154</text:p>
          </table:table-cell>
          <table:table-cell table:formula="of:=[.K6]/[.L5]" office:value-type="percentage" office:value="0.612482986583706">
            <text:p>61%</text:p>
          </table:table-cell>
          <table:table-cell table:formula="of:=[.M6]/[.I6]" office:value-type="percentage" office:value="-283.479761431744">
            <text:p>-283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7-30">
            <text:p>2019-07-30</text:p>
          </table:table-cell>
          <table:table-cell table:formula="of:=COUNT([$all.B60:.B73])" office:value-type="float" office:value="14">
            <text:p>14</text:p>
          </table:table-cell>
          <table:table-cell table:formula="of:=SUM([$all.E60:.E73])" office:value-type="float" office:value="125">
            <text:p>125</text:p>
          </table:table-cell>
          <table:table-cell table:style-name="ce6" table:formula="of:=SUMIF([$all.H60:.H73];&quot;&gt;0&quot;)" office:value-type="float" office:value="40.17">
            <text:p>40.17</text:p>
          </table:table-cell>
          <table:table-cell table:formula="of:=SUMIF([$all.H60:.H73];&quot;&lt;0&quot;)" office:value-type="float" office:value="-38">
            <text:p>-38</text:p>
          </table:table-cell>
          <table:table-cell table:formula="of:=[.D7]+[.E7]" office:value-type="float" office:value="2.16999999999999">
            <text:p>2.17</text:p>
          </table:table-cell>
          <table:table-cell table:style-name="ce29" table:formula="of:=[$all.J73]" office:value-type="percentage" office:value="-0.00729411764705883">
            <text:p>-1%</text:p>
          </table:table-cell>
          <table:table-cell table:formula="of:=[$all.O73]" office:value-type="percentage" office:value="0.666666666666667">
            <text:p>67%</text:p>
          </table:table-cell>
          <table:table-cell table:formula="of:=[$all.K73]" office:value-type="percentage" office:value="0.0179830873638659">
            <text:p>2%</text:p>
          </table:table-cell>
          <table:table-cell/>
          <table:table-cell table:formula="of:=MEDIAN([.$C$3:.$C7])" office:value-type="float" office:value="135">
            <text:p>135</text:p>
          </table:table-cell>
          <table:table-cell office:value-type="float" office:value="148.72">
            <text:p>149</text:p>
          </table:table-cell>
          <table:table-cell table:formula="of:=[.K7]/[.L6]" office:value-type="percentage" office:value="0.874635568513119">
            <text:p>87%</text:p>
          </table:table-cell>
          <table:table-cell table:formula="of:=[.M7]/[.I7]" office:value-type="percentage" office:value="48.6365633895856">
            <text:p>48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7-31">
            <text:p>2019-07-31</text:p>
          </table:table-cell>
          <table:table-cell table:formula="of:=COUNT([$all.B76:.B95])" office:value-type="float" office:value="20">
            <text:p>20</text:p>
          </table:table-cell>
          <table:table-cell table:formula="of:=SUM([$all.E76:.E95])" office:value-type="float" office:value="73">
            <text:p>73</text:p>
          </table:table-cell>
          <table:table-cell table:style-name="ce6" table:formula="of:=SUMIF([$all.H76:.H95];&quot;&gt;0&quot;)" office:value-type="float" office:value="18.9">
            <text:p>18.90</text:p>
          </table:table-cell>
          <table:table-cell table:formula="of:=SUMIF([$all.H76:.H95];&quot;&lt;0&quot;)" office:value-type="float" office:value="-25">
            <text:p>-25</text:p>
          </table:table-cell>
          <table:table-cell table:formula="of:=[.D8]+[.E8]" office:value-type="float" office:value="-6.1">
            <text:p>-6.10</text:p>
          </table:table-cell>
          <table:table-cell table:style-name="ce29" table:formula="of:=[$all.J95]" office:value-type="percentage" office:value="-0.0139379474940334">
            <text:p>-1%</text:p>
          </table:table-cell>
          <table:table-cell table:formula="of:=[$all.O95]" office:value-type="percentage" office:value="0.662650602409639">
            <text:p>66%</text:p>
          </table:table-cell>
          <table:table-cell table:formula="of:=[$all.K95]" office:value-type="percentage" office:value="0.00966227387837415">
            <text:p>1%</text:p>
          </table:table-cell>
          <table:table-cell/>
          <table:table-cell table:formula="of:=MEDIAN([.$C$3:.$C8])" office:value-type="float" office:value="132.5">
            <text:p>133</text:p>
          </table:table-cell>
          <table:table-cell office:value-type="float" office:value="143.82">
            <text:p>144</text:p>
          </table:table-cell>
          <table:table-cell table:formula="of:=[.K8]/[.L7]" office:value-type="percentage" office:value="0.890935987089833">
            <text:p>89%</text:p>
          </table:table-cell>
          <table:table-cell table:formula="of:=[.M8]/[.I8]" office:value-type="percentage" office:value="92.2076933757698">
            <text:p>92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1">
            <text:p>2019-08-01</text:p>
          </table:table-cell>
          <table:table-cell table:formula="of:=COUNT([$all.B98:.B105])" office:value-type="float" office:value="8">
            <text:p>8</text:p>
          </table:table-cell>
          <table:table-cell table:formula="of:=SUM([$all.E98:.E105])" office:value-type="float" office:value="26">
            <text:p>26</text:p>
          </table:table-cell>
          <table:table-cell table:style-name="ce6" table:formula="of:=SUMIF([$all.H98:.H105];&quot;&gt;0&quot;)" office:value-type="float" office:value="17.65">
            <text:p>17.65</text:p>
          </table:table-cell>
          <table:table-cell table:formula="of:=SUMIF([$all.H98:.H105];&quot;&lt;0&quot;)" office:value-type="float" office:value="-12">
            <text:p>-12</text:p>
          </table:table-cell>
          <table:table-cell table:formula="of:=[.D9]+[.E9]" office:value-type="float" office:value="5.65">
            <text:p>5.65</text:p>
          </table:table-cell>
          <table:table-cell table:style-name="ce29" table:formula="of:=[$all.J105]" office:value-type="percentage" office:value="-0.00697916666666667">
            <text:p>-1%</text:p>
          </table:table-cell>
          <table:table-cell table:formula="of:=[$all.O105]" office:value-type="percentage" office:value="0.648351648351648">
            <text:p>65%</text:p>
          </table:table-cell>
          <table:table-cell table:formula="of:=[$all.K105]" office:value-type="percentage" office:value="0.0203440808604604">
            <text:p>2%</text:p>
          </table:table-cell>
          <table:table-cell/>
          <table:table-cell table:formula="of:=MEDIAN([.$C$3:.$C9])" office:value-type="float" office:value="130">
            <text:p>130</text:p>
          </table:table-cell>
          <table:table-cell office:value-type="float" office:value="156.07">
            <text:p>156</text:p>
          </table:table-cell>
          <table:table-cell table:formula="of:=[.K9]/[.L8]" office:value-type="percentage" office:value="0.903907662355723">
            <text:p>90%</text:p>
          </table:table-cell>
          <table:table-cell table:formula="of:=[.M9]/[.I9]" office:value-type="percentage" office:value="44.4309904465877">
            <text:p>444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2">
            <text:p>2019-08-02</text:p>
          </table:table-cell>
          <table:table-cell table:formula="of:=COUNT([$all.B108:.B114])" office:value-type="float" office:value="7">
            <text:p>7</text:p>
          </table:table-cell>
          <table:table-cell table:formula="of:=SUM([$all.E108:.E114])" office:value-type="float" office:value="25">
            <text:p>25</text:p>
          </table:table-cell>
          <table:table-cell table:style-name="ce6" table:formula="of:=SUMIF([$all.H108:.H114];&quot;&gt;0&quot;)" office:value-type="float" office:value="3.84">
            <text:p>3.84</text:p>
          </table:table-cell>
          <table:table-cell table:formula="of:=SUMIF([$all.H108:.H114];&quot;&lt;0&quot;)" office:value-type="float" office:value="-14">
            <text:p>-14</text:p>
          </table:table-cell>
          <table:table-cell table:formula="of:=[.D10]+[.E10]" office:value-type="float" office:value="-10.16">
            <text:p>-10.16</text:p>
          </table:table-cell>
          <table:table-cell table:style-name="ce29" table:formula="of:=[$all.J114]" office:value-type="percentage" office:value="-0.0182114735658043">
            <text:p>-2%</text:p>
          </table:table-cell>
          <table:table-cell table:formula="of:=[$all.O114]" office:value-type="percentage" office:value="0.63265306122449">
            <text:p>63%</text:p>
          </table:table-cell>
          <table:table-cell table:formula="of:=[$all.K114]" office:value-type="percentage" office:value="-0.00211681328116986">
            <text:p>0%</text:p>
          </table:table-cell>
          <table:table-cell/>
          <table:table-cell table:formula="of:=MEDIAN([.$C$3:.$C10])" office:value-type="float" office:value="127.5">
            <text:p>128</text:p>
          </table:table-cell>
          <table:table-cell office:value-type="float" office:value="145.91">
            <text:p>146</text:p>
          </table:table-cell>
          <table:table-cell table:formula="of:=[.K10]/[.L9]" office:value-type="percentage" office:value="0.816941116165823">
            <text:p>82%</text:p>
          </table:table-cell>
          <table:table-cell table:formula="of:=[.M10]/[.I10]" office:value-type="percentage" office:value="-385.929700759596">
            <text:p>-385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3">
            <text:p>2019-08-03</text:p>
          </table:table-cell>
          <table:table-cell table:formula="of:=COUNT([$all.B117:.B119])" office:value-type="float" office:value="3">
            <text:p>3</text:p>
          </table:table-cell>
          <table:table-cell table:formula="of:=SUM([$all.E117:.E119])" office:value-type="float" office:value="11">
            <text:p>11</text:p>
          </table:table-cell>
          <table:table-cell table:style-name="ce6" table:formula="of:=SUMIF([$all.H117:.H119];&quot;&gt;0&quot;)" office:value-type="float" office:value="0.88">
            <text:p>0.88</text:p>
          </table:table-cell>
          <table:table-cell table:formula="of:=SUMIF([$all.H117:.H119];&quot;&lt;0&quot;)" office:value-type="float" office:value="-7">
            <text:p>-7</text:p>
          </table:table-cell>
          <table:table-cell table:formula="of:=[.D11]+[.E11]" office:value-type="float" office:value="-6.12">
            <text:p>-6.12</text:p>
          </table:table-cell>
          <table:table-cell table:style-name="ce29" table:formula="of:=[$all.J119]" office:value-type="percentage" office:value="-0.0247888888888889">
            <text:p>-2%</text:p>
          </table:table-cell>
          <table:table-cell table:formula="of:=[$all.O119]" office:value-type="percentage" office:value="0.623762376237624">
            <text:p>62%</text:p>
          </table:table-cell>
          <table:table-cell table:formula="of:=[$all.K119]" office:value-type="percentage" office:value="-0.0146690051508749">
            <text:p>-1%</text:p>
          </table:table-cell>
          <table:table-cell/>
          <table:table-cell table:formula="of:=MEDIAN([.$C$3:.$C11])" office:value-type="float" office:value="125">
            <text:p>125</text:p>
          </table:table-cell>
          <table:table-cell office:value-type="float" office:value="141.19">
            <text:p>141</text:p>
          </table:table-cell>
          <table:table-cell table:formula="of:=[.K11]/[.L10]" office:value-type="percentage" office:value="0.856692481666781">
            <text:p>86%</text:p>
          </table:table-cell>
          <table:table-cell table:formula="of:=[.M11]/[.I11]" office:value-type="percentage" office:value="-58.4015393583584">
            <text:p>-58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5">
            <text:p>2019-08-05</text:p>
          </table:table-cell>
          <table:table-cell table:formula="of:=COUNT([$all.B122:.B126])" office:value-type="float" office:value="5">
            <text:p>5</text:p>
          </table:table-cell>
          <table:table-cell table:formula="of:=SUM([$all.E122:.E126])" office:value-type="float" office:value="16">
            <text:p>16</text:p>
          </table:table-cell>
          <table:table-cell table:style-name="ce6" table:formula="of:=SUMIF([$all.H122:.H126];&quot;&gt;0&quot;)" office:value-type="float" office:value="3.54">
            <text:p>3.54</text:p>
          </table:table-cell>
          <table:table-cell table:formula="of:=SUMIF([$all.H122:.H126];&quot;&lt;0&quot;)" office:value-type="float" office:value="-10">
            <text:p>-10</text:p>
          </table:table-cell>
          <table:table-cell table:formula="of:=[.D12]+[.E12]" office:value-type="float" office:value="-6.46">
            <text:p>-6.46</text:p>
          </table:table-cell>
          <table:table-cell table:style-name="ce29" table:formula="of:=[$all.J126]" office:value-type="percentage" office:value="-0.0314082969432314">
            <text:p>-3%</text:p>
          </table:table-cell>
          <table:table-cell table:formula="of:=[$all.O126]" office:value-type="percentage" office:value="0.613207547169811">
            <text:p>61%</text:p>
          </table:table-cell>
          <table:table-cell table:formula="of:=[$all.K126]" office:value-type="percentage" office:value="-0.0273766886271171">
            <text:p>-3%</text:p>
          </table:table-cell>
          <table:table-cell/>
          <table:table-cell table:formula="of:=MEDIAN([.$C$3:.$C12])" office:value-type="float" office:value="99">
            <text:p>99</text:p>
          </table:table-cell>
          <table:table-cell office:value-type="float" office:value="134.73">
            <text:p>135</text:p>
          </table:table-cell>
          <table:table-cell table:formula="of:=[.K12]/[.L11]" office:value-type="percentage" office:value="0.701182803314682">
            <text:p>70%</text:p>
          </table:table-cell>
          <table:table-cell table:formula="of:=[.M12]/[.I12]" office:value-type="percentage" office:value="-25.6124037813744">
            <text:p>-256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6">
            <text:p>2019-08-06</text:p>
          </table:table-cell>
          <table:table-cell table:formula="of:=COUNT([$all.B129:.B139])" office:value-type="float" office:value="11">
            <text:p>11</text:p>
          </table:table-cell>
          <table:table-cell table:formula="of:=SUM([$all.E129:.E139])" office:value-type="float" office:value="40">
            <text:p>40</text:p>
          </table:table-cell>
          <table:table-cell table:style-name="ce6" table:formula="of:=SUMIF([$all.H129:.H139];&quot;&gt;0&quot;)" office:value-type="float" office:value="21.47">
            <text:p>21.47</text:p>
          </table:table-cell>
          <table:table-cell table:formula="of:=SUMIF([$all.H129:.H139];&quot;&lt;0&quot;)" office:value-type="float" office:value="-11">
            <text:p>-11</text:p>
          </table:table-cell>
          <table:table-cell table:formula="of:=[.D13]+[.E13]" office:value-type="float" office:value="10.47">
            <text:p>10.47</text:p>
          </table:table-cell>
          <table:table-cell table:style-name="ce29" table:formula="of:=[$all.J139]" office:value-type="percentage" office:value="-0.0191422594142259">
            <text:p>-2%</text:p>
          </table:table-cell>
          <table:table-cell table:formula="of:=[$all.O139]" office:value-type="percentage" office:value="0.623931623931624">
            <text:p>62%</text:p>
          </table:table-cell>
          <table:table-cell table:formula="of:=[$all.K139]" office:value-type="percentage" office:value="-0.00818263190830371">
            <text:p>-1%</text:p>
          </table:table-cell>
          <table:table-cell/>
          <table:table-cell table:formula="of:=MEDIAN([.$C$3:.$C13])" office:value-type="float" office:value="73">
            <text:p>73</text:p>
          </table:table-cell>
          <table:table-cell office:value-type="float" office:value="145.2">
            <text:p>145</text:p>
          </table:table-cell>
          <table:table-cell table:formula="of:=[.K13]/[.L12]" office:value-type="percentage" office:value="0.54182438951978">
            <text:p>54%</text:p>
          </table:table-cell>
          <table:table-cell table:formula="of:=[.M13]/[.I13]" office:value-type="percentage" office:value="-66.2163953592901">
            <text:p>-66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7">
            <text:p>2019-08-07</text:p>
          </table:table-cell>
          <table:table-cell table:formula="of:=COUNT([$all.B142:.B154])" office:value-type="float" office:value="13">
            <text:p>13</text:p>
          </table:table-cell>
          <table:table-cell table:formula="of:=SUM([$all.E142:.E154])" office:value-type="float" office:value="46">
            <text:p>46</text:p>
          </table:table-cell>
          <table:table-cell table:style-name="ce6" table:formula="of:=SUMIF([$all.H142:.H154];&quot;&gt;0&quot;)" office:value-type="float" office:value="7.87">
            <text:p>7.87</text:p>
          </table:table-cell>
          <table:table-cell table:formula="of:=SUMIF([$all.H142:.H154];&quot;&lt;0&quot;)" office:value-type="float" office:value="-21">
            <text:p>-21</text:p>
          </table:table-cell>
          <table:table-cell table:formula="of:=[.D14]+[.E14]" office:value-type="float" office:value="-13.13">
            <text:p>-13.13</text:p>
          </table:table-cell>
          <table:table-cell table:style-name="ce29" table:formula="of:=[$all.J154]" office:value-type="percentage" office:value="-0.0313672654690619">
            <text:p>-3%</text:p>
          </table:table-cell>
          <table:table-cell table:formula="of:=[$all.O154]" office:value-type="percentage" office:value="0.615384615384615">
            <text:p>62%</text:p>
          </table:table-cell>
          <table:table-cell table:formula="of:=[$all.K154]" office:value-type="percentage" office:value="-0.0246473073327129">
            <text:p>-2%</text:p>
          </table:table-cell>
          <table:table-cell/>
          <table:table-cell table:formula="of:=MEDIAN([.$C$3:.$C14])" office:value-type="float" office:value="59.5">
            <text:p>60</text:p>
          </table:table-cell>
          <table:table-cell office:value-type="float" office:value="132.07">
            <text:p>132</text:p>
          </table:table-cell>
          <table:table-cell table:formula="of:=[.K14]/[.L13]" office:value-type="percentage" office:value="0.409779614325069">
            <text:p>41%</text:p>
          </table:table-cell>
          <table:table-cell table:formula="of:=[.M14]/[.I14]" office:value-type="percentage" office:value="-16.6257355740111">
            <text:p>-16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8">
            <text:p>2019-08-08</text:p>
          </table:table-cell>
          <table:table-cell table:formula="of:=COUNT([$all.B157:.B161])" office:value-type="float" office:value="5">
            <text:p>5</text:p>
          </table:table-cell>
          <table:table-cell table:formula="of:=SUM([$all.E157:.E161])" office:value-type="float" office:value="19">
            <text:p>19</text:p>
          </table:table-cell>
          <table:table-cell table:style-name="ce6" table:formula="of:=SUMIF([$all.H157:.H161];&quot;&gt;0&quot;)" office:value-type="float" office:value="3.14">
            <text:p>3.14</text:p>
          </table:table-cell>
          <table:table-cell table:formula="of:=SUMIF([$all.H157:.H161];&quot;&lt;0&quot;)" office:value-type="float" office:value="-4">
            <text:p>-4</text:p>
          </table:table-cell>
          <table:table-cell table:formula="of:=[.D15]+[.E15]" office:value-type="float" office:value="-0.86">
            <text:p>-0.86</text:p>
          </table:table-cell>
          <table:table-cell table:style-name="ce29" table:formula="of:=[$all.J161]" office:value-type="percentage" office:value="-0.0316258570029383">
            <text:p>-3%</text:p>
          </table:table-cell>
          <table:table-cell table:formula="of:=[$all.O161]" office:value-type="percentage" office:value="0.622222222222222">
            <text:p>62%</text:p>
          </table:table-cell>
          <table:table-cell table:formula="of:=[$all.K161]" office:value-type="percentage" office:value="-0.0275387095739041">
            <text:p>-3%</text:p>
          </table:table-cell>
          <table:table-cell/>
          <table:table-cell table:formula="of:=MEDIAN([.$C$3:.$C15])" office:value-type="float" office:value="46">
            <text:p>46</text:p>
          </table:table-cell>
          <table:table-cell office:value-type="float" office:value="131.21">
            <text:p>131</text:p>
          </table:table-cell>
          <table:table-cell table:formula="of:=[.K15]/[.L14]" office:value-type="percentage" office:value="0.348300143863103">
            <text:p>35%</text:p>
          </table:table-cell>
          <table:table-cell table:formula="of:=[.M15]/[.I15]" office:value-type="percentage" office:value="-12.6476566713625">
            <text:p>-12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9">
            <text:p>2019-08-09</text:p>
          </table:table-cell>
          <table:table-cell table:formula="of:=COUNT([$all.B164:.B167])" office:value-type="float" office:value="4">
            <text:p>4</text:p>
          </table:table-cell>
          <table:table-cell table:formula="of:=SUM([$all.E164:.E167])" office:value-type="float" office:value="11">
            <text:p>11</text:p>
          </table:table-cell>
          <table:table-cell table:style-name="ce6" table:formula="of:=SUMIF([$all.H164:.H167];&quot;&gt;0&quot;)" office:value-type="float" office:value="7.71">
            <text:p>7.71</text:p>
          </table:table-cell>
          <table:table-cell table:formula="of:=SUMIF([$all.H164:.H167];&quot;&lt;0&quot;)" office:value-type="float" office:value="0">
            <text:p>0</text:p>
          </table:table-cell>
          <table:table-cell table:formula="of:=[.D16]+[.E16]" office:value-type="float" office:value="7.71">
            <text:p>7.71</text:p>
          </table:table-cell>
          <table:table-cell table:style-name="ce29" table:formula="of:=[$all.J167]" office:value-type="percentage" office:value="-0.0238178294573643">
            <text:p>-2%</text:p>
          </table:table-cell>
          <table:table-cell table:formula="of:=[$all.O167]" office:value-type="percentage" office:value="0.633093525179856">
            <text:p>63%</text:p>
          </table:table-cell>
          <table:table-cell table:formula="of:=[$all.K167]" office:value-type="percentage" office:value="-0.0146027912206769">
            <text:p>-1%</text:p>
          </table:table-cell>
          <table:table-cell/>
          <table:table-cell table:formula="of:=MEDIAN([.$C$3:.$C16])" office:value-type="float" office:value="43">
            <text:p>43</text:p>
          </table:table-cell>
          <table:table-cell office:value-type="float" office:value="232.32">
            <text:p>232</text:p>
          </table:table-cell>
          <table:table-cell table:formula="of:=[.K16]/[.L15]" office:value-type="percentage" office:value="0.32771892386251">
            <text:p>33%</text:p>
          </table:table-cell>
          <table:table-cell table:formula="of:=[.M16]/[.I16]" office:value-type="percentage" office:value="-22.4422111437487">
            <text:p>-22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1">
            <text:p>2019-08-11</text:p>
          </table:table-cell>
          <table:table-cell table:formula="of:=COUNT([$all.B170:.B192])" office:value-type="float" office:value="23">
            <text:p>23</text:p>
          </table:table-cell>
          <table:table-cell table:formula="of:=SUM([$all.E170:.E192])" office:value-type="float" office:value="90">
            <text:p>90</text:p>
          </table:table-cell>
          <table:table-cell table:style-name="ce6" table:formula="of:=SUMIF([$all.H170:.H192];&quot;&gt;0&quot;)" office:value-type="float" office:value="35.52">
            <text:p>35.52</text:p>
          </table:table-cell>
          <table:table-cell table:formula="of:=SUMIF([$all.H170:.H192];&quot;&lt;0&quot;)" office:value-type="float" office:value="-12">
            <text:p>-12</text:p>
          </table:table-cell>
          <table:table-cell table:formula="of:=[.D17]+[.E17]" office:value-type="float" office:value="23.52">
            <text:p>23.52</text:p>
          </table:table-cell>
          <table:table-cell table:style-name="ce29" table:formula="of:=[$all.J192]" office:value-type="percentage" office:value="-0.000944741532976835">
            <text:p>0%</text:p>
          </table:table-cell>
          <table:table-cell table:formula="of:=[$all.O192]" office:value-type="percentage" office:value="0.660493827160494">
            <text:p>66%</text:p>
          </table:table-cell>
          <table:table-cell table:formula="of:=[$all.K192]" office:value-type="percentage" office:value="0.0414785938325832">
            <text:p>4%</text:p>
          </table:table-cell>
          <table:table-cell/>
          <table:table-cell table:formula="of:=MEDIAN([.$C$3:.$C17])" office:value-type="float" office:value="46">
            <text:p>46</text:p>
          </table:table-cell>
          <table:table-cell office:value-type="float" office:value="173.54">
            <text:p>174</text:p>
          </table:table-cell>
          <table:table-cell table:formula="of:=[.K17]/[.L16]" office:value-type="percentage" office:value="0.198002754820937">
            <text:p>20%</text:p>
          </table:table-cell>
          <table:table-cell table:formula="of:=[.M17]/[.I17]" office:value-type="percentage" office:value="4.773613001928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3">
            <text:p>2019-08-13</text:p>
          </table:table-cell>
          <table:table-cell table:formula="of:=COUNT([$all.B195:.B199])" office:value-type="float" office:value="5">
            <text:p>5</text:p>
          </table:table-cell>
          <table:table-cell table:formula="of:=SUM([$all.E195:.E199])" office:value-type="float" office:value="12">
            <text:p>12</text:p>
          </table:table-cell>
          <table:table-cell table:style-name="ce6" table:formula="of:=SUMIF([$all.H195:.H199];&quot;&gt;0&quot;)" office:value-type="float" office:value="8.2">
            <text:p>8.20</text:p>
          </table:table-cell>
          <table:table-cell table:formula="of:=SUMIF([$all.H195:.H199];&quot;&lt;0&quot;)" office:value-type="float" office:value="0">
            <text:p>0</text:p>
          </table:table-cell>
          <table:table-cell table:formula="of:=[.D18]+[.E18]" office:value-type="float" office:value="8.2">
            <text:p>8.20</text:p>
          </table:table-cell>
          <table:table-cell table:style-name="ce29" table:formula="of:=[$all.J199]" office:value-type="percentage" office:value="0.00629629629629629">
            <text:p>1%</text:p>
          </table:table-cell>
          <table:table-cell table:formula="of:=[$all.O199]" office:value-type="percentage" office:value="0.670658682634731">
            <text:p>67%</text:p>
          </table:table-cell>
          <table:table-cell table:formula="of:=[$all.K199]" office:value-type="percentage" office:value="0.0535420586805878">
            <text:p>5%</text:p>
          </table:table-cell>
          <table:table-cell/>
          <table:table-cell table:formula="of:=MEDIAN([.$C$3:.$C18])" office:value-type="float" office:value="43">
            <text:p>43</text:p>
          </table:table-cell>
          <table:table-cell office:value-type="float" office:value="255.84">
            <text:p>256</text:p>
          </table:table-cell>
          <table:table-cell table:formula="of:=[.K18]/[.L17]" office:value-type="percentage" office:value="0.247781491298836">
            <text:p>25%</text:p>
          </table:table-cell>
          <table:table-cell table:formula="of:=[.M18]/[.I18]" office:value-type="percentage" office:value="4.62779163530131">
            <text:p>4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5">
            <text:p>2019-08-15</text:p>
          </table:table-cell>
          <table:table-cell table:formula="of:=COUNT([$all.B202:.B209])" office:value-type="float" office:value="8">
            <text:p>8</text:p>
          </table:table-cell>
          <table:table-cell table:formula="of:=SUM([$all.E202:.E209])" office:value-type="float" office:value="22">
            <text:p>22</text:p>
          </table:table-cell>
          <table:table-cell table:style-name="ce6" table:formula="of:=SUMIF([$all.H202:.H209];&quot;&gt;0&quot;)" office:value-type="float" office:value="2.36">
            <text:p>2.36</text:p>
          </table:table-cell>
          <table:table-cell table:formula="of:=SUMIF([$all.H202:.H209];&quot;&lt;0&quot;)" office:value-type="float" office:value="-14">
            <text:p>-14</text:p>
          </table:table-cell>
          <table:table-cell table:formula="of:=[.D19]+[.E19]" office:value-type="float" office:value="-11.64">
            <text:p>-11.64</text:p>
          </table:table-cell>
          <table:table-cell table:style-name="ce29" table:formula="of:=[$all.J209]" office:value-type="percentage" office:value="-0.00389273356401385">
            <text:p>0%</text:p>
          </table:table-cell>
          <table:table-cell table:formula="of:=[$all.O209]" office:value-type="percentage" office:value="0.662857142857143">
            <text:p>66%</text:p>
          </table:table-cell>
          <table:table-cell table:formula="of:=[$all.K209]" office:value-type="percentage" office:value="0.0327854384997241">
            <text:p>3%</text:p>
          </table:table-cell>
          <table:table-cell/>
          <table:table-cell table:formula="of:=MEDIAN([.$C$3:.$C19])" office:value-type="float" office:value="40">
            <text:p>40</text:p>
          </table:table-cell>
          <table:table-cell office:value-type="float" office:value="244.2">
            <text:p>244</text:p>
          </table:table-cell>
          <table:table-cell table:formula="of:=[.K19]/[.L18]" office:value-type="percentage" office:value="0.156347717323327">
            <text:p>16%</text:p>
          </table:table-cell>
          <table:table-cell table:formula="of:=[.M19]/[.I19]" office:value-type="percentage" office:value="4.768815805975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6">
            <text:p>2019-08-16</text:p>
          </table:table-cell>
          <table:table-cell table:formula="of:=COUNT([$all.B212:.B215])" office:value-type="float" office:value="4">
            <text:p>4</text:p>
          </table:table-cell>
          <table:table-cell table:formula="of:=SUM([$all.E212:.E215])" office:value-type="float" office:value="28">
            <text:p>28</text:p>
          </table:table-cell>
          <table:table-cell table:style-name="ce6" table:formula="of:=SUMIF([$all.H212:.H215];&quot;&gt;0&quot;)" office:value-type="float" office:value="0.12">
            <text:p>0.12</text:p>
          </table:table-cell>
          <table:table-cell table:formula="of:=SUMIF([$all.H212:.H215];&quot;&lt;0&quot;)" office:value-type="float" office:value="-14">
            <text:p>-14</text:p>
          </table:table-cell>
          <table:table-cell table:formula="of:=[.D20]+[.E20]" office:value-type="float" office:value="-13.88">
            <text:p>-13.88</text:p>
          </table:table-cell>
          <table:table-cell table:style-name="ce29" table:formula="of:=[$all.J215]" office:value-type="percentage" office:value="-0.0155236486486487">
            <text:p>-2%</text:p>
          </table:table-cell>
          <table:table-cell table:formula="of:=[$all.O215]" office:value-type="percentage" office:value="0.659217877094972">
            <text:p>66%</text:p>
          </table:table-cell>
          <table:table-cell table:formula="of:=[$all.K215]" office:value-type="percentage" office:value="0.0156284276493043">
            <text:p>2%</text:p>
          </table:table-cell>
          <table:table-cell/>
          <table:table-cell table:formula="of:=MEDIAN([.$C$3:.$C20])" office:value-type="float" office:value="34">
            <text:p>34</text:p>
          </table:table-cell>
          <table:table-cell office:value-type="float" office:value="230.32">
            <text:p>230</text:p>
          </table:table-cell>
          <table:table-cell table:formula="of:=[.K20]/[.L19]" office:value-type="percentage" office:value="0.139230139230139">
            <text:p>14%</text:p>
          </table:table-cell>
          <table:table-cell table:formula="of:=[.M20]/[.I20]" office:value-type="percentage" office:value="8.9087745968058">
            <text:p>8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7">
            <text:p>2019-08-17</text:p>
          </table:table-cell>
          <table:table-cell table:formula="of:=COUNT([$all.B218:.B219])" office:value-type="float" office:value="2">
            <text:p>2</text:p>
          </table:table-cell>
          <table:table-cell table:formula="of:=SUM([$all.E218:.E219])" office:value-type="float" office:value="14">
            <text:p>14</text:p>
          </table:table-cell>
          <table:table-cell table:style-name="ce6" table:formula="of:=SUMIF([$all.H218:.H219];&quot;&gt;0&quot;)" office:value-type="float" office:value="4.2">
            <text:p>4.20</text:p>
          </table:table-cell>
          <table:table-cell table:formula="of:=SUMIF([$all.H218:.H219];&quot;&lt;0&quot;)" office:value-type="float" office:value="-4">
            <text:p>-4</text:p>
          </table:table-cell>
          <table:table-cell table:formula="of:=[.D21]+[.E21]" office:value-type="float" office:value="0.199999999999999">
            <text:p>0.20</text:p>
          </table:table-cell>
          <table:table-cell table:style-name="ce29" table:formula="of:=[$all.J219]" office:value-type="percentage" office:value="-0.0151752921535893">
            <text:p>-2%</text:p>
          </table:table-cell>
          <table:table-cell table:formula="of:=[$all.O219]" office:value-type="percentage" office:value="0.657458563535912">
            <text:p>66%</text:p>
          </table:table-cell>
          <table:table-cell table:formula="of:=[$all.K219]" office:value-type="percentage" office:value="0.0158167842046504">
            <text:p>2%</text:p>
          </table:table-cell>
          <table:table-cell/>
          <table:table-cell table:formula="of:=MEDIAN([.$C$3:.$C21])" office:value-type="float" office:value="28">
            <text:p>28</text:p>
          </table:table-cell>
          <table:table-cell office:value-type="float" office:value="222.94">
            <text:p>223</text:p>
          </table:table-cell>
          <table:table-cell table:formula="of:=[.K21]/[.L20]" office:value-type="percentage" office:value="0.121569989579715">
            <text:p>12%</text:p>
          </table:table-cell>
          <table:table-cell table:formula="of:=[.M21]/[.I21]" office:value-type="percentage" office:value="7.68613821916921">
            <text:p>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8">
            <text:p>2019-08-18</text:p>
          </table:table-cell>
          <table:table-cell table:formula="of:=COUNT([$all.B222:.B222])" office:value-type="float" office:value="1">
            <text:p>1</text:p>
          </table:table-cell>
          <table:table-cell table:formula="of:=SUM([$all.E222:.E222])" office:value-type="float" office:value="4">
            <text:p>4</text:p>
          </table:table-cell>
          <table:table-cell table:style-name="ce6" table:formula="of:=SUMIF([$all.H222:.H222];&quot;&gt;0&quot;)" office:value-type="float" office:value="1.6">
            <text:p>1.60</text:p>
          </table:table-cell>
          <table:table-cell table:formula="of:=SUMIF([$all.H222:.H222];&quot;&lt;0&quot;)" office:value-type="float" office:value="0">
            <text:p>0</text:p>
          </table:table-cell>
          <table:table-cell table:formula="of:=[.D22]+[.E22]" office:value-type="float" office:value="1.6">
            <text:p>1.60</text:p>
          </table:table-cell>
          <table:table-cell table:style-name="ce29" table:formula="of:=[$all.J222]" office:value-type="percentage" office:value="-0.0137936772046589">
            <text:p>-1%</text:p>
          </table:table-cell>
          <table:table-cell table:formula="of:=[$all.O222]" office:value-type="percentage" office:value="0.659340659340659">
            <text:p>66%</text:p>
          </table:table-cell>
          <table:table-cell table:formula="of:=[$all.K222]" office:value-type="percentage" office:value="0.0180874852544647">
            <text:p>2%</text:p>
          </table:table-cell>
          <table:table-cell/>
          <table:table-cell table:formula="of:=MEDIAN([.$C$3:.$C22])" office:value-type="float" office:value="27">
            <text:p>27</text:p>
          </table:table-cell>
          <table:table-cell office:value-type="float" office:value="224.54">
            <text:p>225</text:p>
          </table:table-cell>
          <table:table-cell table:formula="of:=[.K22]/[.L21]" office:value-type="percentage" office:value="0.121108818516193">
            <text:p>12%</text:p>
          </table:table-cell>
          <table:table-cell table:formula="of:=[.M22]/[.I22]" office:value-type="percentage" office:value="6.69572451959834">
            <text:p>67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9">
            <text:p>2019-08-19</text:p>
          </table:table-cell>
          <table:table-cell table:formula="of:=COUNT([$all.B225:.B237])" office:value-type="float" office:value="13">
            <text:p>13</text:p>
          </table:table-cell>
          <table:table-cell table:formula="of:=SUM([$all.E225:.E237])" office:value-type="float" office:value="37">
            <text:p>37</text:p>
          </table:table-cell>
          <table:table-cell table:style-name="ce6" table:formula="of:=SUMIF([$all.H225:.H237];&quot;&gt;0&quot;)" office:value-type="float" office:value="24.47">
            <text:p>24.47</text:p>
          </table:table-cell>
          <table:table-cell table:formula="of:=SUMIF([$all.H225:.H237];&quot;&lt;0&quot;)" office:value-type="float" office:value="-3">
            <text:p>-3</text:p>
          </table:table-cell>
          <table:table-cell table:formula="of:=[.D23]+[.E23]" office:value-type="float" office:value="21.47">
            <text:p>21.47</text:p>
          </table:table-cell>
          <table:table-cell table:style-name="ce29" table:formula="of:=[$all.J237]" office:value-type="percentage" office:value="0.00394673123486682">
            <text:p>0%</text:p>
          </table:table-cell>
          <table:table-cell table:formula="of:=[$all.O237]" office:value-type="percentage" office:value="0.676923076923077">
            <text:p>68%</text:p>
          </table:table-cell>
          <table:table-cell table:formula="of:=[$all.K237]" office:value-type="percentage" office:value="0.0585856026090935">
            <text:p>6%</text:p>
          </table:table-cell>
          <table:table-cell/>
          <table:table-cell table:formula="of:=MEDIAN([.$C$3:.$C23])" office:value-type="float" office:value="28">
            <text:p>28</text:p>
          </table:table-cell>
          <table:table-cell office:value-type="float" office:value="226.65">
            <text:p>227</text:p>
          </table:table-cell>
          <table:table-cell table:formula="of:=[.K23]/[.L22]" office:value-type="percentage" office:value="0.124699385410172">
            <text:p>12%</text:p>
          </table:table-cell>
          <table:table-cell table:formula="of:=[.M23]/[.I23]" office:value-type="percentage" office:value="2.1284988095491">
            <text:p>21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0">
            <text:p>2019-08-20</text:p>
          </table:table-cell>
          <table:table-cell table:formula="of:=COUNT([$all.B240:.B250])" office:value-type="float" office:value="11">
            <text:p>11</text:p>
          </table:table-cell>
          <table:table-cell table:formula="of:=SUM([$all.E240:.E250])" office:value-type="float" office:value="23">
            <text:p>23</text:p>
          </table:table-cell>
          <table:table-cell table:style-name="ce6" table:formula="of:=SUMIF([$all.H240:.H250];&quot;&gt;0&quot;)" office:value-type="float" office:value="7.72">
            <text:p>7.72</text:p>
          </table:table-cell>
          <table:table-cell table:formula="of:=SUMIF([$all.H240:.H250];&quot;&lt;0&quot;)" office:value-type="float" office:value="-7">
            <text:p>-7</text:p>
          </table:table-cell>
          <table:table-cell table:formula="of:=[.D24]+[.E24]" office:value-type="float" office:value="0.720000000000001">
            <text:p>0.72</text:p>
          </table:table-cell>
          <table:table-cell table:style-name="ce29" table:formula="of:=[$all.J250]" office:value-type="percentage" office:value="0.00444532488114104">
            <text:p>0%</text:p>
          </table:table-cell>
          <table:table-cell table:formula="of:=[$all.O250]" office:value-type="percentage" office:value="0.679611650485437">
            <text:p>68%</text:p>
          </table:table-cell>
          <table:table-cell table:formula="of:=[$all.K250]" office:value-type="percentage" office:value="0.0616328822191117">
            <text:p>6%</text:p>
          </table:table-cell>
          <table:table-cell/>
          <table:table-cell table:formula="of:=MEDIAN([.$C$3:.$C24])" office:value-type="float" office:value="27">
            <text:p>27</text:p>
          </table:table-cell>
          <table:table-cell office:value-type="float" office:value="246.73">
            <text:p>247</text:p>
          </table:table-cell>
          <table:table-cell table:formula="of:=[.K24]/[.L23]" office:value-type="percentage" office:value="0.119126406353408">
            <text:p>12%</text:p>
          </table:table-cell>
          <table:table-cell table:formula="of:=[.M24]/[.I24]" office:value-type="percentage" office:value="1.9328384794646">
            <text:p>1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1">
            <text:p>2019-08-21</text:p>
          </table:table-cell>
          <table:table-cell table:formula="of:=COUNT([$all.B253:.B260])" office:value-type="float" office:value="8">
            <text:p>8</text:p>
          </table:table-cell>
          <table:table-cell table:formula="of:=SUM([$all.E253:.E260])" office:value-type="float" office:value="22">
            <text:p>22</text:p>
          </table:table-cell>
          <table:table-cell table:style-name="ce6" table:formula="of:=SUMIF([$all.H253:.H260];&quot;&gt;0&quot;)" office:value-type="float" office:value="2.4">
            <text:p>2.40</text:p>
          </table:table-cell>
          <table:table-cell table:formula="of:=SUMIF([$all.H253:.H260];&quot;&lt;0&quot;)" office:value-type="float" office:value="-10">
            <text:p>-10</text:p>
          </table:table-cell>
          <table:table-cell table:formula="of:=[.D25]+[.E25]" office:value-type="float" office:value="-7.6">
            <text:p>-7.60</text:p>
          </table:table-cell>
          <table:table-cell table:style-name="ce29" table:formula="of:=[$all.J260]" office:value-type="percentage" office:value="-0.00154984423676013">
            <text:p>0%</text:p>
          </table:table-cell>
          <table:table-cell table:formula="of:=[$all.O260]" office:value-type="percentage" office:value="0.668224299065421">
            <text:p>67%</text:p>
          </table:table-cell>
          <table:table-cell table:formula="of:=[$all.K260]" office:value-type="percentage" office:value="0.0579298306228622">
            <text:p>6%</text:p>
          </table:table-cell>
          <table:table-cell/>
          <table:table-cell table:formula="of:=MEDIAN([.$C$3:.$C25])" office:value-type="float" office:value="26">
            <text:p>26</text:p>
          </table:table-cell>
          <table:table-cell office:value-type="float" office:value="239.13">
            <text:p>239</text:p>
          </table:table-cell>
          <table:table-cell table:formula="of:=[.K25]/[.L24]" office:value-type="percentage" office:value="0.105378348802335">
            <text:p>11%</text:p>
          </table:table-cell>
          <table:table-cell table:formula="of:=[.M25]/[.I25]" office:value-type="percentage" office:value="1.81906882290705">
            <text:p>1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2">
            <text:p>2019-08-22</text:p>
          </table:table-cell>
          <table:table-cell table:formula="of:=COUNT([$all.B263:.B273])" office:value-type="float" office:value="11">
            <text:p>11</text:p>
          </table:table-cell>
          <table:table-cell table:formula="of:=SUM([$all.E263:.E273])" office:value-type="float" office:value="51">
            <text:p>51</text:p>
          </table:table-cell>
          <table:table-cell table:style-name="ce6" table:formula="of:=SUMIF([$all.H263:.H273];&quot;&gt;0&quot;)" office:value-type="float" office:value="23.58">
            <text:p>23.58</text:p>
          </table:table-cell>
          <table:table-cell table:formula="of:=SUMIF([$all.H263:.H273];&quot;&lt;0&quot;)" office:value-type="float" office:value="-32">
            <text:p>-32</text:p>
          </table:table-cell>
          <table:table-cell table:formula="of:=[.D26]+[.E26]" office:value-type="float" office:value="-8.42">
            <text:p>-8.42</text:p>
          </table:table-cell>
          <table:table-cell table:style-name="ce29" table:formula="of:=[$all.J273]" office:value-type="percentage" office:value="-0.00779775280898877">
            <text:p>-1%</text:p>
          </table:table-cell>
          <table:table-cell table:formula="of:=[$all.O273]" office:value-type="percentage" office:value="0.657777777777778">
            <text:p>66%</text:p>
          </table:table-cell>
          <table:table-cell table:formula="of:=[$all.K273]" office:value-type="percentage" office:value="0.0439772077254126">
            <text:p>4%</text:p>
          </table:table-cell>
          <table:table-cell/>
          <table:table-cell table:formula="of:=MEDIAN([.$C$3:.$C26])" office:value-type="float" office:value="27">
            <text:p>27</text:p>
          </table:table-cell>
          <table:table-cell office:value-type="float" office:value="227.67">
            <text:p>228</text:p>
          </table:table-cell>
          <table:table-cell table:formula="of:=[.K26]/[.L25]" office:value-type="percentage" office:value="0.11290929619872">
            <text:p>11%</text:p>
          </table:table-cell>
          <table:table-cell table:formula="of:=[.M26]/[.I26]" office:value-type="percentage" office:value="2.56745032344277">
            <text:p>2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3">
            <text:p>2019-08-23</text:p>
          </table:table-cell>
          <table:table-cell table:formula="of:=COUNT([$all.B276:.B288])" office:value-type="float" office:value="13">
            <text:p>13</text:p>
          </table:table-cell>
          <table:table-cell table:formula="of:=SUM([$all.E276:.E288])" office:value-type="float" office:value="18">
            <text:p>18</text:p>
          </table:table-cell>
          <table:table-cell table:style-name="ce6" table:formula="of:=SUMIF([$all.H276:.H288];&quot;&gt;0&quot;)" office:value-type="float" office:value="6.63">
            <text:p>6.63</text:p>
          </table:table-cell>
          <table:table-cell table:formula="of:=SUMIF([$all.H276:.H288];&quot;&lt;0&quot;)" office:value-type="float" office:value="-9">
            <text:p>-9</text:p>
          </table:table-cell>
          <table:table-cell table:formula="of:=[.D27]+[.E27]" office:value-type="float" office:value="-2.37">
            <text:p>-2.37</text:p>
          </table:table-cell>
          <table:table-cell table:style-name="ce29" table:formula="of:=[$all.J288]" office:value-type="percentage" office:value="-0.00944567627494458">
            <text:p>-1%</text:p>
          </table:table-cell>
          <table:table-cell table:formula="of:=[$all.O288]" office:value-type="percentage" office:value="0.65546218487395">
            <text:p>66%</text:p>
          </table:table-cell>
          <table:table-cell table:formula="of:=[$all.K288]" office:value-type="percentage" office:value="0.0379005833420866">
            <text:p>4%</text:p>
          </table:table-cell>
          <table:table-cell/>
          <table:table-cell table:formula="of:=MEDIAN([.$C$3:.$C27])" office:value-type="float" office:value="26">
            <text:p>26</text:p>
          </table:table-cell>
          <table:table-cell office:value-type="float" office:value="228.34">
            <text:p>228</text:p>
          </table:table-cell>
          <table:table-cell table:formula="of:=[.K27]/[.L26]" office:value-type="percentage" office:value="0.114200377739711">
            <text:p>11%</text:p>
          </table:table-cell>
          <table:table-cell table:formula="of:=[.M27]/[.I27]" office:value-type="percentage" office:value="3.0131562015537">
            <text:p>30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6">
            <text:p>2019-08-26</text:p>
          </table:table-cell>
          <table:table-cell table:formula="of:=COUNT([$all.B291:.B319])" office:value-type="float" office:value="29">
            <text:p>29</text:p>
          </table:table-cell>
          <table:table-cell table:formula="of:=SUM([$all.E291:.E319])" office:value-type="float" office:value="51">
            <text:p>51</text:p>
          </table:table-cell>
          <table:table-cell table:style-name="ce6" table:formula="of:=SUMIF([$all.H291:.H319];&quot;&gt;0&quot;)" office:value-type="float" office:value="8.81">
            <text:p>8.81</text:p>
          </table:table-cell>
          <table:table-cell table:formula="of:=SUMIF([$all.H291:.H319];&quot;&lt;0&quot;)" office:value-type="float" office:value="-26">
            <text:p>-26</text:p>
          </table:table-cell>
          <table:table-cell table:formula="of:=[.D28]+[.E28]" office:value-type="float" office:value="-17.19">
            <text:p>-17.19</text:p>
          </table:table-cell>
          <table:table-cell table:style-name="ce29" table:formula="of:=[$all.J319]" office:value-type="percentage" office:value="-0.0213461538461539">
            <text:p>-2%</text:p>
          </table:table-cell>
          <table:table-cell table:formula="of:=[$all.O319]" office:value-type="percentage" office:value="0.647940074906367">
            <text:p>65%</text:p>
          </table:table-cell>
          <table:table-cell table:formula="of:=[$all.K319]" office:value-type="percentage" office:value="0.0182867851311751">
            <text:p>2%</text:p>
          </table:table-cell>
          <table:table-cell/>
          <table:table-cell table:formula="of:=MEDIAN([.$C$3:.$C28])" office:value-type="float" office:value="27">
            <text:p>27</text:p>
          </table:table-cell>
          <table:table-cell office:value-type="float" office:value="211.15">
            <text:p>211</text:p>
          </table:table-cell>
          <table:table-cell table:formula="of:=[.K28]/[.L27]" office:value-type="percentage" office:value="0.118244722781817">
            <text:p>12%</text:p>
          </table:table-cell>
          <table:table-cell table:formula="of:=[.M28]/[.I28]" office:value-type="percentage" office:value="6.46612960854636">
            <text:p>6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7">
            <text:p>2019-08-27</text:p>
          </table:table-cell>
          <table:table-cell table:formula="of:=COUNT([$all.B322:.B353])" office:value-type="float" office:value="32">
            <text:p>32</text:p>
          </table:table-cell>
          <table:table-cell table:formula="of:=SUM([$all.E322:.E353])" office:value-type="float" office:value="106">
            <text:p>106</text:p>
          </table:table-cell>
          <table:table-cell table:style-name="ce6" table:formula="of:=SUMIF([$all.H322:.H353];&quot;&gt;0&quot;)" office:value-type="float" office:value="44.16">
            <text:p>44.16</text:p>
          </table:table-cell>
          <table:table-cell table:formula="of:=SUMIF([$all.H322:.H353];&quot;&lt;0&quot;)" office:value-type="float" office:value="-52">
            <text:p>-52</text:p>
          </table:table-cell>
          <table:table-cell table:formula="of:=[.D29]+[.E29]" office:value-type="float" office:value="-7.84">
            <text:p>-7.84</text:p>
          </table:table-cell>
          <table:table-cell table:style-name="ce29" table:formula="of:=[$all.J353]" office:value-type="percentage" office:value="-0.0250397350993378">
            <text:p>-3%</text:p>
          </table:table-cell>
          <table:table-cell table:formula="of:=[$all.O353]" office:value-type="percentage" office:value="0.638795986622074">
            <text:p>64%</text:p>
          </table:table-cell>
          <table:table-cell table:formula="of:=[$all.K353]" office:value-type="percentage" office:value="0.0103058667153006">
            <text:p>1%</text:p>
          </table:table-cell>
          <table:table-cell/>
          <table:table-cell table:formula="of:=MEDIAN([.$C$3:.$C29])" office:value-type="float" office:value="28">
            <text:p>28</text:p>
          </table:table-cell>
          <table:table-cell office:value-type="float" office:value="203.31">
            <text:p>203</text:p>
          </table:table-cell>
          <table:table-cell table:formula="of:=[.K29]/[.L28]" office:value-type="percentage" office:value="0.132607151314232">
            <text:p>13%</text:p>
          </table:table-cell>
          <table:table-cell table:formula="of:=[.M29]/[.I29]" office:value-type="percentage" office:value="12.8671517862108">
            <text:p>128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9">
            <text:p>2019-08-29</text:p>
          </table:table-cell>
          <table:table-cell table:formula="of:=COUNT([$all.B356:.B390])" office:value-type="float" office:value="35">
            <text:p>35</text:p>
          </table:table-cell>
          <table:table-cell table:formula="of:=SUM([$all.E356:.E390])" office:value-type="float" office:value="111">
            <text:p>111</text:p>
          </table:table-cell>
          <table:table-cell table:style-name="ce6" table:formula="of:=SUMIF([$all.H356:.H390];&quot;&gt;0&quot;)" office:value-type="float" office:value="22.22">
            <text:p>22.22</text:p>
          </table:table-cell>
          <table:table-cell table:formula="of:=SUMIF([$all.H356:.H390];&quot;&lt;0&quot;)" office:value-type="float" office:value="-59">
            <text:p>-59</text:p>
          </table:table-cell>
          <table:table-cell table:formula="of:=[.D30]+[.E30]" office:value-type="float" office:value="-36.78">
            <text:p>-36.78</text:p>
          </table:table-cell>
          <table:table-cell table:style-name="ce29" table:formula="of:=[$all.J390]" office:value-type="percentage" office:value="-0.046014805675509">
            <text:p>-5%</text:p>
          </table:table-cell>
          <table:table-cell table:formula="of:=[$all.O390]" office:value-type="percentage" office:value="0.625748502994012">
            <text:p>63%</text:p>
          </table:table-cell>
          <table:table-cell table:formula="of:=[$all.K390]" office:value-type="percentage" office:value="-0.0259243306766082">
            <text:p>-3%</text:p>
          </table:table-cell>
          <table:table-cell/>
          <table:table-cell table:formula="of:=MEDIAN([.$C$3:.$C30])" office:value-type="float" office:value="32.5">
            <text:p>33</text:p>
          </table:table-cell>
          <table:table-cell office:value-type="float" office:value="166.53">
            <text:p>167</text:p>
          </table:table-cell>
          <table:table-cell table:formula="of:=[.K30]/[.L29]" office:value-type="percentage" office:value="0.159854409522404">
            <text:p>16%</text:p>
          </table:table-cell>
          <table:table-cell table:formula="of:=[.M30]/[.I30]" office:value-type="percentage" office:value="-6.16619235098104">
            <text:p>-6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30">
            <text:p>2019-08-30</text:p>
          </table:table-cell>
          <table:table-cell table:formula="of:=COUNT([$all.B393:.B400])" office:value-type="float" office:value="8">
            <text:p>8</text:p>
          </table:table-cell>
          <table:table-cell table:formula="of:=SUM([$all.E393:.E400])" office:value-type="float" office:value="25">
            <text:p>25</text:p>
          </table:table-cell>
          <table:table-cell table:style-name="ce6" table:formula="of:=SUMIF([$all.H393:.H400];&quot;&gt;0&quot;)" office:value-type="float" office:value="13.7">
            <text:p>13.70</text:p>
          </table:table-cell>
          <table:table-cell table:formula="of:=SUMIF([$all.H393:.H400];&quot;&lt;0&quot;)" office:value-type="float" office:value="-10">
            <text:p>-10</text:p>
          </table:table-cell>
          <table:table-cell table:formula="of:=[.D31]+[.E31]" office:value-type="float" office:value="3.7">
            <text:p>3.70</text:p>
          </table:table-cell>
          <table:table-cell table:style-name="ce29" table:formula="of:=[$all.J400]" office:value-type="percentage" office:value="-0.0430680437424059">
            <text:p>-4%</text:p>
          </table:table-cell>
          <table:table-cell table:formula="of:=[$all.O400]" office:value-type="percentage" office:value="0.628654970760234">
            <text:p>63%</text:p>
          </table:table-cell>
          <table:table-cell table:formula="of:=[$all.K400]" office:value-type="percentage" office:value="-0.021868609419226">
            <text:p>-2%</text:p>
          </table:table-cell>
          <table:table-cell/>
          <table:table-cell table:formula="of:=MEDIAN([.$C$3:.$C31])" office:value-type="float" office:value="28">
            <text:p>28</text:p>
          </table:table-cell>
          <table:table-cell office:value-type="float" office:value="169.18">
            <text:p>169</text:p>
          </table:table-cell>
          <table:table-cell table:formula="of:=[.K31]/[.L30]" office:value-type="percentage" office:value="0.168137873055906">
            <text:p>17%</text:p>
          </table:table-cell>
          <table:table-cell table:formula="of:=[.M31]/[.I31]" office:value-type="percentage" office:value="-7.68854890737067">
            <text:p>-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02">
            <text:p>2019-09-02</text:p>
          </table:table-cell>
          <table:table-cell table:formula="of:=COUNT([$all.B403:.B407])" office:value-type="float" office:value="5">
            <text:p>5</text:p>
          </table:table-cell>
          <table:table-cell table:formula="of:=SUM([$all.E403:.E407])" office:value-type="float" office:value="6">
            <text:p>6</text:p>
          </table:table-cell>
          <table:table-cell table:style-name="ce6" table:formula="of:=SUMIF([$all.H403:.H407];&quot;&gt;0&quot;)" office:value-type="float" office:value="0.2">
            <text:p>0.20</text:p>
          </table:table-cell>
          <table:table-cell table:formula="of:=SUMIF([$all.H403:.H407];&quot;&lt;0&quot;)" office:value-type="float" office:value="-3">
            <text:p>-3</text:p>
          </table:table-cell>
          <table:table-cell table:formula="of:=[.D32]+[.E32]" office:value-type="float" office:value="-2.8">
            <text:p>-2.80</text:p>
          </table:table-cell>
          <table:table-cell table:style-name="ce29" table:formula="of:=[$all.J407]" office:value-type="percentage" office:value="-0.0446065375302664">
            <text:p>-4%</text:p>
          </table:table-cell>
          <table:table-cell table:formula="of:=[$all.O407]" office:value-type="percentage" office:value="0.628242074927954">
            <text:p>63%</text:p>
          </table:table-cell>
          <table:table-cell table:formula="of:=[$all.K407]" office:value-type="percentage" office:value="-0.0223186183250949">
            <text:p>-2%</text:p>
          </table:table-cell>
          <table:table-cell/>
          <table:table-cell table:formula="of:=MEDIAN([.$C3:.$C32])" office:value-type="float" office:value="27">
            <text:p>27</text:p>
          </table:table-cell>
          <table:table-cell office:value-type="float" office:value="157.69">
            <text:p>158</text:p>
          </table:table-cell>
          <table:table-cell table:formula="of:=[.K32]/[.L31]" office:value-type="percentage" office:value="0.159593332545218">
            <text:p>16%</text:p>
          </table:table-cell>
          <table:table-cell table:formula="of:=[.M32]/[.I32]" office:value-type="percentage" office:value="-7.15068156193938">
            <text:p>-7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03">
            <text:p>2019-09-03</text:p>
          </table:table-cell>
          <table:table-cell table:formula="of:=COUNT([$all.B410:.B411])" office:value-type="float" office:value="2">
            <text:p>2</text:p>
          </table:table-cell>
          <table:table-cell table:formula="of:=SUM([$all.E410:.E411])" office:value-type="float" office:value="13">
            <text:p>13</text:p>
          </table:table-cell>
          <table:table-cell table:style-name="ce6" table:formula="of:=SUMIF([$all.H410:.H411];&quot;&gt;0&quot;)" office:value-type="float" office:value="0">
            <text:p>0.00</text:p>
          </table:table-cell>
          <table:table-cell table:formula="of:=SUMIF([$all.H410:.H411];&quot;&lt;0&quot;)" office:value-type="float" office:value="-13">
            <text:p>-13</text:p>
          </table:table-cell>
          <table:table-cell table:formula="of:=[.D33]+[.E33]" office:value-type="float" office:value="-13">
            <text:p>-13.00</text:p>
          </table:table-cell>
          <table:table-cell table:style-name="ce29" table:formula="of:=[$all.J411]" office:value-type="percentage" office:value="-0.0520660660660661">
            <text:p>-5%</text:p>
          </table:table-cell>
          <table:table-cell table:formula="of:=[$all.O411]" office:value-type="percentage" office:value="0.624641833810888">
            <text:p>62%</text:p>
          </table:table-cell>
          <table:table-cell table:formula="of:=[$all.K411]" office:value-type="percentage" office:value="-0.0357097262497493">
            <text:p>-4%</text:p>
          </table:table-cell>
          <table:table-cell/>
          <table:table-cell table:formula="of:=MEDIAN([.$C4:.$C33])" office:value-type="float" office:value="25.5">
            <text:p>26</text:p>
          </table:table-cell>
          <table:table-cell office:value-type="float" office:value="144.69">
            <text:p>145</text:p>
          </table:table-cell>
          <table:table-cell table:formula="of:=[.K33]/[.L32]" office:value-type="percentage" office:value="0.161709683556345">
            <text:p>16%</text:p>
          </table:table-cell>
          <table:table-cell table:formula="of:=[.M33]/[.I33]" office:value-type="percentage" office:value="-4.52844926408474">
            <text:p>-45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05">
            <text:p>2019-09-05</text:p>
          </table:table-cell>
          <table:table-cell table:formula="of:=COUNT([$all.B414:.B414])" office:value-type="float" office:value="1">
            <text:p>1</text:p>
          </table:table-cell>
          <table:table-cell table:formula="of:=SUM([$all.E414:.E414])" office:value-type="float" office:value="4">
            <text:p>4</text:p>
          </table:table-cell>
          <table:table-cell table:style-name="ce6" table:formula="of:=SUMIF([$all.H414:.H414];&quot;&gt;0&quot;)" office:value-type="float" office:value="2.2">
            <text:p>2.20</text:p>
          </table:table-cell>
          <table:table-cell table:formula="of:=SUMIF([$all.H414:.H414];&quot;&lt;0&quot;)" office:value-type="float" office:value="0">
            <text:p>0</text:p>
          </table:table-cell>
          <table:table-cell table:formula="of:=[.D34]+[.E34]" office:value-type="float" office:value="2.2">
            <text:p>2.20</text:p>
          </table:table-cell>
          <table:table-cell table:style-name="ce29" table:formula="of:=[$all.J414]" office:value-type="percentage" office:value="-0.0506231276213302">
            <text:p>-5%</text:p>
          </table:table-cell>
          <table:table-cell table:formula="of:=[$all.O414]" office:value-type="percentage" office:value="0.625714285714286">
            <text:p>63%</text:p>
          </table:table-cell>
          <table:table-cell table:formula="of:=[$all.K414]" office:value-type="percentage" office:value="-0.033414781618084">
            <text:p>-3%</text:p>
          </table:table-cell>
          <table:table-cell/>
          <table:table-cell table:formula="of:=MEDIAN([.$C5:.$C34])" office:value-type="float" office:value="25">
            <text:p>25</text:p>
          </table:table-cell>
          <table:table-cell office:value-type="float" office:value="140.69">
            <text:p>141</text:p>
          </table:table-cell>
          <table:table-cell table:formula="of:=[.K34]/[.L33]" office:value-type="percentage" office:value="0.172783191651116">
            <text:p>17%</text:p>
          </table:table-cell>
          <table:table-cell table:formula="of:=[.M34]/[.I34]" office:value-type="percentage" office:value="-5.17086101671861">
            <text:p>-5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06">
            <text:p>2019-09-06</text:p>
          </table:table-cell>
          <table:table-cell table:formula="of:=COUNT([$all.B417:.B417])" office:value-type="float" office:value="1">
            <text:p>1</text:p>
          </table:table-cell>
          <table:table-cell table:formula="of:=SUM([$all.E417:.E417])" office:value-type="float" office:value="2">
            <text:p>2</text:p>
          </table:table-cell>
          <table:table-cell table:style-name="ce6" table:formula="of:=SUMIF([$all.H417:.H417];&quot;&gt;0&quot;)" office:value-type="float" office:value="0.12">
            <text:p>0.12</text:p>
          </table:table-cell>
          <table:table-cell table:formula="of:=SUMIF([$all.H417:.H417];&quot;&lt;0&quot;)" office:value-type="float" office:value="0">
            <text:p>0</text:p>
          </table:table-cell>
          <table:table-cell table:formula="of:=[.D35]+[.E35]" office:value-type="float" office:value="0.12">
            <text:p>0.12</text:p>
          </table:table-cell>
          <table:table-cell table:style-name="ce29" table:formula="of:=[$all.J417]" office:value-type="percentage" office:value="-0.0504907241172951">
            <text:p>-5%</text:p>
          </table:table-cell>
          <table:table-cell table:formula="of:=[$all.O417]" office:value-type="percentage" office:value="0.626780626780627">
            <text:p>63%</text:p>
          </table:table-cell>
          <table:table-cell table:formula="of:=[$all.K417]" office:value-type="percentage" office:value="-0.0336128836210562">
            <text:p>-3%</text:p>
          </table:table-cell>
          <table:table-cell/>
          <table:table-cell table:formula="of:=MEDIAN([.$C6:.$C35])" office:value-type="float" office:value="24">
            <text:p>24</text:p>
          </table:table-cell>
          <table:table-cell office:value-type="float" office:value="138.69">
            <text:p>139</text:p>
          </table:table-cell>
          <table:table-cell table:formula="of:=[.K35]/[.L34]" office:value-type="percentage" office:value="0.170587817186723">
            <text:p>17%</text:p>
          </table:table-cell>
          <table:table-cell table:formula="of:=[.M35]/[.I35]" office:value-type="percentage" office:value="-5.075072377303">
            <text:p>-5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16">
            <text:p>2019-09-16</text:p>
          </table:table-cell>
          <table:table-cell table:formula="of:=COUNT([$all.B420:.B422])" office:value-type="float" office:value="3">
            <text:p>3</text:p>
          </table:table-cell>
          <table:table-cell table:formula="of:=SUM([$all.E420:.E422])" office:value-type="float" office:value="8">
            <text:p>8</text:p>
          </table:table-cell>
          <table:table-cell table:style-name="ce6" table:formula="of:=SUMIF([$all.H420:.H422];&quot;&gt;0&quot;)" office:value-type="float" office:value="2.52">
            <text:p>2.52</text:p>
          </table:table-cell>
          <table:table-cell table:formula="of:=SUMIF([$all.H420:.H422];&quot;&lt;0&quot;)" office:value-type="float" office:value="-3">
            <text:p>-3</text:p>
          </table:table-cell>
          <table:table-cell table:formula="of:=[.D36]+[.E36]" office:value-type="float" office:value="-0.48">
            <text:p>-0.48</text:p>
          </table:table-cell>
          <table:table-cell table:style-name="ce29" table:formula="of:=[$all.J422]" office:value-type="percentage" office:value="-0.0505360333531864">
            <text:p>-5%</text:p>
          </table:table-cell>
          <table:table-cell table:formula="of:=[$all.O422]" office:value-type="percentage" office:value="0.627118644067797">
            <text:p>63%</text:p>
          </table:table-cell>
          <table:table-cell table:formula="of:=[$all.K422]" office:value-type="percentage" office:value="-0.0342910225003076">
            <text:p>-3%</text:p>
          </table:table-cell>
          <table:table-cell/>
          <table:table-cell table:formula="of:=MEDIAN([.$C7:.$C36])" office:value-type="float" office:value="22.5">
            <text:p>23</text:p>
          </table:table-cell>
          <table:table-cell office:value-type="float" office:value="141.49">
            <text:p>141</text:p>
          </table:table-cell>
          <table:table-cell table:formula="of:=[.K36]/[.L35]" office:value-type="percentage" office:value="0.162232316677482">
            <text:p>16%</text:p>
          </table:table-cell>
          <table:table-cell table:formula="of:=[.M36]/[.I36]" office:value-type="percentage" office:value="-4.73104342910822">
            <text:p>-4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17">
            <text:p>2019-09-17</text:p>
          </table:table-cell>
          <table:table-cell table:formula="of:=COUNT([$all.B425:.B426])" office:value-type="float" office:value="2">
            <text:p>2</text:p>
          </table:table-cell>
          <table:table-cell table:formula="of:=SUM([$all.E425:.E426])" office:value-type="float" office:value="7">
            <text:p>7</text:p>
          </table:table-cell>
          <table:table-cell table:style-name="ce6" table:formula="of:=SUMIF([$all.H425:.H426];&quot;&gt;0&quot;)" office:value-type="float" office:value="1.36">
            <text:p>1.36</text:p>
          </table:table-cell>
          <table:table-cell table:formula="of:=SUMIF([$all.H425:.H426];&quot;&lt;0&quot;)" office:value-type="float" office:value="-3">
            <text:p>-3</text:p>
          </table:table-cell>
          <table:table-cell table:formula="of:=[.D37]+[.E37]" office:value-type="float" office:value="-1.64">
            <text:p>-1.64</text:p>
          </table:table-cell>
          <table:table-cell table:style-name="ce29" table:formula="of:=[$all.J426]" office:value-type="percentage" office:value="-0.0512989323843417">
            <text:p>-5%</text:p>
          </table:table-cell>
          <table:table-cell table:formula="of:=[$all.O426]" office:value-type="percentage" office:value="0.626404494382023">
            <text:p>63%</text:p>
          </table:table-cell>
          <table:table-cell table:formula="of:=[$all.K426]" office:value-type="percentage" office:value="-0.0360084589309437">
            <text:p>-4%</text:p>
          </table:table-cell>
          <table:table-cell/>
          <table:table-cell table:formula="of:=MEDIAN([.$C8:.$C37])" office:value-type="float" office:value="22">
            <text:p>22</text:p>
          </table:table-cell>
          <table:table-cell office:value-type="float" office:value="139.53">
            <text:p>140</text:p>
          </table:table-cell>
          <table:table-cell table:formula="of:=[.K37]/[.L36]" office:value-type="percentage" office:value="0.155488020354795">
            <text:p>16%</text:p>
          </table:table-cell>
          <table:table-cell table:formula="of:=[.M37]/[.I37]" office:value-type="percentage" office:value="-4.31809705194513">
            <text:p>-43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18">
            <text:p>2019-09-18</text:p>
          </table:table-cell>
          <table:table-cell table:formula="of:=COUNT([$all.B429:.B438])" office:value-type="float" office:value="10">
            <text:p>10</text:p>
          </table:table-cell>
          <table:table-cell table:formula="of:=SUM([$all.E429:.E438])" office:value-type="float" office:value="32">
            <text:p>32</text:p>
          </table:table-cell>
          <table:table-cell table:style-name="ce6" table:formula="of:=SUMIF([$all.H429:.H438];&quot;&gt;0&quot;)" office:value-type="float" office:value="9.05">
            <text:p>9.05</text:p>
          </table:table-cell>
          <table:table-cell table:formula="of:=SUMIF([$all.H429:.H438];&quot;&lt;0&quot;)" office:value-type="float" office:value="-9">
            <text:p>-9</text:p>
          </table:table-cell>
          <table:table-cell table:formula="of:=[.D38]+[.E38]" office:value-type="float" office:value="0.0499999999999989">
            <text:p>0.05</text:p>
          </table:table-cell>
          <table:table-cell table:style-name="ce29" table:formula="of:=[$all.J438]" office:value-type="percentage" office:value="-0.050314318975553">
            <text:p>-5%</text:p>
          </table:table-cell>
          <table:table-cell table:formula="of:=[$all.O438]" office:value-type="percentage" office:value="0.62568306010929">
            <text:p>63%</text:p>
          </table:table-cell>
          <table:table-cell table:formula="of:=[$all.K438]" office:value-type="percentage" office:value="-0.0360935380739226">
            <text:p>-4%</text:p>
          </table:table-cell>
          <table:table-cell/>
          <table:table-cell table:formula="of:=MEDIAN([.$C9:.$C38])" office:value-type="float" office:value="22">
            <text:p>22</text:p>
          </table:table-cell>
          <table:table-cell office:value-type="float" office:value="144.94">
            <text:p>145</text:p>
          </table:table-cell>
          <table:table-cell table:formula="of:=[.K38]/[.L37]" office:value-type="percentage" office:value="0.157672185193148">
            <text:p>16%</text:p>
          </table:table-cell>
          <table:table-cell table:formula="of:=[.M38]/[.I38]" office:value-type="percentage" office:value="-4.36843251194224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19">
            <text:p>2019-09-19</text:p>
          </table:table-cell>
          <table:table-cell table:formula="of:=COUNT([$all.B441:.B445])" office:value-type="float" office:value="5">
            <text:p>5</text:p>
          </table:table-cell>
          <table:table-cell table:formula="of:=SUM([$all.E441:.E445])" office:value-type="float" office:value="13">
            <text:p>13</text:p>
          </table:table-cell>
          <table:table-cell table:style-name="ce6" table:formula="of:=SUMIF([$all.H441:.H445];&quot;&gt;0&quot;)" office:value-type="float" office:value="2.73">
            <text:p>2.73</text:p>
          </table:table-cell>
          <table:table-cell table:formula="of:=SUMIF([$all.H441:.H445];&quot;&lt;0&quot;)" office:value-type="float" office:value="-1">
            <text:p>-1</text:p>
          </table:table-cell>
          <table:table-cell table:formula="of:=[.D39]+[.E39]" office:value-type="float" office:value="1.73">
            <text:p>1.73</text:p>
          </table:table-cell>
          <table:table-cell table:style-name="ce29" table:formula="of:=[$all.J445]" office:value-type="percentage" office:value="-0.0489370306181398">
            <text:p>-5%</text:p>
          </table:table-cell>
          <table:table-cell table:formula="of:=[$all.O445]" office:value-type="percentage" office:value="0.628032345013477">
            <text:p>63%</text:p>
          </table:table-cell>
          <table:table-cell table:formula="of:=[$all.K445]" office:value-type="percentage" office:value="-0.0350721314248571">
            <text:p>-4%</text:p>
          </table:table-cell>
          <table:table-cell/>
          <table:table-cell table:formula="of:=MEDIAN([.$C10:.$C39])" office:value-type="float" office:value="20.5">
            <text:p>21</text:p>
          </table:table-cell>
          <table:table-cell office:value-type="float" office:value="146.67">
            <text:p>147</text:p>
          </table:table-cell>
          <table:table-cell table:formula="of:=[.K39]/[.L38]" office:value-type="percentage" office:value="0.141437836346074">
            <text:p>14%</text:p>
          </table:table-cell>
          <table:table-cell table:formula="of:=[.M39]/[.I39]" office:value-type="percentage" office:value="-4.03276991160655">
            <text:p>-40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0">
            <text:p>2019-09-20</text:p>
          </table:table-cell>
          <table:table-cell table:formula="of:=COUNT([$all.B448:.B453])" office:value-type="float" office:value="6">
            <text:p>6</text:p>
          </table:table-cell>
          <table:table-cell table:formula="of:=SUM([$all.E448:.E453])" office:value-type="float" office:value="10">
            <text:p>10</text:p>
          </table:table-cell>
          <table:table-cell table:style-name="ce6" table:formula="of:=SUMIF([$all.H448:.H453];&quot;&gt;0&quot;)" office:value-type="float" office:value="1.98">
            <text:p>1.98</text:p>
          </table:table-cell>
          <table:table-cell table:formula="of:=SUMIF([$all.H448:.H453];&quot;&lt;0&quot;)" office:value-type="float" office:value="-4">
            <text:p>-4</text:p>
          </table:table-cell>
          <table:table-cell table:formula="of:=[.D40]+[.E40]" office:value-type="float" office:value="-2.02">
            <text:p>-2.02</text:p>
          </table:table-cell>
          <table:table-cell table:style-name="ce29" table:formula="of:=[$all.J453]" office:value-type="percentage" office:value="-0.0498161975875934">
            <text:p>-5%</text:p>
          </table:table-cell>
          <table:table-cell table:formula="of:=[$all.O453]" office:value-type="percentage" office:value="0.628647214854111">
            <text:p>63%</text:p>
          </table:table-cell>
          <table:table-cell table:formula="of:=[$all.K453]" office:value-type="percentage" office:value="-0.0347978290851488">
            <text:p>-3%</text:p>
          </table:table-cell>
          <table:table-cell/>
          <table:table-cell table:formula="of:=MEDIAN([.$C11:.$C40])" office:value-type="float" office:value="18.5">
            <text:p>19</text:p>
          </table:table-cell>
          <table:table-cell office:value-type="float" office:value="144.65">
            <text:p>145</text:p>
          </table:table-cell>
          <table:table-cell table:formula="of:=[.K40]/[.L39]" office:value-type="percentage" office:value="0.126133496965978">
            <text:p>13%</text:p>
          </table:table-cell>
          <table:table-cell table:formula="of:=[.M40]/[.I40]" office:value-type="percentage" office:value="-3.62475189637074">
            <text:p>-36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1">
            <text:p>2019-09-21</text:p>
          </table:table-cell>
          <table:table-cell table:formula="of:=COUNT([$all.B456:.B458])" office:value-type="float" office:value="3">
            <text:p>3</text:p>
          </table:table-cell>
          <table:table-cell table:formula="of:=SUM([$all.E456:.E458])" office:value-type="float" office:value="9">
            <text:p>9</text:p>
          </table:table-cell>
          <table:table-cell table:style-name="ce6" table:formula="of:=SUMIF([$all.H456:.H458];&quot;&gt;0&quot;)" office:value-type="float" office:value="5.58">
            <text:p>5.58</text:p>
          </table:table-cell>
          <table:table-cell table:formula="of:=SUMIF([$all.H456:.H458];&quot;&lt;0&quot;)" office:value-type="float" office:value="0">
            <text:p>0</text:p>
          </table:table-cell>
          <table:table-cell table:formula="of:=[.D41]+[.E41]" office:value-type="float" office:value="5.58">
            <text:p>5.58</text:p>
          </table:table-cell>
          <table:table-cell table:style-name="ce29" table:formula="of:=[$all.J458]" office:value-type="percentage" office:value="-0.0463714285714286">
            <text:p>-5%</text:p>
          </table:table-cell>
          <table:table-cell table:formula="of:=[$all.O458]" office:value-type="percentage" office:value="0.631578947368421">
            <text:p>63%</text:p>
          </table:table-cell>
          <table:table-cell table:formula="of:=[$all.K458]" office:value-type="percentage" office:value="-0.029239256545127">
            <text:p>-3%</text:p>
          </table:table-cell>
          <table:table-cell/>
          <table:table-cell table:formula="of:=MEDIAN([.$C12:.$C41])" office:value-type="float" office:value="18.5">
            <text:p>19</text:p>
          </table:table-cell>
          <table:table-cell office:value-type="float" office:value="150.23">
            <text:p>150</text:p>
          </table:table-cell>
          <table:table-cell table:formula="of:=[.K41]/[.L40]" office:value-type="percentage" office:value="0.127894918769443">
            <text:p>13%</text:p>
          </table:table-cell>
          <table:table-cell table:formula="of:=[.M41]/[.I41]" office:value-type="percentage" office:value="-4.37408244536088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2">
            <text:p>2019-09-22</text:p>
          </table:table-cell>
          <table:table-cell table:formula="of:=COUNT([$all.B461:.B462])" office:value-type="float" office:value="2">
            <text:p>2</text:p>
          </table:table-cell>
          <table:table-cell table:formula="of:=SUM([$all.E461:.E462])" office:value-type="float" office:value="3">
            <text:p>3</text:p>
          </table:table-cell>
          <table:table-cell table:style-name="ce6" table:formula="of:=SUMIF([$all.H461:.H462];&quot;&gt;0&quot;)" office:value-type="float" office:value="0.8">
            <text:p>0.80</text:p>
          </table:table-cell>
          <table:table-cell table:formula="of:=SUMIF([$all.H461:.H462];&quot;&lt;0&quot;)" office:value-type="float" office:value="0">
            <text:p>0</text:p>
          </table:table-cell>
          <table:table-cell table:formula="of:=[.D42]+[.E42]" office:value-type="float" office:value="0.8">
            <text:p>0.80</text:p>
          </table:table-cell>
          <table:table-cell table:style-name="ce29" table:formula="of:=[$all.J462]" office:value-type="percentage" office:value="-0.0458357102110668">
            <text:p>-5%</text:p>
          </table:table-cell>
          <table:table-cell table:formula="of:=[$all.O462]" office:value-type="percentage" office:value="0.633507853403141">
            <text:p>63%</text:p>
          </table:table-cell>
          <table:table-cell table:formula="of:=[$all.K462]" office:value-type="percentage" office:value="-0.0289030928454972">
            <text:p>-3%</text:p>
          </table:table-cell>
          <table:table-cell/>
          <table:table-cell table:formula="of:=MEDIAN([.$C13:.$C42])" office:value-type="float" office:value="18.5">
            <text:p>19</text:p>
          </table:table-cell>
          <table:table-cell office:value-type="float" office:value="151.03">
            <text:p>151</text:p>
          </table:table-cell>
          <table:table-cell table:formula="of:=[.K42]/[.L41]" office:value-type="percentage" office:value="0.123144511748652">
            <text:p>12%</text:p>
          </table:table-cell>
          <table:table-cell table:formula="of:=[.M42]/[.I42]" office:value-type="percentage" office:value="-4.26059980525014">
            <text:p>-42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3">
            <text:p>2019-09-23</text:p>
          </table:table-cell>
          <table:table-cell table:formula="of:=COUNT([$all.B465:.B465])" office:value-type="float" office:value="1">
            <text:p>1</text:p>
          </table:table-cell>
          <table:table-cell table:formula="of:=SUM([$all.E465:.E465])" office:value-type="float" office:value="1">
            <text:p>1</text:p>
          </table:table-cell>
          <table:table-cell table:style-name="ce6" table:formula="of:=SUMIF([$all.H465:.H465];&quot;&gt;0&quot;)" office:value-type="float" office:value="0.16">
            <text:p>0.16</text:p>
          </table:table-cell>
          <table:table-cell table:formula="of:=SUMIF([$all.H465:.H465];&quot;&lt;0&quot;)" office:value-type="float" office:value="0">
            <text:p>0</text:p>
          </table:table-cell>
          <table:table-cell table:formula="of:=[.D43]+[.E43]" office:value-type="float" office:value="0.16">
            <text:p>0.16</text:p>
          </table:table-cell>
          <table:table-cell table:style-name="ce29" table:formula="of:=[$all.J465]" office:value-type="percentage" office:value="-0.0457183580387686">
            <text:p>-5%</text:p>
          </table:table-cell>
          <table:table-cell table:formula="of:=[$all.O465]" office:value-type="percentage" office:value="0.634464751958225">
            <text:p>63%</text:p>
          </table:table-cell>
          <table:table-cell table:formula="of:=[$all.K465]" office:value-type="percentage" office:value="-0.029007973255597">
            <text:p>-3%</text:p>
          </table:table-cell>
          <table:table-cell/>
          <table:table-cell table:formula="of:=MEDIAN([.$C14:.$C43])" office:value-type="float" office:value="16">
            <text:p>16</text:p>
          </table:table-cell>
          <table:table-cell office:value-type="float" office:value="151.19">
            <text:p>151</text:p>
          </table:table-cell>
          <table:table-cell table:formula="of:=[.K43]/[.L42]" office:value-type="percentage" office:value="0.105939217374032">
            <text:p>11%</text:p>
          </table:table-cell>
          <table:table-cell table:formula="of:=[.M43]/[.I43]" office:value-type="percentage" office:value="-3.65207236095307">
            <text:p>-3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4">
            <text:p>2019-09-24</text:p>
          </table:table-cell>
          <table:table-cell table:formula="of:=COUNT([$all.B468:.B470])" office:value-type="float" office:value="3">
            <text:p>3</text:p>
          </table:table-cell>
          <table:table-cell table:formula="of:=SUM([$all.E468:.E470])" office:value-type="float" office:value="12">
            <text:p>12</text:p>
          </table:table-cell>
          <table:table-cell table:style-name="ce6" table:formula="of:=SUMIF([$all.H468:.H470];&quot;&gt;0&quot;)" office:value-type="float" office:value="3.2">
            <text:p>3.20</text:p>
          </table:table-cell>
          <table:table-cell table:formula="of:=SUMIF([$all.H468:.H470];&quot;&lt;0&quot;)" office:value-type="float" office:value="-4">
            <text:p>-4</text:p>
          </table:table-cell>
          <table:table-cell table:formula="of:=[.D44]+[.E44]" office:value-type="float" office:value="-0.8">
            <text:p>-0.80</text:p>
          </table:table-cell>
          <table:table-cell table:style-name="ce29" table:formula="of:=[$all.J470]" office:value-type="percentage" office:value="-0.0458607021517554">
            <text:p>-5%</text:p>
          </table:table-cell>
          <table:table-cell table:formula="of:=[$all.O470]" office:value-type="percentage" office:value="0.634715025906736">
            <text:p>63%</text:p>
          </table:table-cell>
          <table:table-cell table:formula="of:=[$all.K470]" office:value-type="percentage" office:value="-0.0298619266586724">
            <text:p>-3%</text:p>
          </table:table-cell>
          <table:table-cell/>
          <table:table-cell table:formula="of:=MEDIAN([.$C15:.$C44])" office:value-type="float" office:value="13.5">
            <text:p>14</text:p>
          </table:table-cell>
          <table:table-cell office:value-type="float" office:value="150.39">
            <text:p>150</text:p>
          </table:table-cell>
          <table:table-cell table:formula="of:=[.K44]/[.L43]" office:value-type="percentage" office:value="0.0892916198161254">
            <text:p>9%</text:p>
          </table:table-cell>
          <table:table-cell table:formula="of:=[.M44]/[.I44]" office:value-type="percentage" office:value="-2.99014932414596">
            <text:p>-2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5">
            <text:p>2019-09-25</text:p>
          </table:table-cell>
          <table:table-cell table:formula="of:=COUNT([$all.B473:.B478])" office:value-type="float" office:value="6">
            <text:p>6</text:p>
          </table:table-cell>
          <table:table-cell table:formula="of:=SUM([$all.E473:.E478])" office:value-type="float" office:value="7">
            <text:p>7</text:p>
          </table:table-cell>
          <table:table-cell table:style-name="ce6" table:formula="of:=SUMIF([$all.H473:.H478];&quot;&gt;0&quot;)" office:value-type="float" office:value="1.69">
            <text:p>1.69</text:p>
          </table:table-cell>
          <table:table-cell table:formula="of:=SUMIF([$all.H473:.H478];&quot;&lt;0&quot;)" office:value-type="float" office:value="-3">
            <text:p>-3</text:p>
          </table:table-cell>
          <table:table-cell table:formula="of:=[.D45]+[.E45]" office:value-type="float" office:value="-1.31">
            <text:p>-1.31</text:p>
          </table:table-cell>
          <table:table-cell table:style-name="ce29" table:formula="of:=[$all.J478]" office:value-type="percentage" office:value="-0.0464184997179921">
            <text:p>-5%</text:p>
          </table:table-cell>
          <table:table-cell table:formula="of:=[$all.O478]" office:value-type="percentage" office:value="0.63265306122449">
            <text:p>63%</text:p>
          </table:table-cell>
          <table:table-cell table:formula="of:=[$all.K478]" office:value-type="percentage" office:value="-0.0315539705618317">
            <text:p>-3%</text:p>
          </table:table-cell>
          <table:table-cell/>
          <table:table-cell table:formula="of:=MEDIAN([.$C16:.$C45])" office:value-type="float" office:value="13">
            <text:p>13</text:p>
          </table:table-cell>
          <table:table-cell office:value-type="float" office:value="149.08">
            <text:p>149</text:p>
          </table:table-cell>
          <table:table-cell table:formula="of:=[.K45]/[.L44]" office:value-type="percentage" office:value="0.0864419176806969">
            <text:p>9%</text:p>
          </table:table-cell>
          <table:table-cell table:formula="of:=[.M45]/[.I45]" office:value-type="percentage" office:value="-2.73949414737867">
            <text:p>-2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6">
            <text:p>2019-09-26</text:p>
          </table:table-cell>
          <table:table-cell table:formula="of:=COUNT([$all.B481:.B491])" office:value-type="float" office:value="11">
            <text:p>11</text:p>
          </table:table-cell>
          <table:table-cell table:formula="of:=SUM([$all.E481:.E491])" office:value-type="float" office:value="31">
            <text:p>31</text:p>
          </table:table-cell>
          <table:table-cell table:style-name="ce6" table:formula="of:=SUMIF([$all.H481:.H491];&quot;&gt;0&quot;)" office:value-type="float" office:value="4.68">
            <text:p>4.68</text:p>
          </table:table-cell>
          <table:table-cell table:formula="of:=SUMIF([$all.H481:.H491];&quot;&lt;0&quot;)" office:value-type="float" office:value="-10">
            <text:p>-10</text:p>
          </table:table-cell>
          <table:table-cell table:formula="of:=[.D46]+[.E46]" office:value-type="float" office:value="-5.32">
            <text:p>-5.32</text:p>
          </table:table-cell>
          <table:table-cell table:style-name="ce29" table:formula="of:=[$all.J491]" office:value-type="percentage" office:value="-0.048569844789357">
            <text:p>-5%</text:p>
          </table:table-cell>
          <table:table-cell table:formula="of:=[$all.O491]" office:value-type="percentage" office:value="0.632754342431762">
            <text:p>63%</text:p>
          </table:table-cell>
          <table:table-cell table:formula="of:=[$all.K491]" office:value-type="percentage" office:value="-0.0349508295232962">
            <text:p>-3%</text:p>
          </table:table-cell>
          <table:table-cell/>
          <table:table-cell table:formula="of:=MEDIAN([.$C17:.$C46])" office:value-type="float" office:value="13.5">
            <text:p>14</text:p>
          </table:table-cell>
          <table:table-cell office:value-type="float" office:value="143.76">
            <text:p>144</text:p>
          </table:table-cell>
          <table:table-cell table:formula="of:=[.K46]/[.L45]" office:value-type="percentage" office:value="0.090555406493158">
            <text:p>9%</text:p>
          </table:table-cell>
          <table:table-cell table:formula="of:=[.M46]/[.I46]" office:value-type="percentage" office:value="-2.59093726038173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7">
            <text:p>2019-09-27</text:p>
          </table:table-cell>
          <table:table-cell table:formula="of:=COUNT([$all.B494:.B496])" office:value-type="float" office:value="3">
            <text:p>3</text:p>
          </table:table-cell>
          <table:table-cell table:formula="of:=SUM([$all.E494:.E496])" office:value-type="float" office:value="3">
            <text:p>3</text:p>
          </table:table-cell>
          <table:table-cell table:style-name="ce6" table:formula="of:=SUMIF([$all.H494:.H496];&quot;&gt;0&quot;)" office:value-type="float" office:value="1.7">
            <text:p>1.70</text:p>
          </table:table-cell>
          <table:table-cell table:formula="of:=SUMIF([$all.H494:.H496];&quot;&lt;0&quot;)" office:value-type="float" office:value="0">
            <text:p>0</text:p>
          </table:table-cell>
          <table:table-cell table:formula="of:=[.D47]+[.E47]" office:value-type="float" office:value="1.7">
            <text:p>1.70</text:p>
          </table:table-cell>
          <table:table-cell table:style-name="ce29" table:formula="of:=[$all.J496]" office:value-type="percentage" office:value="-0.0475484228002214">
            <text:p>-5%</text:p>
          </table:table-cell>
          <table:table-cell table:formula="of:=[$all.O496]" office:value-type="percentage" office:value="0.635467980295566">
            <text:p>64%</text:p>
          </table:table-cell>
          <table:table-cell table:formula="of:=[$all.K496]" office:value-type="percentage" office:value="-0.0338533786809649">
            <text:p>-3%</text:p>
          </table:table-cell>
          <table:table-cell/>
          <table:table-cell table:formula="of:=MEDIAN([.$C18:.$C47])" office:value-type="float" office:value="13">
            <text:p>13</text:p>
          </table:table-cell>
          <table:table-cell office:value-type="float" office:value="145.46">
            <text:p>145</text:p>
          </table:table-cell>
          <table:table-cell table:formula="of:=[.K47]/[.L46]" office:value-type="percentage" office:value="0.0904284919309961">
            <text:p>9%</text:p>
          </table:table-cell>
          <table:table-cell table:formula="of:=[.M47]/[.I47]" office:value-type="percentage" office:value="-2.67118070498063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9">
            <text:p>2019-09-29</text:p>
          </table:table-cell>
          <table:table-cell table:formula="of:=COUNT([$all.B499:.B506])" office:value-type="float" office:value="8">
            <text:p>8</text:p>
          </table:table-cell>
          <table:table-cell table:formula="of:=SUM([$all.E499:.E506])" office:value-type="float" office:value="11">
            <text:p>11</text:p>
          </table:table-cell>
          <table:table-cell table:style-name="ce6" table:formula="of:=SUMIF([$all.H499:.H506];&quot;&gt;0&quot;)" office:value-type="float" office:value="3.74">
            <text:p>3.74</text:p>
          </table:table-cell>
          <table:table-cell table:formula="of:=SUMIF([$all.H499:.H506];&quot;&lt;0&quot;)" office:value-type="float" office:value="-4">
            <text:p>-4</text:p>
          </table:table-cell>
          <table:table-cell table:formula="of:=[.D48]+[.E48]" office:value-type="float" office:value="-0.26">
            <text:p>-0.26</text:p>
          </table:table-cell>
          <table:table-cell table:style-name="ce29" table:formula="of:=[$all.J506]" office:value-type="percentage" office:value="-0.0474037403740374">
            <text:p>-5%</text:p>
          </table:table-cell>
          <table:table-cell table:formula="of:=[$all.O506]" office:value-type="percentage" office:value="0.63768115942029">
            <text:p>64%</text:p>
          </table:table-cell>
          <table:table-cell table:formula="of:=[$all.K506]" office:value-type="percentage" office:value="-0.0350369727143484">
            <text:p>-4%</text:p>
          </table:table-cell>
          <table:table-cell/>
          <table:table-cell table:formula="of:=MEDIAN([.$C19:.$C48])" office:value-type="float" office:value="13">
            <text:p>13</text:p>
          </table:table-cell>
          <table:table-cell office:value-type="float" office:value="145.2">
            <text:p>145</text:p>
          </table:table-cell>
          <table:table-cell table:formula="of:=[.K48]/[.L47]" office:value-type="percentage" office:value="0.0893716485631789">
            <text:p>9%</text:p>
          </table:table-cell>
          <table:table-cell table:formula="of:=[.M48]/[.I48]" office:value-type="percentage" office:value="-2.55078112175426">
            <text:p>-2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30">
            <text:p>2019-09-30</text:p>
          </table:table-cell>
          <table:table-cell table:formula="of:=COUNT([$all.B509:.B517])" office:value-type="float" office:value="9">
            <text:p>9</text:p>
          </table:table-cell>
          <table:table-cell table:formula="of:=SUM([$all.E509:.E517])" office:value-type="float" office:value="19">
            <text:p>19</text:p>
          </table:table-cell>
          <table:table-cell table:style-name="ce6" table:formula="of:=SUMIF([$all.H509:.H517];&quot;&gt;0&quot;)" office:value-type="float" office:value="6.56">
            <text:p>6.56</text:p>
          </table:table-cell>
          <table:table-cell table:formula="of:=SUMIF([$all.H509:.H517];&quot;&lt;0&quot;)" office:value-type="float" office:value="-5">
            <text:p>-5</text:p>
          </table:table-cell>
          <table:table-cell table:formula="of:=[.D49]+[.E49]" office:value-type="float" office:value="1.56">
            <text:p>1.56</text:p>
          </table:table-cell>
          <table:table-cell table:style-name="ce29" table:formula="of:=[$all.J517]" office:value-type="percentage" office:value="-0.0460642351660316">
            <text:p>-5%</text:p>
          </table:table-cell>
          <table:table-cell table:formula="of:=[$all.O517]" office:value-type="percentage" office:value="0.638297872340426">
            <text:p>64%</text:p>
          </table:table-cell>
          <table:table-cell table:formula="of:=[$all.K517]" office:value-type="percentage" office:value="-0.0338781570796284">
            <text:p>-3%</text:p>
          </table:table-cell>
          <table:table-cell/>
          <table:table-cell table:formula="of:=MEDIAN([.$C20:.$C49])" office:value-type="float" office:value="13">
            <text:p>13</text:p>
          </table:table-cell>
          <table:table-cell office:value-type="float" office:value="146.76">
            <text:p>147</text:p>
          </table:table-cell>
          <table:table-cell table:formula="of:=[.K49]/[.L48]" office:value-type="percentage" office:value="0.0895316804407713">
            <text:p>9%</text:p>
          </table:table-cell>
          <table:table-cell table:formula="of:=[.M49]/[.I49]" office:value-type="percentage" office:value="-2.64275533732053">
            <text:p>-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1">
            <text:p>2019-10-01</text:p>
          </table:table-cell>
          <table:table-cell table:formula="of:=COUNT([$all.B520:.B533])" office:value-type="float" office:value="14">
            <text:p>14</text:p>
          </table:table-cell>
          <table:table-cell table:formula="of:=SUM([$all.E520:.E533])" office:value-type="float" office:value="30">
            <text:p>30</text:p>
          </table:table-cell>
          <table:table-cell table:style-name="ce6" table:formula="of:=SUMIF([$all.H520:.H533];&quot;&gt;0&quot;)" office:value-type="float" office:value="7.74">
            <text:p>7.74</text:p>
          </table:table-cell>
          <table:table-cell table:formula="of:=SUMIF([$all.H520:.H533];&quot;&lt;0&quot;)" office:value-type="float" office:value="-9">
            <text:p>-9</text:p>
          </table:table-cell>
          <table:table-cell table:formula="of:=[.D50]+[.E50]" office:value-type="float" office:value="-1.26">
            <text:p>-1.26</text:p>
          </table:table-cell>
          <table:table-cell table:style-name="ce29" table:formula="of:=[$all.J533]" office:value-type="percentage" office:value="-0.045998928762721">
            <text:p>-5%</text:p>
          </table:table-cell>
          <table:table-cell table:formula="of:=[$all.O533]" office:value-type="percentage" office:value="0.638443935926774">
            <text:p>64%</text:p>
          </table:table-cell>
          <table:table-cell table:formula="of:=[$all.K533]" office:value-type="percentage" office:value="-0.0332594900220617">
            <text:p>-3%</text:p>
          </table:table-cell>
          <table:table-cell/>
          <table:table-cell table:formula="of:=MEDIAN([.$C21:.$C50])" office:value-type="float" office:value="13">
            <text:p>13</text:p>
          </table:table-cell>
          <table:table-cell office:value-type="float" office:value="145.5">
            <text:p>146</text:p>
          </table:table-cell>
          <table:table-cell table:formula="of:=[.K50]/[.L49]" office:value-type="percentage" office:value="0.0885799945489234">
            <text:p>9%</text:p>
          </table:table-cell>
          <table:table-cell table:formula="of:=[.M50]/[.I50]" office:value-type="percentage" office:value="-2.66329984284685">
            <text:p>-2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2">
            <text:p>2019-10-02</text:p>
          </table:table-cell>
          <table:table-cell table:formula="of:=COUNT([$all.B536:.B544])" office:value-type="float" office:value="9">
            <text:p>9</text:p>
          </table:table-cell>
          <table:table-cell table:formula="of:=SUM([$all.E536:.E544])" office:value-type="float" office:value="28">
            <text:p>28</text:p>
          </table:table-cell>
          <table:table-cell table:style-name="ce6" table:formula="of:=SUMIF([$all.H536:.H544];&quot;&gt;0&quot;)" office:value-type="float" office:value="9.25">
            <text:p>9.25</text:p>
          </table:table-cell>
          <table:table-cell table:formula="of:=SUMIF([$all.H536:.H544];&quot;&lt;0&quot;)" office:value-type="float" office:value="-9">
            <text:p>-9</text:p>
          </table:table-cell>
          <table:table-cell table:formula="of:=[.D51]+[.E51]" office:value-type="float" office:value="0.25">
            <text:p>0.25</text:p>
          </table:table-cell>
          <table:table-cell table:style-name="ce29" table:formula="of:=[$all.J544]" office:value-type="percentage" office:value="-0.0451873350923483">
            <text:p>-5%</text:p>
          </table:table-cell>
          <table:table-cell table:formula="of:=[$all.O544]" office:value-type="percentage" office:value="0.639013452914798">
            <text:p>64%</text:p>
          </table:table-cell>
          <table:table-cell table:formula="of:=[$all.K544]" office:value-type="percentage" office:value="-0.0329962361140773">
            <text:p>-3%</text:p>
          </table:table-cell>
          <table:table-cell/>
          <table:table-cell table:formula="of:=MEDIAN([.$C22:.$C51])" office:value-type="float" office:value="13">
            <text:p>13</text:p>
          </table:table-cell>
          <table:table-cell office:value-type="float" office:value="145.75">
            <text:p>146</text:p>
          </table:table-cell>
          <table:table-cell table:formula="of:=[.K51]/[.L50]" office:value-type="percentage" office:value="0.0893470790378007">
            <text:p>9%</text:p>
          </table:table-cell>
          <table:table-cell table:formula="of:=[.M51]/[.I51]" office:value-type="percentage" office:value="-2.70779608707195">
            <text:p>-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3">
            <text:p>2019-10-03</text:p>
          </table:table-cell>
          <table:table-cell table:formula="of:=COUNT([$all.B547:.B548])" office:value-type="float" office:value="2">
            <text:p>2</text:p>
          </table:table-cell>
          <table:table-cell table:formula="of:=SUM([$all.E547:.E548])" office:value-type="float" office:value="2">
            <text:p>2</text:p>
          </table:table-cell>
          <table:table-cell table:style-name="ce6" table:formula="of:=SUMIF([$all.H547:.H548];&quot;&gt;0&quot;)" office:value-type="float" office:value="1.28">
            <text:p>1.28</text:p>
          </table:table-cell>
          <table:table-cell table:formula="of:=SUMIF([$all.H547:.H548];&quot;&lt;0&quot;)" office:value-type="float" office:value="0">
            <text:p>0</text:p>
          </table:table-cell>
          <table:table-cell table:formula="of:=[.D52]+[.E52]" office:value-type="float" office:value="1.28">
            <text:p>1.28</text:p>
          </table:table-cell>
          <table:table-cell table:style-name="ce29" table:formula="of:=[$all.J548]" office:value-type="percentage" office:value="-0.0444649446494465">
            <text:p>-4%</text:p>
          </table:table-cell>
          <table:table-cell table:formula="of:=[$all.O548]" office:value-type="percentage" office:value="0.640625">
            <text:p>64%</text:p>
          </table:table-cell>
          <table:table-cell table:formula="of:=[$all.K548]" office:value-type="percentage" office:value="-0.0320683736969937">
            <text:p>-3%</text:p>
          </table:table-cell>
          <table:table-cell/>
          <table:table-cell table:formula="of:=MEDIAN([.$C23:.$C52])" office:value-type="float" office:value="13">
            <text:p>13</text:p>
          </table:table-cell>
          <table:table-cell office:value-type="float" office:value="147.03">
            <text:p>147</text:p>
          </table:table-cell>
          <table:table-cell table:formula="of:=[.K52]/[.L51]" office:value-type="percentage" office:value="0.0891938250428816">
            <text:p>9%</text:p>
          </table:table-cell>
          <table:table-cell table:formula="of:=[.M52]/[.I52]" office:value-type="percentage" office:value="-2.78136415290818">
            <text:p>-2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4">
            <text:p>2019-10-04</text:p>
          </table:table-cell>
          <table:table-cell table:formula="of:=COUNT([$all.B551:.B555])" office:value-type="float" office:value="5">
            <text:p>5</text:p>
          </table:table-cell>
          <table:table-cell table:formula="of:=SUM([$all.E551:.E555])" office:value-type="float" office:value="11">
            <text:p>11</text:p>
          </table:table-cell>
          <table:table-cell table:style-name="ce6" table:formula="of:=SUMIF([$all.H551:.H555];&quot;&gt;0&quot;)" office:value-type="float" office:value="5.37">
            <text:p>5.37</text:p>
          </table:table-cell>
          <table:table-cell table:formula="of:=SUMIF([$all.H551:.H555];&quot;&lt;0&quot;)" office:value-type="float" office:value="0">
            <text:p>0</text:p>
          </table:table-cell>
          <table:table-cell table:formula="of:=[.D53]+[.E53]" office:value-type="float" office:value="5.37">
            <text:p>5.37</text:p>
          </table:table-cell>
          <table:table-cell table:style-name="ce29" table:formula="of:=[$all.J555]" office:value-type="percentage" office:value="-0.0413941299790356">
            <text:p>-4%</text:p>
          </table:table-cell>
          <table:table-cell table:formula="of:=[$all.O555]" office:value-type="percentage" office:value="0.644591611479029">
            <text:p>64%</text:p>
          </table:table-cell>
          <table:table-cell table:formula="of:=[$all.K555]" office:value-type="percentage" office:value="-0.027358513607729">
            <text:p>-3%</text:p>
          </table:table-cell>
          <table:table-cell/>
          <table:table-cell table:formula="of:=MEDIAN([.$C24:.$C53])" office:value-type="float" office:value="12.5">
            <text:p>13</text:p>
          </table:table-cell>
          <table:table-cell office:value-type="float" office:value="152.4">
            <text:p>152</text:p>
          </table:table-cell>
          <table:table-cell table:formula="of:=[.K53]/[.L52]" office:value-type="percentage" office:value="0.0850166632660001">
            <text:p>9%</text:p>
          </table:table-cell>
          <table:table-cell table:formula="of:=[.M53]/[.I53]" office:value-type="percentage" office:value="-3.1075030056451">
            <text:p>-31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5">
            <text:p>2019-10-05</text:p>
          </table:table-cell>
          <table:table-cell table:formula="of:=COUNT([$all.B558:.B560])" office:value-type="float" office:value="3">
            <text:p>3</text:p>
          </table:table-cell>
          <table:table-cell table:formula="of:=SUM([$all.E558:.E560])" office:value-type="float" office:value="7">
            <text:p>7</text:p>
          </table:table-cell>
          <table:table-cell table:style-name="ce6" table:formula="of:=SUMIF([$all.H558:.H560];&quot;&gt;0&quot;)" office:value-type="float" office:value="0.14">
            <text:p>0.14</text:p>
          </table:table-cell>
          <table:table-cell table:formula="of:=SUMIF([$all.H550:.H558];&quot;&lt;0&quot;)" office:value-type="float" office:value="-2">
            <text:p>-2</text:p>
          </table:table-cell>
          <table:table-cell table:formula="of:=[.D54]+[.E54]" office:value-type="float" office:value="-1.86">
            <text:p>-1.86</text:p>
          </table:table-cell>
          <table:table-cell table:style-name="ce29" table:formula="of:=[$all.J560]" office:value-type="percentage" office:value="-0.0443028720626632">
            <text:p>-4%</text:p>
          </table:table-cell>
          <table:table-cell table:formula="of:=[$all.O560]" office:value-type="percentage" office:value="0.642543859649123">
            <text:p>64%</text:p>
          </table:table-cell>
          <table:table-cell table:formula="of:=[$all.K560]" office:value-type="percentage" office:value="-0.0330564098908263">
            <text:p>-3%</text:p>
          </table:table-cell>
          <table:table-cell/>
          <table:table-cell table:formula="of:=MEDIAN([.$C25:.$C54])" office:value-type="float" office:value="11.5">
            <text:p>12</text:p>
          </table:table-cell>
          <table:table-cell office:value-type="float" office:value="146.54">
            <text:p>147</text:p>
          </table:table-cell>
          <table:table-cell table:formula="of:=[.K54]/[.L53]" office:value-type="percentage" office:value="0.0754593175853018">
            <text:p>8%</text:p>
          </table:table-cell>
          <table:table-cell table:formula="of:=[.M54]/[.I54]" office:value-type="percentage" office:value="-2.28274388642074">
            <text:p>-22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6">
            <text:p>2019-10-06</text:p>
          </table:table-cell>
          <table:table-cell table:formula="of:=COUNT([$all.B563:.B564])" office:value-type="float" office:value="2">
            <text:p>2</text:p>
          </table:table-cell>
          <table:table-cell table:formula="of:=SUM([$all.E563:.E564])" office:value-type="float" office:value="8">
            <text:p>8</text:p>
          </table:table-cell>
          <table:table-cell table:style-name="ce6" table:formula="of:=SUMIF([$all.H563:.H564];&quot;&gt;0&quot;)" office:value-type="float" office:value="0.12">
            <text:p>0.12</text:p>
          </table:table-cell>
          <table:table-cell table:formula="of:=SUMIF([$all.H563:.H564];&quot;&lt;0&quot;)" office:value-type="float" office:value="-2">
            <text:p>-2</text:p>
          </table:table-cell>
          <table:table-cell table:formula="of:=[.D55]+[.E55]" office:value-type="float" office:value="-1.88">
            <text:p>-1.88</text:p>
          </table:table-cell>
          <table:table-cell table:style-name="ce29" table:formula="of:=[$all.J564]" office:value-type="percentage" office:value="-0.0450962038481539">
            <text:p>-5%</text:p>
          </table:table-cell>
          <table:table-cell table:formula="of:=[$all.O564]" office:value-type="percentage" office:value="0.641921397379913">
            <text:p>64%</text:p>
          </table:table-cell>
          <table:table-cell table:formula="of:=[$all.K564]" office:value-type="percentage" office:value="-0.0349950423854222">
            <text:p>-3%</text:p>
          </table:table-cell>
          <table:table-cell/>
          <table:table-cell table:formula="of:=MEDIAN([.$C26:.$C55])" office:value-type="float" office:value="11">
            <text:p>11</text:p>
          </table:table-cell>
          <table:table-cell office:value-type="float" office:value="144.66">
            <text:p>145</text:p>
          </table:table-cell>
          <table:table-cell table:formula="of:=[.K55]/[.L54]" office:value-type="percentage" office:value="0.075064828715709">
            <text:p>8%</text:p>
          </table:table-cell>
          <table:table-cell table:formula="of:=[.M55]/[.I55]" office:value-type="percentage" office:value="-2.14501322470118">
            <text:p>-2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7">
            <text:p>2019-10-07</text:p>
          </table:table-cell>
          <table:table-cell table:formula="of:=COUNT([$all.B567:.B571])" office:value-type="float" office:value="5">
            <text:p>5</text:p>
          </table:table-cell>
          <table:table-cell table:formula="of:=SUM([$all.E567:.E571])" office:value-type="float" office:value="11">
            <text:p>11</text:p>
          </table:table-cell>
          <table:table-cell table:style-name="ce6" table:formula="of:=SUMIF([$all.H567:.H571];&quot;&gt;0&quot;)" office:value-type="float" office:value="4.86">
            <text:p>4.86</text:p>
          </table:table-cell>
          <table:table-cell table:formula="of:=SUMIF([$all.H567:.H571];&quot;&lt;0&quot;)" office:value-type="float" office:value="-2">
            <text:p>-2</text:p>
          </table:table-cell>
          <table:table-cell table:formula="of:=[.D56]+[.E56]" office:value-type="float" office:value="2.86">
            <text:p>2.86</text:p>
          </table:table-cell>
          <table:table-cell table:style-name="ce29" table:formula="of:=[$all.J571]" office:value-type="percentage" office:value="-0.0433609100310238">
            <text:p>-4%</text:p>
          </table:table-cell>
          <table:table-cell table:formula="of:=[$all.O571]" office:value-type="percentage" office:value="0.6414686825054">
            <text:p>64%</text:p>
          </table:table-cell>
          <table:table-cell table:formula="of:=[$all.K571]" office:value-type="percentage" office:value="-0.0321601222665219">
            <text:p>-3%</text:p>
          </table:table-cell>
          <table:table-cell/>
          <table:table-cell table:formula="of:=MEDIAN([.$C27:.$C56])" office:value-type="float" office:value="11">
            <text:p>11</text:p>
          </table:table-cell>
          <table:table-cell office:value-type="float" office:value="147.52">
            <text:p>148</text:p>
          </table:table-cell>
          <table:table-cell table:formula="of:=[.K56]/[.L55]" office:value-type="percentage" office:value="0.0760403705239873">
            <text:p>8%</text:p>
          </table:table-cell>
          <table:table-cell table:formula="of:=[.M56]/[.I56]" office:value-type="percentage" office:value="-2.36443039282671">
            <text:p>-2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8">
            <text:p>2019-10-08</text:p>
          </table:table-cell>
          <table:table-cell table:formula="of:=COUNT([$all.B574:.B581])" office:value-type="float" office:value="8">
            <text:p>8</text:p>
          </table:table-cell>
          <table:table-cell table:formula="of:=SUM([$all.E574:.E581])" office:value-type="float" office:value="16">
            <text:p>16</text:p>
          </table:table-cell>
          <table:table-cell table:style-name="ce6" table:formula="of:=SUMIF([$all.H574:.H581];&quot;&gt;0&quot;)" office:value-type="float" office:value="6.33">
            <text:p>6.33</text:p>
          </table:table-cell>
          <table:table-cell table:formula="of:=SUMIF([$all.H574:.H581];&quot;&lt;0&quot;)" office:value-type="float" office:value="-4">
            <text:p>-4</text:p>
          </table:table-cell>
          <table:table-cell table:formula="of:=[.D57]+[.E57]" office:value-type="float" office:value="2.33">
            <text:p>2.33</text:p>
          </table:table-cell>
          <table:table-cell table:style-name="ce29" table:formula="of:=[$all.J581]" office:value-type="percentage" office:value="-0.0418102564102564">
            <text:p>-4%</text:p>
          </table:table-cell>
          <table:table-cell table:formula="of:=[$all.O581]" office:value-type="percentage" office:value="0.643312101910828">
            <text:p>64%</text:p>
          </table:table-cell>
          <table:table-cell table:formula="of:=[$all.K581]" office:value-type="percentage" office:value="-0.0279218742019979">
            <text:p>-3%</text:p>
          </table:table-cell>
          <table:table-cell/>
          <table:table-cell table:formula="of:=MEDIAN([.$C28:.$C57])" office:value-type="float" office:value="11">
            <text:p>11</text:p>
          </table:table-cell>
          <table:table-cell office:value-type="float" office:value="149.85">
            <text:p>150</text:p>
          </table:table-cell>
          <table:table-cell table:formula="of:=[.K57]/[.L56]" office:value-type="percentage" office:value="0.0745661605206074">
            <text:p>7%</text:p>
          </table:table-cell>
          <table:table-cell table:formula="of:=[.M57]/[.I57]" office:value-type="percentage" office:value="-2.67052848892471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9">
            <text:p>2019-10-09</text:p>
          </table:table-cell>
          <table:table-cell table:formula="of:=COUNT([$all.B584:.B588])" office:value-type="float" office:value="5">
            <text:p>5</text:p>
          </table:table-cell>
          <table:table-cell table:formula="of:=SUM([$all.E584:.E588])" office:value-type="float" office:value="13">
            <text:p>13</text:p>
          </table:table-cell>
          <table:table-cell table:style-name="ce6" table:formula="of:=SUMIF([$all.H584:.H588];&quot;&gt;0&quot;)" office:value-type="float" office:value="3.77">
            <text:p>3.77</text:p>
          </table:table-cell>
          <table:table-cell table:formula="of:=SUMIF([$all.H584:.H588];&quot;&lt;0&quot;)" office:value-type="float" office:value="0">
            <text:p>0</text:p>
          </table:table-cell>
          <table:table-cell table:formula="of:=[.D58]+[.E58]" office:value-type="float" office:value="3.77">
            <text:p>3.77</text:p>
          </table:table-cell>
          <table:table-cell table:style-name="ce29" table:formula="of:=[$all.J588]" office:value-type="percentage" office:value="-0.0396128374936322">
            <text:p>-4%</text:p>
          </table:table-cell>
          <table:table-cell table:formula="of:=[$all.O588]" office:value-type="percentage" office:value="0.647058823529412">
            <text:p>65%</text:p>
          </table:table-cell>
          <table:table-cell table:formula="of:=[$all.K588]" office:value-type="percentage" office:value="-0.0226146248437037">
            <text:p>-2%</text:p>
          </table:table-cell>
          <table:table-cell/>
          <table:table-cell table:formula="of:=MEDIAN([.$C29:.$C58])" office:value-type="float" office:value="11">
            <text:p>11</text:p>
          </table:table-cell>
          <table:table-cell office:value-type="float" office:value="153.62">
            <text:p>154</text:p>
          </table:table-cell>
          <table:table-cell table:formula="of:=[.K58]/[.L57]" office:value-type="percentage" office:value="0.0734067400734067">
            <text:p>7%</text:p>
          </table:table-cell>
          <table:table-cell table:formula="of:=[.M58]/[.I58]" office:value-type="percentage" office:value="-3.24598531175035">
            <text:p>-3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0">
            <text:p>2019-10-10</text:p>
          </table:table-cell>
          <table:table-cell table:formula="of:=COUNT([$all.B591:.B598])" office:value-type="float" office:value="8">
            <text:p>8</text:p>
          </table:table-cell>
          <table:table-cell table:formula="of:=SUM([$all.E591:.E598])" office:value-type="float" office:value="25">
            <text:p>25</text:p>
          </table:table-cell>
          <table:table-cell table:style-name="ce6" table:formula="of:=SUMIF([$all.H591:.H598];&quot;&gt;0&quot;)" office:value-type="float" office:value="6.29">
            <text:p>6.29</text:p>
          </table:table-cell>
          <table:table-cell table:formula="of:=SUMIF([$all.H591:.H598];&quot;&lt;0&quot;)" office:value-type="float" office:value="-2">
            <text:p>-2</text:p>
          </table:table-cell>
          <table:table-cell table:formula="of:=[.D59]+[.E59]" office:value-type="float" office:value="4.29">
            <text:p>4.29</text:p>
          </table:table-cell>
          <table:table-cell table:style-name="ce29" table:formula="of:=[$all.J598]" office:value-type="percentage" office:value="-0.0369567404426559">
            <text:p>-4%</text:p>
          </table:table-cell>
          <table:table-cell table:formula="of:=[$all.O598]" office:value-type="percentage" office:value="0.650826446280992">
            <text:p>65%</text:p>
          </table:table-cell>
          <table:table-cell table:formula="of:=[$all.K598]" office:value-type="percentage" office:value="-0.0192690498553756">
            <text:p>-2%</text:p>
          </table:table-cell>
          <table:table-cell/>
          <table:table-cell table:formula="of:=MEDIAN([.$C30:.$C59])" office:value-type="float" office:value="11">
            <text:p>11</text:p>
          </table:table-cell>
          <table:table-cell office:value-type="float" office:value="157.91">
            <text:p>158</text:p>
          </table:table-cell>
          <table:table-cell table:formula="of:=[.K59]/[.L58]" office:value-type="percentage" office:value="0.0716052597318057">
            <text:p>7%</text:p>
          </table:table-cell>
          <table:table-cell table:formula="of:=[.M59]/[.I59]" office:value-type="percentage" office:value="-3.71607631249289">
            <text:p>-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1">
            <text:p>2019-10-11</text:p>
          </table:table-cell>
          <table:table-cell table:formula="of:=COUNT([$all.B601:.B604])" office:value-type="float" office:value="4">
            <text:p>4</text:p>
          </table:table-cell>
          <table:table-cell table:formula="of:=SUM([$all.E601:.E604])" office:value-type="float" office:value="13">
            <text:p>13</text:p>
          </table:table-cell>
          <table:table-cell table:style-name="ce6" table:formula="of:=SUMIF([$all.H601:.H604];&quot;&gt;0&quot;)" office:value-type="float" office:value="0.8">
            <text:p>0.80</text:p>
          </table:table-cell>
          <table:table-cell table:formula="of:=SUMIF([$all.H601:.H604];&quot;&lt;0&quot;)" office:value-type="float" office:value="-9">
            <text:p>-9</text:p>
          </table:table-cell>
          <table:table-cell table:formula="of:=[.D60]+[.E60]" office:value-type="float" office:value="-8.2">
            <text:p>-8.20</text:p>
          </table:table-cell>
          <table:table-cell table:style-name="ce29" table:formula="of:=[$all.J604]" office:value-type="percentage" office:value="-0.0408145927036482">
            <text:p>-4%</text:p>
          </table:table-cell>
          <table:table-cell table:formula="of:=[$all.O604]" office:value-type="percentage" office:value="0.647540983606557">
            <text:p>65%</text:p>
          </table:table-cell>
          <table:table-cell table:formula="of:=[$all.K604]" office:value-type="percentage" office:value="-0.0268991246774997">
            <text:p>-3%</text:p>
          </table:table-cell>
          <table:table-cell/>
          <table:table-cell table:formula="of:=MEDIAN([.$C31:.$C60])" office:value-type="float" office:value="11">
            <text:p>11</text:p>
          </table:table-cell>
          <table:table-cell office:value-type="float" office:value="149.71">
            <text:p>150</text:p>
          </table:table-cell>
          <table:table-cell table:formula="of:=[.K60]/[.L59]" office:value-type="percentage" office:value="0.0696599328731556">
            <text:p>7%</text:p>
          </table:table-cell>
          <table:table-cell table:formula="of:=[.M60]/[.I60]" office:value-type="percentage" office:value="-2.58967285026282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2">
            <text:p>2019-10-12</text:p>
          </table:table-cell>
          <table:table-cell table:formula="of:=COUNT([$all.B607:.B608])" office:value-type="float" office:value="2">
            <text:p>2</text:p>
          </table:table-cell>
          <table:table-cell table:formula="of:=SUM([$all.E607:.E608])" office:value-type="float" office:value="5">
            <text:p>5</text:p>
          </table:table-cell>
          <table:table-cell table:style-name="ce6" table:formula="of:=SUMIF([$all.H607:.H608];&quot;&gt;0&quot;)" office:value-type="float" office:value="2.8">
            <text:p>2.80</text:p>
          </table:table-cell>
          <table:table-cell table:formula="of:=SUMIF([$all.H607:.H608];&quot;&lt;0&quot;)" office:value-type="float" office:value="0">
            <text:p>0</text:p>
          </table:table-cell>
          <table:table-cell table:formula="of:=[.D61]+[.E61]" office:value-type="float" office:value="2.8">
            <text:p>2.80</text:p>
          </table:table-cell>
          <table:table-cell table:style-name="ce29" table:formula="of:=[$all.J608]" office:value-type="percentage" office:value="-0.0393170488534397">
            <text:p>-4%</text:p>
          </table:table-cell>
          <table:table-cell table:formula="of:=[$all.O608]" office:value-type="percentage" office:value="0.648979591836735">
            <text:p>65%</text:p>
          </table:table-cell>
          <table:table-cell table:formula="of:=[$all.K608]" office:value-type="percentage" office:value="-0.0243730657671595">
            <text:p>-2%</text:p>
          </table:table-cell>
          <table:table-cell/>
          <table:table-cell table:formula="of:=MEDIAN([.$C32:.$C61])" office:value-type="float" office:value="10.5">
            <text:p>11</text:p>
          </table:table-cell>
          <table:table-cell office:value-type="float" office:value="152.51">
            <text:p>153</text:p>
          </table:table-cell>
          <table:table-cell table:formula="of:=[.K61]/[.L60]" office:value-type="percentage" office:value="0.0701355954846036">
            <text:p>7%</text:p>
          </table:table-cell>
          <table:table-cell table:formula="of:=[.M61]/[.I61]" office:value-type="percentage" office:value="-2.87758610897054">
            <text:p>-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3">
            <text:p>2019-10-13</text:p>
          </table:table-cell>
          <table:table-cell table:formula="of:=COUNT([$all.B611:.B630])" office:value-type="float" office:value="20">
            <text:p>20</text:p>
          </table:table-cell>
          <table:table-cell table:formula="of:=SUM([$all.E611:.E630])" office:value-type="float" office:value="56">
            <text:p>56</text:p>
          </table:table-cell>
          <table:table-cell table:style-name="ce6" table:formula="of:=SUMIF([$all.H611:.H630];&quot;&gt;0&quot;)" office:value-type="float" office:value="20.19">
            <text:p>20.19</text:p>
          </table:table-cell>
          <table:table-cell table:formula="of:=SUMIF([$all.H611:.H630];&quot;&lt;0&quot;)" office:value-type="float" office:value="-9">
            <text:p>-9</text:p>
          </table:table-cell>
          <table:table-cell table:formula="of:=[.D62]+[.E62]" office:value-type="float" office:value="11.19">
            <text:p>11.19</text:p>
          </table:table-cell>
          <table:table-cell table:style-name="ce29" table:formula="of:=[$all.J630]" office:value-type="percentage" office:value="-0.0328225024248302">
            <text:p>-3%</text:p>
          </table:table-cell>
          <table:table-cell table:formula="of:=[$all.O630]" office:value-type="percentage" office:value="0.656862745098039">
            <text:p>66%</text:p>
          </table:table-cell>
          <table:table-cell table:formula="of:=[$all.K630]" office:value-type="percentage" office:value="-0.0149737764401742">
            <text:p>-1%</text:p>
          </table:table-cell>
          <table:table-cell/>
          <table:table-cell table:formula="of:=MEDIAN([.$C33:.$C62])" office:value-type="float" office:value="11">
            <text:p>11</text:p>
          </table:table-cell>
          <table:table-cell office:value-type="float" office:value="163.7">
            <text:p>164</text:p>
          </table:table-cell>
          <table:table-cell table:formula="of:=[.K62]/[.L61]" office:value-type="percentage" office:value="0.0721264179398072">
            <text:p>7%</text:p>
          </table:table-cell>
          <table:table-cell table:formula="of:=[.M62]/[.I62]" office:value-type="percentage" office:value="-4.81684885759977">
            <text:p>-4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4">
            <text:p>2019-10-14</text:p>
          </table:table-cell>
          <table:table-cell table:formula="of:=COUNT([$all.B633:.B639])" office:value-type="float" office:value="7">
            <text:p>7</text:p>
          </table:table-cell>
          <table:table-cell table:formula="of:=SUM([$all.E633:.E639])" office:value-type="float" office:value="12">
            <text:p>12</text:p>
          </table:table-cell>
          <table:table-cell table:style-name="ce6" table:formula="of:=SUMIF([$all.H633:.H639];&quot;&gt;0&quot;)" office:value-type="float" office:value="5.27">
            <text:p>5.27</text:p>
          </table:table-cell>
          <table:table-cell table:formula="of:=SUMIF([$all.H633:.H639];&quot;&lt;0&quot;)" office:value-type="float" office:value="-1">
            <text:p>-1</text:p>
          </table:table-cell>
          <table:table-cell table:formula="of:=[.D63]+[.E63]" office:value-type="float" office:value="4.27">
            <text:p>4.27</text:p>
          </table:table-cell>
          <table:table-cell table:style-name="ce29" table:formula="of:=[$all.J639]" office:value-type="percentage" office:value="-0.0305737704918033">
            <text:p>-3%</text:p>
          </table:table-cell>
          <table:table-cell table:formula="of:=[$all.O639]" office:value-type="percentage" office:value="0.659574468085106">
            <text:p>66%</text:p>
          </table:table-cell>
          <table:table-cell table:formula="of:=[$all.K639]" office:value-type="percentage" office:value="-0.0115571601934996">
            <text:p>-1%</text:p>
          </table:table-cell>
          <table:table-cell/>
          <table:table-cell table:formula="of:=MEDIAN([.$C34:.$C63])" office:value-type="float" office:value="11">
            <text:p>11</text:p>
          </table:table-cell>
          <table:table-cell office:value-type="float" office:value="167.97">
            <text:p>168</text:p>
          </table:table-cell>
          <table:table-cell table:formula="of:=[.K63]/[.L62]" office:value-type="percentage" office:value="0.0671960904092853">
            <text:p>7%</text:p>
          </table:table-cell>
          <table:table-cell table:formula="of:=[.M63]/[.I63]" office:value-type="percentage" office:value="-5.81423890334929">
            <text:p>-58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5">
            <text:p>2019-10-15</text:p>
          </table:table-cell>
          <table:table-cell table:formula="of:=COUNT([$all.B642:.B657])" office:value-type="float" office:value="16">
            <text:p>16</text:p>
          </table:table-cell>
          <table:table-cell table:formula="of:=SUM([$all.E642:.E657])" office:value-type="float" office:value="28">
            <text:p>28</text:p>
          </table:table-cell>
          <table:table-cell table:style-name="ce6" table:formula="of:=SUMIF([$all.H642:.H657];&quot;&gt;0&quot;)" office:value-type="float" office:value="9.69">
            <text:p>9.69</text:p>
          </table:table-cell>
          <table:table-cell table:formula="of:=SUMIF([$all.H642:.H657];&quot;&lt;0&quot;)" office:value-type="float" office:value="-4">
            <text:p>-4</text:p>
          </table:table-cell>
          <table:table-cell table:formula="of:=[.D64]+[.E64]" office:value-type="float" office:value="5.69">
            <text:p>5.69</text:p>
          </table:table-cell>
          <table:table-cell table:style-name="ce29" table:formula="of:=[$all.J657]" office:value-type="percentage" office:value="-0.0274595623215985">
            <text:p>-3%</text:p>
          </table:table-cell>
          <table:table-cell table:formula="of:=[$all.O657]" office:value-type="percentage" office:value="0.664165103189493">
            <text:p>66%</text:p>
          </table:table-cell>
          <table:table-cell table:formula="of:=[$all.K657]" office:value-type="percentage" office:value="-0.00546866752030539">
            <text:p>-1%</text:p>
          </table:table-cell>
          <table:table-cell/>
          <table:table-cell table:formula="of:=MEDIAN([.$C35:.$C64])" office:value-type="float" office:value="11">
            <text:p>11</text:p>
          </table:table-cell>
          <table:table-cell office:value-type="float" office:value="173.66">
            <text:p>174</text:p>
          </table:table-cell>
          <table:table-cell table:formula="of:=[.K64]/[.L63]" office:value-type="percentage" office:value="0.0654878847413229">
            <text:p>7%</text:p>
          </table:table-cell>
          <table:table-cell table:formula="of:=[.M64]/[.I64]" office:value-type="percentage" office:value="-11.9751081041522">
            <text:p>-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6">
            <text:p>2019-10-16</text:p>
          </table:table-cell>
          <table:table-cell table:formula="of:=COUNT([$all.B660:.B669])" office:value-type="float" office:value="10">
            <text:p>10</text:p>
          </table:table-cell>
          <table:table-cell table:formula="of:=SUM([$all.E660:.E669])" office:value-type="float" office:value="35">
            <text:p>35</text:p>
          </table:table-cell>
          <table:table-cell table:style-name="ce6" table:formula="of:=SUMIF([$all.H660:.H669];&quot;&gt;0&quot;)" office:value-type="float" office:value="14.44">
            <text:p>14.44</text:p>
          </table:table-cell>
          <table:table-cell table:formula="of:=SUMIF([$all.H660:.H669];&quot;&lt;0&quot;)" office:value-type="float" office:value="-1">
            <text:p>-1</text:p>
          </table:table-cell>
          <table:table-cell table:formula="of:=[.D65]+[.E65]" office:value-type="float" office:value="13.44">
            <text:p>13.44</text:p>
          </table:table-cell>
          <table:table-cell table:style-name="ce29" table:formula="of:=[$all.J669]" office:value-type="percentage" office:value="-0.0207206364061769">
            <text:p>-2%</text:p>
          </table:table-cell>
          <table:table-cell table:formula="of:=[$all.O669]" office:value-type="percentage" office:value="0.668508287292818">
            <text:p>67%</text:p>
          </table:table-cell>
          <table:table-cell table:formula="of:=[$all.K669]" office:value-type="percentage" office:value="0.00636572159548254">
            <text:p>1%</text:p>
          </table:table-cell>
          <table:table-cell/>
          <table:table-cell table:formula="of:=MEDIAN([.$C36:.$C65])" office:value-type="float" office:value="11.5">
            <text:p>12</text:p>
          </table:table-cell>
          <table:table-cell office:value-type="float" office:value="187.1">
            <text:p>187</text:p>
          </table:table-cell>
          <table:table-cell table:formula="of:=[.K65]/[.L64]" office:value-type="percentage" office:value="0.0662213520672579">
            <text:p>7%</text:p>
          </table:table-cell>
          <table:table-cell table:formula="of:=[.M65]/[.I65]" office:value-type="percentage" office:value="10.4028036843855">
            <text:p>10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7">
            <text:p>2019-10-17</text:p>
          </table:table-cell>
          <table:table-cell table:formula="of:=COUNT([$all.B672:.B683])" office:value-type="float" office:value="12">
            <text:p>12</text:p>
          </table:table-cell>
          <table:table-cell table:formula="of:=SUM([$all.E672:.E683])" office:value-type="float" office:value="31">
            <text:p>31</text:p>
          </table:table-cell>
          <table:table-cell table:style-name="ce6" table:formula="of:=SUMIF([$all.H672:.H683];&quot;&gt;0&quot;)" office:value-type="float" office:value="6.68">
            <text:p>6.68</text:p>
          </table:table-cell>
          <table:table-cell table:formula="of:=SUMIF([$all.H672:.H683];&quot;&lt;0&quot;)" office:value-type="float" office:value="-12">
            <text:p>-12</text:p>
          </table:table-cell>
          <table:table-cell table:formula="of:=[.D66]+[.E66]" office:value-type="float" office:value="-5.32">
            <text:p>-5.32</text:p>
          </table:table-cell>
          <table:table-cell table:style-name="ce29" table:formula="of:=[$all.J683]" office:value-type="percentage" office:value="-0.0228782287822878">
            <text:p>-2%</text:p>
          </table:table-cell>
          <table:table-cell table:formula="of:=[$all.O683]" office:value-type="percentage" office:value="0.664864864864865">
            <text:p>66%</text:p>
          </table:table-cell>
          <table:table-cell table:formula="of:=[$all.K683]" office:value-type="percentage" office:value="0.00121404552542215">
            <text:p>0%</text:p>
          </table:table-cell>
          <table:table-cell/>
          <table:table-cell table:formula="of:=MEDIAN([.$C37:.$C66])" office:value-type="float" office:value="12">
            <text:p>12</text:p>
          </table:table-cell>
          <table:table-cell office:value-type="float" office:value="180.48">
            <text:p>180</text:p>
          </table:table-cell>
          <table:table-cell table:formula="of:=[.K66]/[.L65]" office:value-type="percentage" office:value="0.0641368252271513">
            <text:p>6%</text:p>
          </table:table-cell>
          <table:table-cell table:formula="of:=[.M66]/[.I66]" office:value-type="percentage" office:value="52.8290116672928">
            <text:p>528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8">
            <text:p>2019-10-18</text:p>
          </table:table-cell>
          <table:table-cell table:formula="of:=COUNT([$all.B686:.B694])" office:value-type="float" office:value="9">
            <text:p>9</text:p>
          </table:table-cell>
          <table:table-cell table:formula="of:=SUM([$all.E686:.E694])" office:value-type="float" office:value="33">
            <text:p>33</text:p>
          </table:table-cell>
          <table:table-cell table:style-name="ce6" table:formula="of:=SUMIF([$all.H686:.H694];&quot;&gt;0&quot;)" office:value-type="float" office:value="14.44">
            <text:p>14.44</text:p>
          </table:table-cell>
          <table:table-cell table:formula="of:=SUMIF([$all.H686:.H694];&quot;&lt;0&quot;)" office:value-type="float" office:value="-5">
            <text:p>-5</text:p>
          </table:table-cell>
          <table:table-cell table:formula="of:=[.D67]+[.E67]" office:value-type="float" office:value="9.44">
            <text:p>9.44</text:p>
          </table:table-cell>
          <table:table-cell table:style-name="ce29" table:formula="of:=[$all.J694]" office:value-type="percentage" office:value="-0.018246251703771">
            <text:p>-2%</text:p>
          </table:table-cell>
          <table:table-cell table:formula="of:=[$all.O694]" office:value-type="percentage" office:value="0.666666666666667">
            <text:p>67%</text:p>
          </table:table-cell>
          <table:table-cell table:formula="of:=[$all.K694]" office:value-type="percentage" office:value="0.00941174698890623">
            <text:p>1%</text:p>
          </table:table-cell>
          <table:table-cell/>
          <table:table-cell table:formula="of:=MEDIAN([.$C38:.$C67])" office:value-type="float" office:value="12.5">
            <text:p>13</text:p>
          </table:table-cell>
          <table:table-cell office:value-type="float" office:value="191.22">
            <text:p>191</text:p>
          </table:table-cell>
          <table:table-cell table:formula="of:=[.K67]/[.L66]" office:value-type="percentage" office:value="0.0692597517730497">
            <text:p>7%</text:p>
          </table:table-cell>
          <table:table-cell table:formula="of:=[.M67]/[.I67]" office:value-type="percentage" office:value="7.35886247842055">
            <text:p>7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9">
            <text:p>2019-10-19</text:p>
          </table:table-cell>
          <table:table-cell table:formula="of:=COUNT([$all.B697:.B711])" office:value-type="float" office:value="15">
            <text:p>15</text:p>
          </table:table-cell>
          <table:table-cell table:formula="of:=SUM([$all.E697:.E711])" office:value-type="float" office:value="52">
            <text:p>52</text:p>
          </table:table-cell>
          <table:table-cell table:style-name="ce6" table:formula="of:=SUMIF([$all.H697:.H711];&quot;&gt;0&quot;)" office:value-type="float" office:value="18.05">
            <text:p>18.05</text:p>
          </table:table-cell>
          <table:table-cell table:formula="of:=SUMIF([$all.H697:.H711];&quot;&lt;0&quot;)" office:value-type="float" office:value="-14">
            <text:p>-14</text:p>
          </table:table-cell>
          <table:table-cell table:formula="of:=[.D68]+[.E68]" office:value-type="float" office:value="4.05">
            <text:p>4.05</text:p>
          </table:table-cell>
          <table:table-cell table:style-name="ce29" table:formula="of:=[$all.J711]" office:value-type="percentage" office:value="-0.0160275188637372">
            <text:p>-2%</text:p>
          </table:table-cell>
          <table:table-cell table:formula="of:=[$all.O711]" office:value-type="percentage" office:value="0.670120898100173">
            <text:p>67%</text:p>
          </table:table-cell>
          <table:table-cell table:formula="of:=[$all.K711]" office:value-type="percentage" office:value="0.0123300657007156">
            <text:p>1%</text:p>
          </table:table-cell>
          <table:table-cell/>
          <table:table-cell table:formula="of:=MEDIAN([.$C39:.$C68])" office:value-type="float" office:value="12.5">
            <text:p>13</text:p>
          </table:table-cell>
          <table:table-cell office:value-type="float" office:value="195.27">
            <text:p>195</text:p>
          </table:table-cell>
          <table:table-cell table:formula="of:=[.K68]/[.L67]" office:value-type="percentage" office:value="0.0653697311996653">
            <text:p>7%</text:p>
          </table:table-cell>
          <table:table-cell table:formula="of:=[.M68]/[.I68]" office:value-type="percentage" office:value="5.30165311251111">
            <text:p>53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0">
            <text:p>2019-10-20</text:p>
          </table:table-cell>
          <table:table-cell table:formula="of:=COUNT([$all.B713:.B722])" office:value-type="float" office:value="10">
            <text:p>10</text:p>
          </table:table-cell>
          <table:table-cell table:formula="of:=SUM([$all.E713:.E722])" office:value-type="float" office:value="43">
            <text:p>43</text:p>
          </table:table-cell>
          <table:table-cell table:style-name="ce6" table:formula="of:=SUMIF([$all.H713:.H722];&quot;&gt;0&quot;)" office:value-type="float" office:value="11.3">
            <text:p>11.30</text:p>
          </table:table-cell>
          <table:table-cell table:formula="of:=SUMIF([$all.H713:.H722];&quot;&lt;0&quot;)" office:value-type="float" office:value="-13">
            <text:p>-13</text:p>
          </table:table-cell>
          <table:table-cell table:formula="of:=[.D69]+[.E69]" office:value-type="float" office:value="-1.7">
            <text:p>-1.70</text:p>
          </table:table-cell>
          <table:table-cell table:style-name="ce29" table:formula="of:=[$all.J722]" office:value-type="percentage" office:value="-0.0164677700348432">
            <text:p>-2%</text:p>
          </table:table-cell>
          <table:table-cell table:formula="of:=[$all.O722]" office:value-type="percentage" office:value="0.67062818336163">
            <text:p>67%</text:p>
          </table:table-cell>
          <table:table-cell table:formula="of:=[$all.K722]" office:value-type="percentage" office:value="0.0123555276099975">
            <text:p>1%</text:p>
          </table:table-cell>
          <table:table-cell/>
          <table:table-cell table:formula="of:=MEDIAN([.$C40:.$C69])" office:value-type="float" office:value="12.5">
            <text:p>13</text:p>
          </table:table-cell>
          <table:table-cell office:value-type="float" office:value="193.57">
            <text:p>194</text:p>
          </table:table-cell>
          <table:table-cell table:formula="of:=[.K69]/[.L68]" office:value-type="percentage" office:value="0.0640139294310442">
            <text:p>6%</text:p>
          </table:table-cell>
          <table:table-cell table:formula="of:=[.M69]/[.I69]" office:value-type="percentage" office:value="5.18099521539229">
            <text:p>5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1">
            <text:p>2019-10-21</text:p>
          </table:table-cell>
          <table:table-cell table:formula="of:=COUNT([$all.B724:.B732])" office:value-type="float" office:value="9">
            <text:p>9</text:p>
          </table:table-cell>
          <table:table-cell table:formula="of:=SUM([$all.E724:.E732])" office:value-type="float" office:value="28">
            <text:p>28</text:p>
          </table:table-cell>
          <table:table-cell table:style-name="ce6" table:formula="of:=SUMIF([$all.H724:.H732];&quot;&gt;0&quot;)" office:value-type="float" office:value="7.43">
            <text:p>7.43</text:p>
          </table:table-cell>
          <table:table-cell table:formula="of:=SUMIF([$all.H724:.H732];&quot;&lt;0&quot;)" office:value-type="float" office:value="-1">
            <text:p>-1</text:p>
          </table:table-cell>
          <table:table-cell table:formula="of:=[.D70]+[.E70]" office:value-type="float" office:value="6.43">
            <text:p>6.43</text:p>
          </table:table-cell>
          <table:table-cell table:style-name="ce29" table:formula="of:=[$all.J732]" office:value-type="percentage" office:value="-0.0135025817555938">
            <text:p>-1%</text:p>
          </table:table-cell>
          <table:table-cell table:formula="of:=[$all.O732]" office:value-type="percentage" office:value="0.673913043478261">
            <text:p>67%</text:p>
          </table:table-cell>
          <table:table-cell table:formula="of:=[$all.K732]" office:value-type="percentage" office:value="0.0171926938128019">
            <text:p>2%</text:p>
          </table:table-cell>
          <table:table-cell/>
          <table:table-cell table:formula="of:=MEDIAN([.$C41:.$C70])"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[.K70]/[.L69]" office:value-type="percentage" office:value="0.0671591672263264">
            <text:p>7%</text:p>
          </table:table-cell>
          <table:table-cell table:formula="of:=[.M70]/[.I70]" office:value-type="percentage" office:value="3.90626204116536">
            <text:p>3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2">
            <text:p>2019-10-22</text:p>
          </table:table-cell>
          <table:table-cell table:formula="of:=COUNT([$all.B734:.B742])" office:value-type="float" office:value="9">
            <text:p>9</text:p>
          </table:table-cell>
          <table:table-cell table:formula="of:=SUM([$all.E734:.E742])" office:value-type="float" office:value="33">
            <text:p>33</text:p>
          </table:table-cell>
          <table:table-cell table:style-name="ce6" table:formula="of:=SUMIF([$all.H734:.H742];&quot;&gt;0&quot;)" office:value-type="float" office:value="10.82">
            <text:p>10.82</text:p>
          </table:table-cell>
          <table:table-cell table:formula="of:=SUMIF([$all.H734:.H742];&quot;&lt;0&quot;)" office:value-type="float" office:value="-11">
            <text:p>-11</text:p>
          </table:table-cell>
          <table:table-cell table:formula="of:=[.D71]+[.E71]" office:value-type="float" office:value="-0.18">
            <text:p>-0.18</text:p>
          </table:table-cell>
          <table:table-cell table:style-name="ce29" table:formula="of:=[$all.J742]" office:value-type="percentage" office:value="-0.0133899024183284">
            <text:p>-1%</text:p>
          </table:table-cell>
          <table:table-cell table:formula="of:=[$all.O742]" office:value-type="percentage" office:value="0.672158154859967">
            <text:p>67%</text:p>
          </table:table-cell>
          <table:table-cell table:formula="of:=[$all.K742]" office:value-type="percentage" office:value="0.01681783364675">
            <text:p>2%</text:p>
          </table:table-cell>
          <table:table-cell/>
          <table:table-cell table:formula="of:=MEDIAN([.$C42:.$C71])" office:value-type="float" office:value="14.5">
            <text:p>15</text:p>
          </table:table-cell>
          <table:table-cell office:value-type="float" office:value="197.82">
            <text:p>198</text:p>
          </table:table-cell>
          <table:table-cell table:formula="of:=[.K71]/[.L70]" office:value-type="percentage" office:value="0.0725">
            <text:p>7%</text:p>
          </table:table-cell>
          <table:table-cell table:formula="of:=[.M71]/[.I71]" office:value-type="percentage" office:value="4.31090005543076">
            <text:p>43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3">
            <text:p>2019-10-23</text:p>
          </table:table-cell>
          <table:table-cell table:formula="of:=COUNT([$all.B744:.B751])" office:value-type="float" office:value="8">
            <text:p>8</text:p>
          </table:table-cell>
          <table:table-cell table:formula="of:=SUM([$all.E744:.E751])" office:value-type="float" office:value="27">
            <text:p>27</text:p>
          </table:table-cell>
          <table:table-cell table:style-name="ce6" table:formula="of:=SUMIF([$all.H744:.H751];&quot;&gt;0&quot;)" office:value-type="float" office:value="9.4">
            <text:p>9.40</text:p>
          </table:table-cell>
          <table:table-cell table:formula="of:=SUMIF([$all.H744:.H751];&quot;&lt;0&quot;)" office:value-type="float" office:value="-3">
            <text:p>-3</text:p>
          </table:table-cell>
          <table:table-cell table:formula="of:=[.D72]+[.E72]" office:value-type="float" office:value="6.4">
            <text:p>6.40</text:p>
          </table:table-cell>
          <table:table-cell table:style-name="ce29" table:formula="of:=[$all.J751]" office:value-type="percentage" office:value="-0.0105536912751678">
            <text:p>-1%</text:p>
          </table:table-cell>
          <table:table-cell table:formula="of:=[$all.O751]" office:value-type="percentage" office:value="0.67479674796748">
            <text:p>67%</text:p>
          </table:table-cell>
          <table:table-cell table:formula="of:=[$all.K751]" office:value-type="percentage" office:value="0.0216845649642766">
            <text:p>2%</text:p>
          </table:table-cell>
          <table:table-cell/>
          <table:table-cell table:formula="of:=MEDIAN([.$C43:.$C72])" office:value-type="float" office:value="17.5">
            <text:p>18</text:p>
          </table:table-cell>
          <table:table-cell office:value-type="float" office:value="206.22">
            <text:p>206</text:p>
          </table:table-cell>
          <table:table-cell table:formula="of:=[.K72]/[.L71]" office:value-type="percentage" office:value="0.0884642604387827">
            <text:p>9%</text:p>
          </table:table-cell>
          <table:table-cell table:formula="of:=[.M72]/[.I72]" office:value-type="percentage" office:value="4.07959581317493">
            <text:p>4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4">
            <text:p>2019-10-24</text:p>
          </table:table-cell>
          <table:table-cell table:formula="of:=COUNT([$all.B753:.B759])" office:value-type="float" office:value="7">
            <text:p>7</text:p>
          </table:table-cell>
          <table:table-cell table:formula="of:=SUM([$all.E753:.E759])" office:value-type="float" office:value="39">
            <text:p>39</text:p>
          </table:table-cell>
          <table:table-cell table:style-name="ce6" table:formula="of:=SUMIF([$all.H753:.H759];&quot;&gt;0&quot;)" office:value-type="float" office:value="14.6">
            <text:p>14.60</text:p>
          </table:table-cell>
          <table:table-cell table:formula="of:=SUMIF([$all.H753:.H759];&quot;&lt;0&quot;)" office:value-type="float" office:value="-6">
            <text:p>-6</text:p>
          </table:table-cell>
          <table:table-cell table:formula="of:=[.D73]+[.E73]" office:value-type="float" office:value="8.6">
            <text:p>8.60</text:p>
          </table:table-cell>
          <table:table-cell table:style-name="ce29" table:formula="of:=[$all.J759]" office:value-type="percentage" office:value="-0.00683450268262483">
            <text:p>-1%</text:p>
          </table:table-cell>
          <table:table-cell table:formula="of:=[$all.O759]" office:value-type="percentage" office:value="0.67524115755627">
            <text:p>68%</text:p>
          </table:table-cell>
          <table:table-cell table:formula="of:=[$all.K759]" office:value-type="percentage" office:value="0.0284792790214728">
            <text:p>3%</text:p>
          </table:table-cell>
          <table:table-cell/>
          <table:table-cell table:formula="of:=MEDIAN([.$C44:.$C73])" office:value-type="float" office:value="22">
            <text:p>22</text:p>
          </table:table-cell>
          <table:table-cell office:value-type="float" office:value="214.82">
            <text:p>215</text:p>
          </table:table-cell>
          <table:table-cell table:formula="of:=[.K73]/[.L72]" office:value-type="percentage" office:value="0.106682184075259">
            <text:p>11%</text:p>
          </table:table-cell>
          <table:table-cell table:formula="of:=[.M73]/[.I73]" office:value-type="percentage" office:value="3.74595803478111">
            <text:p>37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5">
            <text:p>2019-10-25</text:p>
          </table:table-cell>
          <table:table-cell table:formula="of:=COUNT([$all.B761:.B764])" office:value-type="float" office:value="4">
            <text:p>4</text:p>
          </table:table-cell>
          <table:table-cell table:formula="of:=SUM([$all.E761:.E764])" office:value-type="float" office:value="16">
            <text:p>16</text:p>
          </table:table-cell>
          <table:table-cell table:style-name="ce6" table:formula="of:=SUMIF([$all.H761:.H764];&quot;&gt;0&quot;)" office:value-type="float" office:value="7.22">
            <text:p>7.22</text:p>
          </table:table-cell>
          <table:table-cell table:formula="of:=SUMIF([$all.H761:.H764];&quot;&lt;0&quot;)" office:value-type="float" office:value="-1">
            <text:p>-1</text:p>
          </table:table-cell>
          <table:table-cell table:formula="of:=[.D74]+[.E74]" office:value-type="float" office:value="6.22">
            <text:p>6.22</text:p>
          </table:table-cell>
          <table:table-cell table:style-name="ce29" table:formula="of:=[$all.J764]" office:value-type="percentage" office:value="-0.00423944239442393">
            <text:p>0%</text:p>
          </table:table-cell>
          <table:table-cell table:formula="of:=[$all.O764]" office:value-type="percentage" office:value="0.675718849840256">
            <text:p>68%</text:p>
          </table:table-cell>
          <table:table-cell table:formula="of:=[$all.K764]" office:value-type="percentage" office:value="0.0332816196675101">
            <text:p>3%</text:p>
          </table:table-cell>
          <table:table-cell/>
          <table:table-cell table:formula="of:=MEDIAN([.$C45:.$C74])" office:value-type="float" office:value="22">
            <text:p>22</text:p>
          </table:table-cell>
          <table:table-cell office:value-type="float" office:value="221.04">
            <text:p>221</text:p>
          </table:table-cell>
          <table:table-cell table:formula="of:=[.K74]/[.L73]" office:value-type="percentage" office:value="0.102411321106042">
            <text:p>10%</text:p>
          </table:table-cell>
          <table:table-cell table:formula="of:=[.M74]/[.I74]" office:value-type="percentage" office:value="3.07711349775496">
            <text:p>3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6">
            <text:p>2019-10-26</text:p>
          </table:table-cell>
          <table:table-cell table:formula="of:=COUNT([$all.B766:.B770])" office:value-type="float" office:value="5">
            <text:p>5</text:p>
          </table:table-cell>
          <table:table-cell table:formula="of:=SUM([$all.E766:.E770])" office:value-type="float" office:value="25">
            <text:p>25</text:p>
          </table:table-cell>
          <table:table-cell table:style-name="ce6" table:formula="of:=SUMIF([$all.H766:.H770];&quot;&gt;0&quot;)" office:value-type="float" office:value="3.46">
            <text:p>3.46</text:p>
          </table:table-cell>
          <table:table-cell table:formula="of:=SUMIF([$all.H766:.H770];&quot;&lt;0&quot;)" office:value-type="float" office:value="-13">
            <text:p>-13</text:p>
          </table:table-cell>
          <table:table-cell table:formula="of:=[.D75]+[.E75]" office:value-type="float" office:value="-9.54">
            <text:p>-9.54</text:p>
          </table:table-cell>
          <table:table-cell table:style-name="ce29" table:formula="of:=[$all.J770]" office:value-type="percentage" office:value="-0.0080681818181818">
            <text:p>-1%</text:p>
          </table:table-cell>
          <table:table-cell table:formula="of:=[$all.O770]" office:value-type="percentage" office:value="0.675118858954041">
            <text:p>68%</text:p>
          </table:table-cell>
          <table:table-cell table:formula="of:=[$all.K770]" office:value-type="percentage" office:value="0.0254145578083136">
            <text:p>3%</text:p>
          </table:table-cell>
          <table:table-cell/>
          <table:table-cell table:formula="of:=MEDIAN([.$C46:.$C75])" office:value-type="float" office:value="25">
            <text:p>25</text:p>
          </table:table-cell>
          <table:table-cell office:value-type="float" office:value="211.5">
            <text:p>212</text:p>
          </table:table-cell>
          <table:table-cell table:formula="of:=[.K75]/[.L74]" office:value-type="percentage" office:value="0.113101701049584">
            <text:p>11%</text:p>
          </table:table-cell>
          <table:table-cell table:formula="of:=[.M75]/[.I75]" office:value-type="percentage" office:value="4.45027223777177">
            <text:p>44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7">
            <text:p>2019-10-27</text:p>
          </table:table-cell>
          <table:table-cell table:formula="of:=COUNT([$all.B772:.B772])" office:value-type="float" office:value="1">
            <text:p>1</text:p>
          </table:table-cell>
          <table:table-cell table:formula="of:=SUM([$all.E772:.E772])" office:value-type="float" office:value="1">
            <text:p>1</text:p>
          </table:table-cell>
          <table:table-cell table:style-name="ce6" table:formula="of:=SUMIF([$all.H772:.H772];&quot;&gt;0&quot;)" office:value-type="float" office:value="0.26">
            <text:p>0.26</text:p>
          </table:table-cell>
          <table:table-cell table:formula="of:=SUMIF([$all.H772:.H772];&quot;&lt;0&quot;)" office:value-type="float" office:value="0">
            <text:p>0</text:p>
          </table:table-cell>
          <table:table-cell table:formula="of:=[.D76]+[.E76]" office:value-type="float" office:value="0.26">
            <text:p>0.26</text:p>
          </table:table-cell>
          <table:table-cell table:style-name="ce29" table:formula="of:=[$all.J772]" office:value-type="percentage" office:value="-0.00795943204868152">
            <text:p>-1%</text:p>
          </table:table-cell>
          <table:table-cell table:formula="of:=[$all.O772]" office:value-type="percentage" office:value="0.675632911392405">
            <text:p>68%</text:p>
          </table:table-cell>
          <table:table-cell table:formula="of:=[$all.K772]" office:value-type="percentage" office:value="0.0255467083502318">
            <text:p>3%</text:p>
          </table:table-cell>
          <table:table-cell/>
          <table:table-cell table:formula="of:=MEDIAN([.$C47:.$C76])" office:value-type="float" office:value="22">
            <text:p>22</text:p>
          </table:table-cell>
          <table:table-cell office:value-type="float" office:value="211.76">
            <text:p>212</text:p>
          </table:table-cell>
          <table:table-cell table:formula="of:=[.K76]/[.L75]" office:value-type="percentage" office:value="0.104018912529551">
            <text:p>10%</text:p>
          </table:table-cell>
          <table:table-cell table:formula="of:=[.M76]/[.I76]" office:value-type="percentage" office:value="4.07171488019149">
            <text:p>4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8">
            <text:p>2019-10-28</text:p>
          </table:table-cell>
          <table:table-cell table:formula="of:=COUNT([$all.B774:.B780])" office:value-type="float" office:value="7">
            <text:p>7</text:p>
          </table:table-cell>
          <table:table-cell table:formula="of:=SUM([$all.E774:.E780])" office:value-type="float" office:value="16">
            <text:p>16</text:p>
          </table:table-cell>
          <table:table-cell table:style-name="ce6" table:formula="of:=SUMIF([$all.H774:.H780];&quot;&gt;0&quot;)" office:value-type="float" office:value="2.4">
            <text:p>2.40</text:p>
          </table:table-cell>
          <table:table-cell table:formula="of:=SUMIF([$all.H774:.H780];&quot;&lt;0&quot;)" office:value-type="float" office:value="-12">
            <text:p>-12</text:p>
          </table:table-cell>
          <table:table-cell table:formula="of:=[.D77]+[.E77]" office:value-type="float" office:value="-9.6">
            <text:p>-9.60</text:p>
          </table:table-cell>
          <table:table-cell table:style-name="ce29" table:formula="of:=[$all.J780]" office:value-type="percentage" office:value="-0.0117775090689238">
            <text:p>-1%</text:p>
          </table:table-cell>
          <table:table-cell table:formula="of:=[$all.O780]" office:value-type="percentage" office:value="0.672926447574335">
            <text:p>67%</text:p>
          </table:table-cell>
          <table:table-cell table:formula="of:=[$all.K780]" office:value-type="percentage" office:value="0.0176185808820748">
            <text:p>2%</text:p>
          </table:table-cell>
          <table:table-cell/>
          <table:table-cell table:formula="of:=MEDIAN([.$C48:.$C77])" office:value-type="float" office:value="22">
            <text:p>22</text:p>
          </table:table-cell>
          <table:table-cell office:value-type="float" office:value="200.64">
            <text:p>201</text:p>
          </table:table-cell>
          <table:table-cell table:formula="of:=[.K77]/[.L76]" office:value-type="percentage" office:value="0.103891197582169">
            <text:p>10%</text:p>
          </table:table-cell>
          <table:table-cell table:formula="of:=[.M77]/[.I77]" office:value-type="percentage" office:value="5.89668363630057">
            <text:p>59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9">
            <text:p>2019-10-29</text:p>
          </table:table-cell>
          <table:table-cell table:formula="of:=COUNT([$all.B782:.B788])" office:value-type="float" office:value="7">
            <text:p>7</text:p>
          </table:table-cell>
          <table:table-cell table:formula="of:=SUM([$all.E782:.E788])" office:value-type="float" office:value="28">
            <text:p>28</text:p>
          </table:table-cell>
          <table:table-cell table:style-name="ce6" table:formula="of:=SUMIF([$all.H782:.H788];&quot;&gt;0&quot;)" office:value-type="float" office:value="9.45">
            <text:p>9.45</text:p>
          </table:table-cell>
          <table:table-cell table:formula="of:=SUMIF([$all.H782:.H788];&quot;&lt;0&quot;)" office:value-type="float" office:value="-6">
            <text:p>-6</text:p>
          </table:table-cell>
          <table:table-cell table:formula="of:=[.D78]+[.E78]" office:value-type="float" office:value="3.45">
            <text:p>3.45</text:p>
          </table:table-cell>
          <table:table-cell table:style-name="ce29" table:formula="of:=[$all.J788]" office:value-type="percentage" office:value="-0.0102710243124751">
            <text:p>-1%</text:p>
          </table:table-cell>
          <table:table-cell table:formula="of:=[$all.O788]" office:value-type="percentage" office:value="0.673374613003096">
            <text:p>67%</text:p>
          </table:table-cell>
          <table:table-cell table:formula="of:=[$all.K788]" office:value-type="percentage" office:value="0.0217078023443936">
            <text:p>2%</text:p>
          </table:table-cell>
          <table:table-cell/>
          <table:table-cell table:formula="of:=MEDIAN([.$C49:.$C78])" office:value-type="float" office:value="25">
            <text:p>25</text:p>
          </table:table-cell>
          <table:table-cell office:value-type="float" office:value="205.61">
            <text:p>206</text:p>
          </table:table-cell>
          <table:table-cell table:formula="of:=[.K78]/[.L77]" office:value-type="percentage" office:value="0.124601275917065">
            <text:p>12%</text:p>
          </table:table-cell>
          <table:table-cell table:formula="of:=[.M78]/[.I78]" office:value-type="percentage" office:value="5.73993046095915">
            <text:p>5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30">
            <text:p>2019-10-30</text:p>
          </table:table-cell>
          <table:table-cell table:formula="of:=COUNT([$all.B790:.B797])" office:value-type="float" office:value="8">
            <text:p>8</text:p>
          </table:table-cell>
          <table:table-cell table:formula="of:=SUM([$all.E790:.E797])" office:value-type="float" office:value="37">
            <text:p>37</text:p>
          </table:table-cell>
          <table:table-cell table:style-name="ce6" table:formula="of:=SUMIF([$all.H790:.H797];&quot;&gt;0&quot;)" office:value-type="float" office:value="13.8">
            <text:p>13.80</text:p>
          </table:table-cell>
          <table:table-cell table:formula="of:=SUMIF([$all.H790:.H797];&quot;&lt;0&quot;)" office:value-type="float" office:value="-5">
            <text:p>-5</text:p>
          </table:table-cell>
          <table:table-cell table:formula="of:=[.D79]+[.E79]" office:value-type="float" office:value="8.8">
            <text:p>8.80</text:p>
          </table:table-cell>
          <table:table-cell table:style-name="ce29" table:formula="of:=[$all.J797]" office:value-type="percentage" office:value="-0.00666535742340925">
            <text:p>-1%</text:p>
          </table:table-cell>
          <table:table-cell table:formula="of:=[$all.O797]" office:value-type="percentage" office:value="0.675840978593272">
            <text:p>68%</text:p>
          </table:table-cell>
          <table:table-cell table:formula="of:=[$all.K797]" office:value-type="percentage" office:value="0.0282164024119393">
            <text:p>3%</text:p>
          </table:table-cell>
          <table:table-cell/>
          <table:table-cell table:formula="of:=MEDIAN([.$C50:.$C79])" office:value-type="float" office:value="26">
            <text:p>26</text:p>
          </table:table-cell>
          <table:table-cell office:value-type="float" office:value="214.41">
            <text:p>214</text:p>
          </table:table-cell>
          <table:table-cell table:formula="of:=[.K79]/[.L78]" office:value-type="percentage" office:value="0.126452993531443">
            <text:p>13%</text:p>
          </table:table-cell>
          <table:table-cell table:formula="of:=[.M79]/[.I79]" office:value-type="percentage" office:value="4.48154203662535">
            <text:p>4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31">
            <text:p>2019-10-31</text:p>
          </table:table-cell>
          <table:table-cell table:formula="of:=COUNT([$all.B799:.B803])" office:value-type="float" office:value="5">
            <text:p>5</text:p>
          </table:table-cell>
          <table:table-cell table:formula="of:=SUM([$all.E799:.E803])" office:value-type="float" office:value="20">
            <text:p>20</text:p>
          </table:table-cell>
          <table:table-cell table:style-name="ce6" table:formula="of:=SUMIF([$all.H799:.H803];&quot;&gt;0&quot;)" office:value-type="float" office:value="3.36">
            <text:p>3.36</text:p>
          </table:table-cell>
          <table:table-cell table:formula="of:=SUMIF([$all.H799:.H803];&quot;&lt;0&quot;)" office:value-type="float" office:value="-5">
            <text:p>-5</text:p>
          </table:table-cell>
          <table:table-cell table:formula="of:=[.D80]+[.E80]" office:value-type="float" office:value="-1.64">
            <text:p>-1.64</text:p>
          </table:table-cell>
          <table:table-cell table:style-name="ce29" table:formula="of:=[$all.J803]" office:value-type="percentage" office:value="-0.00725253312548712">
            <text:p>-1%</text:p>
          </table:table-cell>
          <table:table-cell table:formula="of:=[$all.O803]" office:value-type="percentage" office:value="0.676783004552352">
            <text:p>68%</text:p>
          </table:table-cell>
          <table:table-cell table:formula="of:=[$all.K803]" office:value-type="percentage" office:value="0.0266702241784458">
            <text:p>3%</text:p>
          </table:table-cell>
          <table:table-cell/>
          <table:table-cell table:formula="of:=MEDIAN([.$C51:.$C80])" office:value-type="float" office:value="25">
            <text:p>25</text:p>
          </table:table-cell>
          <table:table-cell office:value-type="float" office:value="212.77">
            <text:p>213</text:p>
          </table:table-cell>
          <table:table-cell table:formula="of:=[.K80]/[.L79]" office:value-type="percentage" office:value="0.116599039223917">
            <text:p>12%</text:p>
          </table:table-cell>
          <table:table-cell table:formula="of:=[.M80]/[.I80]" office:value-type="percentage" office:value="4.37188073275174">
            <text:p>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1-01">
            <text:p>2019-11-01</text:p>
          </table:table-cell>
          <table:table-cell table:formula="of:=COUNT([$all.B805:.B807])" office:value-type="float" office:value="3">
            <text:p>3</text:p>
          </table:table-cell>
          <table:table-cell table:formula="of:=SUM([$all.E805:.E807])" office:value-type="float" office:value="7">
            <text:p>7</text:p>
          </table:table-cell>
          <table:table-cell table:style-name="ce6" table:formula="of:=SUMIF([$all.H805:.H807];&quot;&gt;0&quot;)" office:value-type="float" office:value="1.72">
            <text:p>1.72</text:p>
          </table:table-cell>
          <table:table-cell table:formula="of:=SUMIF([$all.H805:.H807];&quot;&lt;0&quot;)" office:value-type="float" office:value="0">
            <text:p>0</text:p>
          </table:table-cell>
          <table:table-cell table:formula="of:=[.D81]+[.E81]" office:value-type="float" office:value="1.72">
            <text:p>1.72</text:p>
          </table:table-cell>
          <table:table-cell table:style-name="ce29" table:formula="of:=[$all.J807]" office:value-type="percentage" office:value="-0.00656432180334239">
            <text:p>-1%</text:p>
          </table:table-cell>
          <table:table-cell table:formula="of:=[$all.O807]" office:value-type="percentage" office:value="0.678247734138973">
            <text:p>68%</text:p>
          </table:table-cell>
          <table:table-cell table:formula="of:=[$all.K807]" office:value-type="percentage" office:value="0.0277996013706827">
            <text:p>3%</text:p>
          </table:table-cell>
          <table:table-cell/>
          <table:table-cell table:formula="of:=MEDIAN([.$C52:.$C81])" office:value-type="float" office:value="22.5">
            <text:p>23</text:p>
          </table:table-cell>
          <table:table-cell office:value-type="float" office:value="214.49">
            <text:p>214</text:p>
          </table:table-cell>
          <table:table-cell table:formula="of:=[.K81]/[.L80]" office:value-type="percentage" office:value="0.105747990788175">
            <text:p>11%</text:p>
          </table:table-cell>
          <table:table-cell table:formula="of:=[.M81]/[.I81]" office:value-type="percentage" office:value="3.80393910610877">
            <text:p>3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1-02">
            <text:p>2019-11-02</text:p>
          </table:table-cell>
          <table:table-cell table:formula="of:=COUNT([$all.B809:.B809])" office:value-type="float" office:value="1">
            <text:p>1</text:p>
          </table:table-cell>
          <table:table-cell table:formula="of:=SUM([$all.E809:.E809])" office:value-type="float" office:value="1">
            <text:p>1</text:p>
          </table:table-cell>
          <table:table-cell table:style-name="ce6" table:formula="of:=SUMIF([$all.H809:.H809];&quot;&gt;0&quot;)" office:value-type="float" office:value="0.13">
            <text:p>0.13</text:p>
          </table:table-cell>
          <table:table-cell table:formula="of:=SUMIF([$all.H809:.H809];&quot;&lt;0&quot;)" office:value-type="float" office:value="0">
            <text:p>0</text:p>
          </table:table-cell>
          <table:table-cell table:formula="of:=[.D82]+[.E82]" office:value-type="float" office:value="0.13">
            <text:p>0.13</text:p>
          </table:table-cell>
          <table:table-cell table:style-name="ce29" table:formula="of:=[$all.J809]" office:value-type="percentage" office:value="-0.00651126651126649">
            <text:p>-1%</text:p>
          </table:table-cell>
          <table:table-cell table:formula="of:=[$all.O809]" office:value-type="percentage" office:value="0.678733031674208">
            <text:p>68%</text:p>
          </table:table-cell>
          <table:table-cell table:formula="of:=[$all.K809]" office:value-type="percentage" office:value="0.0278290037587704">
            <text:p>3%</text:p>
          </table:table-cell>
          <table:table-cell/>
          <table:table-cell table:formula="of:=MEDIAN([.$C53:.$C82])" office:value-type="float" office:value="22.5">
            <text:p>23</text:p>
          </table:table-cell>
          <table:table-cell office:value-type="float" office:value="214.62">
            <text:p>215</text:p>
          </table:table-cell>
          <table:table-cell table:formula="of:=[.K82]/[.L81]" office:value-type="percentage" office:value="0.104899995337778">
            <text:p>10%</text:p>
          </table:table-cell>
          <table:table-cell table:formula="of:=[.M82]/[.I82]" office:value-type="percentage" office:value="3.76944845913567">
            <text:p>3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1-03">
            <text:p>2019-11-03</text:p>
          </table:table-cell>
          <table:table-cell table:formula="of:=COUNT([$all.B811:.B811])" office:value-type="float" office:value="1">
            <text:p>1</text:p>
          </table:table-cell>
          <table:table-cell table:formula="of:=SUM([$all.E811:.E811])" office:value-type="float" office:value="5">
            <text:p>5</text:p>
          </table:table-cell>
          <table:table-cell table:style-name="ce6" table:formula="of:=SUMIF([$all.H811:.H811];&quot;&gt;0&quot;)" office:value-type="float" office:value="0.5">
            <text:p>0.50</text:p>
          </table:table-cell>
          <table:table-cell table:formula="of:=SUMIF([$all.H811:.H811];&quot;&lt;0&quot;)" office:value-type="float" office:value="0">
            <text:p>0</text:p>
          </table:table-cell>
          <table:table-cell table:formula="of:=[.D83]+[.E83]" office:value-type="float" office:value="0.5">
            <text:p>0.50</text:p>
          </table:table-cell>
          <table:table-cell table:style-name="ce29" table:formula="of:=[$all.J811]" office:value-type="percentage" office:value="-0.00630476929042263">
            <text:p>-1%</text:p>
          </table:table-cell>
          <table:table-cell table:formula="of:=[$all.O811]" office:value-type="percentage" office:value="0.67921686746988">
            <text:p>68%</text:p>
          </table:table-cell>
          <table:table-cell table:formula="of:=[$all.K811]" office:value-type="percentage" office:value="0.0281492228223034">
            <text:p>3%</text:p>
          </table:table-cell>
          <table:table-cell/>
          <table:table-cell table:formula="of:=MEDIAN([.$C54:.$C83])" office:value-type="float" office:value="22.5">
            <text:p>23</text:p>
          </table:table-cell>
          <table:table-cell office:value-type="float" office:value="215.12">
            <text:p>215</text:p>
          </table:table-cell>
          <table:table-cell table:formula="of:=[.K83]/[.L82]" office:value-type="percentage" office:value="0.104836455129997">
            <text:p>10%</text:p>
          </table:table-cell>
          <table:table-cell table:formula="of:=[.M83]/[.I83]" office:value-type="percentage" office:value="3.72431081993967">
            <text:p>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3">
            <text:p>2020-01-03</text:p>
          </table:table-cell>
          <table:table-cell table:formula="of:=COUNT([$all.B813:.B821])" office:value-type="float" office:value="9">
            <text:p>9</text:p>
          </table:table-cell>
          <table:table-cell table:formula="of:=SUM([$all.E813:.E821])" office:value-type="float" office:value="44">
            <text:p>44</text:p>
          </table:table-cell>
          <table:table-cell table:style-name="ce6" table:formula="of:=SUMIF([$all.H813:.H821];&quot;&gt;0&quot;)" office:value-type="float" office:value="6.33">
            <text:p>6.33</text:p>
          </table:table-cell>
          <table:table-cell table:formula="of:=SUMIF([$all.H813:.H821];&quot;&lt;0&quot;)" office:value-type="float" office:value="-17">
            <text:p>-17</text:p>
          </table:table-cell>
          <table:table-cell table:formula="of:=[.D84]+[.E84]" office:value-type="float" office:value="-10.67">
            <text:p>-10.67</text:p>
          </table:table-cell>
          <table:table-cell table:style-name="ce29" table:formula="of:=[$all.J821]" office:value-type="percentage" office:value="-0.0102668699961876">
            <text:p>-1%</text:p>
          </table:table-cell>
          <table:table-cell table:formula="of:=[$all.O821]" office:value-type="percentage" office:value="0.679049034175334">
            <text:p>68%</text:p>
          </table:table-cell>
          <table:table-cell table:formula="of:=[$all.K821]" office:value-type="percentage" office:value="0.0195387885559749">
            <text:p>2%</text:p>
          </table:table-cell>
          <table:table-cell/>
          <table:table-cell table:formula="of:=MEDIAN([.$C55:.$C84])" office:value-type="float" office:value="25">
            <text:p>25</text:p>
          </table:table-cell>
          <table:table-cell office:value-type="float" office:value="205">
            <text:p>205</text:p>
          </table:table-cell>
          <table:table-cell table:formula="of:=[.K84]/[.L83]" office:value-type="percentage" office:value="0.116214206024544">
            <text:p>12%</text:p>
          </table:table-cell>
          <table:table-cell table:formula="of:=[.M84]/[.I84]" office:value-type="percentage" office:value="5.94787162426232">
            <text:p>59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4">
            <text:p>2020-01-04</text:p>
          </table:table-cell>
          <table:table-cell table:formula="of:=COUNT([$all.B823:.B832])" office:value-type="float" office:value="10">
            <text:p>10</text:p>
          </table:table-cell>
          <table:table-cell table:formula="of:=SUM([$all.E823:.E832])" office:value-type="float" office:value="47">
            <text:p>47</text:p>
          </table:table-cell>
          <table:table-cell table:style-name="ce6" table:formula="of:=SUMIF([$all.H823:.H832];&quot;&gt;0&quot;)" office:value-type="float" office:value="16.3">
            <text:p>16.30</text:p>
          </table:table-cell>
          <table:table-cell table:formula="of:=SUMIF([$all.H823:.H832];&quot;&lt;0&quot;)" office:value-type="float" office:value="-10">
            <text:p>-10</text:p>
          </table:table-cell>
          <table:table-cell table:formula="of:=[.D85]+[.E85]" office:value-type="float" office:value="6.3">
            <text:p>6.30</text:p>
          </table:table-cell>
          <table:table-cell table:style-name="ce29" table:formula="of:=[$all.J832]" office:value-type="percentage" office:value="-0.00772659176029961">
            <text:p>-1%</text:p>
          </table:table-cell>
          <table:table-cell table:formula="of:=[$all.O832]" office:value-type="percentage" office:value="0.679355783308931">
            <text:p>68%</text:p>
          </table:table-cell>
          <table:table-cell table:formula="of:=[$all.K832]" office:value-type="percentage" office:value="0.024045744402855">
            <text:p>2%</text:p>
          </table:table-cell>
          <table:table-cell/>
          <table:table-cell table:formula="of:=MEDIAN([.$C56:.$C85])" office:value-type="float" office:value="26">
            <text:p>26</text:p>
          </table:table-cell>
          <table:table-cell office:value-type="float" office:value="210.75">
            <text:p>211</text:p>
          </table:table-cell>
          <table:table-cell table:formula="of:=[.K85]/[.L84]" office:value-type="percentage" office:value="0.126829268292683">
            <text:p>13%</text:p>
          </table:table-cell>
          <table:table-cell table:formula="of:=[.M85]/[.I85]" office:value-type="percentage" office:value="5.27449956082974">
            <text:p>52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5">
            <text:p>2020-01-05</text:p>
          </table:table-cell>
          <table:table-cell table:formula="of:=COUNT([$all.B834:.B844])" office:value-type="float" office:value="11">
            <text:p>11</text:p>
          </table:table-cell>
          <table:table-cell table:formula="of:=SUM([$all.E834:.E844])" office:value-type="float" office:value="44">
            <text:p>44</text:p>
          </table:table-cell>
          <table:table-cell table:style-name="ce6" table:formula="of:=SUMIF([$all.H834:.H844];&quot;&gt;0&quot;)" office:value-type="float" office:value="10.99">
            <text:p>10.99</text:p>
          </table:table-cell>
          <table:table-cell table:formula="of:=SUMIF([$all.H834:.H844];&quot;&lt;0&quot;)" office:value-type="float" office:value="-14">
            <text:p>-14</text:p>
          </table:table-cell>
          <table:table-cell table:formula="of:=[.D86]+[.E86]" office:value-type="float" office:value="-3.01">
            <text:p>-3.01</text:p>
          </table:table-cell>
          <table:table-cell table:style-name="ce29" table:formula="of:=[$all.J844]" office:value-type="percentage" office:value="-0.00871039056742813">
            <text:p>-1%</text:p>
          </table:table-cell>
          <table:table-cell table:formula="of:=[$all.O844]" office:value-type="percentage" office:value="0.678674351585014">
            <text:p>68%</text:p>
          </table:table-cell>
          <table:table-cell table:formula="of:=[$all.K844]" office:value-type="percentage" office:value="0.0228674965766078">
            <text:p>2%</text:p>
          </table:table-cell>
          <table:table-cell/>
          <table:table-cell table:formula="of:=MEDIAN([.$C57:.$C86])" office:value-type="float" office:value="27.5">
            <text:p>28</text:p>
          </table:table-cell>
          <table:table-cell office:value-type="float" office:value="310.74">
            <text:p>311</text:p>
          </table:table-cell>
          <table:table-cell table:formula="of:=[.K86]/[.L85]" office:value-type="percentage" office:value="0.130486358244365">
            <text:p>13%</text:p>
          </table:table-cell>
          <table:table-cell table:formula="of:=[.M86]/[.I86]" office:value-type="percentage" office:value="5.7061934089386">
            <text:p>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6">
            <text:p>2020-01-06</text:p>
          </table:table-cell>
          <table:table-cell table:formula="of:=COUNT([$all.B846:.B860])" office:value-type="float" office:value="15">
            <text:p>15</text:p>
          </table:table-cell>
          <table:table-cell table:formula="of:=SUM([$all.E846:.E860])" office:value-type="float" office:value="74">
            <text:p>74</text:p>
          </table:table-cell>
          <table:table-cell table:style-name="ce6" table:formula="of:=SUMIF([$all.H846:.H860];&quot;&gt;0&quot;)" office:value-type="float" office:value="18.54">
            <text:p>18.54</text:p>
          </table:table-cell>
          <table:table-cell table:formula="of:=SUMIF([$all.H846:.H860];&quot;&lt;0&quot;)" office:value-type="float" office:value="-33">
            <text:p>-33</text:p>
          </table:table-cell>
          <table:table-cell table:formula="of:=[.D87]+[.E87]" office:value-type="float" office:value="-14.46">
            <text:p>-14.46</text:p>
          </table:table-cell>
          <table:table-cell table:style-name="ce29" table:formula="of:=[$all.J860]" office:value-type="percentage" office:value="-0.0136657101865136">
            <text:p>-1%</text:p>
          </table:table-cell>
          <table:table-cell table:formula="of:=[$all.O860]" office:value-type="percentage" office:value="0.677009873060649">
            <text:p>68%</text:p>
          </table:table-cell>
          <table:table-cell table:formula="of:=[$all.K860]" office:value-type="percentage" office:value="0.0119500930082515">
            <text:p>1%</text:p>
          </table:table-cell>
          <table:table-cell/>
          <table:table-cell table:formula="of:=MEDIAN([.$C58:.$C87])" office:value-type="float" office:value="28">
            <text:p>28</text:p>
          </table:table-cell>
          <table:table-cell office:value-type="float" office:value="296.28">
            <text:p>296</text:p>
          </table:table-cell>
          <table:table-cell table:formula="of:=[.K87]/[.L86]" office:value-type="percentage" office:value="0.0901074853575336">
            <text:p>9%</text:p>
          </table:table-cell>
          <table:table-cell table:formula="of:=[.M87]/[.I87]" office:value-type="percentage" office:value="7.54031665655783">
            <text:p>75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7">
            <text:p>2020-01-07</text:p>
          </table:table-cell>
          <table:table-cell table:formula="of:=COUNT([$all.B862:.B875])" office:value-type="float" office:value="14">
            <text:p>14</text:p>
          </table:table-cell>
          <table:table-cell table:formula="of:=SUM([$all.E862:.E875])" office:value-type="float" office:value="45">
            <text:p>45</text:p>
          </table:table-cell>
          <table:table-cell table:style-name="ce6" table:formula="of:=SUMIF([$all.H862:.H875];&quot;&gt;0&quot;)" office:value-type="float" office:value="7.42">
            <text:p>7.42</text:p>
          </table:table-cell>
          <table:table-cell table:formula="of:=SUMIF([$all.H862:.H875];&quot;&lt;0&quot;)" office:value-type="float" office:value="-12">
            <text:p>-12</text:p>
          </table:table-cell>
          <table:table-cell table:formula="of:=[.D88]+[.E88]" office:value-type="float" office:value="-4.58">
            <text:p>-4.58</text:p>
          </table:table-cell>
          <table:table-cell table:style-name="ce29" table:formula="of:=[$all.J875]" office:value-type="percentage" office:value="-0.0150653018002118">
            <text:p>-2%</text:p>
          </table:table-cell>
          <table:table-cell table:formula="of:=[$all.O875]" office:value-type="percentage" office:value="0.674965421853389">
            <text:p>67%</text:p>
          </table:table-cell>
          <table:table-cell table:formula="of:=[$all.K875]" office:value-type="percentage" office:value="0.00964287507280936">
            <text:p>1%</text:p>
          </table:table-cell>
          <table:table-cell/>
          <table:table-cell table:formula="of:=MEDIAN([.$C59:.$C88])" office:value-type="float" office:value="28">
            <text:p>28</text:p>
          </table:table-cell>
          <table:table-cell office:value-type="float" office:value="288.74">
            <text:p>289</text:p>
          </table:table-cell>
          <table:table-cell table:formula="of:=[.K88]/[.L87]" office:value-type="percentage" office:value="0.0945051977858782">
            <text:p>9%</text:p>
          </table:table-cell>
          <table:table-cell table:formula="of:=[.M88]/[.I88]" office:value-type="percentage" office:value="9.80052080653421">
            <text:p>9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8">
            <text:p>2020-01-08</text:p>
          </table:table-cell>
          <table:table-cell table:formula="of:=COUNT([$all.B877:.B890])" office:value-type="float" office:value="14">
            <text:p>14</text:p>
          </table:table-cell>
          <table:table-cell table:formula="of:=SUM([$all.E877:.E890])" office:value-type="float" office:value="71">
            <text:p>71</text:p>
          </table:table-cell>
          <table:table-cell table:style-name="ce6" table:formula="of:=SUMIF([$all.H877:.H890];&quot;&gt;0&quot;)" office:value-type="float" office:value="10.49">
            <text:p>10.49</text:p>
          </table:table-cell>
          <table:table-cell table:formula="of:=SUMIF([$all.H877:.H890];&quot;&lt;0&quot;)" office:value-type="float" office:value="-23">
            <text:p>-23</text:p>
          </table:table-cell>
          <table:table-cell table:formula="of:=[.D89]+[.E89]" office:value-type="float" office:value="-12.51">
            <text:p>-12.51</text:p>
          </table:table-cell>
          <table:table-cell table:style-name="ce29" table:formula="of:=[$all.J890]" office:value-type="percentage" office:value="-0.0190048209366391">
            <text:p>-2%</text:p>
          </table:table-cell>
          <table:table-cell table:formula="of:=[$all.O890]" office:value-type="percentage" office:value="0.674355495251018">
            <text:p>67%</text:p>
          </table:table-cell>
          <table:table-cell table:formula="of:=[$all.K890]" office:value-type="percentage" office:value="0.00184053630378167">
            <text:p>0%</text:p>
          </table:table-cell>
          <table:table-cell/>
          <table:table-cell table:formula="of:=MEDIAN([.$C60:.$C89])" office:value-type="float" office:value="29.5">
            <text:p>30</text:p>
          </table:table-cell>
          <table:table-cell office:value-type="float" office:value="279.19">
            <text:p>279</text:p>
          </table:table-cell>
          <table:table-cell table:formula="of:=[.K89]/[.L88]" office:value-type="percentage" office:value="0.102168040451617">
            <text:p>10%</text:p>
          </table:table-cell>
          <table:table-cell table:formula="of:=[.M89]/[.I89]" office:value-type="percentage" office:value="55.5099294926686">
            <text:p>555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9">
            <text:p>2020-01-09</text:p>
          </table:table-cell>
          <table:table-cell table:formula="of:=COUNT([$all.B892:.B894])" office:value-type="float" office:value="3">
            <text:p>3</text:p>
          </table:table-cell>
          <table:table-cell table:formula="of:=SUM([$all.E892:.E894])" office:value-type="float" office:value="12">
            <text:p>12</text:p>
          </table:table-cell>
          <table:table-cell table:style-name="ce6" table:formula="of:=SUMIF([$all.H892:.H894];&quot;&gt;0&quot;)" office:value-type="float" office:value="3.17">
            <text:p>3.17</text:p>
          </table:table-cell>
          <table:table-cell table:formula="of:=SUMIF([$all.H892:.H894];&quot;&lt;0&quot;)" office:value-type="float" office:value="-2">
            <text:p>-2</text:p>
          </table:table-cell>
          <table:table-cell table:formula="of:=[.D90]+[.E90]" office:value-type="float" office:value="1.17">
            <text:p>1.17</text:p>
          </table:table-cell>
          <table:table-cell table:style-name="ce29" table:formula="of:=[$all.J894]" office:value-type="percentage" office:value="-0.0185253772290809">
            <text:p>-2%</text:p>
          </table:table-cell>
          <table:table-cell table:formula="of:=[$all.O894]" office:value-type="percentage" office:value="0.674324324324324">
            <text:p>67%</text:p>
          </table:table-cell>
          <table:table-cell table:formula="of:=[$all.K894]" office:value-type="percentage" office:value="0.00262497208941148">
            <text:p>0%</text:p>
          </table:table-cell>
          <table:table-cell/>
          <table:table-cell table:formula="of:=MEDIAN([.$C61:.$C90])" office:value-type="float" office:value="29.5">
            <text:p>30</text:p>
          </table:table-cell>
          <table:table-cell office:value-type="float" office:value="280.36">
            <text:p>280</text:p>
          </table:table-cell>
          <table:table-cell table:formula="of:=[.K90]/[.L89]" office:value-type="percentage" office:value="0.105662810272574">
            <text:p>11%</text:p>
          </table:table-cell>
          <table:table-cell table:formula="of:=[.M90]/[.I90]" office:value-type="percentage" office:value="40.2529271449373">
            <text:p>40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1">
            <text:p>2020-01-11</text:p>
          </table:table-cell>
          <table:table-cell table:formula="of:=COUNT([$all.B896:.B896])" office:value-type="float" office:value="1">
            <text:p>1</text:p>
          </table:table-cell>
          <table:table-cell table:formula="of:=SUM([$all.E896:.E896])" office:value-type="float" office:value="4">
            <text:p>4</text:p>
          </table:table-cell>
          <table:table-cell table:style-name="ce6" table:formula="of:=SUMIF([$all.H896:.H896];&quot;&gt;0&quot;)" office:value-type="float" office:value="2.2">
            <text:p>2.20</text:p>
          </table:table-cell>
          <table:table-cell table:formula="of:=SUMIF([$all.H896:.H896];&quot;&lt;0&quot;)" office:value-type="float" office:value="0">
            <text:p>0</text:p>
          </table:table-cell>
          <table:table-cell table:formula="of:=[.D91]+[.E91]" office:value-type="float" office:value="2.2">
            <text:p>2.20</text:p>
          </table:table-cell>
          <table:table-cell table:style-name="ce29" table:formula="of:=[$all.J896]" office:value-type="percentage" office:value="-0.0177465753424657">
            <text:p>-2%</text:p>
          </table:table-cell>
          <table:table-cell table:formula="of:=[$all.O896]" office:value-type="percentage" office:value="0.67476383265857">
            <text:p>67%</text:p>
          </table:table-cell>
          <table:table-cell table:formula="of:=[$all.K896]" office:value-type="percentage" office:value="0.00417450392506202">
            <text:p>0%</text:p>
          </table:table-cell>
          <table:table-cell/>
          <table:table-cell table:formula="of:=MEDIAN([.$C62:.$C91])" office:value-type="float" office:value="29.5">
            <text:p>30</text:p>
          </table:table-cell>
          <table:table-cell office:value-type="float" office:value="282.56">
            <text:p>283</text:p>
          </table:table-cell>
          <table:table-cell table:formula="of:=[.K91]/[.L90]" office:value-type="percentage" office:value="0.105221857611642">
            <text:p>11%</text:p>
          </table:table-cell>
          <table:table-cell table:formula="of:=[.M91]/[.I91]" office:value-type="percentage" office:value="25.2058351125107">
            <text:p>25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2">
            <text:p>2020-01-12</text:p>
          </table:table-cell>
          <table:table-cell table:formula="of:=COUNT([$all.B898:.B903])" office:value-type="float" office:value="6">
            <text:p>6</text:p>
          </table:table-cell>
          <table:table-cell table:formula="of:=SUM([$all.E898:.E903])" office:value-type="float" office:value="25">
            <text:p>25</text:p>
          </table:table-cell>
          <table:table-cell table:style-name="ce6" table:formula="of:=SUMIF([$all.H898:.H903];&quot;&gt;0&quot;)" office:value-type="float" office:value="6.57">
            <text:p>6.57</text:p>
          </table:table-cell>
          <table:table-cell table:formula="of:=SUMIF([$all.H898:.H903];&quot;&lt;0&quot;)" office:value-type="float" office:value="-11">
            <text:p>-11</text:p>
          </table:table-cell>
          <table:table-cell table:formula="of:=[.D92]+[.E92]" office:value-type="float" office:value="-4.43">
            <text:p>-4.43</text:p>
          </table:table-cell>
          <table:table-cell table:style-name="ce29" table:formula="of:=[$all.J903]" office:value-type="percentage" office:value="-0.0191001697792869">
            <text:p>-2%</text:p>
          </table:table-cell>
          <table:table-cell table:formula="of:=[$all.O903]" office:value-type="percentage" office:value="0.673360107095047">
            <text:p>67%</text:p>
          </table:table-cell>
          <table:table-cell table:formula="of:=[$all.K903]" office:value-type="percentage" office:value="0.00109569068706938">
            <text:p>0%</text:p>
          </table:table-cell>
          <table:table-cell/>
          <table:table-cell table:formula="of:=MEDIAN([.$C63:.$C92])" office:value-type="float" office:value="28">
            <text:p>28</text:p>
          </table:table-cell>
          <table:table-cell office:value-type="float" office:value="278.13">
            <text:p>278</text:p>
          </table:table-cell>
          <table:table-cell table:formula="of:=[.K92]/[.L91]" office:value-type="percentage" office:value="0.0990939977349943">
            <text:p>10%</text:p>
          </table:table-cell>
          <table:table-cell table:formula="of:=[.M92]/[.I92]" office:value-type="percentage" office:value="90.4397554021734">
            <text:p>90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3">
            <text:p>2020-01-13</text:p>
          </table:table-cell>
          <table:table-cell table:formula="of:=COUNT([$all.B905:.B914])" office:value-type="float" office:value="10">
            <text:p>10</text:p>
          </table:table-cell>
          <table:table-cell table:formula="of:=SUM([$all.E905:.E914])" office:value-type="float" office:value="37">
            <text:p>37</text:p>
          </table:table-cell>
          <table:table-cell table:style-name="ce6" table:formula="of:=SUMIF([$all.H905:.H914];&quot;&gt;0&quot;)" office:value-type="float" office:value="15.04">
            <text:p>15.04</text:p>
          </table:table-cell>
          <table:table-cell table:formula="of:=SUMIF([$all.H905:.H914];&quot;&lt;0&quot;)" office:value-type="float" office:value="-12">
            <text:p>-12</text:p>
          </table:table-cell>
          <table:table-cell table:formula="of:=[.D93]+[.E93]" office:value-type="float" office:value="3.04">
            <text:p>3.04</text:p>
          </table:table-cell>
          <table:table-cell table:style-name="ce29" table:formula="of:=[$all.J914]" office:value-type="percentage" office:value="-0.0178437290409121">
            <text:p>-2%</text:p>
          </table:table-cell>
          <table:table-cell table:formula="of:=[$all.O914]" office:value-type="percentage" office:value="0.673712021136063">
            <text:p>67%</text:p>
          </table:table-cell>
          <table:table-cell table:formula="of:=[$all.K914]" office:value-type="percentage" office:value="0.00322543388243213">
            <text:p>0%</text:p>
          </table:table-cell>
          <table:table-cell/>
          <table:table-cell table:formula="of:=MEDIAN([.$C64:.$C93])" office:value-type="float" office:value="29.5">
            <text:p>30</text:p>
          </table:table-cell>
          <table:table-cell office:value-type="float" office:value="281.17">
            <text:p>281</text:p>
          </table:table-cell>
          <table:table-cell table:formula="of:=[.K93]/[.L92]" office:value-type="percentage" office:value="0.106065508934671">
            <text:p>11%</text:p>
          </table:table-cell>
          <table:table-cell table:formula="of:=[.M93]/[.I93]" office:value-type="percentage" office:value="32.8841057670953">
            <text:p>3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4">
            <text:p>2020-01-14</text:p>
          </table:table-cell>
          <table:table-cell table:formula="of:=COUNT([$all.B916:.B922])" office:value-type="float" office:value="7">
            <text:p>7</text:p>
          </table:table-cell>
          <table:table-cell table:formula="of:=SUM([$all.E916:.E922])" office:value-type="float" office:value="15">
            <text:p>15</text:p>
          </table:table-cell>
          <table:table-cell table:style-name="ce6" table:formula="of:=SUMIF([$all.H916:.H922];&quot;&gt;0&quot;)" office:value-type="float" office:value="2.48">
            <text:p>2.48</text:p>
          </table:table-cell>
          <table:table-cell table:formula="of:=SUMIF([$all.H916:.H922];&quot;&lt;0&quot;)" office:value-type="float" office:value="-4">
            <text:p>-4</text:p>
          </table:table-cell>
          <table:table-cell table:formula="of:=[.D94]+[.E94]" office:value-type="float" office:value="-1.52">
            <text:p>-1.52</text:p>
          </table:table-cell>
          <table:table-cell table:style-name="ce29" table:formula="of:=[$all.J922]" office:value-type="percentage" office:value="-0.0182615949282616">
            <text:p>-2%</text:p>
          </table:table-cell>
          <table:table-cell table:formula="of:=[$all.O922]" office:value-type="percentage" office:value="0.674083769633508">
            <text:p>67%</text:p>
          </table:table-cell>
          <table:table-cell table:formula="of:=[$all.K922]" office:value-type="percentage" office:value="0.00465102174160537">
            <text:p>0%</text:p>
          </table:table-cell>
          <table:table-cell/>
          <table:table-cell table:formula="of:=MEDIAN([.$C65:.$C94])" office:value-type="float" office:value="29.5">
            <text:p>30</text:p>
          </table:table-cell>
          <table:table-cell office:value-type="float" office:value="272.65">
            <text:p>273</text:p>
          </table:table-cell>
          <table:table-cell table:formula="of:=[.K94]/[.L93]" office:value-type="percentage" office:value="0.104918732439449">
            <text:p>10%</text:p>
          </table:table-cell>
          <table:table-cell table:formula="of:=[.M94]/[.I94]" office:value-type="percentage" office:value="22.5582115647637">
            <text:p>225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5">
            <text:p>2020-01-15</text:p>
          </table:table-cell>
          <table:table-cell table:formula="of:=COUNT([$all.B924:.B932])" office:value-type="float" office:value="9">
            <text:p>9</text:p>
          </table:table-cell>
          <table:table-cell table:formula="of:=SUM([$all.E924:.E932])" office:value-type="float" office:value="25">
            <text:p>25</text:p>
          </table:table-cell>
          <table:table-cell table:style-name="ce6" table:formula="of:=SUMIF([$all.H924:.H932];&quot;&gt;0&quot;)" office:value-type="float" office:value="9.44">
            <text:p>9.44</text:p>
          </table:table-cell>
          <table:table-cell table:formula="of:=SUMIF([$all.H924:.H932];&quot;&lt;0&quot;)" office:value-type="float" office:value="-7">
            <text:p>-7</text:p>
          </table:table-cell>
          <table:table-cell table:formula="of:=[.D95]+[.E95]" office:value-type="float" office:value="2.44">
            <text:p>2.44</text:p>
          </table:table-cell>
          <table:table-cell table:style-name="ce29" table:formula="of:=[$all.J932]" office:value-type="percentage" office:value="-0.0173031105228325">
            <text:p>-2%</text:p>
          </table:table-cell>
          <table:table-cell table:formula="of:=[$all.O932]" office:value-type="percentage" office:value="0.676584734799483">
            <text:p>68%</text:p>
          </table:table-cell>
          <table:table-cell table:formula="of:=[$all.K932]" office:value-type="percentage" office:value="0.00601459852083197">
            <text:p>1%</text:p>
          </table:table-cell>
          <table:table-cell/>
          <table:table-cell table:formula="of:=MEDIAN([.$C66:.$C95])" office:value-type="float" office:value="28">
            <text:p>28</text:p>
          </table:table-cell>
          <table:table-cell office:value-type="float" office:value="282.09">
            <text:p>282</text:p>
          </table:table-cell>
          <table:table-cell table:formula="of:=[.K95]/[.L94]" office:value-type="percentage" office:value="0.102695763799743">
            <text:p>10%</text:p>
          </table:table-cell>
          <table:table-cell table:formula="of:=[.M95]/[.I95]" office:value-type="percentage" office:value="17.0744170943496">
            <text:p>17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6">
            <text:p>2020-01-16</text:p>
          </table:table-cell>
          <table:table-cell table:formula="of:=COUNT([$all.B934:.B937])" office:value-type="float" office:value="4">
            <text:p>4</text:p>
          </table:table-cell>
          <table:table-cell table:formula="of:=SUM([$all.E934:.E937])" office:value-type="float" office:value="15">
            <text:p>15</text:p>
          </table:table-cell>
          <table:table-cell table:style-name="ce6" table:formula="of:=SUMIF([$all.H934:.H937];&quot;&gt;0&quot;)" office:value-type="float" office:value="3.88">
            <text:p>3.88</text:p>
          </table:table-cell>
          <table:table-cell table:formula="of:=SUMIF([$all.H934:.H937];&quot;&lt;0&quot;)" office:value-type="float" office:value="-10">
            <text:p>-10</text:p>
          </table:table-cell>
          <table:table-cell table:formula="of:=[.D96]+[.E96]" office:value-type="float" office:value="-6.12">
            <text:p>-6.12</text:p>
          </table:table-cell>
          <table:table-cell table:style-name="ce29" table:formula="of:=[$all.J937]" office:value-type="percentage" office:value="-0.0192327955218966">
            <text:p>-2%</text:p>
          </table:table-cell>
          <table:table-cell table:formula="of:=[$all.O937]" office:value-type="percentage" office:value="0.675675675675676">
            <text:p>68%</text:p>
          </table:table-cell>
          <table:table-cell table:formula="of:=[$all.K937]" office:value-type="percentage" office:value="0.00186614435651633">
            <text:p>0%</text:p>
          </table:table-cell>
          <table:table-cell/>
          <table:table-cell table:formula="of:=MEDIAN([.$C67:.$C96])" office:value-type="float" office:value="27.5">
            <text:p>28</text:p>
          </table:table-cell>
          <table:table-cell office:value-type="float" office:value="275.97">
            <text:p>276</text:p>
          </table:table-cell>
          <table:table-cell table:formula="of:=[.K96]/[.L95]" office:value-type="percentage" office:value="0.0974866177461094">
            <text:p>10%</text:p>
          </table:table-cell>
          <table:table-cell table:formula="of:=[.M96]/[.I96]" office:value-type="percentage" office:value="52.2395909007248">
            <text:p>522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7">
            <text:p>2020-01-17</text:p>
          </table:table-cell>
          <table:table-cell table:formula="of:=COUNT([$all.B939:.B941])" office:value-type="float" office:value="3">
            <text:p>3</text:p>
          </table:table-cell>
          <table:table-cell table:formula="of:=SUM([$all.E939:.E941])" office:value-type="float" office:value="12">
            <text:p>12</text:p>
          </table:table-cell>
          <table:table-cell table:style-name="ce6" table:formula="of:=SUMIF([$all.H939:.H941];&quot;&gt;0&quot;)" office:value-type="float" office:value="3.12">
            <text:p>3.12</text:p>
          </table:table-cell>
          <table:table-cell table:formula="of:=SUMIF([$all.H939:.H941];&quot;&lt;0&quot;)" office:value-type="float" office:value="-6">
            <text:p>-6</text:p>
          </table:table-cell>
          <table:table-cell table:formula="of:=[.D97]+[.E97]" office:value-type="float" office:value="-2.88">
            <text:p>-2.88</text:p>
          </table:table-cell>
          <table:table-cell table:style-name="ce29" table:formula="of:=[$all.J941]" office:value-type="percentage" office:value="-0.0201016726795671">
            <text:p>-2%</text:p>
          </table:table-cell>
          <table:table-cell table:formula="of:=[$all.O941]" office:value-type="percentage" office:value="0.674358974358974">
            <text:p>67%</text:p>
          </table:table-cell>
          <table:table-cell table:formula="of:=[$all.K941]" office:value-type="percentage" office:value="-0.0000197111436287534">
            <text:p>0%</text:p>
          </table:table-cell>
          <table:table-cell/>
          <table:table-cell table:formula="of:=MEDIAN([.$C68:.$C97])" office:value-type="float" office:value="26">
            <text:p>26</text:p>
          </table:table-cell>
          <table:table-cell office:value-type="float" office:value="273.09">
            <text:p>273</text:p>
          </table:table-cell>
          <table:table-cell table:formula="of:=[.K97]/[.L96]" office:value-type="percentage" office:value="0.0942131391093235">
            <text:p>9%</text:p>
          </table:table-cell>
          <table:table-cell table:formula="of:=[.M97]/[.I97]" office:value-type="percentage" office:value="-4779.68913847755">
            <text:p>-4779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8">
            <text:p>2020-01-18</text:p>
          </table:table-cell>
          <table:table-cell table:formula="of:=COUNT([$all.B943:.B943])" office:value-type="float" office:value="1">
            <text:p>1</text:p>
          </table:table-cell>
          <table:table-cell table:formula="of:=SUM([$all.E943:.E943])" office:value-type="float" office:value="1">
            <text:p>1</text:p>
          </table:table-cell>
          <table:table-cell table:style-name="ce6" table:formula="of:=SUMIF([$all.H943:.H943];&quot;&gt;0&quot;)" office:value-type="float" office:value="0.8">
            <text:p>0.80</text:p>
          </table:table-cell>
          <table:table-cell table:formula="of:=SUMIF([$all.H943:.H943];&quot;&lt;0&quot;)" office:value-type="float" office:value="0">
            <text:p>0</text:p>
          </table:table-cell>
          <table:table-cell table:formula="of:=[.D98]+[.E98]" office:value-type="float" office:value="0.8">
            <text:p>0.80</text:p>
          </table:table-cell>
          <table:table-cell table:style-name="ce29" table:formula="of:=[$all.J943]" office:value-type="percentage" office:value="-0.0198327868852459">
            <text:p>-2%</text:p>
          </table:table-cell>
          <table:table-cell table:formula="of:=[$all.O943]" office:value-type="percentage" office:value="0.674775928297055">
            <text:p>67%</text:p>
          </table:table-cell>
          <table:table-cell table:formula="of:=[$all.K943]" office:value-type="percentage" office:value="0.000467747063134016">
            <text:p>0%</text:p>
          </table:table-cell>
          <table:table-cell/>
          <table:table-cell table:formula="of:=MEDIAN([.$C69:.$C98])" office:value-type="float" office:value="25">
            <text:p>25</text:p>
          </table:table-cell>
          <table:table-cell office:value-type="float" office:value="273.89">
            <text:p>274</text:p>
          </table:table-cell>
          <table:table-cell table:formula="of:=[.K98]/[.L97]" office:value-type="percentage" office:value="0.0915449119337947">
            <text:p>9%</text:p>
          </table:table-cell>
          <table:table-cell table:formula="of:=[.M98]/[.I98]" office:value-type="percentage" office:value="195.714562739148">
            <text:p>19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0">
            <text:p>2020-01-20</text:p>
          </table:table-cell>
          <table:table-cell table:formula="of:=COUNT([$all.B945:.B957])" office:value-type="float" office:value="13">
            <text:p>13</text:p>
          </table:table-cell>
          <table:table-cell table:formula="of:=SUM([$all.E945:.E957])" office:value-type="float" office:value="60">
            <text:p>60</text:p>
          </table:table-cell>
          <table:table-cell table:style-name="ce6" table:formula="of:=SUMIF([$all.H945:.H957];&quot;&gt;0&quot;)" office:value-type="float" office:value="17.81">
            <text:p>17.81</text:p>
          </table:table-cell>
          <table:table-cell table:formula="of:=SUMIF([$all.H945:.H957];&quot;&lt;0&quot;)" office:value-type="float" office:value="-2">
            <text:p>-2</text:p>
          </table:table-cell>
          <table:table-cell table:formula="of:=[.D99]+[.E99]" office:value-type="float" office:value="15.81">
            <text:p>15.81</text:p>
          </table:table-cell>
          <table:table-cell table:style-name="ce29" table:formula="of:=[$all.J957]" office:value-type="percentage" office:value="-0.0143665594855305">
            <text:p>-1%</text:p>
          </table:table-cell>
          <table:table-cell table:formula="of:=[$all.O957]" office:value-type="percentage" office:value="0.677581863979849">
            <text:p>68%</text:p>
          </table:table-cell>
          <table:table-cell table:formula="of:=[$all.K957]" office:value-type="percentage" office:value="0.0107750847466833">
            <text:p>1%</text:p>
          </table:table-cell>
          <table:table-cell/>
          <table:table-cell table:formula="of:=MEDIAN([.$C70:.$C99])" office:value-type="float" office:value="25">
            <text:p>25</text:p>
          </table:table-cell>
          <table:table-cell office:value-type="float" office:value="283">
            <text:p>283</text:p>
          </table:table-cell>
          <table:table-cell table:formula="of:=[.K99]/[.L98]" office:value-type="percentage" office:value="0.091277520172332">
            <text:p>9%</text:p>
          </table:table-cell>
          <table:table-cell table:formula="of:=[.M99]/[.I99]" office:value-type="percentage" office:value="8.47116494377718">
            <text:p>8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1">
            <text:p>2020-01-21</text:p>
          </table:table-cell>
          <table:table-cell table:formula="of:=COUNT([$all.B959:.B989])" office:value-type="float" office:value="31">
            <text:p>31</text:p>
          </table:table-cell>
          <table:table-cell table:formula="of:=SUM([$all.E959:.E989])" office:value-type="float" office:value="109">
            <text:p>109</text:p>
          </table:table-cell>
          <table:table-cell table:style-name="ce6" table:formula="of:=SUMIF([$all.H959:.H989];&quot;&gt;0&quot;)" office:value-type="float" office:value="28.02">
            <text:p>28.02</text:p>
          </table:table-cell>
          <table:table-cell table:formula="of:=SUMIF([$all.H959:.H989];&quot;&lt;0&quot;)" office:value-type="float" office:value="-25">
            <text:p>-25</text:p>
          </table:table-cell>
          <table:table-cell table:formula="of:=[.D100]+[.E100]" office:value-type="float" office:value="3.02">
            <text:p>3.02</text:p>
          </table:table-cell>
          <table:table-cell table:style-name="ce29" table:formula="of:=[$all.J989]" office:value-type="percentage" office:value="-0.012941907424666">
            <text:p>-1%</text:p>
          </table:table-cell>
          <table:table-cell table:formula="of:=[$all.O989]" office:value-type="percentage" office:value="0.68">
            <text:p>68%</text:p>
          </table:table-cell>
          <table:table-cell table:formula="of:=[$all.K989]" office:value-type="percentage" office:value="0.0118687815332109">
            <text:p>1%</text:p>
          </table:table-cell>
          <table:table-cell/>
          <table:table-cell table:formula="of:=MEDIAN([.$C71:.$C100])" office:value-type="float" office:value="25">
            <text:p>25</text:p>
          </table:table-cell>
          <table:table-cell office:value-type="float" office:value="292.72">
            <text:p>293</text:p>
          </table:table-cell>
          <table:table-cell table:formula="of:=[.K100]/[.L99]" office:value-type="percentage" office:value="0.088339222614841">
            <text:p>9%</text:p>
          </table:table-cell>
          <table:table-cell table:formula="of:=[.M100]/[.I100]" office:value-type="percentage" office:value="7.44299002957064">
            <text:p>7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2">
            <text:p>2020-01-22</text:p>
          </table:table-cell>
          <table:table-cell table:formula="of:=COUNT([$all.B991:.B1002])" office:value-type="float" office:value="12">
            <text:p>12</text:p>
          </table:table-cell>
          <table:table-cell table:formula="of:=SUM([$all.E991:.E1002])" office:value-type="float" office:value="39">
            <text:p>39</text:p>
          </table:table-cell>
          <table:table-cell table:style-name="ce6" table:formula="of:=SUMIF([$all.H991:.H1002];&quot;&gt;0&quot;)" office:value-type="float" office:value="6.08">
            <text:p>6.08</text:p>
          </table:table-cell>
          <table:table-cell table:formula="of:=SUMIF([$all.H991:.H1002];&quot;&lt;0&quot;)" office:value-type="float" office:value="-22">
            <text:p>-22</text:p>
          </table:table-cell>
          <table:table-cell table:formula="of:=[.D101]+[.E101]" office:value-type="float" office:value="-15.92">
            <text:p>-15.92</text:p>
          </table:table-cell>
          <table:table-cell table:style-name="ce29" table:formula="of:=[$all.J1002]" office:value-type="percentage" office:value="-0.0176734192756292">
            <text:p>-2%</text:p>
          </table:table-cell>
          <table:table-cell table:formula="of:=[$all.O1002]" office:value-type="percentage" office:value="0.678614097968937">
            <text:p>68%</text:p>
          </table:table-cell>
          <table:table-cell table:formula="of:=[$all.K1002]" office:value-type="percentage" office:value="0.00130021443438544">
            <text:p>0%</text:p>
          </table:table-cell>
          <table:table-cell/>
          <table:table-cell table:formula="of:=MEDIAN([.$C72:.$C101])" office:value-type="float" office:value="25">
            <text:p>25</text:p>
          </table:table-cell>
          <table:table-cell office:value-type="float" office:value="276.8">
            <text:p>277</text:p>
          </table:table-cell>
          <table:table-cell table:formula="of:=[.K101]/[.L100]" office:value-type="percentage" office:value="0.0854058485925116">
            <text:p>9%</text:p>
          </table:table-cell>
          <table:table-cell table:formula="of:=[.M101]/[.I101]" office:value-type="percentage" office:value="65.6859717396382">
            <text:p>65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3">
            <text:p>2020-01-23</text:p>
          </table:table-cell>
          <table:table-cell table:formula="of:=COUNT([$all.B1004:.B1012])" office:value-type="float" office:value="9">
            <text:p>9</text:p>
          </table:table-cell>
          <table:table-cell table:formula="of:=SUM([$all.E1004:.E1012])" office:value-type="float" office:value="40">
            <text:p>40</text:p>
          </table:table-cell>
          <table:table-cell table:style-name="ce6" table:formula="of:=SUMIF([$all.H1004:.H1012];&quot;&gt;0&quot;)" office:value-type="float" office:value="4.74">
            <text:p>4.74</text:p>
          </table:table-cell>
          <table:table-cell table:formula="of:=SUMIF([$all.H1004:.H1012];&quot;&lt;0&quot;)" office:value-type="float" office:value="-5">
            <text:p>-5</text:p>
          </table:table-cell>
          <table:table-cell table:formula="of:=[.D102]+[.E102]" office:value-type="float" office:value="-0.26">
            <text:p>-0.26</text:p>
          </table:table-cell>
          <table:table-cell table:style-name="ce29" table:formula="of:=[$all.J1012]" office:value-type="percentage" office:value="-0.0175379017586416">
            <text:p>-2%</text:p>
          </table:table-cell>
          <table:table-cell table:formula="of:=[$all.O1012]" office:value-type="percentage" office:value="0.680851063829787">
            <text:p>68%</text:p>
          </table:table-cell>
          <table:table-cell table:formula="of:=[$all.K1012]" office:value-type="percentage" office:value="0.000749593459608122">
            <text:p>0%</text:p>
          </table:table-cell>
          <table:table-cell/>
          <table:table-cell table:formula="of:=MEDIAN([.$C73:.$C102])" office:value-type="float" office:value="25">
            <text:p>25</text:p>
          </table:table-cell>
          <table:table-cell office:value-type="float" office:value="276.54">
            <text:p>277</text:p>
          </table:table-cell>
          <table:table-cell table:formula="of:=[.K102]/[.L101]" office:value-type="percentage" office:value="0.0903179190751445">
            <text:p>9%</text:p>
          </table:table-cell>
          <table:table-cell table:formula="of:=[.M102]/[.I102]" office:value-type="percentage" office:value="120.489203737665">
            <text:p>1204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4">
            <text:p>2020-01-24</text:p>
          </table:table-cell>
          <table:table-cell table:formula="of:=COUNT([$all.B1014:.B1015])" office:value-type="float" office:value="2">
            <text:p>2</text:p>
          </table:table-cell>
          <table:table-cell table:formula="of:=SUM([$all.E1014:.E1015])" office:value-type="float" office:value="6">
            <text:p>6</text:p>
          </table:table-cell>
          <table:table-cell table:style-name="ce6" table:formula="of:=SUMIF([$all.H1014:.H1015];&quot;&gt;0&quot;)" office:value-type="float" office:value="3.9">
            <text:p>3.90</text:p>
          </table:table-cell>
          <table:table-cell table:formula="of:=SUMIF([$all.H1014:.H1015];&quot;&lt;0&quot;)" office:value-type="float" office:value="0">
            <text:p>0</text:p>
          </table:table-cell>
          <table:table-cell table:formula="of:=[.D103]+[.E103]" office:value-type="float" office:value="3.9">
            <text:p>3.90</text:p>
          </table:table-cell>
          <table:table-cell table:style-name="ce29" table:formula="of:=[$all.J1015]" office:value-type="percentage" office:value="-0.0163256658595642">
            <text:p>-2%</text:p>
          </table:table-cell>
          <table:table-cell table:formula="of:=[$all.O1015]" office:value-type="percentage" office:value="0.681603773584906">
            <text:p>68%</text:p>
          </table:table-cell>
          <table:table-cell table:formula="of:=[$all.K1015]" office:value-type="percentage" office:value="0.00324908972840388">
            <text:p>0%</text:p>
          </table:table-cell>
          <table:table-cell/>
          <table:table-cell table:formula="of:=MEDIAN([.$C74:.$C103])" office:value-type="float" office:value="25">
            <text:p>25</text:p>
          </table:table-cell>
          <table:table-cell office:value-type="float" office:value="280.44">
            <text:p>280</text:p>
          </table:table-cell>
          <table:table-cell table:formula="of:=[.K103]/[.L102]" office:value-type="percentage" office:value="0.0904028350329066">
            <text:p>9%</text:p>
          </table:table-cell>
          <table:table-cell table:formula="of:=[.M103]/[.I103]" office:value-type="percentage" office:value="27.8240499924012">
            <text:p>27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5">
            <text:p>2020-01-25</text:p>
          </table:table-cell>
          <table:table-cell table:formula="of:=COUNT([$all.B1017:.B1022])" office:value-type="float" office:value="6">
            <text:p>6</text:p>
          </table:table-cell>
          <table:table-cell table:formula="of:=SUM([$all.E1017:.E1022])" office:value-type="float" office:value="25">
            <text:p>25</text:p>
          </table:table-cell>
          <table:table-cell table:style-name="ce6" table:formula="of:=SUMIF([$all.H1017:.H1022];&quot;&gt;0&quot;)" office:value-type="float" office:value="6.84">
            <text:p>6.84</text:p>
          </table:table-cell>
          <table:table-cell table:formula="of:=SUMIF([$all.H1017:.H1022];&quot;&lt;0&quot;)" office:value-type="float" office:value="0">
            <text:p>0</text:p>
          </table:table-cell>
          <table:table-cell table:formula="of:=[.D104]+[.E104]" office:value-type="float" office:value="6.84">
            <text:p>6.84</text:p>
          </table:table-cell>
          <table:table-cell table:style-name="ce29" table:formula="of:=[$all.J1022]" office:value-type="percentage" office:value="-0.014148392910784">
            <text:p>-1%</text:p>
          </table:table-cell>
          <table:table-cell table:formula="of:=[$all.O1022]" office:value-type="percentage" office:value="0.68384074941452">
            <text:p>68%</text:p>
          </table:table-cell>
          <table:table-cell table:formula="of:=[$all.K1022]" office:value-type="percentage" office:value="0.00744406843239576">
            <text:p>1%</text:p>
          </table:table-cell>
          <table:table-cell/>
          <table:table-cell table:formula="of:=MEDIAN([.$C75:.$C104])" office:value-type="float" office:value="25">
            <text:p>25</text:p>
          </table:table-cell>
          <table:table-cell office:value-type="float" office:value="287.28">
            <text:p>287</text:p>
          </table:table-cell>
          <table:table-cell table:formula="of:=[.K104]/[.L103]" office:value-type="percentage" office:value="0.0891456282983883">
            <text:p>9%</text:p>
          </table:table-cell>
          <table:table-cell table:formula="of:=[.M104]/[.I104]" office:value-type="percentage" office:value="11.975390756812">
            <text:p>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6">
            <text:p>2020-01-26</text:p>
          </table:table-cell>
          <table:table-cell table:formula="of:=COUNT([$all.B1024:.B1024])" office:value-type="float" office:value="1">
            <text:p>1</text:p>
          </table:table-cell>
          <table:table-cell table:formula="of:=SUM([$all.E1024:.E1024])" office:value-type="float" office:value="6">
            <text:p>6</text:p>
          </table:table-cell>
          <table:table-cell table:style-name="ce6" table:formula="of:=SUMIF([$all.H1024:.H1024];&quot;&gt;0&quot;)" office:value-type="float" office:value="3.18">
            <text:p>3.18</text:p>
          </table:table-cell>
          <table:table-cell table:formula="of:=SUMIF([$all.H1024:.H1024];&quot;&lt;0&quot;)" office:value-type="float" office:value="0">
            <text:p>0</text:p>
          </table:table-cell>
          <table:table-cell table:formula="of:=[.D105]+[.E105]" office:value-type="float" office:value="3.18">
            <text:p>3.18</text:p>
          </table:table-cell>
          <table:table-cell table:style-name="ce29" table:formula="of:=[$all.J1024]" office:value-type="percentage" office:value="-0.0131694152923538">
            <text:p>-1%</text:p>
          </table:table-cell>
          <table:table-cell table:formula="of:=[$all.O1024]" office:value-type="percentage" office:value="0.68421052631579">
            <text:p>68%</text:p>
          </table:table-cell>
          <table:table-cell table:formula="of:=[$all.K1024]" office:value-type="percentage" office:value="0.00949720297781687">
            <text:p>1%</text:p>
          </table:table-cell>
          <table:table-cell/>
          <table:table-cell table:formula="of:=MEDIAN([.$C76:.$C105])" office:value-type="float" office:value="25">
            <text:p>25</text:p>
          </table:table-cell>
          <table:table-cell office:value-type="float" office:value="290.46">
            <text:p>290</text:p>
          </table:table-cell>
          <table:table-cell table:formula="of:=[.K105]/[.L104]" office:value-type="percentage" office:value="0.0870231133389028">
            <text:p>9%</text:p>
          </table:table-cell>
          <table:table-cell table:formula="of:=[.M105]/[.I105]" office:value-type="percentage" office:value="9.16302552890229">
            <text:p>91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7">
            <text:p>2020-01-27</text:p>
          </table:table-cell>
          <table:table-cell table:formula="of:=COUNT([$all.B1026:.B1028])" office:value-type="float" office:value="3">
            <text:p>3</text:p>
          </table:table-cell>
          <table:table-cell table:formula="of:=SUM([$all.E1026:.E1028])" office:value-type="float" office:value="9">
            <text:p>9</text:p>
          </table:table-cell>
          <table:table-cell table:style-name="ce6" table:formula="of:=SUMIF([$all.H1026:.H1028];&quot;&gt;0&quot;)" office:value-type="float" office:value="0.94">
            <text:p>0.94</text:p>
          </table:table-cell>
          <table:table-cell table:formula="of:=SUMIF([$all.H1026:.H1028];&quot;&lt;0&quot;)" office:value-type="float" office:value="-5">
            <text:p>-5</text:p>
          </table:table-cell>
          <table:table-cell table:formula="of:=[.D106]+[.E106]" office:value-type="float" office:value="-4.06">
            <text:p>-4.06</text:p>
          </table:table-cell>
          <table:table-cell table:style-name="ce29" table:formula="of:=[$all.J1028]" office:value-type="percentage" office:value="-0.0143480861244019">
            <text:p>-1%</text:p>
          </table:table-cell>
          <table:table-cell table:formula="of:=[$all.O1028]" office:value-type="percentage" office:value="0.684149184149184">
            <text:p>68%</text:p>
          </table:table-cell>
          <table:table-cell table:formula="of:=[$all.K1028]" office:value-type="percentage" office:value="0.00680939264660563">
            <text:p>1%</text:p>
          </table:table-cell>
          <table:table-cell/>
          <table:table-cell table:formula="of:=MEDIAN([.$C77:.$C106])" office:value-type="float" office:value="25">
            <text:p>25</text:p>
          </table:table-cell>
          <table:table-cell office:value-type="float" office:value="286.4">
            <text:p>286</text:p>
          </table:table-cell>
          <table:table-cell table:formula="of:=[.K106]/[.L105]" office:value-type="percentage" office:value="0.0860703711354403">
            <text:p>9%</text:p>
          </table:table-cell>
          <table:table-cell table:formula="of:=[.M106]/[.I106]" office:value-type="percentage" office:value="12.6399483187895">
            <text:p>1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9">
            <text:p>2020-01-29</text:p>
          </table:table-cell>
          <table:table-cell table:formula="of:=COUNT([$all.B1030:.B1031])" office:value-type="float" office:value="2">
            <text:p>2</text:p>
          </table:table-cell>
          <table:table-cell table:formula="of:=SUM([$all.E1030:.E1031])" office:value-type="float" office:value="6">
            <text:p>6</text:p>
          </table:table-cell>
          <table:table-cell table:style-name="ce6" table:formula="of:=SUMIF([$all.H1030:.H1031];&quot;&gt;0&quot;)" office:value-type="float" office:value="0.68">
            <text:p>0.68</text:p>
          </table:table-cell>
          <table:table-cell table:formula="of:=SUMIF([$all.H1030:.H1031];&quot;&lt;0&quot;)" office:value-type="float" office:value="-5">
            <text:p>-5</text:p>
          </table:table-cell>
          <table:table-cell table:formula="of:=[.D107]+[.E107]" office:value-type="float" office:value="-4.32">
            <text:p>-4.32</text:p>
          </table:table-cell>
          <table:table-cell table:style-name="ce29" table:formula="of:=[$all.J1031]" office:value-type="percentage" office:value="-0.0156119402985075">
            <text:p>-2%</text:p>
          </table:table-cell>
          <table:table-cell table:formula="of:=[$all.O1031]" office:value-type="percentage" office:value="0.683720930232558">
            <text:p>68%</text:p>
          </table:table-cell>
          <table:table-cell table:formula="of:=[$all.K1031]" office:value-type="percentage" office:value="0.0040174321581764">
            <text:p>0%</text:p>
          </table:table-cell>
          <table:table-cell/>
          <table:table-cell table:formula="of:=MEDIAN([.$C78:.$C107])" office:value-type="float" office:value="25">
            <text:p>25</text:p>
          </table:table-cell>
          <table:table-cell office:value-type="float" office:value="282.08">
            <text:p>282</text:p>
          </table:table-cell>
          <table:table-cell table:formula="of:=[.K107]/[.L106]" office:value-type="percentage" office:value="0.0872905027932961">
            <text:p>9%</text:p>
          </table:table-cell>
          <table:table-cell table:formula="of:=[.M107]/[.I107]" office:value-type="percentage" office:value="21.727934500559">
            <text:p>21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30">
            <text:p>2020-01-30</text:p>
          </table:table-cell>
          <table:table-cell table:formula="of:=COUNT([$all.B1033:.B1033])" office:value-type="float" office:value="1">
            <text:p>1</text:p>
          </table:table-cell>
          <table:table-cell table:formula="of:=SUM([$all.E1033:.E1033])" office:value-type="float" office:value="1">
            <text:p>1</text:p>
          </table:table-cell>
          <table:table-cell table:style-name="ce6" table:formula="of:=SUMIF([$all.H1033:.H1033];&quot;&gt;0&quot;)" office:value-type="float" office:value="0.13">
            <text:p>0.13</text:p>
          </table:table-cell>
          <table:table-cell table:formula="of:=SUMIF([$all.H1033:.H1033];&quot;&lt;0&quot;)" office:value-type="float" office:value="0">
            <text:p>0</text:p>
          </table:table-cell>
          <table:table-cell table:formula="of:=[.D108]+[.E108]" office:value-type="float" office:value="0.13">
            <text:p>0.13</text:p>
          </table:table-cell>
          <table:table-cell table:style-name="ce29" table:formula="of:=[$all.J1033]" office:value-type="percentage" office:value="-0.0155684870188003">
            <text:p>-2%</text:p>
          </table:table-cell>
          <table:table-cell table:formula="of:=[$all.O1033]" office:value-type="percentage" office:value="0.684088269454123">
            <text:p>68%</text:p>
          </table:table-cell>
          <table:table-cell table:formula="of:=[$all.K1033]" office:value-type="percentage" office:value="0.0040399213130341">
            <text:p>0%</text:p>
          </table:table-cell>
          <table:table-cell/>
          <table:table-cell table:formula="of:=MEDIAN([.$C79:.$C108])" office:value-type="float" office:value="22.5">
            <text:p>23</text:p>
          </table:table-cell>
          <table:table-cell office:value-type="float" office:value="282.21">
            <text:p>282</text:p>
          </table:table-cell>
          <table:table-cell table:formula="of:=[.K108]/[.L107]" office:value-type="percentage" office:value="0.0797646057855927">
            <text:p>8%</text:p>
          </table:table-cell>
          <table:table-cell table:formula="of:=[.M108]/[.I108]" office:value-type="percentage" office:value="19.7440988586204">
            <text:p>19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3">
            <text:p>2020-02-03</text:p>
          </table:table-cell>
          <table:table-cell table:formula="of:=COUNT([$all.B1035:.B1042])" office:value-type="float" office:value="8">
            <text:p>8</text:p>
          </table:table-cell>
          <table:table-cell table:formula="of:=SUM([$all.E1035:.E1042])" office:value-type="float" office:value="33">
            <text:p>33</text:p>
          </table:table-cell>
          <table:table-cell table:style-name="ce6" table:formula="of:=SUMIF([$all.H1035:.H1042];&quot;&gt;0&quot;)" office:value-type="float" office:value="14.13">
            <text:p>14.13</text:p>
          </table:table-cell>
          <table:table-cell table:formula="of:=SUMIF([$all.H1035:.H1042];&quot;&lt;0&quot;)" office:value-type="float" office:value="-3">
            <text:p>-3</text:p>
          </table:table-cell>
          <table:table-cell table:formula="of:=[.D109]+[.E109]" office:value-type="float" office:value="11.13">
            <text:p>11.13</text:p>
          </table:table-cell>
          <table:table-cell table:style-name="ce29" table:formula="of:=[$all.J1042]" office:value-type="percentage" office:value="-0.0121276595744681">
            <text:p>-1%</text:p>
          </table:table-cell>
          <table:table-cell table:formula="of:=[$all.O1042]" office:value-type="percentage" office:value="0.68584579976985">
            <text:p>69%</text:p>
          </table:table-cell>
          <table:table-cell table:formula="of:=[$all.K1042]" office:value-type="percentage" office:value="0.0110379832392911">
            <text:p>1%</text:p>
          </table:table-cell>
          <table:table-cell/>
          <table:table-cell table:formula="of:=MEDIAN([.$C80:.$C109])" office:value-type="float" office:value="22.5">
            <text:p>23</text:p>
          </table:table-cell>
          <table:table-cell office:value-type="float" office:value="293.34">
            <text:p>293</text:p>
          </table:table-cell>
          <table:table-cell table:formula="of:=[.K109]/[.L108]" office:value-type="percentage" office:value="0.0797278622302541">
            <text:p>8%</text:p>
          </table:table-cell>
          <table:table-cell table:formula="of:=[.M109]/[.I109]" office:value-type="percentage" office:value="7.22304614002791">
            <text:p>7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4">
            <text:p>2020-02-04</text:p>
          </table:table-cell>
          <table:table-cell table:formula="of:=COUNT([$all.B1044:.B1060])" office:value-type="float" office:value="17">
            <text:p>17</text:p>
          </table:table-cell>
          <table:table-cell table:formula="of:=SUM([$all.E1044:.E1060])" office:value-type="float" office:value="65">
            <text:p>65</text:p>
          </table:table-cell>
          <table:table-cell table:style-name="ce6" table:formula="of:=SUMIF([$all.H1044:.H1060];&quot;&gt;0&quot;)" office:value-type="float" office:value="16.39">
            <text:p>16.39</text:p>
          </table:table-cell>
          <table:table-cell table:formula="of:=SUMIF([$all.H1044:.H1060];&quot;&lt;0&quot;)" office:value-type="float" office:value="-23">
            <text:p>-23</text:p>
          </table:table-cell>
          <table:table-cell table:formula="of:=[.D110]+[.E110]" office:value-type="float" office:value="-6.61">
            <text:p>-6.61</text:p>
          </table:table-cell>
          <table:table-cell table:style-name="ce29" table:formula="of:=[$all.J1060]" office:value-type="percentage" office:value="-0.0138155987242679">
            <text:p>-1%</text:p>
          </table:table-cell>
          <table:table-cell table:formula="of:=[$all.O1060]" office:value-type="percentage" office:value="0.687358916478555">
            <text:p>69%</text:p>
          </table:table-cell>
          <table:table-cell table:formula="of:=[$all.K1060]" office:value-type="percentage" office:value="0.00890495363086685">
            <text:p>1%</text:p>
          </table:table-cell>
          <table:table-cell/>
          <table:table-cell table:formula="of:=MEDIAN([.$C81:.$C110])" office:value-type="float" office:value="25">
            <text:p>25</text:p>
          </table:table-cell>
          <table:table-cell office:value-type="float" office:value="286.73">
            <text:p>287</text:p>
          </table:table-cell>
          <table:table-cell table:formula="of:=[.K110]/[.L109]" office:value-type="percentage" office:value="0.085225335787823">
            <text:p>9%</text:p>
          </table:table-cell>
          <table:table-cell table:formula="of:=[.M110]/[.I110]" office:value-type="percentage" office:value="9.57055357283503">
            <text:p>9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5">
            <text:p>2020-02-05</text:p>
          </table:table-cell>
          <table:table-cell table:formula="of:=COUNT([$all.B1062:.B1070])" office:value-type="float" office:value="9">
            <text:p>9</text:p>
          </table:table-cell>
          <table:table-cell table:formula="of:=SUM([$all.E1062:.E1070])" office:value-type="float" office:value="29">
            <text:p>29</text:p>
          </table:table-cell>
          <table:table-cell table:style-name="ce6" table:formula="of:=SUMIF([$all.H1062:.H1070];&quot;&gt;0&quot;)" office:value-type="float" office:value="9.46">
            <text:p>9.46</text:p>
          </table:table-cell>
          <table:table-cell table:formula="of:=SUMIF([$all.H1062:.H1070];&quot;&lt;0&quot;)" office:value-type="float" office:value="-12">
            <text:p>-12</text:p>
          </table:table-cell>
          <table:table-cell table:formula="of:=[.D111]+[.E111]" office:value-type="float" office:value="-2.54">
            <text:p>-2.54</text:p>
          </table:table-cell>
          <table:table-cell table:style-name="ce29" table:formula="of:=[$all.J1070]" office:value-type="percentage" office:value="-0.0144307073030477">
            <text:p>-1%</text:p>
          </table:table-cell>
          <table:table-cell table:formula="of:=[$all.O1070]" office:value-type="percentage" office:value="0.686033519553073">
            <text:p>69%</text:p>
          </table:table-cell>
          <table:table-cell table:formula="of:=[$all.K1070]" office:value-type="percentage" office:value="0.00727003578751473">
            <text:p>1%</text:p>
          </table:table-cell>
          <table:table-cell/>
          <table:table-cell table:formula="of:=MEDIAN([.$C82:.$C111])" office:value-type="float" office:value="25">
            <text:p>25</text:p>
          </table:table-cell>
          <table:table-cell office:value-type="float" office:value="282.77">
            <text:p>283</text:p>
          </table:table-cell>
          <table:table-cell table:formula="of:=[.K111]/[.L110]" office:value-type="percentage" office:value="0.0871900394098978">
            <text:p>9%</text:p>
          </table:table-cell>
          <table:table-cell table:formula="of:=[.M111]/[.I111]" office:value-type="percentage" office:value="11.9930688043702">
            <text:p>11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6">
            <text:p>2020-02-06</text:p>
          </table:table-cell>
          <table:table-cell table:formula="of:=COUNT([$all.B1072:.B1078])" office:value-type="float" office:value="7">
            <text:p>7</text:p>
          </table:table-cell>
          <table:table-cell table:formula="of:=SUM([$all.E1072:.E1078])" office:value-type="float" office:value="36">
            <text:p>36</text:p>
          </table:table-cell>
          <table:table-cell table:style-name="ce6" table:formula="of:=SUMIF([$all.H1072:.H1078];&quot;&gt;0&quot;)" office:value-type="float" office:value="10.86">
            <text:p>10.86</text:p>
          </table:table-cell>
          <table:table-cell table:formula="of:=SUMIF([$all.H1072:.H1078];&quot;&lt;0&quot;)" office:value-type="float" office:value="-16">
            <text:p>-16</text:p>
          </table:table-cell>
          <table:table-cell table:formula="of:=[.D112]+[.E112]" office:value-type="float" office:value="-5.14">
            <text:p>-5.14</text:p>
          </table:table-cell>
          <table:table-cell table:style-name="ce29" table:formula="of:=[$all.J1078]" office:value-type="percentage" office:value="-0.0157455890722823">
            <text:p>-2%</text:p>
          </table:table-cell>
          <table:table-cell table:formula="of:=[$all.O1078]" office:value-type="percentage" office:value="0.685144124168514">
            <text:p>69%</text:p>
          </table:table-cell>
          <table:table-cell table:formula="of:=[$all.K1078]" office:value-type="percentage" office:value="0.00420385780333765">
            <text:p>0%</text:p>
          </table:table-cell>
          <table:table-cell/>
          <table:table-cell table:formula="of:=MEDIAN([.$C83:.$C112])" office:value-type="float" office:value="27">
            <text:p>27</text:p>
          </table:table-cell>
          <table:table-cell office:value-type="float" office:value="269.09">
            <text:p>269</text:p>
          </table:table-cell>
          <table:table-cell table:formula="of:=[.K112]/[.L111]" office:value-type="percentage" office:value="0.0954839622307883">
            <text:p>10%</text:p>
          </table:table-cell>
          <table:table-cell table:formula="of:=[.M112]/[.I112]" office:value-type="percentage" office:value="22.7134138921109">
            <text:p>2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7">
            <text:p>2020-02-07</text:p>
          </table:table-cell>
          <table:table-cell table:formula="of:=COUNT([$all.B1080:.B1082])" office:value-type="float" office:value="3">
            <text:p>3</text:p>
          </table:table-cell>
          <table:table-cell table:formula="of:=SUM([$all.E1080:.E1082])" office:value-type="float" office:value="5">
            <text:p>5</text:p>
          </table:table-cell>
          <table:table-cell table:style-name="ce6" table:formula="of:=SUMIF([$all.H1080:.H1082];&quot;&gt;0&quot;)" office:value-type="float" office:value="0.3">
            <text:p>0.30</text:p>
          </table:table-cell>
          <table:table-cell table:formula="of:=SUMIF([$all.H1080:.H1082];&quot;&lt;0&quot;)" office:value-type="float" office:value="-2">
            <text:p>-2</text:p>
          </table:table-cell>
          <table:table-cell table:formula="of:=[.D113]+[.E113]" office:value-type="float" office:value="-1.7">
            <text:p>-1.70</text:p>
          </table:table-cell>
          <table:table-cell table:style-name="ce29" table:formula="of:=[$all.J1082]" office:value-type="percentage" office:value="-0.0162063086104007">
            <text:p>-2%</text:p>
          </table:table-cell>
          <table:table-cell table:formula="of:=[$all.O1082]" office:value-type="percentage" office:value="0.685082872928177">
            <text:p>69%</text:p>
          </table:table-cell>
          <table:table-cell table:formula="of:=[$all.K1082]" office:value-type="percentage" office:value="0.00422008011067754">
            <text:p>0%</text:p>
          </table:table-cell>
          <table:table-cell/>
          <table:table-cell table:formula="of:=MEDIAN([.$C84:.$C113])" office:value-type="float" office:value="27">
            <text:p>27</text:p>
          </table:table-cell>
          <table:table-cell office:value-type="float" office:value="277.35">
            <text:p>277</text:p>
          </table:table-cell>
          <table:table-cell table:formula="of:=[.K113]/[.L112]" office:value-type="percentage" office:value="0.100338176818165">
            <text:p>10%</text:p>
          </table:table-cell>
          <table:table-cell table:formula="of:=[.M113]/[.I113]" office:value-type="percentage" office:value="23.7763677908132">
            <text:p>23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8">
            <text:p>2020-02-08</text:p>
          </table:table-cell>
          <table:table-cell table:formula="of:=COUNT([$all.B1084:.B1087])" office:value-type="float" office:value="4">
            <text:p>4</text:p>
          </table:table-cell>
          <table:table-cell table:formula="of:=SUM([$all.E1084:.E1087])" office:value-type="float" office:value="14">
            <text:p>14</text:p>
          </table:table-cell>
          <table:table-cell table:style-name="ce6" table:formula="of:=SUMIF([$all.H1084:.H1087];&quot;&gt;0&quot;)" office:value-type="float" office:value="6.07">
            <text:p>6.07</text:p>
          </table:table-cell>
          <table:table-cell table:formula="of:=SUMIF([$all.H1084:.H1087];&quot;&lt;0&quot;)" office:value-type="float" office:value="-1">
            <text:p>-1</text:p>
          </table:table-cell>
          <table:table-cell table:formula="of:=[.D114]+[.E114]" office:value-type="float" office:value="5.07">
            <text:p>5.07</text:p>
          </table:table-cell>
          <table:table-cell table:style-name="ce29" table:formula="of:=[$all.J1087]" office:value-type="percentage" office:value="-0.0147070478347014">
            <text:p>-1%</text:p>
          </table:table-cell>
          <table:table-cell table:formula="of:=[$all.O1087]" office:value-type="percentage" office:value="0.685368536853685">
            <text:p>69%</text:p>
          </table:table-cell>
          <table:table-cell table:formula="of:=[$all.K1087]" office:value-type="percentage" office:value="0.00726793990874441">
            <text:p>1%</text:p>
          </table:table-cell>
          <table:table-cell/>
          <table:table-cell table:formula="of:=MEDIAN([.$C85:.$C114])" office:value-type="float" office:value="25">
            <text:p>25</text:p>
          </table:table-cell>
          <table:table-cell office:value-type="float" office:value="282.42">
            <text:p>282</text:p>
          </table:table-cell>
          <table:table-cell table:formula="of:=[.K114]/[.L113]" office:value-type="percentage" office:value="0.0901388137732107">
            <text:p>9%</text:p>
          </table:table-cell>
          <table:table-cell table:formula="of:=[.M114]/[.I114]" office:value-type="percentage" office:value="12.402250831045">
            <text:p>12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9">
            <text:p>2020-02-09</text:p>
          </table:table-cell>
          <table:table-cell table:formula="of:=COUNT([$all.B1089:.B1090])" office:value-type="float" office:value="2">
            <text:p>2</text:p>
          </table:table-cell>
          <table:table-cell table:formula="of:=SUM([$all.E1089:.E1090])" office:value-type="float" office:value="6">
            <text:p>6</text:p>
          </table:table-cell>
          <table:table-cell table:style-name="ce6" table:formula="of:=SUMIF([$all.H1089:.H1090];&quot;&gt;0&quot;)" office:value-type="float" office:value="2.1">
            <text:p>2.10</text:p>
          </table:table-cell>
          <table:table-cell table:formula="of:=SUMIF([$all.H1089:.H1090];&quot;&lt;0&quot;)" office:value-type="float" office:value="-1">
            <text:p>-1</text:p>
          </table:table-cell>
          <table:table-cell table:formula="of:=[.D115]+[.E115]" office:value-type="float" office:value="1.1">
            <text:p>1.10</text:p>
          </table:table-cell>
          <table:table-cell table:style-name="ce29" table:formula="of:=[$all.J1090]" office:value-type="percentage" office:value="-0.0143712913252331">
            <text:p>-1%</text:p>
          </table:table-cell>
          <table:table-cell table:formula="of:=[$all.O1090]" office:value-type="percentage" office:value="0.684961580680571">
            <text:p>68%</text:p>
          </table:table-cell>
          <table:table-cell table:formula="of:=[$all.K1090]" office:value-type="percentage" office:value="0.00791944055702476">
            <text:p>1%</text:p>
          </table:table-cell>
          <table:table-cell/>
          <table:table-cell table:formula="of:=MEDIAN([.$C86:.$C115])" office:value-type="float" office:value="25">
            <text:p>25</text:p>
          </table:table-cell>
          <table:table-cell office:value-type="float" office:value="283.52">
            <text:p>284</text:p>
          </table:table-cell>
          <table:table-cell table:formula="of:=[.K115]/[.L114]" office:value-type="percentage" office:value="0.0885206430139509">
            <text:p>9%</text:p>
          </table:table-cell>
          <table:table-cell table:formula="of:=[.M115]/[.I115]" office:value-type="percentage" office:value="11.1776384173287">
            <text:p>11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daily.O133" table:end-x="0.372cm" table:end-y="0.112cm" draw:z-index="0" draw:name="Chart 1" draw:style-name="gr1" draw:text-style-name="P1" svg:width="23.073cm" svg:height="6.22cm" svg:x="0.639cm" svg:y="0.034cm">
              <draw:object draw:notify-on-update-of-ranges="daily.A3:daily.A214 daily.L2:daily.L2 daily.L3:daily.L2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2" table:default-cell-style-name="ce43"/>
        <table:table-column table:style-name="co15" table:number-columns-repeated="7" table:default-cell-style-name="ce45"/>
        <table:table-column table:style-name="co5" table:number-columns-repeated="2" table:default-cell-style-name="ce50"/>
        <table:table-column table:style-name="co5" table:number-columns-repeated="997" table:default-cell-style-name="ce10"/>
        <table:table-row table:style-name="ro3">
          <table:table-cell table:style-name="ce32" office:value-type="string">
            <text:p>month</text:p>
          </table:table-cell>
          <table:table-cell table:style-name="ce32" office:value-type="string">
            <text:p>bets</text:p>
          </table:table-cell>
          <table:table-cell table:style-name="ce32" office:value-type="string">
            <text:p>wagered</text:p>
          </table:table-cell>
          <table:table-cell table:style-name="ce39" office:value-type="string">
            <text:p>net</text:p>
          </table:table-cell>
          <table:table-cell table:style-name="ce39" office:value-type="string">
            <text:p>roi</text:p>
          </table:table-cell>
          <table:table-cell table:style-name="ce42"/>
          <table:table-cell table:style-name="ce42" office:value-type="string">
            <text:p>2021-01</text:p>
          </table:table-cell>
          <table:table-cell table:style-name="ce42" office:value-type="string">
            <text:p>2020-12</text:p>
          </table:table-cell>
          <table:table-cell table:style-name="ce42" office:value-type="string">
            <text:p>2020-11</text:p>
          </table:table-cell>
          <table:table-cell table:style-name="ce42" office:value-type="string">
            <text:p>2020-10</text:p>
          </table:table-cell>
          <table:table-cell table:style-name="ce42" office:value-type="string">
            <text:p>2020-09</text:p>
          </table:table-cell>
          <table:table-cell table:style-name="ce42" office:value-type="string">
            <text:p>2020-08</text:p>
          </table:table-cell>
          <table:table-cell table:style-name="ce42" office:value-type="string">
            <text:p>2020-07</text:p>
          </table:table-cell>
          <table:table-cell table:style-name="ce42" office:value-type="string">
            <text:p>2020-06</text:p>
          </table:table-cell>
          <table:table-cell table:style-name="ce42" office:value-type="string">
            <text:p>2020-05</text:p>
          </table:table-cell>
          <table:table-cell table:style-name="ce42" office:value-type="string">
            <text:p>2020-04</text:p>
          </table:table-cell>
          <table:table-cell table:style-name="ce42" office:value-type="string">
            <text:p>2020-03</text:p>
          </table:table-cell>
          <table:table-cell table:style-name="ce42" office:value-type="string">
            <text:p>2020-02</text:p>
          </table:table-cell>
          <table:table-cell table:style-name="ce44" office:value-type="string">
            <text:p>2020-01</text:p>
          </table:table-cell>
          <table:table-cell table:style-name="ce44" office:value-type="string">
            <text:p>2019-12</text:p>
          </table:table-cell>
          <table:table-cell table:style-name="ce44" office:value-type="string">
            <text:p>2019-11</text:p>
          </table:table-cell>
          <table:table-cell table:style-name="ce44" office:value-type="string">
            <text:p>2019-10</text:p>
          </table:table-cell>
          <table:table-cell table:style-name="ce44" office:value-type="string">
            <text:p>2019-09</text:p>
          </table:table-cell>
          <table:table-cell table:style-name="ce44" office:value-type="string">
            <text:p>2019-08</text:p>
          </table:table-cell>
          <table:table-cell table:style-name="ce44" office:value-type="string">
            <text:p>2019-07</text:p>
          </table:table-cell>
          <table:table-cell table:style-name="ce47" table:number-columns-repeated="2"/>
          <table:table-cell table:style-name="ce4" table:number-columns-repeated="997"/>
        </table:table-row>
        <table:table-row table:style-name="ro1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9])" office:value-type="float" office:value="0.109166666666667">
            <text:p>0</text:p>
          </table:table-cell>
          <table:table-cell table:style-name="ce42" table:formula="of:=SUM([.H3:.H29])" office:value-type="float" office:value="-2.88333333333333">
            <text:p>-3</text:p>
          </table:table-cell>
          <table:table-cell table:style-name="ce42" table:formula="of:=SUM([.I3:.I29])" office:value-type="float" office:value="-2.88333333333333">
            <text:p>-3</text:p>
          </table:table-cell>
          <table:table-cell table:style-name="ce42" table:formula="of:=SUM([.J3:.J29])" office:value-type="float" office:value="-2.6875">
            <text:p>-3</text:p>
          </table:table-cell>
          <table:table-cell table:style-name="ce42" table:formula="of:=SUM([.K3:.K29])" office:value-type="float" office:value="3.14666666666667">
            <text:p>3</text:p>
          </table:table-cell>
          <table:table-cell table:style-name="ce42" table:formula="of:=SUM([.L3:.L29])" office:value-type="float" office:value="2.0025">
            <text:p>2</text:p>
          </table:table-cell>
          <table:table-cell table:style-name="ce42" table:formula="of:=SUM([.M3:.M29])" office:value-type="float" office:value="-2.93166666666667">
            <text:p>-3</text:p>
          </table:table-cell>
          <table:table-cell table:style-name="ce42" table:formula="of:=SUM([.N3:.N29])" office:value-type="float" office:value="-3.905">
            <text:p>-4</text:p>
          </table:table-cell>
          <table:table-cell table:style-name="ce42" table:formula="of:=SUM([.O3:.O29])" office:value-type="float" office:value="-3.905">
            <text:p>-4</text:p>
          </table:table-cell>
          <table:table-cell table:style-name="ce42" table:formula="of:=SUM([.P3:.P29])" office:value-type="float" office:value="-3.905">
            <text:p>-4</text:p>
          </table:table-cell>
          <table:table-cell table:style-name="ce42" table:formula="of:=SUM([.Q3:.Q29])" office:value-type="float" office:value="-3.905">
            <text:p>-4</text:p>
          </table:table-cell>
          <table:table-cell table:style-name="ce42" table:formula="of:=SUM([.R3:.R29])" office:value-type="float" office:value="-3.905">
            <text:p>-4</text:p>
          </table:table-cell>
          <table:table-cell table:style-name="ce44" table:formula="of:=SUM([.S3:.S29])" office:value-type="float" office:value="-4.01416666666667">
            <text:p>-4</text:p>
          </table:table-cell>
          <table:table-cell table:style-name="ce44" table:formula="of:=SUM([.T3:.T29])" office:value-type="float" office:value="-1.02166666666667">
            <text:p>-1</text:p>
          </table:table-cell>
          <table:table-cell table:style-name="ce44" table:formula="of:=SUM([.U3:.U29])" office:value-type="float" office:value="-1.02166666666667">
            <text:p>-1</text:p>
          </table:table-cell>
          <table:table-cell table:style-name="ce44" table:formula="of:=SUM([.V3:.V29])" office:value-type="float" office:value="-1.2175">
            <text:p>-1</text:p>
          </table:table-cell>
          <table:table-cell table:style-name="ce44" table:formula="of:=SUM([.W3:.W29])" office:value-type="float" office:value="-7.05166666666667">
            <text:p>-7</text:p>
          </table:table-cell>
          <table:table-cell table:style-name="ce44" table:formula="of:=SUM([.X3:.X29])" office:value-type="float" office:value="-5.9075">
            <text:p>-6</text:p>
          </table:table-cell>
          <table:table-cell table:style-name="ce44" table:formula="of:=SUM([.Y3:.Y29])" office:value-type="float" office:value="-0.973333333333333">
            <text:p>-1</text:p>
          </table:table-cell>
          <table:table-cell table:style-name="ce48"/>
          <table:table-cell table:style-name="ce47"/>
          <table:table-cell table:number-columns-repeated="997"/>
        </table:table-row>
        <table:table-row table:style-name="ro1">
          <table:table-cell table:number-columns-repeated="25"/>
          <table:table-cell table:style-name="ce49"/>
          <table:table-cell table:number-columns-repeated="998"/>
        </table:table-row>
        <table:table-row table:style-name="ro1">
          <table:table-cell office:value-type="string">
            <text:p>2020-02</text:p>
          </table:table-cell>
          <table:table-cell table:formula="of:=SUM([$daily.B109:.B213])" office:value-type="float" office:value="50">
            <text:p>50</text:p>
          </table:table-cell>
          <table:table-cell table:formula="of:=SUM([$daily.C109:.C213])" office:value-type="float" office:value="188">
            <text:p>188</text:p>
          </table:table-cell>
          <table:table-cell table:formula="of:=SUM([$daily.F109:.F215])" office:value-type="float" office:value="1.31">
            <text:p>1</text:p>
          </table:table-cell>
          <table:table-cell table:style-name="ce41" table:formula="of:=[.D4]/[.C4]" office:value-type="percentage" office:value="0.006968085106383">
            <text:p>1%</text:p>
          </table:table-cell>
          <table:table-cell/>
          <table:table-cell table:formula="of:=[.$D4]/12" office:value-type="float" office:value="0.109166666666667">
            <text:p>0</text:p>
          </table:table-cell>
          <table:table-cell table:formula="of:=[.$D4]/12" office:value-type="float" office:value="0.109166666666667">
            <text:p>0</text:p>
          </table:table-cell>
          <table:table-cell table:formula="of:=[.$D4]/12" office:value-type="float" office:value="0.109166666666667">
            <text:p>0</text:p>
          </table:table-cell>
          <table:table-cell table:formula="of:=[.$D4]/12" office:value-type="float" office:value="0.109166666666667">
            <text:p>0</text:p>
          </table:table-cell>
          <table:table-cell table:formula="of:=[.$D4]/12" office:value-type="float" office:value="0.109166666666667">
            <text:p>0</text:p>
          </table:table-cell>
          <table:table-cell table:formula="of:=[.$D4]/12" office:value-type="float" office:value="0.109166666666667">
            <text:p>0</text:p>
          </table:table-cell>
          <table:table-cell table:formula="of:=[.$D4]/12" office:value-type="float" office:value="0.109166666666667">
            <text:p>0</text:p>
          </table:table-cell>
          <table:table-cell table:formula="of:=[.$D4]/12" office:value-type="float" office:value="0.109166666666667">
            <text:p>0</text:p>
          </table:table-cell>
          <table:table-cell table:formula="of:=[.$D4]/12" office:value-type="float" office:value="0.109166666666667">
            <text:p>0</text:p>
          </table:table-cell>
          <table:table-cell table:formula="of:=[.$D4]/12" office:value-type="float" office:value="0.109166666666667">
            <text:p>0</text:p>
          </table:table-cell>
          <table:table-cell table:formula="of:=[.$D4]/12" office:value-type="float" office:value="0.109166666666667">
            <text:p>0</text:p>
          </table:table-cell>
          <table:table-cell table:formula="of:=[.$D4]/12" office:value-type="float" office:value="0.109166666666667">
            <text:p>0</text:p>
          </table:table-cell>
          <table:table-cell table:number-columns-repeated="7"/>
          <table:table-cell table:style-name="ce49"/>
          <table:table-cell table:number-columns-repeated="998"/>
        </table:table-row>
        <table:table-row table:style-name="ro1">
          <table:table-cell office:value-type="string">
            <text:p>2020-01</text:p>
          </table:table-cell>
          <table:table-cell table:formula="of:=SUM([$daily.B84:.B108])" office:value-type="float" office:value="197">
            <text:p>197</text:p>
          </table:table-cell>
          <table:table-cell table:formula="of:=SUM([$daily.C84:.C108])" office:value-type="float" office:value="772">
            <text:p>772</text:p>
          </table:table-cell>
          <table:table-cell table:formula="of:=SUM([$daily.F84:.F108])" office:value-type="float" office:value="-35.91">
            <text:p>-36</text:p>
          </table:table-cell>
          <table:table-cell table:style-name="ce41" table:formula="of:=[.D5]/[.C5]" office:value-type="percentage" office:value="-0.0465155440414508">
            <text:p>-5%</text:p>
          </table:table-cell>
          <table:table-cell table:number-columns-repeated="2"/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number-columns-repeated="6"/>
          <table:table-cell table:style-name="ce49"/>
          <table:table-cell table:number-columns-repeated="998"/>
        </table:table-row>
        <table:table-row table:style-name="ro1">
          <table:table-cell table:style-name="ce38" office:value-type="string">
            <text:p>2019-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1" table:formula="of:=[.D6]/[.C6]" office:value-type="percentage" office:value="0">
            <text:p>#DIV/0!</text:p>
          </table:table-cell>
          <table:table-cell table:number-columns-repeated="3"/>
          <table:table-cell table:number-columns-repeated="12" office:value-type="float" office:value="0">
            <text:p>0</text:p>
          </table:table-cell>
          <table:table-cell table:number-columns-repeated="5"/>
          <table:table-cell table:style-name="ce49"/>
          <table:table-cell table:number-columns-repeated="998"/>
        </table:table-row>
        <table:table-row table:style-name="ro1">
          <table:table-cell table:style-name="ce38" office:value-type="string">
            <text:p>2019-11</text:p>
          </table:table-cell>
          <table:table-cell table:formula="of:=SUM([$daily.B81:.B83])" office:value-type="float" office:value="5">
            <text:p>5</text:p>
          </table:table-cell>
          <table:table-cell table:formula="of:=SUM([$daily.C81:.C83])" office:value-type="float" office:value="13">
            <text:p>13</text:p>
          </table:table-cell>
          <table:table-cell table:formula="of:=SUM([$daily.F81:.F83])" office:value-type="float" office:value="2.35">
            <text:p>2</text:p>
          </table:table-cell>
          <table:table-cell table:style-name="ce41" table:formula="of:=[.D7]/[.C7]" office:value-type="percentage" office:value="0.180769230769231">
            <text:p>18%</text:p>
          </table:table-cell>
          <table:table-cell table:number-columns-repeated="4"/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number-columns-repeated="4"/>
          <table:table-cell table:style-name="ce49"/>
          <table:table-cell table:number-columns-repeated="998"/>
        </table:table-row>
        <table:table-row table:style-name="ro1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41" table:formula="of:=[.D8]/[.C8]" office:value-type="percentage" office:value="0.0960356652949245">
            <text:p>10%</text:p>
          </table:table-cell>
          <table:table-cell table:number-columns-repeated="5"/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/>
          <table:table-cell table:style-name="ce46"/>
          <table:table-cell table:number-columns-repeated="1000"/>
        </table:table-row>
        <table:table-row table:style-name="ro1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41" table:formula="of:=[.D9]/[.C9]" office:value-type="percentage" office:value="-0.0718848167539267">
            <text:p>-7%</text:p>
          </table:table-cell>
          <table:table-cell table:number-columns-repeated="6"/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style-name="ce46"/>
          <table:table-cell table:number-columns-repeated="1000"/>
        </table:table-row>
        <table:table-row table:style-name="ro1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41" table:formula="of:=[.D10]/[.C10]" office:value-type="percentage" office:value="-0.073279702970297">
            <text:p>-7%</text:p>
          </table:table-cell>
          <table:table-cell table:number-columns-repeated="7"/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/>
          <table:table-cell table:style-name="ce49"/>
          <table:table-cell table:number-columns-repeated="998"/>
        </table:table-row>
        <table:table-row table:style-name="ro1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41" table:formula="of:=[.D11]/[.C11]" office:value-type="percentage" office:value="-0.0139379474940334">
            <text:p>-1%</text:p>
          </table:table-cell>
          <table:table-cell table:number-columns-repeated="8"/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style-name="ce49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 number:grouping="true"/>
    </number:number-style>
    <number:date-style style:name="N109">
      <number:day/>
      <number:text>-</number:text>
      <number:month number:textual="true"/>
    </number:dat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10/02/2020</text:date>, <text:time>18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0T18:14:19</dc:date>
    <meta:generator>OpenOffice/4.1.7$Unix OpenOffice.org_project/417m1$Build-9800</meta:generator>
    <meta:editing-duration>P1DT21H26M16S</meta:editing-duration>
    <meta:editing-cycles>34</meta:editing-cycles>
    <dc:creator>Jaco Jansen</dc:creator>
    <meta:document-statistic meta:table-count="3" meta:cell-count="148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xmlns:loext="urn:org:documentfoundation:names:experimental:office:xmlns:loext:1.0" chart:display-label="true" chart:logarithmic="false" chart:reverse-direction="false" text:line-break="false" chart:label-arrangement="side-by-side" chart:axis-position="0" chart:tick-mark-position="at-axis" loext:try-staggering-first="true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 loext:try-staggering-first="true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074cm" svg:height="6.221cm" xlink:href=".." xlink:type="simple" chart:class="chart:line" chart:style-name="ch1">
        <chart:title svg:x="10.517cm" svg:y="0.259cm" chart:style-name="ch2">
          <text:p>closing</text:p>
        </chart:title>
        <chart:plot-area chart:style-name="ch3" table:cell-range-address="daily.A3:daily.A214 daily.L2:daily.L214" chart:data-source-has-labels="both" svg:x="0.911cm" svg:y="1.486cm" svg:width="21.241cm" svg:height="4.191cm">
          <chartooo:coordinate-region svg:x="1.674cm" svg:y="1.642cm" svg:width="19.84cm" svg:height="3.474cm"/>
          <chart:axis chart:dimension="x" chart:name="primary-x" chart:style-name="ch4" chartooo:axis-type="auto">
            <chartooo:date-scale/>
            <chart:categories table:cell-range-address="daily.A3:daily.A2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14" chart:label-cell-address="daily.L2:daily.L2" chart:class="chart:line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14</svg:desc>
                </draw:g>
              </table:table-cell>
              <table:table-cell office:value-type="float" office:value="230.3">
                <text:p>230.3</text:p>
                <draw:g>
                  <svg:desc>daily.L3:daily.L214</svg:desc>
                </draw:g>
              </table:table-cell>
            </table:table-row>
            <table:table-row>
              <table:table-cell office:value-type="float" office:value="43671">
                <text:p>43670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0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0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80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80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80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0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90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90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90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0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0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0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700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700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700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700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700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0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0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10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10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0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0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0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30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30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30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30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30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0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0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0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0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40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4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40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0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0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0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50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50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50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5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50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0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0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60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60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60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60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0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0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0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70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70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70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70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70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0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0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40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40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40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40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40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0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0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0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0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50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50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50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50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0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0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0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0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60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60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60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60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0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70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70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70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70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70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